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co2" style:family="table-column">
      <style:table-column-properties fo:break-before="auto" style:column-width="98.39pt"/>
    </style:style>
    <style:style style:name="co3" style:family="table-column">
      <style:table-column-properties fo:break-before="auto" style:column-width="57.94pt"/>
    </style:style>
    <style:style style:name="co4" style:family="table-column">
      <style:table-column-properties fo:break-before="auto" style:column-width="56.3pt"/>
    </style:style>
    <style:style style:name="co5" style:family="table-column">
      <style:table-column-properties fo:break-before="auto" style:column-width="51.59pt"/>
    </style:style>
    <style:style style:name="co6" style:family="table-column">
      <style:table-column-properties fo:break-before="auto" style:column-width="53.94pt"/>
    </style:style>
    <style:style style:name="co7" style:family="table-column">
      <style:table-column-properties fo:break-before="auto" style:column-width="50pt"/>
    </style:style>
    <style:style style:name="co8" style:family="table-column">
      <style:table-column-properties fo:break-before="auto" style:column-width="96.86pt"/>
    </style:style>
    <style:style style:name="co9" style:family="table-column">
      <style:table-column-properties fo:break-before="auto" style:column-width="57.15pt"/>
    </style:style>
    <style:style style:name="co10" style:family="table-column">
      <style:table-column-properties fo:break-before="auto" style:column-width="54.79pt"/>
    </style:style>
    <style:style style:name="co11" style:family="table-column">
      <style:table-column-properties fo:break-before="auto" style:column-width="52.41pt"/>
    </style:style>
    <style:style style:name="co12" style:family="table-column">
      <style:table-column-properties fo:break-before="auto" style:column-width="48.39pt"/>
    </style:style>
    <style:style style:name="co13" style:family="table-column">
      <style:table-column-properties fo:break-before="auto" style:column-width="53.21pt"/>
    </style:style>
    <style:style style:name="co14" style:family="table-column">
      <style:table-column-properties fo:break-before="auto" style:column-width="65.06pt"/>
    </style:style>
    <style:style style:name="co15" style:family="table-column">
      <style:table-column-properties fo:break-before="auto" style:column-width="65.91pt"/>
    </style:style>
    <style:style style:name="co16" style:family="table-column">
      <style:table-column-properties fo:break-before="auto" style:column-width="67.44pt"/>
    </style:style>
    <style:style style:name="co17" style:family="table-column">
      <style:table-column-properties fo:break-before="auto" style:column-width="66.64pt"/>
    </style:style>
    <style:style style:name="co18" style:family="table-column">
      <style:table-column-properties fo:break-before="auto" style:column-width="68.29pt"/>
    </style:style>
    <style:style style:name="co19" style:family="table-column">
      <style:table-column-properties fo:break-before="auto" style:column-width="64.29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Versuch1_20__28_Fenstermethode_29_">
      <style:table-properties table:display="true" style:writing-mode="lr-tb"/>
    </style:style>
    <style:style style:name="ta2" style:family="table" style:master-page-name="PageStyle_5f_Versuch2">
      <style:table-properties table:display="true" style:writing-mode="lr-tb"/>
    </style:style>
    <style:style style:name="ta3" style:family="table" style:master-page-name="PageStyle_5f_Versuch3">
      <style:table-properties table:display="true" style:writing-mode="lr-tb"/>
    </style:style>
    <style:style style:name="ta4" style:family="table" style:master-page-name="PageStyle_5f_Versuch4_20__28_normalisieren_29_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cell-content()=&quot;ja&quot;" style:apply-style-name="ConditionalStyle_5f_1" style:base-cell-address="'Versuch1 (Fenstermethode)'.C1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ja&quot;" style:apply-style-name="ConditionalStyle_5f_1" style:base-cell-address="'Versuch1 (Fenstermethode)'.C1"/>
    </style:style>
    <style:style style:name="ce5" style:family="table-cell" style:parent-style-name="Default" style:data-style-name="N1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 style:data-style-name="N11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 style:data-style-name="N1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 style:data-style-name="N11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 style:data-style-name="N11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 style:data-style-name="N1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 style:data-style-name="N1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 style:data-style-name="N11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 style:data-style-name="N11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 style:data-style-name="N11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 style:data-style-name="N11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 style:data-style-name="N1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 style:data-style-name="N11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 style:data-style-name="N11">
      <style:table-cell-properties fo:background-color="#cfe2f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 style:data-style-name="N11">
      <style:table-cell-properties fo:border-bottom="0.74pt solid #000000" fo:background-color="#cfe2f3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cell-content()=&quot;ja&quot;" style:apply-style-name="ConditionalStyle_5f_1" style:base-cell-address="Versuch2.C1"/>
    </style:style>
    <style:style style:name="ce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ja&quot;" style:apply-style-name="ConditionalStyle_5f_1" style:base-cell-address="Versuch2.C1"/>
    </style:style>
    <style:style style:name="ce2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 style:data-style-name="N11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 style:data-style-name="N1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 style:data-style-name="N1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 style:data-style-name="N11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 style:data-style-name="N11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Default" style:data-style-name="N11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 style:data-style-name="N1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 style:data-style-name="N11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cell-content()=&quot;ja&quot;" style:apply-style-name="ConditionalStyle_5f_1" style:base-cell-address="Versuch3.C1"/>
    </style:style>
    <style:style style:name="ce3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ja&quot;" style:apply-style-name="ConditionalStyle_5f_1" style:base-cell-address="Versuch3.C1"/>
    </style:style>
    <style:style style:name="ce3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8" style:family="table-cell" style:parent-style-name="Default" style:data-style-name="N11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Default" style:data-style-name="N1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Default" style:data-style-name="N1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Default" style:data-style-name="N11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Default" style:data-style-name="N11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" style:family="table-cell" style:parent-style-name="Default" style:data-style-name="N11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Default" style:data-style-name="N1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Default" style:data-style-name="N11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cell-content()=&quot;ja&quot;" style:apply-style-name="ConditionalStyle_5f_1" style:base-cell-address="'Versuch4 (normalisieren)'.C1"/>
    </style:style>
    <style:style style:name="ce4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ja&quot;" style:apply-style-name="ConditionalStyle_5f_1" style:base-cell-address="'Versuch4 (normalisieren)'.C1"/>
    </style:style>
    <style:style style:name="ce4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9" style:family="table-cell" style:parent-style-name="Default" style:data-style-name="N11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Default" style:data-style-name="N1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" style:family="table-cell" style:parent-style-name="Default" style:data-style-name="N1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" style:family="table-cell" style:parent-style-name="Default" style:data-style-name="N11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" style:family="table-cell" style:parent-style-name="Default" style:data-style-name="N11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" style:family="table-cell" style:parent-style-name="Default" style:data-style-name="N11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" style:family="table-cell" style:parent-style-name="Default" style:data-style-name="N1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" style:family="table-cell" style:parent-style-name="Default" style:data-style-name="N11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Versuch1 (Fenstermethode)" table:style-name="ta1">
        <office:forms form:automatic-focus="false" form:apply-design-mode="false"/>
        <table:table-column table:style-name="co1" table:number-columns-repeated="5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1010" table:default-cell-style-name="Default"/>
        <table:table-row table:style-name="ro1">
          <table:table-cell table:style-name="ce1" office:value-type="string" calcext:value-type="string">
            <text:p>gesagt</text:p>
          </table:table-cell>
          <table:table-cell table:style-name="ce1" office:value-type="string" calcext:value-type="string">
            <text:p>predicted</text:p>
          </table:table-cell>
          <table:table-cell table:style-name="ce3" office:value-type="string" calcext:value-type="string">
            <text:p>richtig?</text:p>
          </table:table-cell>
          <table:table-cell table:style-name="ce1" table:number-columns-repeated="23"/>
          <table:table-cell table:number-columns-repeated="998"/>
        </table:table-row>
        <table:table-row table:style-name="ro1">
          <table:table-cell table:number-columns-repeated="2" table:style-name="ce2" office:value-type="string" calcext:value-type="string">
            <text:p>left</text:p>
          </table:table-cell>
          <table:table-cell table:style-name="ce4" table:formula="of:=IF([.A2]=[.B2];&quot;ja&quot;;&quot;nein&quot;)" office:value-type="string" office:string-value="ja" calcext:value-type="string">
            <text:p>ja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left</text:p>
          </table:table-cell>
          <table:table-cell table:style-name="ce2" office:value-type="string" calcext:value-type="string">
            <text:p>yes</text:p>
          </table:table-cell>
          <table:table-cell table:style-name="ce4" table:formula="of:=IF([.A3]=[.B3];&quot;ja&quot;;&quot;nein&quot;)" office:value-type="string" office:string-value="nein" calcext:value-type="string">
            <text:p>nein</text:p>
          </table:table-cell>
          <table:table-cell table:style-name="ce2"/>
          <table:table-cell table:style-name="ce5" office:value-type="string" calcext:value-type="string">
            <text:p>Ergebnis:</text:p>
          </table:table-cell>
          <table:table-cell table:style-name="ce7" office:value-type="string" calcext:value-type="string">
            <text:p>gesagt\predicted</text:p>
          </table:table-cell>
          <table:table-cell table:style-name="ce11" office:value-type="string" calcext:value-type="string">
            <text:p>left</text:p>
          </table:table-cell>
          <table:table-cell table:style-name="ce9" office:value-type="string" calcext:value-type="string">
            <text:p>right</text:p>
          </table:table-cell>
          <table:table-cell table:style-name="ce9" office:value-type="string" calcext:value-type="string">
            <text:p>up</text:p>
          </table:table-cell>
          <table:table-cell table:style-name="ce9" office:value-type="string" calcext:value-type="string">
            <text:p>down</text:p>
          </table:table-cell>
          <table:table-cell table:style-name="ce9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go</text:p>
          </table:table-cell>
          <table:table-cell table:style-name="ce9" office:value-type="string" calcext:value-type="string">
            <text:p>stop</text:p>
          </table:table-cell>
          <table:table-cell table:style-name="ce21" office:value-type="string" calcext:value-type="string">
            <text:p>∑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office:value-type="string" calcext:value-type="string">
            <text:p>left</text:p>
          </table:table-cell>
          <table:table-cell table:style-name="ce2" office:value-type="string" calcext:value-type="string">
            <text:p>yes</text:p>
          </table:table-cell>
          <table:table-cell table:style-name="ce4" table:formula="of:=IF([.A4]=[.B4];&quot;ja&quot;;&quot;nein&quot;)" office:value-type="string" office:string-value="nein" calcext:value-type="string">
            <text:p>nein</text:p>
          </table:table-cell>
          <table:table-cell table:style-name="ce2"/>
          <table:table-cell table:style-name="ce5"/>
          <table:table-cell table:style-name="ce8" office:value-type="string" calcext:value-type="string">
            <text:p>left</text:p>
          </table:table-cell>
          <table:table-cell table:style-name="ce12" table:formula="of:=COUNTIFS([.A2:.A1000];&quot;left&quot;;[.C2:.C1000];&quot;ja&quot;)/COUNTIF([.A2:.A1000];&quot;left&quot;)" office:value-type="percentage" office:value="0.5" calcext:value-type="percentage">
            <text:p>50.00%</text:p>
          </table:table-cell>
          <table:table-cell table:style-name="ce17" table:formula="of:=COUNTIFS([.A2:.A1000];&quot;left&quot;;[.B2:.B1000];&quot;right&quot;)/COUNTIF([.A2:.A1000];&quot;left&quot;)" office:value-type="percentage" office:value="0.03333333333" calcext:value-type="percentage">
            <text:p>3.33%</text:p>
          </table:table-cell>
          <table:table-cell table:style-name="ce20" table:formula="of:=COUNTIFS([.A2:.A1000];&quot;left&quot;;[.B2:.B1000];&quot;up&quot;)/COUNTIF([.A2:.A1000];&quot;left&quot;)" office:value-type="percentage" office:value="0" calcext:value-type="percentage">
            <text:p>0.00%</text:p>
          </table:table-cell>
          <table:table-cell table:style-name="ce19" table:formula="of:=COUNTIFS([.A2:.A1000];&quot;left&quot;;[.B2:.B1000];&quot;down&quot;)/COUNTIF([.A2:.A1000];&quot;left&quot;)" office:value-type="percentage" office:value="0.03333333333" calcext:value-type="percentage">
            <text:p>3.33%</text:p>
          </table:table-cell>
          <table:table-cell table:style-name="ce20" table:formula="of:=COUNTIFS([.A2:.A1000];&quot;left&quot;;[.B2:.B1000];&quot;yes&quot;)/COUNTIF([.A2:.A1000];&quot;left&quot;)" office:value-type="percentage" office:value="0.2666666667" calcext:value-type="percentage">
            <text:p>26.67%</text:p>
          </table:table-cell>
          <table:table-cell table:style-name="ce19" table:formula="of:=COUNTIFS([.A2:.A1000];&quot;left&quot;;[.B2:.B1000];&quot;no&quot;)/COUNTIF([.A2:.A1000];&quot;left&quot;)" office:value-type="percentage" office:value="0.06666666667" calcext:value-type="percentage">
            <text:p>6.67%</text:p>
          </table:table-cell>
          <table:table-cell table:style-name="ce20" table:formula="of:=COUNTIFS([.A2:.A1000];&quot;left&quot;;[.B2:.B1000];&quot;go&quot;)/COUNTIF([.A2:.A1000];&quot;left&quot;)" office:value-type="percentage" office:value="0.03333333333" calcext:value-type="percentage">
            <text:p>3.33%</text:p>
          </table:table-cell>
          <table:table-cell table:style-name="ce19" table:formula="of:=COUNTIFS([.A2:.A1000];&quot;left&quot;;[.B2:.B1000];&quot;stop&quot;)/COUNTIF([.A2:.A1000];&quot;left&quot;)" office:value-type="percentage" office:value="0.06666666667" calcext:value-type="percentage">
            <text:p>6.67%</text:p>
          </table:table-cell>
          <table:table-cell table:style-name="ce22" table:formula="of:=SUM([.G4:.N4])" office:value-type="percentage" office:value="1.00000000003" calcext:value-type="percentage">
            <text:p>100.00%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office:value-type="string" calcext:value-type="string">
            <text:p>left</text:p>
          </table:table-cell>
          <table:table-cell table:style-name="ce2" office:value-type="string" calcext:value-type="string">
            <text:p>yes</text:p>
          </table:table-cell>
          <table:table-cell table:style-name="ce4" table:formula="of:=IF([.A5]=[.B5];&quot;ja&quot;;&quot;nein&quot;)" office:value-type="string" office:string-value="nein" calcext:value-type="string">
            <text:p>nein</text:p>
          </table:table-cell>
          <table:table-cell table:style-name="ce2"/>
          <table:table-cell table:style-name="ce5"/>
          <table:table-cell table:style-name="ce9" office:value-type="string" calcext:value-type="string">
            <text:p>right</text:p>
          </table:table-cell>
          <table:table-cell table:style-name="ce13" table:formula="of:=COUNTIFS([.A2:.A1000];&quot;right&quot;;[.B2:.B1000];&quot;left&quot;)/COUNTIF([.A2:.A1000];&quot;right&quot;)" office:value-type="percentage" office:value="0.2" calcext:value-type="percentage">
            <text:p>20.00%</text:p>
          </table:table-cell>
          <table:table-cell table:style-name="ce12" table:formula="of:=COUNTIFS([.A2:.A1000];&quot;right&quot;;[.C2:.C1000];&quot;ja&quot;)/COUNTIF([.A2:.A1000];&quot;right&quot;)" office:value-type="percentage" office:value="0.4333333333" calcext:value-type="percentage">
            <text:p>43.33%</text:p>
          </table:table-cell>
          <table:table-cell table:style-name="ce17" table:formula="of:=COUNTIFS([.A2:.A1000];&quot;right&quot;;[.B2:.B1000];&quot;up&quot;)/COUNTIF([.A2:.A1000];&quot;right&quot;)" office:value-type="percentage" office:value="0.2" calcext:value-type="percentage">
            <text:p>20.00%</text:p>
          </table:table-cell>
          <table:table-cell table:style-name="ce19" table:formula="of:=COUNTIFS([.A2:.A1000];&quot;right&quot;;[.B2:.B1000];&quot;down&quot;)/COUNTIF([.A2:.A1000];&quot;right&quot;)" office:value-type="percentage" office:value="0" calcext:value-type="percentage">
            <text:p>0.00%</text:p>
          </table:table-cell>
          <table:table-cell table:style-name="ce19" table:formula="of:=COUNTIFS([.A2:.A1000];&quot;right&quot;;[.B2:.B1000];&quot;yes&quot;)/COUNTIF([.A2:.A1000];&quot;right&quot;)" office:value-type="percentage" office:value="0" calcext:value-type="percentage">
            <text:p>0.00%</text:p>
          </table:table-cell>
          <table:table-cell table:style-name="ce19" table:formula="of:=COUNTIFS([.A2:.A1000];&quot;right&quot;;[.B2:.B1000];&quot;no&quot;)/COUNTIF([.A2:.A1000];&quot;right&quot;)" office:value-type="percentage" office:value="0.06666666667" calcext:value-type="percentage">
            <text:p>6.67%</text:p>
          </table:table-cell>
          <table:table-cell table:style-name="ce19" table:formula="of:=COUNTIFS([.A2:.A1000];&quot;right&quot;;[.B2:.B1000];&quot;go&quot;)/COUNTIF([.A2:.A1000];&quot;right&quot;)" office:value-type="percentage" office:value="0.06666666667" calcext:value-type="percentage">
            <text:p>6.67%</text:p>
          </table:table-cell>
          <table:table-cell table:style-name="ce19" table:formula="of:=COUNTIFS([.A2:.A1000];&quot;right&quot;;[.B2:.B1000];&quot;stop&quot;)/COUNTIF([.A2:.A1000];&quot;right&quot;)" office:value-type="percentage" office:value="0.03333333333" calcext:value-type="percentage">
            <text:p>3.33%</text:p>
          </table:table-cell>
          <table:table-cell table:style-name="ce22" table:formula="of:=SUM([.G5:.N5])" office:value-type="percentage" office:value="0.99999999997" calcext:value-type="percentage">
            <text:p>100.00%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number-columns-repeated="2" table:style-name="ce2" office:value-type="string" calcext:value-type="string">
            <text:p>left</text:p>
          </table:table-cell>
          <table:table-cell table:style-name="ce4" table:formula="of:=IF([.A6]=[.B6];&quot;ja&quot;;&quot;nein&quot;)" office:value-type="string" office:string-value="ja" calcext:value-type="string">
            <text:p>ja</text:p>
          </table:table-cell>
          <table:table-cell table:style-name="ce2"/>
          <table:table-cell table:style-name="ce5"/>
          <table:table-cell table:style-name="ce9" office:value-type="string" calcext:value-type="string">
            <text:p>up</text:p>
          </table:table-cell>
          <table:table-cell table:style-name="ce14" table:formula="of:=COUNTIFS([.A2:.A1000];&quot;up&quot;;[.B2:.B1000];&quot;left&quot;)/COUNTIF([.A2:.A1000];&quot;up&quot;)" office:value-type="percentage" office:value="0.1" calcext:value-type="percentage">
            <text:p>10.00%</text:p>
          </table:table-cell>
          <table:table-cell table:style-name="ce18" table:formula="of:=COUNTIFS([.A2:.A1000];&quot;up&quot;;[.B2:.B1000];&quot;right&quot;)/COUNTIF([.A2:.A1000];&quot;up&quot;)" office:value-type="percentage" office:value="0" calcext:value-type="percentage">
            <text:p>0.00%</text:p>
          </table:table-cell>
          <table:table-cell table:style-name="ce12" table:formula="of:=COUNTIFS([.A2:.A1000];&quot;up&quot;;[.C2:.C1000];&quot;ja&quot;)/COUNTIF([.A2:.A1000];&quot;up&quot;)" office:value-type="percentage" office:value="0.7666666667" calcext:value-type="percentage">
            <text:p>76.67%</text:p>
          </table:table-cell>
          <table:table-cell table:style-name="ce17" table:formula="of:=COUNTIFS([.A2:.A1000];&quot;up&quot;;[.B2:.B1000];&quot;down&quot;)/COUNTIF([.A2:.A1000];&quot;up&quot;)" office:value-type="percentage" office:value="0" calcext:value-type="percentage">
            <text:p>0.00%</text:p>
          </table:table-cell>
          <table:table-cell table:style-name="ce19" table:formula="of:=COUNTIFS([.A2:.A1000];&quot;up&quot;;[.B2:.B1000];&quot;yes&quot;)/COUNTIF([.A2:.A1000];&quot;up&quot;)" office:value-type="percentage" office:value="0" calcext:value-type="percentage">
            <text:p>0.00%</text:p>
          </table:table-cell>
          <table:table-cell table:style-name="ce19" table:formula="of:=COUNTIFS([.A2:.A1000];&quot;up&quot;;[.B2:.B1000];&quot;no&quot;)/COUNTIF([.A2:.A1000];&quot;up&quot;)" office:value-type="percentage" office:value="0" calcext:value-type="percentage">
            <text:p>0.00%</text:p>
          </table:table-cell>
          <table:table-cell table:style-name="ce19" table:formula="of:=COUNTIFS([.A2:.A1000];&quot;up&quot;;[.B2:.B1000];&quot;go&quot;)/COUNTIF([.A2:.A1000];&quot;up&quot;)" office:value-type="percentage" office:value="0.03333333333" calcext:value-type="percentage">
            <text:p>3.33%</text:p>
          </table:table-cell>
          <table:table-cell table:style-name="ce19" table:formula="of:=COUNTIFS([.A2:.A1000];&quot;up&quot;;[.B2:.B1000];&quot;stop&quot;)/COUNTIF([.A2:.A1000];&quot;up&quot;)" office:value-type="percentage" office:value="0.1" calcext:value-type="percentage">
            <text:p>10.00%</text:p>
          </table:table-cell>
          <table:table-cell table:style-name="ce22" table:formula="of:=SUM([.G6:.N6])" office:value-type="percentage" office:value="1.00000000003" calcext:value-type="percentage">
            <text:p>100.00%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office:value-type="string" calcext:value-type="string">
            <text:p>left</text:p>
          </table:table-cell>
          <table:table-cell table:style-name="ce2" office:value-type="string" calcext:value-type="string">
            <text:p>no</text:p>
          </table:table-cell>
          <table:table-cell table:style-name="ce4" table:formula="of:=IF([.A7]=[.B7];&quot;ja&quot;;&quot;nein&quot;)" office:value-type="string" office:string-value="nein" calcext:value-type="string">
            <text:p>nein</text:p>
          </table:table-cell>
          <table:table-cell table:style-name="ce2"/>
          <table:table-cell table:style-name="ce5"/>
          <table:table-cell table:style-name="ce9" office:value-type="string" calcext:value-type="string">
            <text:p>down</text:p>
          </table:table-cell>
          <table:table-cell table:style-name="ce14" table:formula="of:=COUNTIFS([.A2:.A1000];&quot;down&quot;;[.B2:.B1000];&quot;left&quot;)/COUNTIF([.A2:.A1000];&quot;down&quot;)" office:value-type="percentage" office:value="0.03333333333" calcext:value-type="percentage">
            <text:p>3.33%</text:p>
          </table:table-cell>
          <table:table-cell table:style-name="ce19" table:formula="of:=COUNTIFS([.A2:.A1000];&quot;down&quot;;[.B2:.B1000];&quot;right&quot;)/COUNTIF([.A2:.A1000];&quot;down&quot;)" office:value-type="percentage" office:value="0" calcext:value-type="percentage">
            <text:p>0.00%</text:p>
          </table:table-cell>
          <table:table-cell table:style-name="ce18" table:formula="of:=COUNTIFS([.A2:.A1000];&quot;down&quot;;[.B2:.B1000];&quot;up&quot;)/COUNTIF([.A2:.A1000];&quot;down&quot;)" office:value-type="percentage" office:value="0.06666666667" calcext:value-type="percentage">
            <text:p>6.67%</text:p>
          </table:table-cell>
          <table:table-cell table:style-name="ce12" table:formula="of:=COUNTIFS([.A2:.A1000];&quot;down&quot;;[.C2:.C1000];&quot;ja&quot;)/COUNTIF([.A2:.A1000];&quot;down&quot;)" office:value-type="percentage" office:value="0.6333333333" calcext:value-type="percentage">
            <text:p>63.33%</text:p>
          </table:table-cell>
          <table:table-cell table:style-name="ce17" table:formula="of:=COUNTIFS([.A2:.A1000];&quot;down&quot;;[.B2:.B1000];&quot;yes&quot;)/COUNTIF([.A2:.A1000];&quot;down&quot;)" office:value-type="percentage" office:value="0" calcext:value-type="percentage">
            <text:p>0.00%</text:p>
          </table:table-cell>
          <table:table-cell table:style-name="ce19" table:formula="of:=COUNTIFS([.A2:.A1000];&quot;down&quot;;[.B2:.B1000];&quot;no&quot;)/COUNTIF([.A2:.A1000];&quot;down&quot;)" office:value-type="percentage" office:value="0.1" calcext:value-type="percentage">
            <text:p>10.00%</text:p>
          </table:table-cell>
          <table:table-cell table:style-name="ce19" table:formula="of:=COUNTIFS([.A2:.A1000];&quot;down&quot;;[.B2:.B1000];&quot;go&quot;)/COUNTIF([.A2:.A1000];&quot;down&quot;)" office:value-type="percentage" office:value="0" calcext:value-type="percentage">
            <text:p>0.00%</text:p>
          </table:table-cell>
          <table:table-cell table:style-name="ce20" table:formula="of:=COUNTIFS([.A2:.A1000];&quot;down&quot;;[.B2:.B1000];&quot;stop&quot;)/COUNTIF([.A2:.A1000];&quot;down&quot;)" office:value-type="percentage" office:value="0.1666666667" calcext:value-type="percentage">
            <text:p>16.67%</text:p>
          </table:table-cell>
          <table:table-cell table:style-name="ce22" table:formula="of:=SUM([.G7:.N7])" office:value-type="percentage" office:value="1" calcext:value-type="percentage">
            <text:p>100.00%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office:value-type="string" calcext:value-type="string">
            <text:p>left</text:p>
          </table:table-cell>
          <table:table-cell table:style-name="ce2" office:value-type="string" calcext:value-type="string">
            <text:p>yes</text:p>
          </table:table-cell>
          <table:table-cell table:style-name="ce4" table:formula="of:=IF([.A8]=[.B8];&quot;ja&quot;;&quot;nein&quot;)" office:value-type="string" office:string-value="nein" calcext:value-type="string">
            <text:p>nein</text:p>
          </table:table-cell>
          <table:table-cell table:style-name="ce2"/>
          <table:table-cell table:style-name="ce5"/>
          <table:table-cell table:style-name="ce9" office:value-type="string" calcext:value-type="string">
            <text:p>yes</text:p>
          </table:table-cell>
          <table:table-cell table:style-name="ce14" table:formula="of:=COUNTIFS([.A2:.A1000];&quot;yes&quot;;[.B2:.B1000];&quot;left&quot;)/COUNTIF([.A2:.A1000];&quot;yes&quot;)" office:value-type="percentage" office:value="0.1" calcext:value-type="percentage">
            <text:p>10.00%</text:p>
          </table:table-cell>
          <table:table-cell table:style-name="ce19" table:formula="of:=COUNTIFS([.A2:.A1000];&quot;yes&quot;;[.B2:.B1000];&quot;right&quot;)/COUNTIF([.A2:.A1000];&quot;yes&quot;)" office:value-type="percentage" office:value="0" calcext:value-type="percentage">
            <text:p>0.00%</text:p>
          </table:table-cell>
          <table:table-cell table:style-name="ce19" table:formula="of:=COUNTIFS([.A2:.A1000];&quot;yes&quot;;[.B2:.B1000];&quot;up&quot;)/COUNTIF([.A2:.A1000];&quot;yes&quot;)" office:value-type="percentage" office:value="0.1333333333" calcext:value-type="percentage">
            <text:p>13.33%</text:p>
          </table:table-cell>
          <table:table-cell table:style-name="ce18" table:formula="of:=COUNTIFS([.A2:.A1000];&quot;yes&quot;;[.B2:.B1000];&quot;down&quot;)/COUNTIF([.A2:.A1000];&quot;yes&quot;)" office:value-type="percentage" office:value="0.1" calcext:value-type="percentage">
            <text:p>10.00%</text:p>
          </table:table-cell>
          <table:table-cell table:style-name="ce12" table:formula="of:=COUNTIFS([.A2:.A1000];&quot;yes&quot;;[.C2:.C1000];&quot;ja&quot;)/COUNTIF([.A2:.A1000];&quot;yes&quot;)" office:value-type="percentage" office:value="0.2" calcext:value-type="percentage">
            <text:p>20.00%</text:p>
          </table:table-cell>
          <table:table-cell table:style-name="ce17" table:formula="of:=COUNTIFS([.A2:.A1000];&quot;yes&quot;;[.B2:.B1000];&quot;no&quot;)/COUNTIF([.A2:.A1000];&quot;yes&quot;)" office:value-type="percentage" office:value="0.3" calcext:value-type="percentage">
            <text:p>30.00%</text:p>
          </table:table-cell>
          <table:table-cell table:style-name="ce19" table:formula="of:=COUNTIFS([.A2:.A1000];&quot;yes&quot;;[.B2:.B1000];&quot;go&quot;)/COUNTIF([.A2:.A1000];&quot;yes&quot;)" office:value-type="percentage" office:value="0.1" calcext:value-type="percentage">
            <text:p>10.00%</text:p>
          </table:table-cell>
          <table:table-cell table:style-name="ce20" table:formula="of:=COUNTIFS([.A2:.A1000];&quot;yes&quot;;[.B2:.B1000];&quot;stop&quot;)/COUNTIF([.A2:.A1000];&quot;yes&quot;)" office:value-type="percentage" office:value="0.06666666667" calcext:value-type="percentage">
            <text:p>6.67%</text:p>
          </table:table-cell>
          <table:table-cell table:style-name="ce22" table:formula="of:=SUM([.G8:.N8])" office:value-type="percentage" office:value="0.99999999997" calcext:value-type="percentage">
            <text:p>100.00%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office:value-type="string" calcext:value-type="string">
            <text:p>left</text:p>
          </table:table-cell>
          <table:table-cell table:style-name="ce2" office:value-type="string" calcext:value-type="string">
            <text:p>stop</text:p>
          </table:table-cell>
          <table:table-cell table:style-name="ce4" table:formula="of:=IF([.A9]=[.B9];&quot;ja&quot;;&quot;nein&quot;)" office:value-type="string" office:string-value="nein" calcext:value-type="string">
            <text:p>nein</text:p>
          </table:table-cell>
          <table:table-cell table:style-name="ce2"/>
          <table:table-cell table:style-name="ce5"/>
          <table:table-cell table:style-name="ce9" office:value-type="string" calcext:value-type="string">
            <text:p>no</text:p>
          </table:table-cell>
          <table:table-cell table:style-name="ce15" table:formula="of:=COUNTIFS([.A2:.A1000];&quot;no&quot;;[.B2:.B1000];&quot;left&quot;)/COUNTIF([.A2:.A1000];&quot;no&quot;)" office:value-type="percentage" office:value="0" calcext:value-type="percentage">
            <text:p>0.00%</text:p>
          </table:table-cell>
          <table:table-cell table:style-name="ce19" table:formula="of:=COUNTIFS([.A2:.A1000];&quot;no&quot;;[.B2:.B1000];&quot;right&quot;)/COUNTIF([.A2:.A1000];&quot;no&quot;)" office:value-type="percentage" office:value="0" calcext:value-type="percentage">
            <text:p>0.00%</text:p>
          </table:table-cell>
          <table:table-cell table:style-name="ce19" table:formula="of:=COUNTIFS([.A2:.A1000];&quot;no&quot;;[.B2:.B1000];&quot;up&quot;)/COUNTIF([.A2:.A1000];&quot;no&quot;)" office:value-type="percentage" office:value="0.1333333333" calcext:value-type="percentage">
            <text:p>13.33%</text:p>
          </table:table-cell>
          <table:table-cell table:style-name="ce19" table:formula="of:=COUNTIFS([.A2:.A1000];&quot;no&quot;;[.B2:.B1000];&quot;down&quot;)/COUNTIF([.A2:.A1000];&quot;no&quot;)" office:value-type="percentage" office:value="0.03333333333" calcext:value-type="percentage">
            <text:p>3.33%</text:p>
          </table:table-cell>
          <table:table-cell table:style-name="ce18" table:formula="of:=COUNTIFS([.A2:.A1000];&quot;no&quot;;[.B2:.B1000];&quot;yes&quot;)/COUNTIF([.A2:.A1000];&quot;no&quot;)" office:value-type="percentage" office:value="0" calcext:value-type="percentage">
            <text:p>0.00%</text:p>
          </table:table-cell>
          <table:table-cell table:style-name="ce12" table:formula="of:=COUNTIFS([.A2:.A1000];&quot;no&quot;;[.C2:.C1000];&quot;ja&quot;)/COUNTIF([.A2:.A1000];&quot;no&quot;)" office:value-type="percentage" office:value="0.5" calcext:value-type="percentage">
            <text:p>50.00%</text:p>
          </table:table-cell>
          <table:table-cell table:style-name="ce17" table:formula="of:=COUNTIFS([.A2:.A1000];&quot;no&quot;;[.B2:.B1000];&quot;go&quot;)/COUNTIF([.A2:.A1000];&quot;no&quot;)" office:value-type="percentage" office:value="0.3333333333" calcext:value-type="percentage">
            <text:p>33.33%</text:p>
          </table:table-cell>
          <table:table-cell table:style-name="ce19" table:formula="of:=COUNTIFS([.A2:.A1000];&quot;no&quot;;[.B2:.B1000];&quot;stop&quot;)/COUNTIF([.A2:.A1000];&quot;no&quot;)" office:value-type="percentage" office:value="0" calcext:value-type="percentage">
            <text:p>0.00%</text:p>
          </table:table-cell>
          <table:table-cell table:style-name="ce22" table:formula="of:=SUM([.G9:.N9])" office:value-type="percentage" office:value="0.99999999993" calcext:value-type="percentage">
            <text:p>100.00%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office:value-type="string" calcext:value-type="string">
            <text:p>left</text:p>
          </table:table-cell>
          <table:table-cell table:style-name="ce2" office:value-type="string" calcext:value-type="string">
            <text:p>yes</text:p>
          </table:table-cell>
          <table:table-cell table:style-name="ce4" table:formula="of:=IF([.A10]=[.B10];&quot;ja&quot;;&quot;nein&quot;)" office:value-type="string" office:string-value="nein" calcext:value-type="string">
            <text:p>nein</text:p>
          </table:table-cell>
          <table:table-cell table:style-name="ce2"/>
          <table:table-cell table:style-name="ce5"/>
          <table:table-cell table:style-name="ce9" office:value-type="string" calcext:value-type="string">
            <text:p>go</text:p>
          </table:table-cell>
          <table:table-cell table:style-name="ce14" table:formula="of:=COUNTIFS([.A2:.A1000];&quot;go&quot;;[.B2:.B1000];&quot;left&quot;)/COUNTIF([.A2:.A1000];&quot;go&quot;)" office:value-type="percentage" office:value="0.06666666667" calcext:value-type="percentage">
            <text:p>6.67%</text:p>
          </table:table-cell>
          <table:table-cell table:style-name="ce19" table:formula="of:=COUNTIFS([.A2:.A1000];&quot;go&quot;;[.B2:.B1000];&quot;right&quot;)/COUNTIF([.A2:.A1000];&quot;go&quot;)" office:value-type="percentage" office:value="0" calcext:value-type="percentage">
            <text:p>0.00%</text:p>
          </table:table-cell>
          <table:table-cell table:style-name="ce19" table:formula="of:=COUNTIFS([.A2:.A1000];&quot;go&quot;;[.B2:.B1000];&quot;up&quot;)/COUNTIF([.A2:.A1000];&quot;go&quot;)" office:value-type="percentage" office:value="0.1666666667" calcext:value-type="percentage">
            <text:p>16.67%</text:p>
          </table:table-cell>
          <table:table-cell table:style-name="ce20" table:formula="of:=COUNTIFS([.A2:.A1000];&quot;go&quot;;[.B2:.B1000];&quot;down&quot;)/COUNTIF([.A2:.A1000];&quot;go&quot;)" office:value-type="percentage" office:value="0.1" calcext:value-type="percentage">
            <text:p>10.00%</text:p>
          </table:table-cell>
          <table:table-cell table:style-name="ce20" table:formula="of:=COUNTIFS([.A2:.A1000];&quot;go&quot;;[.B2:.B1000];&quot;yes&quot;)/COUNTIF([.A2:.A1000];&quot;go&quot;)" office:value-type="percentage" office:value="0" calcext:value-type="percentage">
            <text:p>0.00%</text:p>
          </table:table-cell>
          <table:table-cell table:style-name="ce18" table:formula="of:=COUNTIFS([.A2:.A1000];&quot;go&quot;;[.B2:.B1000];&quot;no&quot;)/COUNTIF([.A2:.A1000];&quot;go&quot;)" office:value-type="percentage" office:value="0.3" calcext:value-type="percentage">
            <text:p>30.00%</text:p>
          </table:table-cell>
          <table:table-cell table:style-name="ce12" table:formula="of:=COUNTIFS([.A2:.A1000];&quot;go&quot;;[.C2:.C1000];&quot;ja&quot;)/COUNTIF([.A2:.A1000];&quot;go&quot;)" office:value-type="percentage" office:value="0.3333333333" calcext:value-type="percentage">
            <text:p>33.33%</text:p>
          </table:table-cell>
          <table:table-cell table:style-name="ce17" table:formula="of:=COUNTIFS([.A2:.A1000];&quot;go&quot;;[.B2:.B1000];&quot;stop&quot;)/COUNTIF([.A2:.A1000];&quot;go&quot;)" office:value-type="percentage" office:value="0.03333333333" calcext:value-type="percentage">
            <text:p>3.33%</text:p>
          </table:table-cell>
          <table:table-cell table:style-name="ce22" table:formula="of:=SUM([.G10:.N10])" office:value-type="percentage" office:value="1" calcext:value-type="percentage">
            <text:p>100.00%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number-columns-repeated="2" table:style-name="ce2" office:value-type="string" calcext:value-type="string">
            <text:p>left</text:p>
          </table:table-cell>
          <table:table-cell table:style-name="ce4" table:formula="of:=IF([.A11]=[.B11];&quot;ja&quot;;&quot;nein&quot;)" office:value-type="string" office:string-value="ja" calcext:value-type="string">
            <text:p>ja</text:p>
          </table:table-cell>
          <table:table-cell table:style-name="ce2"/>
          <table:table-cell table:style-name="ce5"/>
          <table:table-cell table:style-name="ce9" office:value-type="string" calcext:value-type="string">
            <text:p>stop</text:p>
          </table:table-cell>
          <table:table-cell table:style-name="ce14" table:formula="of:=COUNTIFS([.A2:.A1000];&quot;stop&quot;;[.B2:.B1000];&quot;left&quot;)/COUNTIF([.A2:.A1000];&quot;stop&quot;)" office:value-type="percentage" office:value="0.03333333333" calcext:value-type="percentage">
            <text:p>3.33%</text:p>
          </table:table-cell>
          <table:table-cell table:style-name="ce19" table:formula="of:=COUNTIFS([.A2:.A1000];&quot;stop&quot;;[.B2:.B1000];&quot;right&quot;)/COUNTIF([.A2:.A1000];&quot;stop&quot;)" office:value-type="percentage" office:value="0" calcext:value-type="percentage">
            <text:p>0.00%</text:p>
          </table:table-cell>
          <table:table-cell table:style-name="ce20" table:formula="of:=COUNTIFS([.A2:.A1000];&quot;stop&quot;;[.B2:.B1000];&quot;up&quot;)/COUNTIF([.A2:.A1000];&quot;stop&quot;)" office:value-type="percentage" office:value="0.3333333333" calcext:value-type="percentage">
            <text:p>33.33%</text:p>
          </table:table-cell>
          <table:table-cell table:style-name="ce19" table:formula="of:=COUNTIFS([.A2:.A1000];&quot;stop&quot;;[.B2:.B1000];&quot;down&quot;)/COUNTIF([.A2:.A1000];&quot;stop&quot;)" office:value-type="percentage" office:value="0.03333333333" calcext:value-type="percentage">
            <text:p>3.33%</text:p>
          </table:table-cell>
          <table:table-cell table:style-name="ce19" table:formula="of:=COUNTIFS([.A2:.A1000];&quot;stop&quot;;[.B2:.B1000];&quot;yes&quot;)/COUNTIF([.A2:.A1000];&quot;stop&quot;)" office:value-type="percentage" office:value="0.03333333333" calcext:value-type="percentage">
            <text:p>3.33%</text:p>
          </table:table-cell>
          <table:table-cell table:style-name="ce19" table:formula="of:=COUNTIFS([.A2:.A1000];&quot;stop&quot;;[.B2:.B1000];&quot;no&quot;)/COUNTIF([.A2:.A1000];&quot;stop&quot;)" office:value-type="percentage" office:value="0.03333333333" calcext:value-type="percentage">
            <text:p>3.33%</text:p>
          </table:table-cell>
          <table:table-cell table:style-name="ce18" table:formula="of:=COUNTIFS([.A2:.A1000];&quot;stop&quot;;[.B2:.B1000];&quot;go&quot;)/COUNTIF([.A2:.A1000];&quot;stop&quot;)" office:value-type="percentage" office:value="0" calcext:value-type="percentage">
            <text:p>0.00%</text:p>
          </table:table-cell>
          <table:table-cell table:style-name="ce12" table:formula="of:=COUNTIFS([.A2:.A1000];&quot;stop&quot;;[.C2:.C1000];&quot;ja&quot;)/COUNTIF([.A2:.A1000];&quot;stop&quot;)" office:value-type="percentage" office:value="0.5333333333" calcext:value-type="percentage">
            <text:p>53.33%</text:p>
          </table:table-cell>
          <table:table-cell table:style-name="ce23" table:formula="of:=SUM([.G11:.N11])" office:value-type="percentage" office:value="0.99999999992" calcext:value-type="percentage">
            <text:p>100.00%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number-columns-repeated="2" table:style-name="ce2" office:value-type="string" calcext:value-type="string">
            <text:p>left</text:p>
          </table:table-cell>
          <table:table-cell table:style-name="ce4" table:formula="of:=IF([.A12]=[.B12];&quot;ja&quot;;&quot;nein&quot;)" office:value-type="string" office:string-value="ja" calcext:value-type="string">
            <text:p>ja</text:p>
          </table:table-cell>
          <table:table-cell table:style-name="ce2" table:number-columns-repeated="3"/>
          <table:table-cell/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2" office:value-type="string" calcext:value-type="string">
            <text:p>left</text:p>
          </table:table-cell>
          <table:table-cell table:style-name="ce2" office:value-type="string" calcext:value-type="string">
            <text:p>yes</text:p>
          </table:table-cell>
          <table:table-cell table:style-name="ce4" table:formula="of:=IF([.A13]=[.B13];&quot;ja&quot;;&quot;nein&quot;)" office:value-type="string" office:string-value="nein" calcext:value-type="string">
            <text:p>nein</text:p>
          </table:table-cell>
          <table:table-cell table:style-name="ce2" table:number-columns-repeated="3"/>
          <table:table-cell/>
          <table:table-cell table:style-name="ce2" table:number-columns-repeated="7"/>
          <table:table-cell table:style-name="ce2" office:value-type="string" calcext:value-type="string">
            <text:p><text:s/>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number-columns-repeated="2" table:style-name="ce2" office:value-type="string" calcext:value-type="string">
            <text:p>left</text:p>
          </table:table-cell>
          <table:table-cell table:style-name="ce4" table:formula="of:=IF([.A14]=[.B14];&quot;ja&quot;;&quot;nein&quot;)" office:value-type="string" office:string-value="ja" calcext:value-type="string">
            <text:p>ja</text:p>
          </table:table-cell>
          <table:table-cell table:style-name="ce2" table:number-columns-repeated="2"/>
          <table:table-cell table:style-name="ce2" office:value-type="string" calcext:value-type="string">
            <text:p><text:s/></text:p>
          </table:table-cell>
          <table:table-cell table:style-name="ce2" table:number-columns-repeated="20"/>
          <table:table-cell table:number-columns-repeated="998"/>
        </table:table-row>
        <table:table-row table:style-name="ro1">
          <table:table-cell table:style-name="ce2" office:value-type="string" calcext:value-type="string">
            <text:p>left</text:p>
          </table:table-cell>
          <table:table-cell table:style-name="ce2" office:value-type="string" calcext:value-type="string">
            <text:p>right</text:p>
          </table:table-cell>
          <table:table-cell table:style-name="ce4" table:formula="of:=IF([.A15]=[.B15];&quot;ja&quot;;&quot;nein&quot;)" office:value-type="string" office:string-value="nein" calcext:value-type="string">
            <text:p>nein</text:p>
          </table:table-cell>
          <table:table-cell table:style-name="ce2" table:number-columns-repeated="2"/>
          <table:table-cell table:style-name="ce10" office:value-type="string" calcext:value-type="string">
            <text:p>Accuracy:</text:p>
          </table:table-cell>
          <table:table-cell table:style-name="ce16" table:formula="of:=COUNTIF([.C$1:.C$1048576];&quot;ja&quot;)/(COUNTIF([.C$1:.C$1048576];&quot;nein&quot;)+COUNTIF([.C$1:.C$1048576];&quot;ja&quot;))" office:value-type="percentage" office:value="0.4875" calcext:value-type="percentage">
            <text:p>48.75%</text:p>
          </table:table-cell>
          <table:table-cell table:style-name="ce2" table:number-columns-repeated="19"/>
          <table:table-cell table:number-columns-repeated="998"/>
        </table:table-row>
        <table:table-row table:style-name="ro1">
          <table:table-cell table:number-columns-repeated="2" table:style-name="ce2" office:value-type="string" calcext:value-type="string">
            <text:p>left</text:p>
          </table:table-cell>
          <table:table-cell table:style-name="ce4" table:formula="of:=IF([.A16]=[.B16];&quot;ja&quot;;&quot;nein&quot;)" office:value-type="string" office:string-value="ja" calcext:value-type="string">
            <text:p>ja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number-columns-repeated="2" table:style-name="ce2" office:value-type="string" calcext:value-type="string">
            <text:p>left</text:p>
          </table:table-cell>
          <table:table-cell table:style-name="ce4" table:formula="of:=IF([.A17]=[.B17];&quot;ja&quot;;&quot;nein&quot;)" office:value-type="string" office:string-value="ja" calcext:value-type="string">
            <text:p>ja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left</text:p>
          </table:table-cell>
          <table:table-cell table:style-name="ce2" office:value-type="string" calcext:value-type="string">
            <text:p>yes</text:p>
          </table:table-cell>
          <table:table-cell table:style-name="ce4" table:formula="of:=IF([.A18]=[.B18];&quot;ja&quot;;&quot;nein&quot;)" office:value-type="string" office:string-value="nein" calcext:value-type="string">
            <text:p>nein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number-columns-repeated="2" table:style-name="ce2" office:value-type="string" calcext:value-type="string">
            <text:p>left</text:p>
          </table:table-cell>
          <table:table-cell table:style-name="ce4" table:formula="of:=IF([.A19]=[.B19];&quot;ja&quot;;&quot;nein&quot;)" office:value-type="string" office:string-value="ja" calcext:value-type="string">
            <text:p>ja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left</text:p>
          </table:table-cell>
          <table:table-cell table:style-name="ce2" office:value-type="string" calcext:value-type="string">
            <text:p>no</text:p>
          </table:table-cell>
          <table:table-cell table:style-name="ce4" table:formula="of:=IF([.A20]=[.B20];&quot;ja&quot;;&quot;nein&quot;)" office:value-type="string" office:string-value="nein" calcext:value-type="string">
            <text:p>nein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number-columns-repeated="2" table:style-name="ce2" office:value-type="string" calcext:value-type="string">
            <text:p>left</text:p>
          </table:table-cell>
          <table:table-cell table:style-name="ce4" table:formula="of:=IF([.A21]=[.B21];&quot;ja&quot;;&quot;nein&quot;)" office:value-type="string" office:string-value="ja" calcext:value-type="string">
            <text:p>ja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number-columns-repeated="2" table:style-name="ce2" office:value-type="string" calcext:value-type="string">
            <text:p>left</text:p>
          </table:table-cell>
          <table:table-cell table:style-name="ce4" table:formula="of:=IF([.A22]=[.B22];&quot;ja&quot;;&quot;nein&quot;)" office:value-type="string" office:string-value="ja" calcext:value-type="string">
            <text:p>ja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number-columns-repeated="2" table:style-name="ce2" office:value-type="string" calcext:value-type="string">
            <text:p>left</text:p>
          </table:table-cell>
          <table:table-cell table:style-name="ce4" table:formula="of:=IF([.A23]=[.B23];&quot;ja&quot;;&quot;nein&quot;)" office:value-type="string" office:string-value="ja" calcext:value-type="string">
            <text:p>ja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left</text:p>
          </table:table-cell>
          <table:table-cell table:style-name="ce2" office:value-type="string" calcext:value-type="string">
            <text:p>down</text:p>
          </table:table-cell>
          <table:table-cell table:style-name="ce4" table:formula="of:=IF([.A24]=[.B24];&quot;ja&quot;;&quot;nein&quot;)" office:value-type="string" office:string-value="nein" calcext:value-type="string">
            <text:p>nein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number-columns-repeated="2" table:style-name="ce2" office:value-type="string" calcext:value-type="string">
            <text:p>left</text:p>
          </table:table-cell>
          <table:table-cell table:style-name="ce4" table:formula="of:=IF([.A25]=[.B25];&quot;ja&quot;;&quot;nein&quot;)" office:value-type="string" office:string-value="ja" calcext:value-type="string">
            <text:p>ja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number-columns-repeated="2" table:style-name="ce2" office:value-type="string" calcext:value-type="string">
            <text:p>left</text:p>
          </table:table-cell>
          <table:table-cell table:style-name="ce4" table:formula="of:=IF([.A26]=[.B26];&quot;ja&quot;;&quot;nein&quot;)" office:value-type="string" office:string-value="ja" calcext:value-type="string">
            <text:p>ja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left</text:p>
          </table:table-cell>
          <table:table-cell table:style-name="ce2" office:value-type="string" calcext:value-type="string">
            <text:p>go</text:p>
          </table:table-cell>
          <table:table-cell table:style-name="ce4" table:formula="of:=IF([.A27]=[.B27];&quot;ja&quot;;&quot;nein&quot;)" office:value-type="string" office:string-value="nein" calcext:value-type="string">
            <text:p>nein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left</text:p>
          </table:table-cell>
          <table:table-cell table:style-name="ce2" office:value-type="string" calcext:value-type="string">
            <text:p>yes</text:p>
          </table:table-cell>
          <table:table-cell table:style-name="ce4" table:formula="of:=IF([.A28]=[.B28];&quot;ja&quot;;&quot;nein&quot;)" office:value-type="string" office:string-value="nein" calcext:value-type="string">
            <text:p>nein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left</text:p>
          </table:table-cell>
          <table:table-cell table:style-name="ce2" office:value-type="string" calcext:value-type="string">
            <text:p>stop</text:p>
          </table:table-cell>
          <table:table-cell table:style-name="ce4" table:formula="of:=IF([.A29]=[.B29];&quot;ja&quot;;&quot;nein&quot;)" office:value-type="string" office:string-value="nein" calcext:value-type="string">
            <text:p>nein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number-columns-repeated="2" table:style-name="ce2" office:value-type="string" calcext:value-type="string">
            <text:p>left</text:p>
          </table:table-cell>
          <table:table-cell table:style-name="ce4" table:formula="of:=IF([.A30]=[.B30];&quot;ja&quot;;&quot;nein&quot;)" office:value-type="string" office:string-value="ja" calcext:value-type="string">
            <text:p>ja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number-columns-repeated="2" table:style-name="ce2" office:value-type="string" calcext:value-type="string">
            <text:p>left</text:p>
          </table:table-cell>
          <table:table-cell table:style-name="ce4" table:formula="of:=IF([.A31]=[.B31];&quot;ja&quot;;&quot;nein&quot;)" office:value-type="string" office:string-value="ja" calcext:value-type="string">
            <text:p>ja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right</text:p>
          </table:table-cell>
          <table:table-cell table:style-name="ce2" office:value-type="string" calcext:value-type="string">
            <text:p>up</text:p>
          </table:table-cell>
          <table:table-cell table:style-name="ce4" table:formula="of:=IF([.A32]=[.B32];&quot;ja&quot;;&quot;nein&quot;)" office:value-type="string" office:string-value="nein" calcext:value-type="string">
            <text:p>nein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right</text:p>
          </table:table-cell>
          <table:table-cell table:style-name="ce2" office:value-type="string" calcext:value-type="string">
            <text:p>left</text:p>
          </table:table-cell>
          <table:table-cell table:style-name="ce4" table:formula="of:=IF([.A33]=[.B33];&quot;ja&quot;;&quot;nein&quot;)" office:value-type="string" office:string-value="nein" calcext:value-type="string">
            <text:p>nein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number-columns-repeated="2" table:style-name="ce2" office:value-type="string" calcext:value-type="string">
            <text:p>right</text:p>
          </table:table-cell>
          <table:table-cell table:style-name="ce4" table:formula="of:=IF([.A34]=[.B34];&quot;ja&quot;;&quot;nein&quot;)" office:value-type="string" office:string-value="ja" calcext:value-type="string">
            <text:p>ja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number-columns-repeated="2" table:style-name="ce2" office:value-type="string" calcext:value-type="string">
            <text:p>right</text:p>
          </table:table-cell>
          <table:table-cell table:style-name="ce4" table:formula="of:=IF([.A35]=[.B35];&quot;ja&quot;;&quot;nein&quot;)" office:value-type="string" office:string-value="ja" calcext:value-type="string">
            <text:p>ja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right</text:p>
          </table:table-cell>
          <table:table-cell table:style-name="ce2" office:value-type="string" calcext:value-type="string">
            <text:p>up</text:p>
          </table:table-cell>
          <table:table-cell table:style-name="ce4" table:formula="of:=IF([.A36]=[.B36];&quot;ja&quot;;&quot;nein&quot;)" office:value-type="string" office:string-value="nein" calcext:value-type="string">
            <text:p>nein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number-columns-repeated="2" table:style-name="ce2" office:value-type="string" calcext:value-type="string">
            <text:p>right</text:p>
          </table:table-cell>
          <table:table-cell table:style-name="ce4" table:formula="of:=IF([.A37]=[.B37];&quot;ja&quot;;&quot;nein&quot;)" office:value-type="string" office:string-value="ja" calcext:value-type="string">
            <text:p>ja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right</text:p>
          </table:table-cell>
          <table:table-cell table:style-name="ce2" office:value-type="string" calcext:value-type="string">
            <text:p>stop</text:p>
          </table:table-cell>
          <table:table-cell table:style-name="ce4" table:formula="of:=IF([.A38]=[.B38];&quot;ja&quot;;&quot;nein&quot;)" office:value-type="string" office:string-value="nein" calcext:value-type="string">
            <text:p>nein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number-columns-repeated="2" table:style-name="ce2" office:value-type="string" calcext:value-type="string">
            <text:p>right</text:p>
          </table:table-cell>
          <table:table-cell table:style-name="ce4" table:formula="of:=IF([.A39]=[.B39];&quot;ja&quot;;&quot;nein&quot;)" office:value-type="string" office:string-value="ja" calcext:value-type="string">
            <text:p>ja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right</text:p>
          </table:table-cell>
          <table:table-cell table:style-name="ce2" office:value-type="string" calcext:value-type="string">
            <text:p>go</text:p>
          </table:table-cell>
          <table:table-cell table:style-name="ce4" table:formula="of:=IF([.A40]=[.B40];&quot;ja&quot;;&quot;nein&quot;)" office:value-type="string" office:string-value="nein" calcext:value-type="string">
            <text:p>nein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number-columns-repeated="2" table:style-name="ce2" office:value-type="string" calcext:value-type="string">
            <text:p>right</text:p>
          </table:table-cell>
          <table:table-cell table:style-name="ce4" table:formula="of:=IF([.A41]=[.B41];&quot;ja&quot;;&quot;nein&quot;)" office:value-type="string" office:string-value="ja" calcext:value-type="string">
            <text:p>ja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right</text:p>
          </table:table-cell>
          <table:table-cell table:style-name="ce2" office:value-type="string" calcext:value-type="string">
            <text:p>left</text:p>
          </table:table-cell>
          <table:table-cell table:style-name="ce4" table:formula="of:=IF([.A42]=[.B42];&quot;ja&quot;;&quot;nein&quot;)" office:value-type="string" office:string-value="nein" calcext:value-type="string">
            <text:p>nein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right</text:p>
          </table:table-cell>
          <table:table-cell table:style-name="ce2" office:value-type="string" calcext:value-type="string">
            <text:p>left</text:p>
          </table:table-cell>
          <table:table-cell table:style-name="ce4" table:formula="of:=IF([.A43]=[.B43];&quot;ja&quot;;&quot;nein&quot;)" office:value-type="string" office:string-value="nein" calcext:value-type="string">
            <text:p>nein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number-columns-repeated="2" table:style-name="ce2" office:value-type="string" calcext:value-type="string">
            <text:p>right</text:p>
          </table:table-cell>
          <table:table-cell table:style-name="ce4" table:formula="of:=IF([.A44]=[.B44];&quot;ja&quot;;&quot;nein&quot;)" office:value-type="string" office:string-value="ja" calcext:value-type="string">
            <text:p>ja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number-columns-repeated="2" table:style-name="ce2" office:value-type="string" calcext:value-type="string">
            <text:p>right</text:p>
          </table:table-cell>
          <table:table-cell table:style-name="ce4" table:formula="of:=IF([.A45]=[.B45];&quot;ja&quot;;&quot;nein&quot;)" office:value-type="string" office:string-value="ja" calcext:value-type="string">
            <text:p>ja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number-columns-repeated="2" table:style-name="ce2" office:value-type="string" calcext:value-type="string">
            <text:p>right</text:p>
          </table:table-cell>
          <table:table-cell table:style-name="ce4" table:formula="of:=IF([.A46]=[.B46];&quot;ja&quot;;&quot;nein&quot;)" office:value-type="string" office:string-value="ja" calcext:value-type="string">
            <text:p>ja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number-columns-repeated="2" table:style-name="ce2" office:value-type="string" calcext:value-type="string">
            <text:p>right</text:p>
          </table:table-cell>
          <table:table-cell table:style-name="ce4" table:formula="of:=IF([.A47]=[.B47];&quot;ja&quot;;&quot;nein&quot;)" office:value-type="string" office:string-value="ja" calcext:value-type="string">
            <text:p>ja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right</text:p>
          </table:table-cell>
          <table:table-cell table:style-name="ce2" office:value-type="string" calcext:value-type="string">
            <text:p>no</text:p>
          </table:table-cell>
          <table:table-cell table:style-name="ce4" table:formula="of:=IF([.A48]=[.B48];&quot;ja&quot;;&quot;nein&quot;)" office:value-type="string" office:string-value="nein" calcext:value-type="string">
            <text:p>nein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right</text:p>
          </table:table-cell>
          <table:table-cell table:style-name="ce2" office:value-type="string" calcext:value-type="string">
            <text:p>up</text:p>
          </table:table-cell>
          <table:table-cell table:style-name="ce4" table:formula="of:=IF([.A49]=[.B49];&quot;ja&quot;;&quot;nein&quot;)" office:value-type="string" office:string-value="nein" calcext:value-type="string">
            <text:p>nein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right</text:p>
          </table:table-cell>
          <table:table-cell table:style-name="ce2" office:value-type="string" calcext:value-type="string">
            <text:p>left</text:p>
          </table:table-cell>
          <table:table-cell table:style-name="ce4" table:formula="of:=IF([.A50]=[.B50];&quot;ja&quot;;&quot;nein&quot;)" office:value-type="string" office:string-value="nein" calcext:value-type="string">
            <text:p>nein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number-columns-repeated="2" table:style-name="ce2" office:value-type="string" calcext:value-type="string">
            <text:p>right</text:p>
          </table:table-cell>
          <table:table-cell table:style-name="ce4" table:formula="of:=IF([.A51]=[.B51];&quot;ja&quot;;&quot;nein&quot;)" office:value-type="string" office:string-value="ja" calcext:value-type="string">
            <text:p>ja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right</text:p>
          </table:table-cell>
          <table:table-cell table:style-name="ce2" office:value-type="string" calcext:value-type="string">
            <text:p>no</text:p>
          </table:table-cell>
          <table:table-cell table:style-name="ce4" table:formula="of:=IF([.A52]=[.B52];&quot;ja&quot;;&quot;nein&quot;)" office:value-type="string" office:string-value="nein" calcext:value-type="string">
            <text:p>nein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right</text:p>
          </table:table-cell>
          <table:table-cell table:style-name="ce2" office:value-type="string" calcext:value-type="string">
            <text:p>up</text:p>
          </table:table-cell>
          <table:table-cell table:style-name="ce4" table:formula="of:=IF([.A53]=[.B53];&quot;ja&quot;;&quot;nein&quot;)" office:value-type="string" office:string-value="nein" calcext:value-type="string">
            <text:p>nein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right</text:p>
          </table:table-cell>
          <table:table-cell table:style-name="ce2" office:value-type="string" calcext:value-type="string">
            <text:p>left</text:p>
          </table:table-cell>
          <table:table-cell table:style-name="ce4" table:formula="of:=IF([.A54]=[.B54];&quot;ja&quot;;&quot;nein&quot;)" office:value-type="string" office:string-value="nein" calcext:value-type="string">
            <text:p>nein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right</text:p>
          </table:table-cell>
          <table:table-cell table:style-name="ce2" office:value-type="string" calcext:value-type="string">
            <text:p>left</text:p>
          </table:table-cell>
          <table:table-cell table:style-name="ce4" table:formula="of:=IF([.A55]=[.B55];&quot;ja&quot;;&quot;nein&quot;)" office:value-type="string" office:string-value="nein" calcext:value-type="string">
            <text:p>nein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right</text:p>
          </table:table-cell>
          <table:table-cell table:style-name="ce2" office:value-type="string" calcext:value-type="string">
            <text:p>up</text:p>
          </table:table-cell>
          <table:table-cell table:style-name="ce4" table:formula="of:=IF([.A56]=[.B56];&quot;ja&quot;;&quot;nein&quot;)" office:value-type="string" office:string-value="nein" calcext:value-type="string">
            <text:p>nein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right</text:p>
          </table:table-cell>
          <table:table-cell table:style-name="ce2" office:value-type="string" calcext:value-type="string">
            <text:p>up</text:p>
          </table:table-cell>
          <table:table-cell table:style-name="ce4" table:formula="of:=IF([.A57]=[.B57];&quot;ja&quot;;&quot;nein&quot;)" office:value-type="string" office:string-value="nein" calcext:value-type="string">
            <text:p>nein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number-columns-repeated="2" table:style-name="ce2" office:value-type="string" calcext:value-type="string">
            <text:p>right</text:p>
          </table:table-cell>
          <table:table-cell table:style-name="ce4" table:formula="of:=IF([.A58]=[.B58];&quot;ja&quot;;&quot;nein&quot;)" office:value-type="string" office:string-value="ja" calcext:value-type="string">
            <text:p>ja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number-columns-repeated="2" table:style-name="ce2" office:value-type="string" calcext:value-type="string">
            <text:p>right</text:p>
          </table:table-cell>
          <table:table-cell table:style-name="ce4" table:formula="of:=IF([.A59]=[.B59];&quot;ja&quot;;&quot;nein&quot;)" office:value-type="string" office:string-value="ja" calcext:value-type="string">
            <text:p>ja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right</text:p>
          </table:table-cell>
          <table:table-cell table:style-name="ce2" office:value-type="string" calcext:value-type="string">
            <text:p>go</text:p>
          </table:table-cell>
          <table:table-cell table:style-name="ce4" table:formula="of:=IF([.A60]=[.B60];&quot;ja&quot;;&quot;nein&quot;)" office:value-type="string" office:string-value="nein" calcext:value-type="string">
            <text:p>nein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number-columns-repeated="2" table:style-name="ce2" office:value-type="string" calcext:value-type="string">
            <text:p>right</text:p>
          </table:table-cell>
          <table:table-cell table:style-name="ce4" table:formula="of:=IF([.A61]=[.B61];&quot;ja&quot;;&quot;nein&quot;)" office:value-type="string" office:string-value="ja" calcext:value-type="string">
            <text:p>ja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number-columns-repeated="2" table:style-name="ce2" office:value-type="string" calcext:value-type="string">
            <text:p>up</text:p>
          </table:table-cell>
          <table:table-cell table:style-name="ce4" table:formula="of:=IF([.A62]=[.B62];&quot;ja&quot;;&quot;nein&quot;)" office:value-type="string" office:string-value="ja" calcext:value-type="string">
            <text:p>ja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up</text:p>
          </table:table-cell>
          <table:table-cell table:style-name="ce2" office:value-type="string" calcext:value-type="string">
            <text:p>left</text:p>
          </table:table-cell>
          <table:table-cell table:style-name="ce4" table:formula="of:=IF([.A63]=[.B63];&quot;ja&quot;;&quot;nein&quot;)" office:value-type="string" office:string-value="nein" calcext:value-type="string">
            <text:p>nein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number-columns-repeated="2" table:style-name="ce2" office:value-type="string" calcext:value-type="string">
            <text:p>up</text:p>
          </table:table-cell>
          <table:table-cell table:style-name="ce4" table:formula="of:=IF([.A64]=[.B64];&quot;ja&quot;;&quot;nein&quot;)" office:value-type="string" office:string-value="ja" calcext:value-type="string">
            <text:p>ja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number-columns-repeated="2" table:style-name="ce2" office:value-type="string" calcext:value-type="string">
            <text:p>up</text:p>
          </table:table-cell>
          <table:table-cell table:style-name="ce4" table:formula="of:=IF([.A65]=[.B65];&quot;ja&quot;;&quot;nein&quot;)" office:value-type="string" office:string-value="ja" calcext:value-type="string">
            <text:p>ja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number-columns-repeated="2" table:style-name="ce2" office:value-type="string" calcext:value-type="string">
            <text:p>up</text:p>
          </table:table-cell>
          <table:table-cell table:style-name="ce4" table:formula="of:=IF([.A66]=[.B66];&quot;ja&quot;;&quot;nein&quot;)" office:value-type="string" office:string-value="ja" calcext:value-type="string">
            <text:p>ja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up</text:p>
          </table:table-cell>
          <table:table-cell table:style-name="ce2" office:value-type="string" calcext:value-type="string">
            <text:p>left</text:p>
          </table:table-cell>
          <table:table-cell table:style-name="ce4" table:formula="of:=IF([.A67]=[.B67];&quot;ja&quot;;&quot;nein&quot;)" office:value-type="string" office:string-value="nein" calcext:value-type="string">
            <text:p>nein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number-columns-repeated="2" table:style-name="ce2" office:value-type="string" calcext:value-type="string">
            <text:p>up</text:p>
          </table:table-cell>
          <table:table-cell table:style-name="ce4" table:formula="of:=IF([.A68]=[.B68];&quot;ja&quot;;&quot;nein&quot;)" office:value-type="string" office:string-value="ja" calcext:value-type="string">
            <text:p>ja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number-columns-repeated="2" table:style-name="ce2" office:value-type="string" calcext:value-type="string">
            <text:p>up</text:p>
          </table:table-cell>
          <table:table-cell table:style-name="ce4" table:formula="of:=IF([.A69]=[.B69];&quot;ja&quot;;&quot;nein&quot;)" office:value-type="string" office:string-value="ja" calcext:value-type="string">
            <text:p>ja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up</text:p>
          </table:table-cell>
          <table:table-cell table:style-name="ce2" office:value-type="string" calcext:value-type="string">
            <text:p>left</text:p>
          </table:table-cell>
          <table:table-cell table:style-name="ce4" table:formula="of:=IF([.A70]=[.B70];&quot;ja&quot;;&quot;nein&quot;)" office:value-type="string" office:string-value="nein" calcext:value-type="string">
            <text:p>nein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number-columns-repeated="2" table:style-name="ce2" office:value-type="string" calcext:value-type="string">
            <text:p>up</text:p>
          </table:table-cell>
          <table:table-cell table:style-name="ce4" table:formula="of:=IF([.A71]=[.B71];&quot;ja&quot;;&quot;nein&quot;)" office:value-type="string" office:string-value="ja" calcext:value-type="string">
            <text:p>ja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up</text:p>
          </table:table-cell>
          <table:table-cell table:style-name="ce2" office:value-type="string" calcext:value-type="string">
            <text:p>stop</text:p>
          </table:table-cell>
          <table:table-cell table:style-name="ce4" table:formula="of:=IF([.A72]=[.B72];&quot;ja&quot;;&quot;nein&quot;)" office:value-type="string" office:string-value="nein" calcext:value-type="string">
            <text:p>nein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number-columns-repeated="2" table:style-name="ce2" office:value-type="string" calcext:value-type="string">
            <text:p>up</text:p>
          </table:table-cell>
          <table:table-cell table:style-name="ce4" table:formula="of:=IF([.A73]=[.B73];&quot;ja&quot;;&quot;nein&quot;)" office:value-type="string" office:string-value="ja" calcext:value-type="string">
            <text:p>ja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number-columns-repeated="2" table:style-name="ce2" office:value-type="string" calcext:value-type="string">
            <text:p>up</text:p>
          </table:table-cell>
          <table:table-cell table:style-name="ce4" table:formula="of:=IF([.A74]=[.B74];&quot;ja&quot;;&quot;nein&quot;)" office:value-type="string" office:string-value="ja" calcext:value-type="string">
            <text:p>ja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number-columns-repeated="2" table:style-name="ce2" office:value-type="string" calcext:value-type="string">
            <text:p>up</text:p>
          </table:table-cell>
          <table:table-cell table:style-name="ce4" table:formula="of:=IF([.A75]=[.B75];&quot;ja&quot;;&quot;nein&quot;)" office:value-type="string" office:string-value="ja" calcext:value-type="string">
            <text:p>ja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number-columns-repeated="2" table:style-name="ce2" office:value-type="string" calcext:value-type="string">
            <text:p>up</text:p>
          </table:table-cell>
          <table:table-cell table:style-name="ce4" table:formula="of:=IF([.A76]=[.B76];&quot;ja&quot;;&quot;nein&quot;)" office:value-type="string" office:string-value="ja" calcext:value-type="string">
            <text:p>ja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number-columns-repeated="2" table:style-name="ce2" office:value-type="string" calcext:value-type="string">
            <text:p>up</text:p>
          </table:table-cell>
          <table:table-cell table:style-name="ce4" table:formula="of:=IF([.A77]=[.B77];&quot;ja&quot;;&quot;nein&quot;)" office:value-type="string" office:string-value="ja" calcext:value-type="string">
            <text:p>ja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up</text:p>
          </table:table-cell>
          <table:table-cell table:style-name="ce2" office:value-type="string" calcext:value-type="string">
            <text:p>go</text:p>
          </table:table-cell>
          <table:table-cell table:style-name="ce4" table:formula="of:=IF([.A78]=[.B78];&quot;ja&quot;;&quot;nein&quot;)" office:value-type="string" office:string-value="nein" calcext:value-type="string">
            <text:p>nein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number-columns-repeated="2" table:style-name="ce2" office:value-type="string" calcext:value-type="string">
            <text:p>up</text:p>
          </table:table-cell>
          <table:table-cell table:style-name="ce4" table:formula="of:=IF([.A79]=[.B79];&quot;ja&quot;;&quot;nein&quot;)" office:value-type="string" office:string-value="ja" calcext:value-type="string">
            <text:p>ja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number-columns-repeated="2" table:style-name="ce2" office:value-type="string" calcext:value-type="string">
            <text:p>up</text:p>
          </table:table-cell>
          <table:table-cell table:style-name="ce4" table:formula="of:=IF([.A80]=[.B80];&quot;ja&quot;;&quot;nein&quot;)" office:value-type="string" office:string-value="ja" calcext:value-type="string">
            <text:p>ja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number-columns-repeated="2" table:style-name="ce2" office:value-type="string" calcext:value-type="string">
            <text:p>up</text:p>
          </table:table-cell>
          <table:table-cell table:style-name="ce4" table:formula="of:=IF([.A81]=[.B81];&quot;ja&quot;;&quot;nein&quot;)" office:value-type="string" office:string-value="ja" calcext:value-type="string">
            <text:p>ja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number-columns-repeated="2" table:style-name="ce2" office:value-type="string" calcext:value-type="string">
            <text:p>up</text:p>
          </table:table-cell>
          <table:table-cell table:style-name="ce4" table:formula="of:=IF([.A82]=[.B82];&quot;ja&quot;;&quot;nein&quot;)" office:value-type="string" office:string-value="ja" calcext:value-type="string">
            <text:p>ja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number-columns-repeated="2" table:style-name="ce2" office:value-type="string" calcext:value-type="string">
            <text:p>up</text:p>
          </table:table-cell>
          <table:table-cell table:style-name="ce4" table:formula="of:=IF([.A83]=[.B83];&quot;ja&quot;;&quot;nein&quot;)" office:value-type="string" office:string-value="ja" calcext:value-type="string">
            <text:p>ja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number-columns-repeated="2" table:style-name="ce2" office:value-type="string" calcext:value-type="string">
            <text:p>up</text:p>
          </table:table-cell>
          <table:table-cell table:style-name="ce4" table:formula="of:=IF([.A84]=[.B84];&quot;ja&quot;;&quot;nein&quot;)" office:value-type="string" office:string-value="ja" calcext:value-type="string">
            <text:p>ja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number-columns-repeated="2" table:style-name="ce2" office:value-type="string" calcext:value-type="string">
            <text:p>up</text:p>
          </table:table-cell>
          <table:table-cell table:style-name="ce4" table:formula="of:=IF([.A85]=[.B85];&quot;ja&quot;;&quot;nein&quot;)" office:value-type="string" office:string-value="ja" calcext:value-type="string">
            <text:p>ja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number-columns-repeated="2" table:style-name="ce2" office:value-type="string" calcext:value-type="string">
            <text:p>up</text:p>
          </table:table-cell>
          <table:table-cell table:style-name="ce4" table:formula="of:=IF([.A86]=[.B86];&quot;ja&quot;;&quot;nein&quot;)" office:value-type="string" office:string-value="ja" calcext:value-type="string">
            <text:p>ja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number-columns-repeated="2" table:style-name="ce2" office:value-type="string" calcext:value-type="string">
            <text:p>up</text:p>
          </table:table-cell>
          <table:table-cell table:style-name="ce4" table:formula="of:=IF([.A87]=[.B87];&quot;ja&quot;;&quot;nein&quot;)" office:value-type="string" office:string-value="ja" calcext:value-type="string">
            <text:p>ja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up</text:p>
          </table:table-cell>
          <table:table-cell table:style-name="ce2" office:value-type="string" calcext:value-type="string">
            <text:p>stop</text:p>
          </table:table-cell>
          <table:table-cell table:style-name="ce4" table:formula="of:=IF([.A88]=[.B88];&quot;ja&quot;;&quot;nein&quot;)" office:value-type="string" office:string-value="nein" calcext:value-type="string">
            <text:p>nein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up</text:p>
          </table:table-cell>
          <table:table-cell table:style-name="ce2" office:value-type="string" calcext:value-type="string">
            <text:p>stop</text:p>
          </table:table-cell>
          <table:table-cell table:style-name="ce4" table:formula="of:=IF([.A89]=[.B89];&quot;ja&quot;;&quot;nein&quot;)" office:value-type="string" office:string-value="nein" calcext:value-type="string">
            <text:p>nein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number-columns-repeated="2" table:style-name="ce2" office:value-type="string" calcext:value-type="string">
            <text:p>up</text:p>
          </table:table-cell>
          <table:table-cell table:style-name="ce4" table:formula="of:=IF([.A90]=[.B90];&quot;ja&quot;;&quot;nein&quot;)" office:value-type="string" office:string-value="ja" calcext:value-type="string">
            <text:p>ja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number-columns-repeated="2" table:style-name="ce2" office:value-type="string" calcext:value-type="string">
            <text:p>up</text:p>
          </table:table-cell>
          <table:table-cell table:style-name="ce4" table:formula="of:=IF([.A91]=[.B91];&quot;ja&quot;;&quot;nein&quot;)" office:value-type="string" office:string-value="ja" calcext:value-type="string">
            <text:p>ja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down</text:p>
          </table:table-cell>
          <table:table-cell table:style-name="ce2" office:value-type="string" calcext:value-type="string">
            <text:p>left</text:p>
          </table:table-cell>
          <table:table-cell table:style-name="ce4" table:formula="of:=IF([.A92]=[.B92];&quot;ja&quot;;&quot;nein&quot;)" office:value-type="string" office:string-value="nein" calcext:value-type="string">
            <text:p>nein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number-columns-repeated="2" table:style-name="ce2" office:value-type="string" calcext:value-type="string">
            <text:p>down</text:p>
          </table:table-cell>
          <table:table-cell table:style-name="ce4" table:formula="of:=IF([.A93]=[.B93];&quot;ja&quot;;&quot;nein&quot;)" office:value-type="string" office:string-value="ja" calcext:value-type="string">
            <text:p>ja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down</text:p>
          </table:table-cell>
          <table:table-cell table:style-name="ce2" office:value-type="string" calcext:value-type="string">
            <text:p>no</text:p>
          </table:table-cell>
          <table:table-cell table:style-name="ce4" table:formula="of:=IF([.A94]=[.B94];&quot;ja&quot;;&quot;nein&quot;)" office:value-type="string" office:string-value="nein" calcext:value-type="string">
            <text:p>nein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down</text:p>
          </table:table-cell>
          <table:table-cell table:style-name="ce2" office:value-type="string" calcext:value-type="string">
            <text:p>up</text:p>
          </table:table-cell>
          <table:table-cell table:style-name="ce4" table:formula="of:=IF([.A95]=[.B95];&quot;ja&quot;;&quot;nein&quot;)" office:value-type="string" office:string-value="nein" calcext:value-type="string">
            <text:p>nein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number-columns-repeated="2" table:style-name="ce2" office:value-type="string" calcext:value-type="string">
            <text:p>down</text:p>
          </table:table-cell>
          <table:table-cell table:style-name="ce4" table:formula="of:=IF([.A96]=[.B96];&quot;ja&quot;;&quot;nein&quot;)" office:value-type="string" office:string-value="ja" calcext:value-type="string">
            <text:p>ja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number-columns-repeated="2" table:style-name="ce2" office:value-type="string" calcext:value-type="string">
            <text:p>down</text:p>
          </table:table-cell>
          <table:table-cell table:style-name="ce4" table:formula="of:=IF([.A97]=[.B97];&quot;ja&quot;;&quot;nein&quot;)" office:value-type="string" office:string-value="ja" calcext:value-type="string">
            <text:p>ja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number-columns-repeated="2" table:style-name="ce2" office:value-type="string" calcext:value-type="string">
            <text:p>down</text:p>
          </table:table-cell>
          <table:table-cell table:style-name="ce4" table:formula="of:=IF([.A98]=[.B98];&quot;ja&quot;;&quot;nein&quot;)" office:value-type="string" office:string-value="ja" calcext:value-type="string">
            <text:p>ja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number-columns-repeated="2" table:style-name="ce2" office:value-type="string" calcext:value-type="string">
            <text:p>down</text:p>
          </table:table-cell>
          <table:table-cell table:style-name="ce4" table:formula="of:=IF([.A99]=[.B99];&quot;ja&quot;;&quot;nein&quot;)" office:value-type="string" office:string-value="ja" calcext:value-type="string">
            <text:p>ja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number-columns-repeated="2" table:style-name="ce2" office:value-type="string" calcext:value-type="string">
            <text:p>down</text:p>
          </table:table-cell>
          <table:table-cell table:style-name="ce4" table:formula="of:=IF([.A100]=[.B100];&quot;ja&quot;;&quot;nein&quot;)" office:value-type="string" office:string-value="ja" calcext:value-type="string">
            <text:p>ja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number-columns-repeated="2" table:style-name="ce2" office:value-type="string" calcext:value-type="string">
            <text:p>down</text:p>
          </table:table-cell>
          <table:table-cell table:style-name="ce4" table:formula="of:=IF([.A101]=[.B101];&quot;ja&quot;;&quot;nein&quot;)" office:value-type="string" office:string-value="ja" calcext:value-type="string">
            <text:p>ja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number-columns-repeated="2" table:style-name="ce2" office:value-type="string" calcext:value-type="string">
            <text:p>down</text:p>
          </table:table-cell>
          <table:table-cell table:style-name="ce4" table:formula="of:=IF([.A102]=[.B102];&quot;ja&quot;;&quot;nein&quot;)" office:value-type="string" office:string-value="ja" calcext:value-type="string">
            <text:p>ja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down</text:p>
          </table:table-cell>
          <table:table-cell table:style-name="ce2" office:value-type="string" calcext:value-type="string">
            <text:p>stop</text:p>
          </table:table-cell>
          <table:table-cell table:style-name="ce4" table:formula="of:=IF([.A103]=[.B103];&quot;ja&quot;;&quot;nein&quot;)" office:value-type="string" office:string-value="nein" calcext:value-type="string">
            <text:p>nein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down</text:p>
          </table:table-cell>
          <table:table-cell table:style-name="ce2" office:value-type="string" calcext:value-type="string">
            <text:p>stop</text:p>
          </table:table-cell>
          <table:table-cell table:style-name="ce4" table:formula="of:=IF([.A104]=[.B104];&quot;ja&quot;;&quot;nein&quot;)" office:value-type="string" office:string-value="nein" calcext:value-type="string">
            <text:p>nein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number-columns-repeated="2" table:style-name="ce2" office:value-type="string" calcext:value-type="string">
            <text:p>down</text:p>
          </table:table-cell>
          <table:table-cell table:style-name="ce4" table:formula="of:=IF([.A105]=[.B105];&quot;ja&quot;;&quot;nein&quot;)" office:value-type="string" office:string-value="ja" calcext:value-type="string">
            <text:p>ja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number-columns-repeated="2" table:style-name="ce2" office:value-type="string" calcext:value-type="string">
            <text:p>down</text:p>
          </table:table-cell>
          <table:table-cell table:style-name="ce4" table:formula="of:=IF([.A106]=[.B106];&quot;ja&quot;;&quot;nein&quot;)" office:value-type="string" office:string-value="ja" calcext:value-type="string">
            <text:p>ja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number-columns-repeated="2" table:style-name="ce2" office:value-type="string" calcext:value-type="string">
            <text:p>down</text:p>
          </table:table-cell>
          <table:table-cell table:style-name="ce4" table:formula="of:=IF([.A107]=[.B107];&quot;ja&quot;;&quot;nein&quot;)" office:value-type="string" office:string-value="ja" calcext:value-type="string">
            <text:p>ja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number-columns-repeated="2" table:style-name="ce2" office:value-type="string" calcext:value-type="string">
            <text:p>down</text:p>
          </table:table-cell>
          <table:table-cell table:style-name="ce4" table:formula="of:=IF([.A108]=[.B108];&quot;ja&quot;;&quot;nein&quot;)" office:value-type="string" office:string-value="ja" calcext:value-type="string">
            <text:p>ja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down</text:p>
          </table:table-cell>
          <table:table-cell table:style-name="ce2" office:value-type="string" calcext:value-type="string">
            <text:p>stop</text:p>
          </table:table-cell>
          <table:table-cell table:style-name="ce4" table:formula="of:=IF([.A109]=[.B109];&quot;ja&quot;;&quot;nein&quot;)" office:value-type="string" office:string-value="nein" calcext:value-type="string">
            <text:p>nein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down</text:p>
          </table:table-cell>
          <table:table-cell table:style-name="ce2" office:value-type="string" calcext:value-type="string">
            <text:p>stop</text:p>
          </table:table-cell>
          <table:table-cell table:style-name="ce4" table:formula="of:=IF([.A110]=[.B110];&quot;ja&quot;;&quot;nein&quot;)" office:value-type="string" office:string-value="nein" calcext:value-type="string">
            <text:p>nein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number-columns-repeated="2" table:style-name="ce2" office:value-type="string" calcext:value-type="string">
            <text:p>down</text:p>
          </table:table-cell>
          <table:table-cell table:style-name="ce4" table:formula="of:=IF([.A111]=[.B111];&quot;ja&quot;;&quot;nein&quot;)" office:value-type="string" office:string-value="ja" calcext:value-type="string">
            <text:p>ja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number-columns-repeated="2" table:style-name="ce2" office:value-type="string" calcext:value-type="string">
            <text:p>down</text:p>
          </table:table-cell>
          <table:table-cell table:style-name="ce4" table:formula="of:=IF([.A112]=[.B112];&quot;ja&quot;;&quot;nein&quot;)" office:value-type="string" office:string-value="ja" calcext:value-type="string">
            <text:p>ja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number-columns-repeated="2" table:style-name="ce2" office:value-type="string" calcext:value-type="string">
            <text:p>down</text:p>
          </table:table-cell>
          <table:table-cell table:style-name="ce4" table:formula="of:=IF([.A113]=[.B113];&quot;ja&quot;;&quot;nein&quot;)" office:value-type="string" office:string-value="ja" calcext:value-type="string">
            <text:p>ja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number-columns-repeated="2" table:style-name="ce2" office:value-type="string" calcext:value-type="string">
            <text:p>down</text:p>
          </table:table-cell>
          <table:table-cell table:style-name="ce4" table:formula="of:=IF([.A114]=[.B114];&quot;ja&quot;;&quot;nein&quot;)" office:value-type="string" office:string-value="ja" calcext:value-type="string">
            <text:p>ja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down</text:p>
          </table:table-cell>
          <table:table-cell table:style-name="ce2" office:value-type="string" calcext:value-type="string">
            <text:p>stop</text:p>
          </table:table-cell>
          <table:table-cell table:style-name="ce4" table:formula="of:=IF([.A115]=[.B115];&quot;ja&quot;;&quot;nein&quot;)" office:value-type="string" office:string-value="nein" calcext:value-type="string">
            <text:p>nein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number-columns-repeated="2" table:style-name="ce2" office:value-type="string" calcext:value-type="string">
            <text:p>down</text:p>
          </table:table-cell>
          <table:table-cell table:style-name="ce4" table:formula="of:=IF([.A116]=[.B116];&quot;ja&quot;;&quot;nein&quot;)" office:value-type="string" office:string-value="ja" calcext:value-type="string">
            <text:p>ja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number-columns-repeated="2" table:style-name="ce2" office:value-type="string" calcext:value-type="string">
            <text:p>down</text:p>
          </table:table-cell>
          <table:table-cell table:style-name="ce4" table:formula="of:=IF([.A117]=[.B117];&quot;ja&quot;;&quot;nein&quot;)" office:value-type="string" office:string-value="ja" calcext:value-type="string">
            <text:p>ja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number-columns-repeated="2" table:style-name="ce2" office:value-type="string" calcext:value-type="string">
            <text:p>down</text:p>
          </table:table-cell>
          <table:table-cell table:style-name="ce4" table:formula="of:=IF([.A118]=[.B118];&quot;ja&quot;;&quot;nein&quot;)" office:value-type="string" office:string-value="ja" calcext:value-type="string">
            <text:p>ja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down</text:p>
          </table:table-cell>
          <table:table-cell table:style-name="ce2" office:value-type="string" calcext:value-type="string">
            <text:p>no</text:p>
          </table:table-cell>
          <table:table-cell table:style-name="ce4" table:formula="of:=IF([.A119]=[.B119];&quot;ja&quot;;&quot;nein&quot;)" office:value-type="string" office:string-value="nein" calcext:value-type="string">
            <text:p>nein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down</text:p>
          </table:table-cell>
          <table:table-cell table:style-name="ce2" office:value-type="string" calcext:value-type="string">
            <text:p>no</text:p>
          </table:table-cell>
          <table:table-cell table:style-name="ce4" table:formula="of:=IF([.A120]=[.B120];&quot;ja&quot;;&quot;nein&quot;)" office:value-type="string" office:string-value="nein" calcext:value-type="string">
            <text:p>nein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down</text:p>
          </table:table-cell>
          <table:table-cell table:style-name="ce2" office:value-type="string" calcext:value-type="string">
            <text:p>up</text:p>
          </table:table-cell>
          <table:table-cell table:style-name="ce4" table:formula="of:=IF([.A121]=[.B121];&quot;ja&quot;;&quot;nein&quot;)" office:value-type="string" office:string-value="nein" calcext:value-type="string">
            <text:p>nein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stop</text:p>
          </table:table-cell>
          <table:table-cell table:style-name="ce4" table:formula="of:=IF([.A122]=[.B122];&quot;ja&quot;;&quot;nein&quot;)" office:value-type="string" office:string-value="nein" calcext:value-type="string">
            <text:p>nein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down</text:p>
          </table:table-cell>
          <table:table-cell table:style-name="ce4" table:formula="of:=IF([.A123]=[.B123];&quot;ja&quot;;&quot;nein&quot;)" office:value-type="string" office:string-value="nein" calcext:value-type="string">
            <text:p>nein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no</text:p>
          </table:table-cell>
          <table:table-cell table:style-name="ce4" table:formula="of:=IF([.A124]=[.B124];&quot;ja&quot;;&quot;nein&quot;)" office:value-type="string" office:string-value="nein" calcext:value-type="string">
            <text:p>nein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no</text:p>
          </table:table-cell>
          <table:table-cell table:style-name="ce4" table:formula="of:=IF([.A125]=[.B125];&quot;ja&quot;;&quot;nein&quot;)" office:value-type="string" office:string-value="nein" calcext:value-type="string">
            <text:p>nein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no</text:p>
          </table:table-cell>
          <table:table-cell table:style-name="ce4" table:formula="of:=IF([.A126]=[.B126];&quot;ja&quot;;&quot;nein&quot;)" office:value-type="string" office:string-value="nein" calcext:value-type="string">
            <text:p>nein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number-columns-repeated="2" table:style-name="ce2" office:value-type="string" calcext:value-type="string">
            <text:p>yes</text:p>
          </table:table-cell>
          <table:table-cell table:style-name="ce4" table:formula="of:=IF([.A127]=[.B127];&quot;ja&quot;;&quot;nein&quot;)" office:value-type="string" office:string-value="ja" calcext:value-type="string">
            <text:p>ja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number-columns-repeated="2" table:style-name="ce2" office:value-type="string" calcext:value-type="string">
            <text:p>yes</text:p>
          </table:table-cell>
          <table:table-cell table:style-name="ce4" table:formula="of:=IF([.A128]=[.B128];&quot;ja&quot;;&quot;nein&quot;)" office:value-type="string" office:string-value="ja" calcext:value-type="string">
            <text:p>ja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number-columns-repeated="2" table:style-name="ce2" office:value-type="string" calcext:value-type="string">
            <text:p>yes</text:p>
          </table:table-cell>
          <table:table-cell table:style-name="ce4" table:formula="of:=IF([.A129]=[.B129];&quot;ja&quot;;&quot;nein&quot;)" office:value-type="string" office:string-value="ja" calcext:value-type="string">
            <text:p>ja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left</text:p>
          </table:table-cell>
          <table:table-cell table:style-name="ce4" table:formula="of:=IF([.A130]=[.B130];&quot;ja&quot;;&quot;nein&quot;)" office:value-type="string" office:string-value="nein" calcext:value-type="string">
            <text:p>nein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up</text:p>
          </table:table-cell>
          <table:table-cell table:style-name="ce4" table:formula="of:=IF([.A131]=[.B131];&quot;ja&quot;;&quot;nein&quot;)" office:value-type="string" office:string-value="nein" calcext:value-type="string">
            <text:p>nein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number-columns-repeated="2" table:style-name="ce2" office:value-type="string" calcext:value-type="string">
            <text:p>yes</text:p>
          </table:table-cell>
          <table:table-cell table:style-name="ce4" table:formula="of:=IF([.A132]=[.B132];&quot;ja&quot;;&quot;nein&quot;)" office:value-type="string" office:string-value="ja" calcext:value-type="string">
            <text:p>ja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no</text:p>
          </table:table-cell>
          <table:table-cell table:style-name="ce4" table:formula="of:=IF([.A133]=[.B133];&quot;ja&quot;;&quot;nein&quot;)" office:value-type="string" office:string-value="nein" calcext:value-type="string">
            <text:p>nein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up</text:p>
          </table:table-cell>
          <table:table-cell table:style-name="ce4" table:formula="of:=IF([.A134]=[.B134];&quot;ja&quot;;&quot;nein&quot;)" office:value-type="string" office:string-value="nein" calcext:value-type="string">
            <text:p>nein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no</text:p>
          </table:table-cell>
          <table:table-cell table:style-name="ce4" table:formula="of:=IF([.A135]=[.B135];&quot;ja&quot;;&quot;nein&quot;)" office:value-type="string" office:string-value="nein" calcext:value-type="string">
            <text:p>nein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no</text:p>
          </table:table-cell>
          <table:table-cell table:style-name="ce4" table:formula="of:=IF([.A136]=[.B136];&quot;ja&quot;;&quot;nein&quot;)" office:value-type="string" office:string-value="nein" calcext:value-type="string">
            <text:p>nein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go</text:p>
          </table:table-cell>
          <table:table-cell table:style-name="ce4" table:formula="of:=IF([.A137]=[.B137];&quot;ja&quot;;&quot;nein&quot;)" office:value-type="string" office:string-value="nein" calcext:value-type="string">
            <text:p>nein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no</text:p>
          </table:table-cell>
          <table:table-cell table:style-name="ce4" table:formula="of:=IF([.A138]=[.B138];&quot;ja&quot;;&quot;nein&quot;)" office:value-type="string" office:string-value="nein" calcext:value-type="string">
            <text:p>nein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number-columns-repeated="2" table:style-name="ce2" office:value-type="string" calcext:value-type="string">
            <text:p>yes</text:p>
          </table:table-cell>
          <table:table-cell table:style-name="ce4" table:formula="of:=IF([.A139]=[.B139];&quot;ja&quot;;&quot;nein&quot;)" office:value-type="string" office:string-value="ja" calcext:value-type="string">
            <text:p>ja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up</text:p>
          </table:table-cell>
          <table:table-cell table:style-name="ce4" table:formula="of:=IF([.A140]=[.B140];&quot;ja&quot;;&quot;nein&quot;)" office:value-type="string" office:string-value="nein" calcext:value-type="string">
            <text:p>nein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go</text:p>
          </table:table-cell>
          <table:table-cell table:style-name="ce4" table:formula="of:=IF([.A141]=[.B141];&quot;ja&quot;;&quot;nein&quot;)" office:value-type="string" office:string-value="nein" calcext:value-type="string">
            <text:p>nein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no</text:p>
          </table:table-cell>
          <table:table-cell table:style-name="ce4" table:formula="of:=IF([.A142]=[.B142];&quot;ja&quot;;&quot;nein&quot;)" office:value-type="string" office:string-value="nein" calcext:value-type="string">
            <text:p>nein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stop</text:p>
          </table:table-cell>
          <table:table-cell table:style-name="ce4" table:formula="of:=IF([.A143]=[.B143];&quot;ja&quot;;&quot;nein&quot;)" office:value-type="string" office:string-value="nein" calcext:value-type="string">
            <text:p>nein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left</text:p>
          </table:table-cell>
          <table:table-cell table:style-name="ce4" table:formula="of:=IF([.A144]=[.B144];&quot;ja&quot;;&quot;nein&quot;)" office:value-type="string" office:string-value="nein" calcext:value-type="string">
            <text:p>nein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down</text:p>
          </table:table-cell>
          <table:table-cell table:style-name="ce4" table:formula="of:=IF([.A145]=[.B145];&quot;ja&quot;;&quot;nein&quot;)" office:value-type="string" office:string-value="nein" calcext:value-type="string">
            <text:p>nein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no</text:p>
          </table:table-cell>
          <table:table-cell table:style-name="ce4" table:formula="of:=IF([.A146]=[.B146];&quot;ja&quot;;&quot;nein&quot;)" office:value-type="string" office:string-value="nein" calcext:value-type="string">
            <text:p>nein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up</text:p>
          </table:table-cell>
          <table:table-cell table:style-name="ce4" table:formula="of:=IF([.A147]=[.B147];&quot;ja&quot;;&quot;nein&quot;)" office:value-type="string" office:string-value="nein" calcext:value-type="string">
            <text:p>nein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go</text:p>
          </table:table-cell>
          <table:table-cell table:style-name="ce4" table:formula="of:=IF([.A148]=[.B148];&quot;ja&quot;;&quot;nein&quot;)" office:value-type="string" office:string-value="nein" calcext:value-type="string">
            <text:p>nein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left</text:p>
          </table:table-cell>
          <table:table-cell table:style-name="ce4" table:formula="of:=IF([.A149]=[.B149];&quot;ja&quot;;&quot;nein&quot;)" office:value-type="string" office:string-value="nein" calcext:value-type="string">
            <text:p>nein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number-columns-repeated="2" table:style-name="ce2" office:value-type="string" calcext:value-type="string">
            <text:p>yes</text:p>
          </table:table-cell>
          <table:table-cell table:style-name="ce4" table:formula="of:=IF([.A150]=[.B150];&quot;ja&quot;;&quot;nein&quot;)" office:value-type="string" office:string-value="ja" calcext:value-type="string">
            <text:p>ja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down</text:p>
          </table:table-cell>
          <table:table-cell table:style-name="ce4" table:formula="of:=IF([.A151]=[.B151];&quot;ja&quot;;&quot;nein&quot;)" office:value-type="string" office:string-value="nein" calcext:value-type="string">
            <text:p>nein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go</text:p>
          </table:table-cell>
          <table:table-cell table:style-name="ce4" table:formula="of:=IF([.A152]=[.B152];&quot;ja&quot;;&quot;nein&quot;)" office:value-type="string" office:string-value="nein" calcext:value-type="string">
            <text:p>nein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up</text:p>
          </table:table-cell>
          <table:table-cell table:style-name="ce4" table:formula="of:=IF([.A153]=[.B153];&quot;ja&quot;;&quot;nein&quot;)" office:value-type="string" office:string-value="nein" calcext:value-type="string">
            <text:p>nein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go</text:p>
          </table:table-cell>
          <table:table-cell table:style-name="ce4" table:formula="of:=IF([.A154]=[.B154];&quot;ja&quot;;&quot;nein&quot;)" office:value-type="string" office:string-value="nein" calcext:value-type="string">
            <text:p>nein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go</text:p>
          </table:table-cell>
          <table:table-cell table:style-name="ce4" table:formula="of:=IF([.A155]=[.B155];&quot;ja&quot;;&quot;nein&quot;)" office:value-type="string" office:string-value="nein" calcext:value-type="string">
            <text:p>nein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number-columns-repeated="2" table:style-name="ce2" office:value-type="string" calcext:value-type="string">
            <text:p>no</text:p>
          </table:table-cell>
          <table:table-cell table:style-name="ce4" table:formula="of:=IF([.A156]=[.B156];&quot;ja&quot;;&quot;nein&quot;)" office:value-type="string" office:string-value="ja" calcext:value-type="string">
            <text:p>ja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go</text:p>
          </table:table-cell>
          <table:table-cell table:style-name="ce4" table:formula="of:=IF([.A157]=[.B157];&quot;ja&quot;;&quot;nein&quot;)" office:value-type="string" office:string-value="nein" calcext:value-type="string">
            <text:p>nein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number-columns-repeated="2" table:style-name="ce2" office:value-type="string" calcext:value-type="string">
            <text:p>no</text:p>
          </table:table-cell>
          <table:table-cell table:style-name="ce4" table:formula="of:=IF([.A158]=[.B158];&quot;ja&quot;;&quot;nein&quot;)" office:value-type="string" office:string-value="ja" calcext:value-type="string">
            <text:p>ja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number-columns-repeated="2" table:style-name="ce2" office:value-type="string" calcext:value-type="string">
            <text:p>no</text:p>
          </table:table-cell>
          <table:table-cell table:style-name="ce4" table:formula="of:=IF([.A159]=[.B159];&quot;ja&quot;;&quot;nein&quot;)" office:value-type="string" office:string-value="ja" calcext:value-type="string">
            <text:p>ja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up</text:p>
          </table:table-cell>
          <table:table-cell table:style-name="ce4" table:formula="of:=IF([.A160]=[.B160];&quot;ja&quot;;&quot;nein&quot;)" office:value-type="string" office:string-value="nein" calcext:value-type="string">
            <text:p>nein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number-columns-repeated="2" table:style-name="ce2" office:value-type="string" calcext:value-type="string">
            <text:p>no</text:p>
          </table:table-cell>
          <table:table-cell table:style-name="ce4" table:formula="of:=IF([.A161]=[.B161];&quot;ja&quot;;&quot;nein&quot;)" office:value-type="string" office:string-value="ja" calcext:value-type="string">
            <text:p>ja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number-columns-repeated="2" table:style-name="ce2" office:value-type="string" calcext:value-type="string">
            <text:p>no</text:p>
          </table:table-cell>
          <table:table-cell table:style-name="ce4" table:formula="of:=IF([.A162]=[.B162];&quot;ja&quot;;&quot;nein&quot;)" office:value-type="string" office:string-value="ja" calcext:value-type="string">
            <text:p>ja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number-columns-repeated="2" table:style-name="ce2" office:value-type="string" calcext:value-type="string">
            <text:p>no</text:p>
          </table:table-cell>
          <table:table-cell table:style-name="ce4" table:formula="of:=IF([.A163]=[.B163];&quot;ja&quot;;&quot;nein&quot;)" office:value-type="string" office:string-value="ja" calcext:value-type="string">
            <text:p>ja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go</text:p>
          </table:table-cell>
          <table:table-cell table:style-name="ce4" table:formula="of:=IF([.A164]=[.B164];&quot;ja&quot;;&quot;nein&quot;)" office:value-type="string" office:string-value="nein" calcext:value-type="string">
            <text:p>nein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number-columns-repeated="2" table:style-name="ce2" office:value-type="string" calcext:value-type="string">
            <text:p>no</text:p>
          </table:table-cell>
          <table:table-cell table:style-name="ce4" table:formula="of:=IF([.A165]=[.B165];&quot;ja&quot;;&quot;nein&quot;)" office:value-type="string" office:string-value="ja" calcext:value-type="string">
            <text:p>ja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go</text:p>
          </table:table-cell>
          <table:table-cell table:style-name="ce4" table:formula="of:=IF([.A166]=[.B166];&quot;ja&quot;;&quot;nein&quot;)" office:value-type="string" office:string-value="nein" calcext:value-type="string">
            <text:p>nein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number-columns-repeated="2" table:style-name="ce2" office:value-type="string" calcext:value-type="string">
            <text:p>no</text:p>
          </table:table-cell>
          <table:table-cell table:style-name="ce4" table:formula="of:=IF([.A167]=[.B167];&quot;ja&quot;;&quot;nein&quot;)" office:value-type="string" office:string-value="ja" calcext:value-type="string">
            <text:p>ja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down</text:p>
          </table:table-cell>
          <table:table-cell table:style-name="ce4" table:formula="of:=IF([.A168]=[.B168];&quot;ja&quot;;&quot;nein&quot;)" office:value-type="string" office:string-value="nein" calcext:value-type="string">
            <text:p>nein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go</text:p>
          </table:table-cell>
          <table:table-cell table:style-name="ce4" table:formula="of:=IF([.A169]=[.B169];&quot;ja&quot;;&quot;nein&quot;)" office:value-type="string" office:string-value="nein" calcext:value-type="string">
            <text:p>nein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number-columns-repeated="2" table:style-name="ce2" office:value-type="string" calcext:value-type="string">
            <text:p>no</text:p>
          </table:table-cell>
          <table:table-cell table:style-name="ce4" table:formula="of:=IF([.A170]=[.B170];&quot;ja&quot;;&quot;nein&quot;)" office:value-type="string" office:string-value="ja" calcext:value-type="string">
            <text:p>ja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number-columns-repeated="2" table:style-name="ce2" office:value-type="string" calcext:value-type="string">
            <text:p>no</text:p>
          </table:table-cell>
          <table:table-cell table:style-name="ce4" table:formula="of:=IF([.A171]=[.B171];&quot;ja&quot;;&quot;nein&quot;)" office:value-type="string" office:string-value="ja" calcext:value-type="string">
            <text:p>ja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up</text:p>
          </table:table-cell>
          <table:table-cell table:style-name="ce4" table:formula="of:=IF([.A172]=[.B172];&quot;ja&quot;;&quot;nein&quot;)" office:value-type="string" office:string-value="nein" calcext:value-type="string">
            <text:p>nein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number-columns-repeated="2" table:style-name="ce2" office:value-type="string" calcext:value-type="string">
            <text:p>no</text:p>
          </table:table-cell>
          <table:table-cell table:style-name="ce4" table:formula="of:=IF([.A173]=[.B173];&quot;ja&quot;;&quot;nein&quot;)" office:value-type="string" office:string-value="ja" calcext:value-type="string">
            <text:p>ja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up</text:p>
          </table:table-cell>
          <table:table-cell table:style-name="ce4" table:formula="of:=IF([.A174]=[.B174];&quot;ja&quot;;&quot;nein&quot;)" office:value-type="string" office:string-value="nein" calcext:value-type="string">
            <text:p>nein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number-columns-repeated="2" table:style-name="ce2" office:value-type="string" calcext:value-type="string">
            <text:p>no</text:p>
          </table:table-cell>
          <table:table-cell table:style-name="ce4" table:formula="of:=IF([.A175]=[.B175];&quot;ja&quot;;&quot;nein&quot;)" office:value-type="string" office:string-value="ja" calcext:value-type="string">
            <text:p>ja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number-columns-repeated="2" table:style-name="ce2" office:value-type="string" calcext:value-type="string">
            <text:p>no</text:p>
          </table:table-cell>
          <table:table-cell table:style-name="ce4" table:formula="of:=IF([.A176]=[.B176];&quot;ja&quot;;&quot;nein&quot;)" office:value-type="string" office:string-value="ja" calcext:value-type="string">
            <text:p>ja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go</text:p>
          </table:table-cell>
          <table:table-cell table:style-name="ce4" table:formula="of:=IF([.A177]=[.B177];&quot;ja&quot;;&quot;nein&quot;)" office:value-type="string" office:string-value="nein" calcext:value-type="string">
            <text:p>nein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go</text:p>
          </table:table-cell>
          <table:table-cell table:style-name="ce4" table:formula="of:=IF([.A178]=[.B178];&quot;ja&quot;;&quot;nein&quot;)" office:value-type="string" office:string-value="nein" calcext:value-type="string">
            <text:p>nein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number-columns-repeated="2" table:style-name="ce2" office:value-type="string" calcext:value-type="string">
            <text:p>no</text:p>
          </table:table-cell>
          <table:table-cell table:style-name="ce4" table:formula="of:=IF([.A179]=[.B179];&quot;ja&quot;;&quot;nein&quot;)" office:value-type="string" office:string-value="ja" calcext:value-type="string">
            <text:p>ja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go</text:p>
          </table:table-cell>
          <table:table-cell table:style-name="ce4" table:formula="of:=IF([.A180]=[.B180];&quot;ja&quot;;&quot;nein&quot;)" office:value-type="string" office:string-value="nein" calcext:value-type="string">
            <text:p>nein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number-columns-repeated="2" table:style-name="ce2" office:value-type="string" calcext:value-type="string">
            <text:p>no</text:p>
          </table:table-cell>
          <table:table-cell table:style-name="ce4" table:formula="of:=IF([.A181]=[.B181];&quot;ja&quot;;&quot;nein&quot;)" office:value-type="string" office:string-value="ja" calcext:value-type="string">
            <text:p>ja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go</text:p>
          </table:table-cell>
          <table:table-cell table:style-name="ce2" office:value-type="string" calcext:value-type="string">
            <text:p>stop</text:p>
          </table:table-cell>
          <table:table-cell table:style-name="ce4" table:formula="of:=IF([.A182]=[.B182];&quot;ja&quot;;&quot;nein&quot;)" office:value-type="string" office:string-value="nein" calcext:value-type="string">
            <text:p>nein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go</text:p>
          </table:table-cell>
          <table:table-cell table:style-name="ce2" office:value-type="string" calcext:value-type="string">
            <text:p>up</text:p>
          </table:table-cell>
          <table:table-cell table:style-name="ce4" table:formula="of:=IF([.A183]=[.B183];&quot;ja&quot;;&quot;nein&quot;)" office:value-type="string" office:string-value="nein" calcext:value-type="string">
            <text:p>nein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number-columns-repeated="2" table:style-name="ce2" office:value-type="string" calcext:value-type="string">
            <text:p>go</text:p>
          </table:table-cell>
          <table:table-cell table:style-name="ce4" table:formula="of:=IF([.A184]=[.B184];&quot;ja&quot;;&quot;nein&quot;)" office:value-type="string" office:string-value="ja" calcext:value-type="string">
            <text:p>ja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go</text:p>
          </table:table-cell>
          <table:table-cell table:style-name="ce2" office:value-type="string" calcext:value-type="string">
            <text:p>no</text:p>
          </table:table-cell>
          <table:table-cell table:style-name="ce4" table:formula="of:=IF([.A185]=[.B185];&quot;ja&quot;;&quot;nein&quot;)" office:value-type="string" office:string-value="nein" calcext:value-type="string">
            <text:p>nein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go</text:p>
          </table:table-cell>
          <table:table-cell table:style-name="ce2" office:value-type="string" calcext:value-type="string">
            <text:p>no</text:p>
          </table:table-cell>
          <table:table-cell table:style-name="ce4" table:formula="of:=IF([.A186]=[.B186];&quot;ja&quot;;&quot;nein&quot;)" office:value-type="string" office:string-value="nein" calcext:value-type="string">
            <text:p>nein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number-columns-repeated="2" table:style-name="ce2" office:value-type="string" calcext:value-type="string">
            <text:p>go</text:p>
          </table:table-cell>
          <table:table-cell table:style-name="ce4" table:formula="of:=IF([.A187]=[.B187];&quot;ja&quot;;&quot;nein&quot;)" office:value-type="string" office:string-value="ja" calcext:value-type="string">
            <text:p>ja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go</text:p>
          </table:table-cell>
          <table:table-cell table:style-name="ce2" office:value-type="string" calcext:value-type="string">
            <text:p>no</text:p>
          </table:table-cell>
          <table:table-cell table:style-name="ce4" table:formula="of:=IF([.A188]=[.B188];&quot;ja&quot;;&quot;nein&quot;)" office:value-type="string" office:string-value="nein" calcext:value-type="string">
            <text:p>nein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go</text:p>
          </table:table-cell>
          <table:table-cell table:style-name="ce2" office:value-type="string" calcext:value-type="string">
            <text:p>down</text:p>
          </table:table-cell>
          <table:table-cell table:style-name="ce4" table:formula="of:=IF([.A189]=[.B189];&quot;ja&quot;;&quot;nein&quot;)" office:value-type="string" office:string-value="nein" calcext:value-type="string">
            <text:p>nein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go</text:p>
          </table:table-cell>
          <table:table-cell table:style-name="ce2" office:value-type="string" calcext:value-type="string">
            <text:p>up</text:p>
          </table:table-cell>
          <table:table-cell table:style-name="ce4" table:formula="of:=IF([.A190]=[.B190];&quot;ja&quot;;&quot;nein&quot;)" office:value-type="string" office:string-value="nein" calcext:value-type="string">
            <text:p>nein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number-columns-repeated="2" table:style-name="ce2" office:value-type="string" calcext:value-type="string">
            <text:p>go</text:p>
          </table:table-cell>
          <table:table-cell table:style-name="ce4" table:formula="of:=IF([.A191]=[.B191];&quot;ja&quot;;&quot;nein&quot;)" office:value-type="string" office:string-value="ja" calcext:value-type="string">
            <text:p>ja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go</text:p>
          </table:table-cell>
          <table:table-cell table:style-name="ce2" office:value-type="string" calcext:value-type="string">
            <text:p>down</text:p>
          </table:table-cell>
          <table:table-cell table:style-name="ce4" table:formula="of:=IF([.A192]=[.B192];&quot;ja&quot;;&quot;nein&quot;)" office:value-type="string" office:string-value="nein" calcext:value-type="string">
            <text:p>nein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number-columns-repeated="2" table:style-name="ce2" office:value-type="string" calcext:value-type="string">
            <text:p>go</text:p>
          </table:table-cell>
          <table:table-cell table:style-name="ce4" table:formula="of:=IF([.A193]=[.B193];&quot;ja&quot;;&quot;nein&quot;)" office:value-type="string" office:string-value="ja" calcext:value-type="string">
            <text:p>ja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number-columns-repeated="2" table:style-name="ce2" office:value-type="string" calcext:value-type="string">
            <text:p>go</text:p>
          </table:table-cell>
          <table:table-cell table:style-name="ce4" table:formula="of:=IF([.A194]=[.B194];&quot;ja&quot;;&quot;nein&quot;)" office:value-type="string" office:string-value="ja" calcext:value-type="string">
            <text:p>ja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number-columns-repeated="2" table:style-name="ce2" office:value-type="string" calcext:value-type="string">
            <text:p>go</text:p>
          </table:table-cell>
          <table:table-cell table:style-name="ce4" table:formula="of:=IF([.A195]=[.B195];&quot;ja&quot;;&quot;nein&quot;)" office:value-type="string" office:string-value="ja" calcext:value-type="string">
            <text:p>ja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go</text:p>
          </table:table-cell>
          <table:table-cell table:style-name="ce2" office:value-type="string" calcext:value-type="string">
            <text:p>left</text:p>
          </table:table-cell>
          <table:table-cell table:style-name="ce4" table:formula="of:=IF([.A196]=[.B196];&quot;ja&quot;;&quot;nein&quot;)" office:value-type="string" office:string-value="nein" calcext:value-type="string">
            <text:p>nein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go</text:p>
          </table:table-cell>
          <table:table-cell table:style-name="ce2" office:value-type="string" calcext:value-type="string">
            <text:p>no</text:p>
          </table:table-cell>
          <table:table-cell table:style-name="ce4" table:formula="of:=IF([.A197]=[.B197];&quot;ja&quot;;&quot;nein&quot;)" office:value-type="string" office:string-value="nein" calcext:value-type="string">
            <text:p>nein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go</text:p>
          </table:table-cell>
          <table:table-cell table:style-name="ce2" office:value-type="string" calcext:value-type="string">
            <text:p>no</text:p>
          </table:table-cell>
          <table:table-cell table:style-name="ce4" table:formula="of:=IF([.A198]=[.B198];&quot;ja&quot;;&quot;nein&quot;)" office:value-type="string" office:string-value="nein" calcext:value-type="string">
            <text:p>nein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go</text:p>
          </table:table-cell>
          <table:table-cell table:style-name="ce2" office:value-type="string" calcext:value-type="string">
            <text:p>no</text:p>
          </table:table-cell>
          <table:table-cell table:style-name="ce4" table:formula="of:=IF([.A199]=[.B199];&quot;ja&quot;;&quot;nein&quot;)" office:value-type="string" office:string-value="nein" calcext:value-type="string">
            <text:p>nein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go</text:p>
          </table:table-cell>
          <table:table-cell table:style-name="ce2" office:value-type="string" calcext:value-type="string">
            <text:p>no</text:p>
          </table:table-cell>
          <table:table-cell table:style-name="ce4" table:formula="of:=IF([.A200]=[.B200];&quot;ja&quot;;&quot;nein&quot;)" office:value-type="string" office:string-value="nein" calcext:value-type="string">
            <text:p>nein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go</text:p>
          </table:table-cell>
          <table:table-cell table:style-name="ce2" office:value-type="string" calcext:value-type="string">
            <text:p>down</text:p>
          </table:table-cell>
          <table:table-cell table:style-name="ce4" table:formula="of:=IF([.A201]=[.B201];&quot;ja&quot;;&quot;nein&quot;)" office:value-type="string" office:string-value="nein" calcext:value-type="string">
            <text:p>nein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go</text:p>
          </table:table-cell>
          <table:table-cell table:style-name="ce2" office:value-type="string" calcext:value-type="string">
            <text:p>up</text:p>
          </table:table-cell>
          <table:table-cell table:style-name="ce4" table:formula="of:=IF([.A202]=[.B202];&quot;ja&quot;;&quot;nein&quot;)" office:value-type="string" office:string-value="nein" calcext:value-type="string">
            <text:p>nein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go</text:p>
          </table:table-cell>
          <table:table-cell table:style-name="ce2" office:value-type="string" calcext:value-type="string">
            <text:p>no</text:p>
          </table:table-cell>
          <table:table-cell table:style-name="ce4" table:formula="of:=IF([.A203]=[.B203];&quot;ja&quot;;&quot;nein&quot;)" office:value-type="string" office:string-value="nein" calcext:value-type="string">
            <text:p>nein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go</text:p>
          </table:table-cell>
          <table:table-cell table:style-name="ce2" office:value-type="string" calcext:value-type="string">
            <text:p>no</text:p>
          </table:table-cell>
          <table:table-cell table:style-name="ce4" table:formula="of:=IF([.A204]=[.B204];&quot;ja&quot;;&quot;nein&quot;)" office:value-type="string" office:string-value="nein" calcext:value-type="string">
            <text:p>nein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number-columns-repeated="2" table:style-name="ce2" office:value-type="string" calcext:value-type="string">
            <text:p>go</text:p>
          </table:table-cell>
          <table:table-cell table:style-name="ce4" table:formula="of:=IF([.A205]=[.B205];&quot;ja&quot;;&quot;nein&quot;)" office:value-type="string" office:string-value="ja" calcext:value-type="string">
            <text:p>ja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number-columns-repeated="2" table:style-name="ce2" office:value-type="string" calcext:value-type="string">
            <text:p>go</text:p>
          </table:table-cell>
          <table:table-cell table:style-name="ce4" table:formula="of:=IF([.A206]=[.B206];&quot;ja&quot;;&quot;nein&quot;)" office:value-type="string" office:string-value="ja" calcext:value-type="string">
            <text:p>ja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number-columns-repeated="2" table:style-name="ce2" office:value-type="string" calcext:value-type="string">
            <text:p>go</text:p>
          </table:table-cell>
          <table:table-cell table:style-name="ce4" table:formula="of:=IF([.A207]=[.B207];&quot;ja&quot;;&quot;nein&quot;)" office:value-type="string" office:string-value="ja" calcext:value-type="string">
            <text:p>ja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go</text:p>
          </table:table-cell>
          <table:table-cell table:style-name="ce2" office:value-type="string" calcext:value-type="string">
            <text:p>up</text:p>
          </table:table-cell>
          <table:table-cell table:style-name="ce4" table:formula="of:=IF([.A208]=[.B208];&quot;ja&quot;;&quot;nein&quot;)" office:value-type="string" office:string-value="nein" calcext:value-type="string">
            <text:p>nein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go</text:p>
          </table:table-cell>
          <table:table-cell table:style-name="ce2" office:value-type="string" calcext:value-type="string">
            <text:p>up</text:p>
          </table:table-cell>
          <table:table-cell table:style-name="ce4" table:formula="of:=IF([.A209]=[.B209];&quot;ja&quot;;&quot;nein&quot;)" office:value-type="string" office:string-value="nein" calcext:value-type="string">
            <text:p>nein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go</text:p>
          </table:table-cell>
          <table:table-cell table:style-name="ce2" office:value-type="string" calcext:value-type="string">
            <text:p>left</text:p>
          </table:table-cell>
          <table:table-cell table:style-name="ce4" table:formula="of:=IF([.A210]=[.B210];&quot;ja&quot;;&quot;nein&quot;)" office:value-type="string" office:string-value="nein" calcext:value-type="string">
            <text:p>nein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number-columns-repeated="2" table:style-name="ce2" office:value-type="string" calcext:value-type="string">
            <text:p>go</text:p>
          </table:table-cell>
          <table:table-cell table:style-name="ce4" table:formula="of:=IF([.A211]=[.B211];&quot;ja&quot;;&quot;nein&quot;)" office:value-type="string" office:string-value="ja" calcext:value-type="string">
            <text:p>ja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stop</text:p>
          </table:table-cell>
          <table:table-cell table:style-name="ce2" office:value-type="string" calcext:value-type="string">
            <text:p>down</text:p>
          </table:table-cell>
          <table:table-cell table:style-name="ce4" table:formula="of:=IF([.A212]=[.B212];&quot;ja&quot;;&quot;nein&quot;)" office:value-type="string" office:string-value="nein" calcext:value-type="string">
            <text:p>nein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stop</text:p>
          </table:table-cell>
          <table:table-cell table:style-name="ce2" office:value-type="string" calcext:value-type="string">
            <text:p>up</text:p>
          </table:table-cell>
          <table:table-cell table:style-name="ce4" table:formula="of:=IF([.A213]=[.B213];&quot;ja&quot;;&quot;nein&quot;)" office:value-type="string" office:string-value="nein" calcext:value-type="string">
            <text:p>nein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number-columns-repeated="2" table:style-name="ce2" office:value-type="string" calcext:value-type="string">
            <text:p>stop</text:p>
          </table:table-cell>
          <table:table-cell table:style-name="ce4" table:formula="of:=IF([.A214]=[.B214];&quot;ja&quot;;&quot;nein&quot;)" office:value-type="string" office:string-value="ja" calcext:value-type="string">
            <text:p>ja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number-columns-repeated="2" table:style-name="ce2" office:value-type="string" calcext:value-type="string">
            <text:p>stop</text:p>
          </table:table-cell>
          <table:table-cell table:style-name="ce4" table:formula="of:=IF([.A215]=[.B215];&quot;ja&quot;;&quot;nein&quot;)" office:value-type="string" office:string-value="ja" calcext:value-type="string">
            <text:p>ja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number-columns-repeated="2" table:style-name="ce2" office:value-type="string" calcext:value-type="string">
            <text:p>stop</text:p>
          </table:table-cell>
          <table:table-cell table:style-name="ce4" table:formula="of:=IF([.A216]=[.B216];&quot;ja&quot;;&quot;nein&quot;)" office:value-type="string" office:string-value="ja" calcext:value-type="string">
            <text:p>ja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stop</text:p>
          </table:table-cell>
          <table:table-cell table:style-name="ce2" office:value-type="string" calcext:value-type="string">
            <text:p>up</text:p>
          </table:table-cell>
          <table:table-cell table:style-name="ce4" table:formula="of:=IF([.A217]=[.B217];&quot;ja&quot;;&quot;nein&quot;)" office:value-type="string" office:string-value="nein" calcext:value-type="string">
            <text:p>nein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number-columns-repeated="2" table:style-name="ce2" office:value-type="string" calcext:value-type="string">
            <text:p>stop</text:p>
          </table:table-cell>
          <table:table-cell table:style-name="ce4" table:formula="of:=IF([.A218]=[.B218];&quot;ja&quot;;&quot;nein&quot;)" office:value-type="string" office:string-value="ja" calcext:value-type="string">
            <text:p>ja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number-columns-repeated="2" table:style-name="ce2" office:value-type="string" calcext:value-type="string">
            <text:p>stop</text:p>
          </table:table-cell>
          <table:table-cell table:style-name="ce4" table:formula="of:=IF([.A219]=[.B219];&quot;ja&quot;;&quot;nein&quot;)" office:value-type="string" office:string-value="ja" calcext:value-type="string">
            <text:p>ja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number-columns-repeated="2" table:style-name="ce2" office:value-type="string" calcext:value-type="string">
            <text:p>stop</text:p>
          </table:table-cell>
          <table:table-cell table:style-name="ce4" table:formula="of:=IF([.A220]=[.B220];&quot;ja&quot;;&quot;nein&quot;)" office:value-type="string" office:string-value="ja" calcext:value-type="string">
            <text:p>ja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stop</text:p>
          </table:table-cell>
          <table:table-cell table:style-name="ce2" office:value-type="string" calcext:value-type="string">
            <text:p>up</text:p>
          </table:table-cell>
          <table:table-cell table:style-name="ce4" table:formula="of:=IF([.A221]=[.B221];&quot;ja&quot;;&quot;nein&quot;)" office:value-type="string" office:string-value="nein" calcext:value-type="string">
            <text:p>nein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stop</text:p>
          </table:table-cell>
          <table:table-cell table:style-name="ce2" office:value-type="string" calcext:value-type="string">
            <text:p>up</text:p>
          </table:table-cell>
          <table:table-cell table:style-name="ce4" table:formula="of:=IF([.A222]=[.B222];&quot;ja&quot;;&quot;nein&quot;)" office:value-type="string" office:string-value="nein" calcext:value-type="string">
            <text:p>nein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number-columns-repeated="2" table:style-name="ce2" office:value-type="string" calcext:value-type="string">
            <text:p>stop</text:p>
          </table:table-cell>
          <table:table-cell table:style-name="ce4" table:formula="of:=IF([.A223]=[.B223];&quot;ja&quot;;&quot;nein&quot;)" office:value-type="string" office:string-value="ja" calcext:value-type="string">
            <text:p>ja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number-columns-repeated="2" table:style-name="ce2" office:value-type="string" calcext:value-type="string">
            <text:p>stop</text:p>
          </table:table-cell>
          <table:table-cell table:style-name="ce4" table:formula="of:=IF([.A224]=[.B224];&quot;ja&quot;;&quot;nein&quot;)" office:value-type="string" office:string-value="ja" calcext:value-type="string">
            <text:p>ja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number-columns-repeated="2" table:style-name="ce2" office:value-type="string" calcext:value-type="string">
            <text:p>stop</text:p>
          </table:table-cell>
          <table:table-cell table:style-name="ce4" table:formula="of:=IF([.A225]=[.B225];&quot;ja&quot;;&quot;nein&quot;)" office:value-type="string" office:string-value="ja" calcext:value-type="string">
            <text:p>ja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stop</text:p>
          </table:table-cell>
          <table:table-cell table:style-name="ce2" office:value-type="string" calcext:value-type="string">
            <text:p>up</text:p>
          </table:table-cell>
          <table:table-cell table:style-name="ce4" table:formula="of:=IF([.A226]=[.B226];&quot;ja&quot;;&quot;nein&quot;)" office:value-type="string" office:string-value="nein" calcext:value-type="string">
            <text:p>nein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stop</text:p>
          </table:table-cell>
          <table:table-cell table:style-name="ce2" office:value-type="string" calcext:value-type="string">
            <text:p>up</text:p>
          </table:table-cell>
          <table:table-cell table:style-name="ce4" table:formula="of:=IF([.A227]=[.B227];&quot;ja&quot;;&quot;nein&quot;)" office:value-type="string" office:string-value="nein" calcext:value-type="string">
            <text:p>nein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number-columns-repeated="2" table:style-name="ce2" office:value-type="string" calcext:value-type="string">
            <text:p>stop</text:p>
          </table:table-cell>
          <table:table-cell table:style-name="ce4" table:formula="of:=IF([.A228]=[.B228];&quot;ja&quot;;&quot;nein&quot;)" office:value-type="string" office:string-value="ja" calcext:value-type="string">
            <text:p>ja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number-columns-repeated="2" table:style-name="ce2" office:value-type="string" calcext:value-type="string">
            <text:p>stop</text:p>
          </table:table-cell>
          <table:table-cell table:style-name="ce4" table:formula="of:=IF([.A229]=[.B229];&quot;ja&quot;;&quot;nein&quot;)" office:value-type="string" office:string-value="ja" calcext:value-type="string">
            <text:p>ja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stop</text:p>
          </table:table-cell>
          <table:table-cell table:style-name="ce2" office:value-type="string" calcext:value-type="string">
            <text:p>up</text:p>
          </table:table-cell>
          <table:table-cell table:style-name="ce4" table:formula="of:=IF([.A230]=[.B230];&quot;ja&quot;;&quot;nein&quot;)" office:value-type="string" office:string-value="nein" calcext:value-type="string">
            <text:p>nein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number-columns-repeated="2" table:style-name="ce2" office:value-type="string" calcext:value-type="string">
            <text:p>stop</text:p>
          </table:table-cell>
          <table:table-cell table:style-name="ce4" table:formula="of:=IF([.A231]=[.B231];&quot;ja&quot;;&quot;nein&quot;)" office:value-type="string" office:string-value="ja" calcext:value-type="string">
            <text:p>ja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number-columns-repeated="2" table:style-name="ce2" office:value-type="string" calcext:value-type="string">
            <text:p>stop</text:p>
          </table:table-cell>
          <table:table-cell table:style-name="ce4" table:formula="of:=IF([.A232]=[.B232];&quot;ja&quot;;&quot;nein&quot;)" office:value-type="string" office:string-value="ja" calcext:value-type="string">
            <text:p>ja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number-columns-repeated="2" table:style-name="ce2" office:value-type="string" calcext:value-type="string">
            <text:p>stop</text:p>
          </table:table-cell>
          <table:table-cell table:style-name="ce4" table:formula="of:=IF([.A233]=[.B233];&quot;ja&quot;;&quot;nein&quot;)" office:value-type="string" office:string-value="ja" calcext:value-type="string">
            <text:p>ja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stop</text:p>
          </table:table-cell>
          <table:table-cell table:style-name="ce2" office:value-type="string" calcext:value-type="string">
            <text:p>yes</text:p>
          </table:table-cell>
          <table:table-cell table:style-name="ce4" table:formula="of:=IF([.A234]=[.B234];&quot;ja&quot;;&quot;nein&quot;)" office:value-type="string" office:string-value="nein" calcext:value-type="string">
            <text:p>nein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stop</text:p>
          </table:table-cell>
          <table:table-cell table:style-name="ce2" office:value-type="string" calcext:value-type="string">
            <text:p>up</text:p>
          </table:table-cell>
          <table:table-cell table:style-name="ce4" table:formula="of:=IF([.A235]=[.B235];&quot;ja&quot;;&quot;nein&quot;)" office:value-type="string" office:string-value="nein" calcext:value-type="string">
            <text:p>nein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stop</text:p>
          </table:table-cell>
          <table:table-cell table:style-name="ce2" office:value-type="string" calcext:value-type="string">
            <text:p>up</text:p>
          </table:table-cell>
          <table:table-cell table:style-name="ce4" table:formula="of:=IF([.A236]=[.B236];&quot;ja&quot;;&quot;nein&quot;)" office:value-type="string" office:string-value="nein" calcext:value-type="string">
            <text:p>nein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stop</text:p>
          </table:table-cell>
          <table:table-cell table:style-name="ce2" office:value-type="string" calcext:value-type="string">
            <text:p>up</text:p>
          </table:table-cell>
          <table:table-cell table:style-name="ce4" table:formula="of:=IF([.A237]=[.B237];&quot;ja&quot;;&quot;nein&quot;)" office:value-type="string" office:string-value="nein" calcext:value-type="string">
            <text:p>nein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stop</text:p>
          </table:table-cell>
          <table:table-cell table:style-name="ce2" office:value-type="string" calcext:value-type="string">
            <text:p>no</text:p>
          </table:table-cell>
          <table:table-cell table:style-name="ce4" table:formula="of:=IF([.A238]=[.B238];&quot;ja&quot;;&quot;nein&quot;)" office:value-type="string" office:string-value="nein" calcext:value-type="string">
            <text:p>nein</text:p>
          </table:table-cell>
          <table:table-cell table:style-name="ce2"/>
          <table:table-cell table:style-name="ce6"/>
          <table:table-cell table:style-name="ce2" table:number-columns-repeated="21"/>
          <table:table-cell table:number-columns-repeated="998"/>
        </table:table-row>
        <table:table-row table:style-name="ro1">
          <table:table-cell table:number-columns-repeated="2" table:style-name="ce2" office:value-type="string" calcext:value-type="string">
            <text:p>stop</text:p>
          </table:table-cell>
          <table:table-cell table:style-name="ce4" table:formula="of:=IF([.A239]=[.B239];&quot;ja&quot;;&quot;nein&quot;)" office:value-type="string" office:string-value="ja" calcext:value-type="string">
            <text:p>ja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number-columns-repeated="2" table:style-name="ce2" office:value-type="string" calcext:value-type="string">
            <text:p>stop</text:p>
          </table:table-cell>
          <table:table-cell table:style-name="ce4" table:formula="of:=IF([.A240]=[.B240];&quot;ja&quot;;&quot;nein&quot;)" office:value-type="string" office:string-value="ja" calcext:value-type="string">
            <text:p>ja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stop</text:p>
          </table:table-cell>
          <table:table-cell table:style-name="ce2" office:value-type="string" calcext:value-type="string">
            <text:p>left</text:p>
          </table:table-cell>
          <table:table-cell table:style-name="ce4" table:formula="of:=IF([.A241]=[.B241];&quot;ja&quot;;&quot;nein&quot;)" office:value-type="string" office:string-value="nein" calcext:value-type="string">
            <text:p>nein</text:p>
          </table:table-cell>
          <table:table-cell table:style-name="ce2" table:number-columns-repeated="23"/>
          <table:table-cell table:number-columns-repeated="998"/>
        </table:table-row>
        <table:table-row table:style-name="ro1" table:number-rows-repeated="759">
          <table:table-cell table:style-name="ce2" table:number-columns-repeated="2"/>
          <table:table-cell table:style-name="ce4"/>
          <table:table-cell table:style-name="ce2" table:number-columns-repeated="23"/>
          <table:table-cell table:number-columns-repeated="99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Versuch1 (Fenstermethode)'.G4:'Versuch1 (Fenstermethode)'.N11">
            <calcext:color-scale>
              <calcext:color-scale-entry calcext:value="=0" calcext:type="formula" calcext:color="#e67c73"/>
              <calcext:color-scale-entry calcext:value="=0.5" calcext:type="formula" calcext:color="#ffd666"/>
              <calcext:color-scale-entry calcext:value="=1" calcext:type="formula" calcext:color="#57bb8a"/>
            </calcext:color-scale>
          </calcext:conditional-format>
          <calcext:conditional-format calcext:target-range-address="'Versuch1 (Fenstermethode)'.C1:'Versuch1 (Fenstermethode)'.C1000">
            <calcext:condition calcext:apply-style-name="ConditionalStyle_1" calcext:value="=&quot;ja&quot;" calcext:base-cell-address="'Versuch1 (Fenstermethode)'.C1"/>
          </calcext:conditional-format>
          <calcext:conditional-format calcext:target-range-address="'Versuch1 (Fenstermethode)'.C1:'Versuch1 (Fenstermethode)'.C1000">
            <calcext:condition calcext:apply-style-name="ConditionalStyle_2" calcext:value="=&quot;nein&quot;" calcext:base-cell-address="'Versuch1 (Fenstermethode)'.C1"/>
          </calcext:conditional-format>
          <calcext:conditional-format calcext:target-range-address="'Versuch1 (Fenstermethode)'.E238:'Versuch1 (Fenstermethode)'.E238">
            <calcext:color-scale>
              <calcext:color-scale-entry calcext:value="0" calcext:type="minimum" calcext:color="#57bb8a"/>
              <calcext:color-scale-entry calcext:value="0" calcext:type="maximum" calcext:color="#ffffff"/>
            </calcext:color-scale>
          </calcext:conditional-format>
        </calcext:conditional-formats>
      </table:table>
      <table:table table:name="Versuch2" table:style-name="ta2">
        <table:table-column table:style-name="co1" table:number-columns-repeated="5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1010" table:default-cell-style-name="Default"/>
        <table:table-row table:style-name="ro1">
          <table:table-cell table:style-name="ce1" office:value-type="string" calcext:value-type="string">
            <text:p>gesagt</text:p>
          </table:table-cell>
          <table:table-cell table:style-name="ce1" office:value-type="string" calcext:value-type="string">
            <text:p>predicted</text:p>
          </table:table-cell>
          <table:table-cell table:style-name="ce24" office:value-type="string" calcext:value-type="string">
            <text:p>richtig?</text:p>
          </table:table-cell>
          <table:table-cell table:style-name="ce1" table:number-columns-repeated="23"/>
          <table:table-cell table:number-columns-repeated="998"/>
        </table:table-row>
        <table:table-row table:style-name="ro1">
          <table:table-cell table:number-columns-repeated="2" table:style-name="ce2" office:value-type="string" calcext:value-type="string">
            <text:p>left</text:p>
          </table:table-cell>
          <table:table-cell table:style-name="ce25" table:formula="of:=IF([.A2]=[.B2];&quot;ja&quot;;&quot;nein&quot;)" office:value-type="string" office:string-value="ja" calcext:value-type="string">
            <text:p>ja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number-columns-repeated="2" table:style-name="ce2" office:value-type="string" calcext:value-type="string">
            <text:p>left</text:p>
          </table:table-cell>
          <table:table-cell table:style-name="ce25" table:formula="of:=IF([.A3]=[.B3];&quot;ja&quot;;&quot;nein&quot;)" office:value-type="string" office:string-value="ja" calcext:value-type="string">
            <text:p>ja</text:p>
          </table:table-cell>
          <table:table-cell table:style-name="ce2"/>
          <table:table-cell table:style-name="ce5" office:value-type="string" calcext:value-type="string">
            <text:p>Ergebnis:</text:p>
          </table:table-cell>
          <table:table-cell table:style-name="ce7" office:value-type="string" calcext:value-type="string">
            <text:p>gesagt\predicted</text:p>
          </table:table-cell>
          <table:table-cell table:style-name="ce11" office:value-type="string" calcext:value-type="string">
            <text:p>left</text:p>
          </table:table-cell>
          <table:table-cell table:style-name="ce9" office:value-type="string" calcext:value-type="string">
            <text:p>right</text:p>
          </table:table-cell>
          <table:table-cell table:style-name="ce9" office:value-type="string" calcext:value-type="string">
            <text:p>up</text:p>
          </table:table-cell>
          <table:table-cell table:style-name="ce9" office:value-type="string" calcext:value-type="string">
            <text:p>down</text:p>
          </table:table-cell>
          <table:table-cell table:style-name="ce9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go</text:p>
          </table:table-cell>
          <table:table-cell table:style-name="ce9" office:value-type="string" calcext:value-type="string">
            <text:p>stop</text:p>
          </table:table-cell>
          <table:table-cell table:style-name="ce21" office:value-type="string" calcext:value-type="string">
            <text:p>∑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office:value-type="string" calcext:value-type="string">
            <text:p>left</text:p>
          </table:table-cell>
          <table:table-cell table:style-name="ce2" office:value-type="string" calcext:value-type="string">
            <text:p>down</text:p>
          </table:table-cell>
          <table:table-cell table:style-name="ce25" table:formula="of:=IF([.A4]=[.B4];&quot;ja&quot;;&quot;nein&quot;)" office:value-type="string" office:string-value="nein" calcext:value-type="string">
            <text:p>nein</text:p>
          </table:table-cell>
          <table:table-cell table:style-name="ce2"/>
          <table:table-cell table:style-name="ce5"/>
          <table:table-cell table:style-name="ce8" office:value-type="string" calcext:value-type="string">
            <text:p>left</text:p>
          </table:table-cell>
          <table:table-cell table:style-name="ce27" table:formula="of:=COUNTIFS([.A2:.A1000];&quot;left&quot;;[.C2:.C1000];&quot;ja&quot;)/COUNTIF([.A2:.A1000];&quot;left&quot;)" office:value-type="percentage" office:value="0.6666666667" calcext:value-type="percentage">
            <text:p>66.67%</text:p>
          </table:table-cell>
          <table:table-cell table:style-name="ce31" table:formula="of:=COUNTIFS([.A2:.A1000];&quot;left&quot;;[.B2:.B1000];&quot;right&quot;)/COUNTIF([.A2:.A1000];&quot;left&quot;)" office:value-type="percentage" office:value="0" calcext:value-type="percentage">
            <text:p>0.00%</text:p>
          </table:table-cell>
          <table:table-cell table:style-name="ce34" table:formula="of:=COUNTIFS([.A2:.A1000];&quot;left&quot;;[.B2:.B1000];&quot;up&quot;)/COUNTIF([.A2:.A1000];&quot;left&quot;)" office:value-type="percentage" office:value="0.1333333333" calcext:value-type="percentage">
            <text:p>13.33%</text:p>
          </table:table-cell>
          <table:table-cell table:style-name="ce33" table:formula="of:=COUNTIFS([.A2:.A1000];&quot;left&quot;;[.B2:.B1000];&quot;down&quot;)/COUNTIF([.A2:.A1000];&quot;left&quot;)" office:value-type="percentage" office:value="0.06666666667" calcext:value-type="percentage">
            <text:p>6.67%</text:p>
          </table:table-cell>
          <table:table-cell table:style-name="ce34" table:formula="of:=COUNTIFS([.A2:.A1000];&quot;left&quot;;[.B2:.B1000];&quot;yes&quot;)/COUNTIF([.A2:.A1000];&quot;left&quot;)" office:value-type="percentage" office:value="0" calcext:value-type="percentage">
            <text:p>0.00%</text:p>
          </table:table-cell>
          <table:table-cell table:style-name="ce33" table:formula="of:=COUNTIFS([.A2:.A1000];&quot;left&quot;;[.B2:.B1000];&quot;no&quot;)/COUNTIF([.A2:.A1000];&quot;left&quot;)" office:value-type="percentage" office:value="0" calcext:value-type="percentage">
            <text:p>0.00%</text:p>
          </table:table-cell>
          <table:table-cell table:style-name="ce34" table:formula="of:=COUNTIFS([.A2:.A1000];&quot;left&quot;;[.B2:.B1000];&quot;go&quot;)/COUNTIF([.A2:.A1000];&quot;left&quot;)" office:value-type="percentage" office:value="0.03333333333" calcext:value-type="percentage">
            <text:p>3.33%</text:p>
          </table:table-cell>
          <table:table-cell table:style-name="ce33" table:formula="of:=COUNTIFS([.A2:.A1000];&quot;left&quot;;[.B2:.B1000];&quot;stop&quot;)/COUNTIF([.A2:.A1000];&quot;left&quot;)" office:value-type="percentage" office:value="0.1" calcext:value-type="percentage">
            <text:p>10.00%</text:p>
          </table:table-cell>
          <table:table-cell table:style-name="ce22" table:formula="of:=SUM([.G4:.N4])" office:value-type="percentage" office:value="1" calcext:value-type="percentage">
            <text:p>100.00%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number-columns-repeated="2" table:style-name="ce2" office:value-type="string" calcext:value-type="string">
            <text:p>left</text:p>
          </table:table-cell>
          <table:table-cell table:style-name="ce25" table:formula="of:=IF([.A5]=[.B5];&quot;ja&quot;;&quot;nein&quot;)" office:value-type="string" office:string-value="ja" calcext:value-type="string">
            <text:p>ja</text:p>
          </table:table-cell>
          <table:table-cell table:style-name="ce2"/>
          <table:table-cell table:style-name="ce5"/>
          <table:table-cell table:style-name="ce9" office:value-type="string" calcext:value-type="string">
            <text:p>right</text:p>
          </table:table-cell>
          <table:table-cell table:style-name="ce28" table:formula="of:=COUNTIFS([.A2:.A1000];&quot;right&quot;;[.B2:.B1000];&quot;left&quot;)/COUNTIF([.A2:.A1000];&quot;right&quot;)" office:value-type="percentage" office:value="0.2" calcext:value-type="percentage">
            <text:p>20.00%</text:p>
          </table:table-cell>
          <table:table-cell table:style-name="ce27" table:formula="of:=COUNTIFS([.A2:.A1000];&quot;right&quot;;[.C2:.C1000];&quot;ja&quot;)/COUNTIF([.A2:.A1000];&quot;right&quot;)" office:value-type="percentage" office:value="0.3" calcext:value-type="percentage">
            <text:p>30.00%</text:p>
          </table:table-cell>
          <table:table-cell table:style-name="ce31" table:formula="of:=COUNTIFS([.A2:.A1000];&quot;right&quot;;[.B2:.B1000];&quot;up&quot;)/COUNTIF([.A2:.A1000];&quot;right&quot;)" office:value-type="percentage" office:value="0.3333333333" calcext:value-type="percentage">
            <text:p>33.33%</text:p>
          </table:table-cell>
          <table:table-cell table:style-name="ce33" table:formula="of:=COUNTIFS([.A2:.A1000];&quot;right&quot;;[.B2:.B1000];&quot;down&quot;)/COUNTIF([.A2:.A1000];&quot;right&quot;)" office:value-type="percentage" office:value="0" calcext:value-type="percentage">
            <text:p>0.00%</text:p>
          </table:table-cell>
          <table:table-cell table:style-name="ce33" table:formula="of:=COUNTIFS([.A2:.A1000];&quot;right&quot;;[.B2:.B1000];&quot;yes&quot;)/COUNTIF([.A2:.A1000];&quot;right&quot;)" office:value-type="percentage" office:value="0" calcext:value-type="percentage">
            <text:p>0.00%</text:p>
          </table:table-cell>
          <table:table-cell table:style-name="ce33" table:formula="of:=COUNTIFS([.A2:.A1000];&quot;right&quot;;[.B2:.B1000];&quot;no&quot;)/COUNTIF([.A2:.A1000];&quot;right&quot;)" office:value-type="percentage" office:value="0" calcext:value-type="percentage">
            <text:p>0.00%</text:p>
          </table:table-cell>
          <table:table-cell table:style-name="ce33" table:formula="of:=COUNTIFS([.A2:.A1000];&quot;right&quot;;[.B2:.B1000];&quot;go&quot;)/COUNTIF([.A2:.A1000];&quot;right&quot;)" office:value-type="percentage" office:value="0.06666666667" calcext:value-type="percentage">
            <text:p>6.67%</text:p>
          </table:table-cell>
          <table:table-cell table:style-name="ce33" table:formula="of:=COUNTIFS([.A2:.A1000];&quot;right&quot;;[.B2:.B1000];&quot;stop&quot;)/COUNTIF([.A2:.A1000];&quot;right&quot;)" office:value-type="percentage" office:value="0.1" calcext:value-type="percentage">
            <text:p>10.00%</text:p>
          </table:table-cell>
          <table:table-cell table:style-name="ce22" table:formula="of:=SUM([.G5:.N5])" office:value-type="percentage" office:value="0.99999999997" calcext:value-type="percentage">
            <text:p>100.00%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number-columns-repeated="2" table:style-name="ce2" office:value-type="string" calcext:value-type="string">
            <text:p>left</text:p>
          </table:table-cell>
          <table:table-cell table:style-name="ce25" table:formula="of:=IF([.A6]=[.B6];&quot;ja&quot;;&quot;nein&quot;)" office:value-type="string" office:string-value="ja" calcext:value-type="string">
            <text:p>ja</text:p>
          </table:table-cell>
          <table:table-cell table:style-name="ce2"/>
          <table:table-cell table:style-name="ce5"/>
          <table:table-cell table:style-name="ce9" office:value-type="string" calcext:value-type="string">
            <text:p>up</text:p>
          </table:table-cell>
          <table:table-cell table:style-name="ce29" table:formula="of:=COUNTIFS([.A2:.A1000];&quot;up&quot;;[.B2:.B1000];&quot;left&quot;)/COUNTIF([.A2:.A1000];&quot;up&quot;)" office:value-type="percentage" office:value="0.06666666667" calcext:value-type="percentage">
            <text:p>6.67%</text:p>
          </table:table-cell>
          <table:table-cell table:style-name="ce32" table:formula="of:=COUNTIFS([.A2:.A1000];&quot;up&quot;;[.B2:.B1000];&quot;right&quot;)/COUNTIF([.A2:.A1000];&quot;up&quot;)" office:value-type="percentage" office:value="0" calcext:value-type="percentage">
            <text:p>0.00%</text:p>
          </table:table-cell>
          <table:table-cell table:style-name="ce27" table:formula="of:=COUNTIFS([.A2:.A1000];&quot;up&quot;;[.C2:.C1000];&quot;ja&quot;)/COUNTIF([.A2:.A1000];&quot;up&quot;)" office:value-type="percentage" office:value="0.7666666667" calcext:value-type="percentage">
            <text:p>76.67%</text:p>
          </table:table-cell>
          <table:table-cell table:style-name="ce31" table:formula="of:=COUNTIFS([.A2:.A1000];&quot;up&quot;;[.B2:.B1000];&quot;down&quot;)/COUNTIF([.A2:.A1000];&quot;up&quot;)" office:value-type="percentage" office:value="0.06666666667" calcext:value-type="percentage">
            <text:p>6.67%</text:p>
          </table:table-cell>
          <table:table-cell table:style-name="ce33" table:formula="of:=COUNTIFS([.A2:.A1000];&quot;up&quot;;[.B2:.B1000];&quot;yes&quot;)/COUNTIF([.A2:.A1000];&quot;up&quot;)" office:value-type="percentage" office:value="0" calcext:value-type="percentage">
            <text:p>0.00%</text:p>
          </table:table-cell>
          <table:table-cell table:style-name="ce33" table:formula="of:=COUNTIFS([.A2:.A1000];&quot;up&quot;;[.B2:.B1000];&quot;no&quot;)/COUNTIF([.A2:.A1000];&quot;up&quot;)" office:value-type="percentage" office:value="0" calcext:value-type="percentage">
            <text:p>0.00%</text:p>
          </table:table-cell>
          <table:table-cell table:style-name="ce33" table:formula="of:=COUNTIFS([.A2:.A1000];&quot;up&quot;;[.B2:.B1000];&quot;go&quot;)/COUNTIF([.A2:.A1000];&quot;up&quot;)" office:value-type="percentage" office:value="0" calcext:value-type="percentage">
            <text:p>0.00%</text:p>
          </table:table-cell>
          <table:table-cell table:style-name="ce33" table:formula="of:=COUNTIFS([.A2:.A1000];&quot;up&quot;;[.B2:.B1000];&quot;stop&quot;)/COUNTIF([.A2:.A1000];&quot;up&quot;)" office:value-type="percentage" office:value="0.1" calcext:value-type="percentage">
            <text:p>10.00%</text:p>
          </table:table-cell>
          <table:table-cell table:style-name="ce22" table:formula="of:=SUM([.G6:.N6])" office:value-type="percentage" office:value="1.00000000004" calcext:value-type="percentage">
            <text:p>100.00%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number-columns-repeated="2" table:style-name="ce2" office:value-type="string" calcext:value-type="string">
            <text:p>left</text:p>
          </table:table-cell>
          <table:table-cell table:style-name="ce25" table:formula="of:=IF([.A7]=[.B7];&quot;ja&quot;;&quot;nein&quot;)" office:value-type="string" office:string-value="ja" calcext:value-type="string">
            <text:p>ja</text:p>
          </table:table-cell>
          <table:table-cell table:style-name="ce2"/>
          <table:table-cell table:style-name="ce5"/>
          <table:table-cell table:style-name="ce9" office:value-type="string" calcext:value-type="string">
            <text:p>down</text:p>
          </table:table-cell>
          <table:table-cell table:style-name="ce29" table:formula="of:=COUNTIFS([.A2:.A1000];&quot;down&quot;;[.B2:.B1000];&quot;left&quot;)/COUNTIF([.A2:.A1000];&quot;down&quot;)" office:value-type="percentage" office:value="0.03333333333" calcext:value-type="percentage">
            <text:p>3.33%</text:p>
          </table:table-cell>
          <table:table-cell table:style-name="ce33" table:formula="of:=COUNTIFS([.A2:.A1000];&quot;down&quot;;[.B2:.B1000];&quot;right&quot;)/COUNTIF([.A2:.A1000];&quot;down&quot;)" office:value-type="percentage" office:value="0" calcext:value-type="percentage">
            <text:p>0.00%</text:p>
          </table:table-cell>
          <table:table-cell table:style-name="ce32" table:formula="of:=COUNTIFS([.A2:.A1000];&quot;down&quot;;[.B2:.B1000];&quot;up&quot;)/COUNTIF([.A2:.A1000];&quot;down&quot;)" office:value-type="percentage" office:value="0.1666666667" calcext:value-type="percentage">
            <text:p>16.67%</text:p>
          </table:table-cell>
          <table:table-cell table:style-name="ce27" table:formula="of:=COUNTIFS([.A2:.A1000];&quot;down&quot;;[.C2:.C1000];&quot;ja&quot;)/COUNTIF([.A2:.A1000];&quot;down&quot;)" office:value-type="percentage" office:value="0.4" calcext:value-type="percentage">
            <text:p>40.00%</text:p>
          </table:table-cell>
          <table:table-cell table:style-name="ce31" table:formula="of:=COUNTIFS([.A2:.A1000];&quot;down&quot;;[.B2:.B1000];&quot;yes&quot;)/COUNTIF([.A2:.A1000];&quot;down&quot;)" office:value-type="percentage" office:value="0" calcext:value-type="percentage">
            <text:p>0.00%</text:p>
          </table:table-cell>
          <table:table-cell table:style-name="ce33" table:formula="of:=COUNTIFS([.A2:.A1000];&quot;down&quot;;[.B2:.B1000];&quot;no&quot;)/COUNTIF([.A2:.A1000];&quot;down&quot;)" office:value-type="percentage" office:value="0" calcext:value-type="percentage">
            <text:p>0.00%</text:p>
          </table:table-cell>
          <table:table-cell table:style-name="ce33" table:formula="of:=COUNTIFS([.A2:.A1000];&quot;down&quot;;[.B2:.B1000];&quot;go&quot;)/COUNTIF([.A2:.A1000];&quot;down&quot;)" office:value-type="percentage" office:value="0.2666666667" calcext:value-type="percentage">
            <text:p>26.67%</text:p>
          </table:table-cell>
          <table:table-cell table:style-name="ce34" table:formula="of:=COUNTIFS([.A2:.A1000];&quot;down&quot;;[.B2:.B1000];&quot;stop&quot;)/COUNTIF([.A2:.A1000];&quot;down&quot;)" office:value-type="percentage" office:value="0.1333333333" calcext:value-type="percentage">
            <text:p>13.33%</text:p>
          </table:table-cell>
          <table:table-cell table:style-name="ce22" table:formula="of:=SUM([.G7:.N7])" office:value-type="percentage" office:value="1.00000000003" calcext:value-type="percentage">
            <text:p>100.00%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number-columns-repeated="2" table:style-name="ce2" office:value-type="string" calcext:value-type="string">
            <text:p>left</text:p>
          </table:table-cell>
          <table:table-cell table:style-name="ce25" table:formula="of:=IF([.A8]=[.B8];&quot;ja&quot;;&quot;nein&quot;)" office:value-type="string" office:string-value="ja" calcext:value-type="string">
            <text:p>ja</text:p>
          </table:table-cell>
          <table:table-cell table:style-name="ce2"/>
          <table:table-cell table:style-name="ce5"/>
          <table:table-cell table:style-name="ce9" office:value-type="string" calcext:value-type="string">
            <text:p>yes</text:p>
          </table:table-cell>
          <table:table-cell table:style-name="ce29" table:formula="of:=COUNTIFS([.A2:.A1000];&quot;yes&quot;;[.B2:.B1000];&quot;left&quot;)/COUNTIF([.A2:.A1000];&quot;yes&quot;)" office:value-type="percentage" office:value="0.1666666667" calcext:value-type="percentage">
            <text:p>16.67%</text:p>
          </table:table-cell>
          <table:table-cell table:style-name="ce33" table:formula="of:=COUNTIFS([.A2:.A1000];&quot;yes&quot;;[.B2:.B1000];&quot;right&quot;)/COUNTIF([.A2:.A1000];&quot;yes&quot;)" office:value-type="percentage" office:value="0.06666666667" calcext:value-type="percentage">
            <text:p>6.67%</text:p>
          </table:table-cell>
          <table:table-cell table:style-name="ce33" table:formula="of:=COUNTIFS([.A2:.A1000];&quot;yes&quot;;[.B2:.B1000];&quot;up&quot;)/COUNTIF([.A2:.A1000];&quot;yes&quot;)" office:value-type="percentage" office:value="0.1" calcext:value-type="percentage">
            <text:p>10.00%</text:p>
          </table:table-cell>
          <table:table-cell table:style-name="ce32" table:formula="of:=COUNTIFS([.A2:.A1000];&quot;yes&quot;;[.B2:.B1000];&quot;down&quot;)/COUNTIF([.A2:.A1000];&quot;yes&quot;)" office:value-type="percentage" office:value="0.1" calcext:value-type="percentage">
            <text:p>10.00%</text:p>
          </table:table-cell>
          <table:table-cell table:style-name="ce27" table:formula="of:=COUNTIFS([.A2:.A1000];&quot;yes&quot;;[.C2:.C1000];&quot;ja&quot;)/COUNTIF([.A2:.A1000];&quot;yes&quot;)" office:value-type="percentage" office:value="0.1333333333" calcext:value-type="percentage">
            <text:p>13.33%</text:p>
          </table:table-cell>
          <table:table-cell table:style-name="ce31" table:formula="of:=COUNTIFS([.A2:.A1000];&quot;yes&quot;;[.B2:.B1000];&quot;no&quot;)/COUNTIF([.A2:.A1000];&quot;yes&quot;)" office:value-type="percentage" office:value="0.2666666667" calcext:value-type="percentage">
            <text:p>26.67%</text:p>
          </table:table-cell>
          <table:table-cell table:style-name="ce33" table:formula="of:=COUNTIFS([.A2:.A1000];&quot;yes&quot;;[.B2:.B1000];&quot;go&quot;)/COUNTIF([.A2:.A1000];&quot;yes&quot;)" office:value-type="percentage" office:value="0.06666666667" calcext:value-type="percentage">
            <text:p>6.67%</text:p>
          </table:table-cell>
          <table:table-cell table:style-name="ce34" table:formula="of:=COUNTIFS([.A2:.A1000];&quot;yes&quot;;[.B2:.B1000];&quot;stop&quot;)/COUNTIF([.A2:.A1000];&quot;yes&quot;)" office:value-type="percentage" office:value="0.1" calcext:value-type="percentage">
            <text:p>10.00%</text:p>
          </table:table-cell>
          <table:table-cell table:style-name="ce22" table:formula="of:=SUM([.G8:.N8])" office:value-type="percentage" office:value="1.00000000004" calcext:value-type="percentage">
            <text:p>100.00%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office:value-type="string" calcext:value-type="string">
            <text:p>left</text:p>
          </table:table-cell>
          <table:table-cell table:style-name="ce2" office:value-type="string" calcext:value-type="string">
            <text:p>stop</text:p>
          </table:table-cell>
          <table:table-cell table:style-name="ce25" table:formula="of:=IF([.A9]=[.B9];&quot;ja&quot;;&quot;nein&quot;)" office:value-type="string" office:string-value="nein" calcext:value-type="string">
            <text:p>nein</text:p>
          </table:table-cell>
          <table:table-cell table:style-name="ce2"/>
          <table:table-cell table:style-name="ce5"/>
          <table:table-cell table:style-name="ce9" office:value-type="string" calcext:value-type="string">
            <text:p>no</text:p>
          </table:table-cell>
          <table:table-cell table:style-name="ce30" table:formula="of:=COUNTIFS([.A2:.A1000];&quot;no&quot;;[.B2:.B1000];&quot;left&quot;)/COUNTIF([.A2:.A1000];&quot;no&quot;)" office:value-type="percentage" office:value="0" calcext:value-type="percentage">
            <text:p>0.00%</text:p>
          </table:table-cell>
          <table:table-cell table:style-name="ce33" table:formula="of:=COUNTIFS([.A2:.A1000];&quot;no&quot;;[.B2:.B1000];&quot;right&quot;)/COUNTIF([.A2:.A1000];&quot;no&quot;)" office:value-type="percentage" office:value="0" calcext:value-type="percentage">
            <text:p>0.00%</text:p>
          </table:table-cell>
          <table:table-cell table:style-name="ce33" table:formula="of:=COUNTIFS([.A2:.A1000];&quot;no&quot;;[.B2:.B1000];&quot;up&quot;)/COUNTIF([.A2:.A1000];&quot;no&quot;)" office:value-type="percentage" office:value="0.2333333333" calcext:value-type="percentage">
            <text:p>23.33%</text:p>
          </table:table-cell>
          <table:table-cell table:style-name="ce33" table:formula="of:=COUNTIFS([.A2:.A1000];&quot;no&quot;;[.B2:.B1000];&quot;down&quot;)/COUNTIF([.A2:.A1000];&quot;no&quot;)" office:value-type="percentage" office:value="0" calcext:value-type="percentage">
            <text:p>0.00%</text:p>
          </table:table-cell>
          <table:table-cell table:style-name="ce32" table:formula="of:=COUNTIFS([.A2:.A1000];&quot;no&quot;;[.B2:.B1000];&quot;yes&quot;)/COUNTIF([.A2:.A1000];&quot;no&quot;)" office:value-type="percentage" office:value="0" calcext:value-type="percentage">
            <text:p>0.00%</text:p>
          </table:table-cell>
          <table:table-cell table:style-name="ce27" table:formula="of:=COUNTIFS([.A2:.A1000];&quot;no&quot;;[.C2:.C1000];&quot;ja&quot;)/COUNTIF([.A2:.A1000];&quot;no&quot;)" office:value-type="percentage" office:value="0.4666666667" calcext:value-type="percentage">
            <text:p>46.67%</text:p>
          </table:table-cell>
          <table:table-cell table:style-name="ce31" table:formula="of:=COUNTIFS([.A2:.A1000];&quot;no&quot;;[.B2:.B1000];&quot;go&quot;)/COUNTIF([.A2:.A1000];&quot;no&quot;)" office:value-type="percentage" office:value="0.2" calcext:value-type="percentage">
            <text:p>20.00%</text:p>
          </table:table-cell>
          <table:table-cell table:style-name="ce33" table:formula="of:=COUNTIFS([.A2:.A1000];&quot;no&quot;;[.B2:.B1000];&quot;stop&quot;)/COUNTIF([.A2:.A1000];&quot;no&quot;)" office:value-type="percentage" office:value="0.1" calcext:value-type="percentage">
            <text:p>10.00%</text:p>
          </table:table-cell>
          <table:table-cell table:style-name="ce22" table:formula="of:=SUM([.G9:.N9])" office:value-type="percentage" office:value="1" calcext:value-type="percentage">
            <text:p>100.00%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number-columns-repeated="2" table:style-name="ce2" office:value-type="string" calcext:value-type="string">
            <text:p>left</text:p>
          </table:table-cell>
          <table:table-cell table:style-name="ce25" table:formula="of:=IF([.A10]=[.B10];&quot;ja&quot;;&quot;nein&quot;)" office:value-type="string" office:string-value="ja" calcext:value-type="string">
            <text:p>ja</text:p>
          </table:table-cell>
          <table:table-cell table:style-name="ce2"/>
          <table:table-cell table:style-name="ce5"/>
          <table:table-cell table:style-name="ce9" office:value-type="string" calcext:value-type="string">
            <text:p>go</text:p>
          </table:table-cell>
          <table:table-cell table:style-name="ce29" table:formula="of:=COUNTIFS([.A2:.A1000];&quot;go&quot;;[.B2:.B1000];&quot;left&quot;)/COUNTIF([.A2:.A1000];&quot;go&quot;)" office:value-type="percentage" office:value="0" calcext:value-type="percentage">
            <text:p>0.00%</text:p>
          </table:table-cell>
          <table:table-cell table:style-name="ce33" table:formula="of:=COUNTIFS([.A2:.A1000];&quot;go&quot;;[.B2:.B1000];&quot;right&quot;)/COUNTIF([.A2:.A1000];&quot;go&quot;)" office:value-type="percentage" office:value="0" calcext:value-type="percentage">
            <text:p>0.00%</text:p>
          </table:table-cell>
          <table:table-cell table:style-name="ce33" table:formula="of:=COUNTIFS([.A2:.A1000];&quot;go&quot;;[.B2:.B1000];&quot;up&quot;)/COUNTIF([.A2:.A1000];&quot;go&quot;)" office:value-type="percentage" office:value="0.06666666667" calcext:value-type="percentage">
            <text:p>6.67%</text:p>
          </table:table-cell>
          <table:table-cell table:style-name="ce34" table:formula="of:=COUNTIFS([.A2:.A1000];&quot;go&quot;;[.B2:.B1000];&quot;down&quot;)/COUNTIF([.A2:.A1000];&quot;go&quot;)" office:value-type="percentage" office:value="0.03333333333" calcext:value-type="percentage">
            <text:p>3.33%</text:p>
          </table:table-cell>
          <table:table-cell table:style-name="ce34" table:formula="of:=COUNTIFS([.A2:.A1000];&quot;go&quot;;[.B2:.B1000];&quot;yes&quot;)/COUNTIF([.A2:.A1000];&quot;go&quot;)" office:value-type="percentage" office:value="0" calcext:value-type="percentage">
            <text:p>0.00%</text:p>
          </table:table-cell>
          <table:table-cell table:style-name="ce32" table:formula="of:=COUNTIFS([.A2:.A1000];&quot;go&quot;;[.B2:.B1000];&quot;no&quot;)/COUNTIF([.A2:.A1000];&quot;go&quot;)" office:value-type="percentage" office:value="0.3333333333" calcext:value-type="percentage">
            <text:p>33.33%</text:p>
          </table:table-cell>
          <table:table-cell table:style-name="ce27" table:formula="of:=COUNTIFS([.A2:.A1000];&quot;go&quot;;[.C2:.C1000];&quot;ja&quot;)/COUNTIF([.A2:.A1000];&quot;go&quot;)" office:value-type="percentage" office:value="0.5333333333" calcext:value-type="percentage">
            <text:p>53.33%</text:p>
          </table:table-cell>
          <table:table-cell table:style-name="ce31" table:formula="of:=COUNTIFS([.A2:.A1000];&quot;go&quot;;[.B2:.B1000];&quot;stop&quot;)/COUNTIF([.A2:.A1000];&quot;go&quot;)" office:value-type="percentage" office:value="0.03333333333" calcext:value-type="percentage">
            <text:p>3.33%</text:p>
          </table:table-cell>
          <table:table-cell table:style-name="ce22" table:formula="of:=SUM([.G10:.N10])" office:value-type="percentage" office:value="0.99999999993" calcext:value-type="percentage">
            <text:p>100.00%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number-columns-repeated="2" table:style-name="ce2" office:value-type="string" calcext:value-type="string">
            <text:p>left</text:p>
          </table:table-cell>
          <table:table-cell table:style-name="ce25" table:formula="of:=IF([.A11]=[.B11];&quot;ja&quot;;&quot;nein&quot;)" office:value-type="string" office:string-value="ja" calcext:value-type="string">
            <text:p>ja</text:p>
          </table:table-cell>
          <table:table-cell table:style-name="ce2"/>
          <table:table-cell table:style-name="ce5"/>
          <table:table-cell table:style-name="ce9" office:value-type="string" calcext:value-type="string">
            <text:p>stop</text:p>
          </table:table-cell>
          <table:table-cell table:style-name="ce29" table:formula="of:=COUNTIFS([.A2:.A1000];&quot;stop&quot;;[.B2:.B1000];&quot;left&quot;)/COUNTIF([.A2:.A1000];&quot;stop&quot;)" office:value-type="percentage" office:value="0.03333333333" calcext:value-type="percentage">
            <text:p>3.33%</text:p>
          </table:table-cell>
          <table:table-cell table:style-name="ce33" table:formula="of:=COUNTIFS([.A2:.A1000];&quot;stop&quot;;[.B2:.B1000];&quot;right&quot;)/COUNTIF([.A2:.A1000];&quot;stop&quot;)" office:value-type="percentage" office:value="0" calcext:value-type="percentage">
            <text:p>0.00%</text:p>
          </table:table-cell>
          <table:table-cell table:style-name="ce34" table:formula="of:=COUNTIFS([.A2:.A1000];&quot;stop&quot;;[.B2:.B1000];&quot;up&quot;)/COUNTIF([.A2:.A1000];&quot;stop&quot;)" office:value-type="percentage" office:value="0.1333333333" calcext:value-type="percentage">
            <text:p>13.33%</text:p>
          </table:table-cell>
          <table:table-cell table:style-name="ce33" table:formula="of:=COUNTIFS([.A2:.A1000];&quot;stop&quot;;[.B2:.B1000];&quot;down&quot;)/COUNTIF([.A2:.A1000];&quot;stop&quot;)" office:value-type="percentage" office:value="0.1" calcext:value-type="percentage">
            <text:p>10.00%</text:p>
          </table:table-cell>
          <table:table-cell table:style-name="ce33" table:formula="of:=COUNTIFS([.A2:.A1000];&quot;stop&quot;;[.B2:.B1000];&quot;yes&quot;)/COUNTIF([.A2:.A1000];&quot;stop&quot;)" office:value-type="percentage" office:value="0.03333333333" calcext:value-type="percentage">
            <text:p>3.33%</text:p>
          </table:table-cell>
          <table:table-cell table:style-name="ce33" table:formula="of:=COUNTIFS([.A2:.A1000];&quot;stop&quot;;[.B2:.B1000];&quot;no&quot;)/COUNTIF([.A2:.A1000];&quot;stop&quot;)" office:value-type="percentage" office:value="0" calcext:value-type="percentage">
            <text:p>0.00%</text:p>
          </table:table-cell>
          <table:table-cell table:style-name="ce32" table:formula="of:=COUNTIFS([.A2:.A1000];&quot;stop&quot;;[.B2:.B1000];&quot;go&quot;)/COUNTIF([.A2:.A1000];&quot;stop&quot;)" office:value-type="percentage" office:value="0" calcext:value-type="percentage">
            <text:p>0.00%</text:p>
          </table:table-cell>
          <table:table-cell table:style-name="ce27" table:formula="of:=COUNTIFS([.A2:.A1000];&quot;stop&quot;;[.C2:.C1000];&quot;ja&quot;)/COUNTIF([.A2:.A1000];&quot;stop&quot;)" office:value-type="percentage" office:value="0.7" calcext:value-type="percentage">
            <text:p>70.00%</text:p>
          </table:table-cell>
          <table:table-cell table:style-name="ce23" table:formula="of:=SUM([.G11:.N11])" office:value-type="percentage" office:value="0.99999999996" calcext:value-type="percentage">
            <text:p>100.00%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number-columns-repeated="2" table:style-name="ce2" office:value-type="string" calcext:value-type="string">
            <text:p>left</text:p>
          </table:table-cell>
          <table:table-cell table:style-name="ce25" table:formula="of:=IF([.A12]=[.B12];&quot;ja&quot;;&quot;nein&quot;)" office:value-type="string" office:string-value="ja" calcext:value-type="string">
            <text:p>ja</text:p>
          </table:table-cell>
          <table:table-cell table:style-name="ce2" table:number-columns-repeated="3"/>
          <table:table-cell/>
          <table:table-cell table:style-name="ce2" table:number-columns-repeated="19"/>
          <table:table-cell table:number-columns-repeated="998"/>
        </table:table-row>
        <table:table-row table:style-name="ro1">
          <table:table-cell table:number-columns-repeated="2" table:style-name="ce2" office:value-type="string" calcext:value-type="string">
            <text:p>left</text:p>
          </table:table-cell>
          <table:table-cell table:style-name="ce25" table:formula="of:=IF([.A13]=[.B13];&quot;ja&quot;;&quot;nein&quot;)" office:value-type="string" office:string-value="ja" calcext:value-type="string">
            <text:p>ja</text:p>
          </table:table-cell>
          <table:table-cell table:style-name="ce2" table:number-columns-repeated="3"/>
          <table:table-cell/>
          <table:table-cell table:style-name="ce2" table:number-columns-repeated="7"/>
          <table:table-cell table:style-name="ce2" office:value-type="string" calcext:value-type="string">
            <text:p><text:s/>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office:value-type="string" calcext:value-type="string">
            <text:p>left</text:p>
          </table:table-cell>
          <table:table-cell table:style-name="ce2" office:value-type="string" calcext:value-type="string">
            <text:p>up</text:p>
          </table:table-cell>
          <table:table-cell table:style-name="ce25" table:formula="of:=IF([.A14]=[.B14];&quot;ja&quot;;&quot;nein&quot;)" office:value-type="string" office:string-value="nein" calcext:value-type="string">
            <text:p>nein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left</text:p>
          </table:table-cell>
          <table:table-cell table:style-name="ce2" office:value-type="string" calcext:value-type="string">
            <text:p>go</text:p>
          </table:table-cell>
          <table:table-cell table:style-name="ce25" table:formula="of:=IF([.A15]=[.B15];&quot;ja&quot;;&quot;nein&quot;)" office:value-type="string" office:string-value="nein" calcext:value-type="string">
            <text:p>nein</text:p>
          </table:table-cell>
          <table:table-cell table:style-name="ce2" table:number-columns-repeated="2"/>
          <table:table-cell table:style-name="ce10" office:value-type="string" calcext:value-type="string">
            <text:p>Accuracy:</text:p>
          </table:table-cell>
          <table:table-cell table:style-name="ce16" table:formula="of:=COUNTIF([.C$1:.C$1048576];&quot;ja&quot;)/(COUNTIF([.C$1:.C$1048576];&quot;nein&quot;)+COUNTIF([.C$1:.C$1048576];&quot;ja&quot;))" office:value-type="percentage" office:value="0.4958333333" calcext:value-type="percentage">
            <text:p>49.58%</text:p>
          </table:table-cell>
          <table:table-cell table:style-name="ce2" table:number-columns-repeated="19"/>
          <table:table-cell table:number-columns-repeated="998"/>
        </table:table-row>
        <table:table-row table:style-name="ro1">
          <table:table-cell table:number-columns-repeated="2" table:style-name="ce2" office:value-type="string" calcext:value-type="string">
            <text:p>left</text:p>
          </table:table-cell>
          <table:table-cell table:style-name="ce25" table:formula="of:=IF([.A16]=[.B16];&quot;ja&quot;;&quot;nein&quot;)" office:value-type="string" office:string-value="ja" calcext:value-type="string">
            <text:p>ja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number-columns-repeated="2" table:style-name="ce2" office:value-type="string" calcext:value-type="string">
            <text:p>left</text:p>
          </table:table-cell>
          <table:table-cell table:style-name="ce25" table:formula="of:=IF([.A17]=[.B17];&quot;ja&quot;;&quot;nein&quot;)" office:value-type="string" office:string-value="ja" calcext:value-type="string">
            <text:p>ja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left</text:p>
          </table:table-cell>
          <table:table-cell table:style-name="ce2" office:value-type="string" calcext:value-type="string">
            <text:p>up</text:p>
          </table:table-cell>
          <table:table-cell table:style-name="ce25" table:formula="of:=IF([.A18]=[.B18];&quot;ja&quot;;&quot;nein&quot;)" office:value-type="string" office:string-value="nein" calcext:value-type="string">
            <text:p>nein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number-columns-repeated="2" table:style-name="ce2" office:value-type="string" calcext:value-type="string">
            <text:p>left</text:p>
          </table:table-cell>
          <table:table-cell table:style-name="ce25" table:formula="of:=IF([.A19]=[.B19];&quot;ja&quot;;&quot;nein&quot;)" office:value-type="string" office:string-value="ja" calcext:value-type="string">
            <text:p>ja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number-columns-repeated="2" table:style-name="ce2" office:value-type="string" calcext:value-type="string">
            <text:p>left</text:p>
          </table:table-cell>
          <table:table-cell table:style-name="ce25" table:formula="of:=IF([.A20]=[.B20];&quot;ja&quot;;&quot;nein&quot;)" office:value-type="string" office:string-value="ja" calcext:value-type="string">
            <text:p>ja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number-columns-repeated="2" table:style-name="ce2" office:value-type="string" calcext:value-type="string">
            <text:p>left</text:p>
          </table:table-cell>
          <table:table-cell table:style-name="ce25" table:formula="of:=IF([.A21]=[.B21];&quot;ja&quot;;&quot;nein&quot;)" office:value-type="string" office:string-value="ja" calcext:value-type="string">
            <text:p>ja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number-columns-repeated="2" table:style-name="ce2" office:value-type="string" calcext:value-type="string">
            <text:p>left</text:p>
          </table:table-cell>
          <table:table-cell table:style-name="ce25" table:formula="of:=IF([.A22]=[.B22];&quot;ja&quot;;&quot;nein&quot;)" office:value-type="string" office:string-value="ja" calcext:value-type="string">
            <text:p>ja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left</text:p>
          </table:table-cell>
          <table:table-cell table:style-name="ce2" office:value-type="string" calcext:value-type="string">
            <text:p>up</text:p>
          </table:table-cell>
          <table:table-cell table:style-name="ce25" table:formula="of:=IF([.A23]=[.B23];&quot;ja&quot;;&quot;nein&quot;)" office:value-type="string" office:string-value="nein" calcext:value-type="string">
            <text:p>nein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number-columns-repeated="2" table:style-name="ce2" office:value-type="string" calcext:value-type="string">
            <text:p>left</text:p>
          </table:table-cell>
          <table:table-cell table:style-name="ce25" table:formula="of:=IF([.A24]=[.B24];&quot;ja&quot;;&quot;nein&quot;)" office:value-type="string" office:string-value="ja" calcext:value-type="string">
            <text:p>ja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left</text:p>
          </table:table-cell>
          <table:table-cell table:style-name="ce2" office:value-type="string" calcext:value-type="string">
            <text:p>down</text:p>
          </table:table-cell>
          <table:table-cell table:style-name="ce25" table:formula="of:=IF([.A25]=[.B25];&quot;ja&quot;;&quot;nein&quot;)" office:value-type="string" office:string-value="nein" calcext:value-type="string">
            <text:p>nein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number-columns-repeated="2" table:style-name="ce2" office:value-type="string" calcext:value-type="string">
            <text:p>left</text:p>
          </table:table-cell>
          <table:table-cell table:style-name="ce25" table:formula="of:=IF([.A26]=[.B26];&quot;ja&quot;;&quot;nein&quot;)" office:value-type="string" office:string-value="ja" calcext:value-type="string">
            <text:p>ja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left</text:p>
          </table:table-cell>
          <table:table-cell table:style-name="ce2" office:value-type="string" calcext:value-type="string">
            <text:p>stop</text:p>
          </table:table-cell>
          <table:table-cell table:style-name="ce25" table:formula="of:=IF([.A27]=[.B27];&quot;ja&quot;;&quot;nein&quot;)" office:value-type="string" office:string-value="nein" calcext:value-type="string">
            <text:p>nein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left</text:p>
          </table:table-cell>
          <table:table-cell table:style-name="ce2" office:value-type="string" calcext:value-type="string">
            <text:p>up</text:p>
          </table:table-cell>
          <table:table-cell table:style-name="ce25" table:formula="of:=IF([.A28]=[.B28];&quot;ja&quot;;&quot;nein&quot;)" office:value-type="string" office:string-value="nein" calcext:value-type="string">
            <text:p>nein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number-columns-repeated="2" table:style-name="ce2" office:value-type="string" calcext:value-type="string">
            <text:p>left</text:p>
          </table:table-cell>
          <table:table-cell table:style-name="ce25" table:formula="of:=IF([.A29]=[.B29];&quot;ja&quot;;&quot;nein&quot;)" office:value-type="string" office:string-value="ja" calcext:value-type="string">
            <text:p>ja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left</text:p>
          </table:table-cell>
          <table:table-cell table:style-name="ce2" office:value-type="string" calcext:value-type="string">
            <text:p>stop</text:p>
          </table:table-cell>
          <table:table-cell table:style-name="ce25" table:formula="of:=IF([.A30]=[.B30];&quot;ja&quot;;&quot;nein&quot;)" office:value-type="string" office:string-value="nein" calcext:value-type="string">
            <text:p>nein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number-columns-repeated="2" table:style-name="ce2" office:value-type="string" calcext:value-type="string">
            <text:p>left</text:p>
          </table:table-cell>
          <table:table-cell table:style-name="ce25" table:formula="of:=IF([.A31]=[.B31];&quot;ja&quot;;&quot;nein&quot;)" office:value-type="string" office:string-value="ja" calcext:value-type="string">
            <text:p>ja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number-columns-repeated="2" table:style-name="ce2" office:value-type="string" calcext:value-type="string">
            <text:p>right</text:p>
          </table:table-cell>
          <table:table-cell table:style-name="ce25" table:formula="of:=IF([.A32]=[.B32];&quot;ja&quot;;&quot;nein&quot;)" office:value-type="string" office:string-value="ja" calcext:value-type="string">
            <text:p>ja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right</text:p>
          </table:table-cell>
          <table:table-cell table:style-name="ce2" office:value-type="string" calcext:value-type="string">
            <text:p>up</text:p>
          </table:table-cell>
          <table:table-cell table:style-name="ce25" table:formula="of:=IF([.A33]=[.B33];&quot;ja&quot;;&quot;nein&quot;)" office:value-type="string" office:string-value="nein" calcext:value-type="string">
            <text:p>nein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right</text:p>
          </table:table-cell>
          <table:table-cell table:style-name="ce2" office:value-type="string" calcext:value-type="string">
            <text:p>up</text:p>
          </table:table-cell>
          <table:table-cell table:style-name="ce25" table:formula="of:=IF([.A34]=[.B34];&quot;ja&quot;;&quot;nein&quot;)" office:value-type="string" office:string-value="nein" calcext:value-type="string">
            <text:p>nein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number-columns-repeated="2" table:style-name="ce2" office:value-type="string" calcext:value-type="string">
            <text:p>right</text:p>
          </table:table-cell>
          <table:table-cell table:style-name="ce25" table:formula="of:=IF([.A35]=[.B35];&quot;ja&quot;;&quot;nein&quot;)" office:value-type="string" office:string-value="ja" calcext:value-type="string">
            <text:p>ja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number-columns-repeated="2" table:style-name="ce2" office:value-type="string" calcext:value-type="string">
            <text:p>right</text:p>
          </table:table-cell>
          <table:table-cell table:style-name="ce25" table:formula="of:=IF([.A36]=[.B36];&quot;ja&quot;;&quot;nein&quot;)" office:value-type="string" office:string-value="ja" calcext:value-type="string">
            <text:p>ja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right</text:p>
          </table:table-cell>
          <table:table-cell table:style-name="ce2" office:value-type="string" calcext:value-type="string">
            <text:p>up</text:p>
          </table:table-cell>
          <table:table-cell table:style-name="ce25" table:formula="of:=IF([.A37]=[.B37];&quot;ja&quot;;&quot;nein&quot;)" office:value-type="string" office:string-value="nein" calcext:value-type="string">
            <text:p>nein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right</text:p>
          </table:table-cell>
          <table:table-cell table:style-name="ce2" office:value-type="string" calcext:value-type="string">
            <text:p>left</text:p>
          </table:table-cell>
          <table:table-cell table:style-name="ce25" table:formula="of:=IF([.A38]=[.B38];&quot;ja&quot;;&quot;nein&quot;)" office:value-type="string" office:string-value="nein" calcext:value-type="string">
            <text:p>nein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right</text:p>
          </table:table-cell>
          <table:table-cell table:style-name="ce2" office:value-type="string" calcext:value-type="string">
            <text:p>up</text:p>
          </table:table-cell>
          <table:table-cell table:style-name="ce25" table:formula="of:=IF([.A39]=[.B39];&quot;ja&quot;;&quot;nein&quot;)" office:value-type="string" office:string-value="nein" calcext:value-type="string">
            <text:p>nein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right</text:p>
          </table:table-cell>
          <table:table-cell table:style-name="ce2" office:value-type="string" calcext:value-type="string">
            <text:p>up</text:p>
          </table:table-cell>
          <table:table-cell table:style-name="ce25" table:formula="of:=IF([.A40]=[.B40];&quot;ja&quot;;&quot;nein&quot;)" office:value-type="string" office:string-value="nein" calcext:value-type="string">
            <text:p>nein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right</text:p>
          </table:table-cell>
          <table:table-cell table:style-name="ce2" office:value-type="string" calcext:value-type="string">
            <text:p>stop</text:p>
          </table:table-cell>
          <table:table-cell table:style-name="ce25" table:formula="of:=IF([.A41]=[.B41];&quot;ja&quot;;&quot;nein&quot;)" office:value-type="string" office:string-value="nein" calcext:value-type="string">
            <text:p>nein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right</text:p>
          </table:table-cell>
          <table:table-cell table:style-name="ce2" office:value-type="string" calcext:value-type="string">
            <text:p>left</text:p>
          </table:table-cell>
          <table:table-cell table:style-name="ce25" table:formula="of:=IF([.A42]=[.B42];&quot;ja&quot;;&quot;nein&quot;)" office:value-type="string" office:string-value="nein" calcext:value-type="string">
            <text:p>nein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right</text:p>
          </table:table-cell>
          <table:table-cell table:style-name="ce2" office:value-type="string" calcext:value-type="string">
            <text:p>go</text:p>
          </table:table-cell>
          <table:table-cell table:style-name="ce25" table:formula="of:=IF([.A43]=[.B43];&quot;ja&quot;;&quot;nein&quot;)" office:value-type="string" office:string-value="nein" calcext:value-type="string">
            <text:p>nein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number-columns-repeated="2" table:style-name="ce2" office:value-type="string" calcext:value-type="string">
            <text:p>right</text:p>
          </table:table-cell>
          <table:table-cell table:style-name="ce25" table:formula="of:=IF([.A44]=[.B44];&quot;ja&quot;;&quot;nein&quot;)" office:value-type="string" office:string-value="ja" calcext:value-type="string">
            <text:p>ja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right</text:p>
          </table:table-cell>
          <table:table-cell table:style-name="ce2" office:value-type="string" calcext:value-type="string">
            <text:p>up</text:p>
          </table:table-cell>
          <table:table-cell table:style-name="ce25" table:formula="of:=IF([.A45]=[.B45];&quot;ja&quot;;&quot;nein&quot;)" office:value-type="string" office:string-value="nein" calcext:value-type="string">
            <text:p>nein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right</text:p>
          </table:table-cell>
          <table:table-cell table:style-name="ce2" office:value-type="string" calcext:value-type="string">
            <text:p>go</text:p>
          </table:table-cell>
          <table:table-cell table:style-name="ce25" table:formula="of:=IF([.A46]=[.B46];&quot;ja&quot;;&quot;nein&quot;)" office:value-type="string" office:string-value="nein" calcext:value-type="string">
            <text:p>nein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right</text:p>
          </table:table-cell>
          <table:table-cell table:style-name="ce2" office:value-type="string" calcext:value-type="string">
            <text:p>up</text:p>
          </table:table-cell>
          <table:table-cell table:style-name="ce25" table:formula="of:=IF([.A47]=[.B47];&quot;ja&quot;;&quot;nein&quot;)" office:value-type="string" office:string-value="nein" calcext:value-type="string">
            <text:p>nein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number-columns-repeated="2" table:style-name="ce2" office:value-type="string" calcext:value-type="string">
            <text:p>right</text:p>
          </table:table-cell>
          <table:table-cell table:style-name="ce25" table:formula="of:=IF([.A48]=[.B48];&quot;ja&quot;;&quot;nein&quot;)" office:value-type="string" office:string-value="ja" calcext:value-type="string">
            <text:p>ja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right</text:p>
          </table:table-cell>
          <table:table-cell table:style-name="ce2" office:value-type="string" calcext:value-type="string">
            <text:p>left</text:p>
          </table:table-cell>
          <table:table-cell table:style-name="ce25" table:formula="of:=IF([.A49]=[.B49];&quot;ja&quot;;&quot;nein&quot;)" office:value-type="string" office:string-value="nein" calcext:value-type="string">
            <text:p>nein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right</text:p>
          </table:table-cell>
          <table:table-cell table:style-name="ce2" office:value-type="string" calcext:value-type="string">
            <text:p>stop</text:p>
          </table:table-cell>
          <table:table-cell table:style-name="ce25" table:formula="of:=IF([.A50]=[.B50];&quot;ja&quot;;&quot;nein&quot;)" office:value-type="string" office:string-value="nein" calcext:value-type="string">
            <text:p>nein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right</text:p>
          </table:table-cell>
          <table:table-cell table:style-name="ce2" office:value-type="string" calcext:value-type="string">
            <text:p>left</text:p>
          </table:table-cell>
          <table:table-cell table:style-name="ce25" table:formula="of:=IF([.A51]=[.B51];&quot;ja&quot;;&quot;nein&quot;)" office:value-type="string" office:string-value="nein" calcext:value-type="string">
            <text:p>nein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number-columns-repeated="2" table:style-name="ce2" office:value-type="string" calcext:value-type="string">
            <text:p>right</text:p>
          </table:table-cell>
          <table:table-cell table:style-name="ce25" table:formula="of:=IF([.A52]=[.B52];&quot;ja&quot;;&quot;nein&quot;)" office:value-type="string" office:string-value="ja" calcext:value-type="string">
            <text:p>ja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right</text:p>
          </table:table-cell>
          <table:table-cell table:style-name="ce2" office:value-type="string" calcext:value-type="string">
            <text:p>left</text:p>
          </table:table-cell>
          <table:table-cell table:style-name="ce25" table:formula="of:=IF([.A53]=[.B53];&quot;ja&quot;;&quot;nein&quot;)" office:value-type="string" office:string-value="nein" calcext:value-type="string">
            <text:p>nein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right</text:p>
          </table:table-cell>
          <table:table-cell table:style-name="ce2" office:value-type="string" calcext:value-type="string">
            <text:p>stop</text:p>
          </table:table-cell>
          <table:table-cell table:style-name="ce25" table:formula="of:=IF([.A54]=[.B54];&quot;ja&quot;;&quot;nein&quot;)" office:value-type="string" office:string-value="nein" calcext:value-type="string">
            <text:p>nein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right</text:p>
          </table:table-cell>
          <table:table-cell table:style-name="ce2" office:value-type="string" calcext:value-type="string">
            <text:p>left</text:p>
          </table:table-cell>
          <table:table-cell table:style-name="ce25" table:formula="of:=IF([.A55]=[.B55];&quot;ja&quot;;&quot;nein&quot;)" office:value-type="string" office:string-value="nein" calcext:value-type="string">
            <text:p>nein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right</text:p>
          </table:table-cell>
          <table:table-cell table:style-name="ce2" office:value-type="string" calcext:value-type="string">
            <text:p>up</text:p>
          </table:table-cell>
          <table:table-cell table:style-name="ce25" table:formula="of:=IF([.A56]=[.B56];&quot;ja&quot;;&quot;nein&quot;)" office:value-type="string" office:string-value="nein" calcext:value-type="string">
            <text:p>nein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number-columns-repeated="2" table:style-name="ce2" office:value-type="string" calcext:value-type="string">
            <text:p>right</text:p>
          </table:table-cell>
          <table:table-cell table:style-name="ce25" table:formula="of:=IF([.A57]=[.B57];&quot;ja&quot;;&quot;nein&quot;)" office:value-type="string" office:string-value="ja" calcext:value-type="string">
            <text:p>ja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number-columns-repeated="2" table:style-name="ce2" office:value-type="string" calcext:value-type="string">
            <text:p>right</text:p>
          </table:table-cell>
          <table:table-cell table:style-name="ce25" table:formula="of:=IF([.A58]=[.B58];&quot;ja&quot;;&quot;nein&quot;)" office:value-type="string" office:string-value="ja" calcext:value-type="string">
            <text:p>ja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number-columns-repeated="2" table:style-name="ce2" office:value-type="string" calcext:value-type="string">
            <text:p>right</text:p>
          </table:table-cell>
          <table:table-cell table:style-name="ce25" table:formula="of:=IF([.A59]=[.B59];&quot;ja&quot;;&quot;nein&quot;)" office:value-type="string" office:string-value="ja" calcext:value-type="string">
            <text:p>ja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right</text:p>
          </table:table-cell>
          <table:table-cell table:style-name="ce2" office:value-type="string" calcext:value-type="string">
            <text:p>up</text:p>
          </table:table-cell>
          <table:table-cell table:style-name="ce25" table:formula="of:=IF([.A60]=[.B60];&quot;ja&quot;;&quot;nein&quot;)" office:value-type="string" office:string-value="nein" calcext:value-type="string">
            <text:p>nein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right</text:p>
          </table:table-cell>
          <table:table-cell table:style-name="ce2" office:value-type="string" calcext:value-type="string">
            <text:p>up</text:p>
          </table:table-cell>
          <table:table-cell table:style-name="ce25" table:formula="of:=IF([.A61]=[.B61];&quot;ja&quot;;&quot;nein&quot;)" office:value-type="string" office:string-value="nein" calcext:value-type="string">
            <text:p>nein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up</text:p>
          </table:table-cell>
          <table:table-cell table:style-name="ce2" office:value-type="string" calcext:value-type="string">
            <text:p>left</text:p>
          </table:table-cell>
          <table:table-cell table:style-name="ce25" table:formula="of:=IF([.A62]=[.B62];&quot;ja&quot;;&quot;nein&quot;)" office:value-type="string" office:string-value="nein" calcext:value-type="string">
            <text:p>nein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number-columns-repeated="2" table:style-name="ce2" office:value-type="string" calcext:value-type="string">
            <text:p>up</text:p>
          </table:table-cell>
          <table:table-cell table:style-name="ce25" table:formula="of:=IF([.A63]=[.B63];&quot;ja&quot;;&quot;nein&quot;)" office:value-type="string" office:string-value="ja" calcext:value-type="string">
            <text:p>ja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number-columns-repeated="2" table:style-name="ce2" office:value-type="string" calcext:value-type="string">
            <text:p>up</text:p>
          </table:table-cell>
          <table:table-cell table:style-name="ce25" table:formula="of:=IF([.A64]=[.B64];&quot;ja&quot;;&quot;nein&quot;)" office:value-type="string" office:string-value="ja" calcext:value-type="string">
            <text:p>ja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up</text:p>
          </table:table-cell>
          <table:table-cell table:style-name="ce2" office:value-type="string" calcext:value-type="string">
            <text:p>down</text:p>
          </table:table-cell>
          <table:table-cell table:style-name="ce25" table:formula="of:=IF([.A65]=[.B65];&quot;ja&quot;;&quot;nein&quot;)" office:value-type="string" office:string-value="nein" calcext:value-type="string">
            <text:p>nein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number-columns-repeated="2" table:style-name="ce2" office:value-type="string" calcext:value-type="string">
            <text:p>up</text:p>
          </table:table-cell>
          <table:table-cell table:style-name="ce25" table:formula="of:=IF([.A66]=[.B66];&quot;ja&quot;;&quot;nein&quot;)" office:value-type="string" office:string-value="ja" calcext:value-type="string">
            <text:p>ja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up</text:p>
          </table:table-cell>
          <table:table-cell table:style-name="ce2" office:value-type="string" calcext:value-type="string">
            <text:p>down</text:p>
          </table:table-cell>
          <table:table-cell table:style-name="ce25" table:formula="of:=IF([.A67]=[.B67];&quot;ja&quot;;&quot;nein&quot;)" office:value-type="string" office:string-value="nein" calcext:value-type="string">
            <text:p>nein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number-columns-repeated="2" table:style-name="ce2" office:value-type="string" calcext:value-type="string">
            <text:p>up</text:p>
          </table:table-cell>
          <table:table-cell table:style-name="ce25" table:formula="of:=IF([.A68]=[.B68];&quot;ja&quot;;&quot;nein&quot;)" office:value-type="string" office:string-value="ja" calcext:value-type="string">
            <text:p>ja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up</text:p>
          </table:table-cell>
          <table:table-cell table:style-name="ce2" office:value-type="string" calcext:value-type="string">
            <text:p>stop</text:p>
          </table:table-cell>
          <table:table-cell table:style-name="ce25" table:formula="of:=IF([.A69]=[.B69];&quot;ja&quot;;&quot;nein&quot;)" office:value-type="string" office:string-value="nein" calcext:value-type="string">
            <text:p>nein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number-columns-repeated="2" table:style-name="ce2" office:value-type="string" calcext:value-type="string">
            <text:p>up</text:p>
          </table:table-cell>
          <table:table-cell table:style-name="ce25" table:formula="of:=IF([.A70]=[.B70];&quot;ja&quot;;&quot;nein&quot;)" office:value-type="string" office:string-value="ja" calcext:value-type="string">
            <text:p>ja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number-columns-repeated="2" table:style-name="ce2" office:value-type="string" calcext:value-type="string">
            <text:p>up</text:p>
          </table:table-cell>
          <table:table-cell table:style-name="ce25" table:formula="of:=IF([.A71]=[.B71];&quot;ja&quot;;&quot;nein&quot;)" office:value-type="string" office:string-value="ja" calcext:value-type="string">
            <text:p>ja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up</text:p>
          </table:table-cell>
          <table:table-cell table:style-name="ce2" office:value-type="string" calcext:value-type="string">
            <text:p>stop</text:p>
          </table:table-cell>
          <table:table-cell table:style-name="ce25" table:formula="of:=IF([.A72]=[.B72];&quot;ja&quot;;&quot;nein&quot;)" office:value-type="string" office:string-value="nein" calcext:value-type="string">
            <text:p>nein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number-columns-repeated="2" table:style-name="ce2" office:value-type="string" calcext:value-type="string">
            <text:p>up</text:p>
          </table:table-cell>
          <table:table-cell table:style-name="ce25" table:formula="of:=IF([.A73]=[.B73];&quot;ja&quot;;&quot;nein&quot;)" office:value-type="string" office:string-value="ja" calcext:value-type="string">
            <text:p>ja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number-columns-repeated="2" table:style-name="ce2" office:value-type="string" calcext:value-type="string">
            <text:p>up</text:p>
          </table:table-cell>
          <table:table-cell table:style-name="ce25" table:formula="of:=IF([.A74]=[.B74];&quot;ja&quot;;&quot;nein&quot;)" office:value-type="string" office:string-value="ja" calcext:value-type="string">
            <text:p>ja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number-columns-repeated="2" table:style-name="ce2" office:value-type="string" calcext:value-type="string">
            <text:p>up</text:p>
          </table:table-cell>
          <table:table-cell table:style-name="ce25" table:formula="of:=IF([.A75]=[.B75];&quot;ja&quot;;&quot;nein&quot;)" office:value-type="string" office:string-value="ja" calcext:value-type="string">
            <text:p>ja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number-columns-repeated="2" table:style-name="ce2" office:value-type="string" calcext:value-type="string">
            <text:p>up</text:p>
          </table:table-cell>
          <table:table-cell table:style-name="ce25" table:formula="of:=IF([.A76]=[.B76];&quot;ja&quot;;&quot;nein&quot;)" office:value-type="string" office:string-value="ja" calcext:value-type="string">
            <text:p>ja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number-columns-repeated="2" table:style-name="ce2" office:value-type="string" calcext:value-type="string">
            <text:p>up</text:p>
          </table:table-cell>
          <table:table-cell table:style-name="ce25" table:formula="of:=IF([.A77]=[.B77];&quot;ja&quot;;&quot;nein&quot;)" office:value-type="string" office:string-value="ja" calcext:value-type="string">
            <text:p>ja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number-columns-repeated="2" table:style-name="ce2" office:value-type="string" calcext:value-type="string">
            <text:p>up</text:p>
          </table:table-cell>
          <table:table-cell table:style-name="ce25" table:formula="of:=IF([.A78]=[.B78];&quot;ja&quot;;&quot;nein&quot;)" office:value-type="string" office:string-value="ja" calcext:value-type="string">
            <text:p>ja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up</text:p>
          </table:table-cell>
          <table:table-cell table:style-name="ce2" office:value-type="string" calcext:value-type="string">
            <text:p>left</text:p>
          </table:table-cell>
          <table:table-cell table:style-name="ce25" table:formula="of:=IF([.A79]=[.B79];&quot;ja&quot;;&quot;nein&quot;)" office:value-type="string" office:string-value="nein" calcext:value-type="string">
            <text:p>nein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number-columns-repeated="2" table:style-name="ce2" office:value-type="string" calcext:value-type="string">
            <text:p>up</text:p>
          </table:table-cell>
          <table:table-cell table:style-name="ce25" table:formula="of:=IF([.A80]=[.B80];&quot;ja&quot;;&quot;nein&quot;)" office:value-type="string" office:string-value="ja" calcext:value-type="string">
            <text:p>ja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number-columns-repeated="2" table:style-name="ce2" office:value-type="string" calcext:value-type="string">
            <text:p>up</text:p>
          </table:table-cell>
          <table:table-cell table:style-name="ce25" table:formula="of:=IF([.A81]=[.B81];&quot;ja&quot;;&quot;nein&quot;)" office:value-type="string" office:string-value="ja" calcext:value-type="string">
            <text:p>ja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number-columns-repeated="2" table:style-name="ce2" office:value-type="string" calcext:value-type="string">
            <text:p>up</text:p>
          </table:table-cell>
          <table:table-cell table:style-name="ce25" table:formula="of:=IF([.A82]=[.B82];&quot;ja&quot;;&quot;nein&quot;)" office:value-type="string" office:string-value="ja" calcext:value-type="string">
            <text:p>ja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number-columns-repeated="2" table:style-name="ce2" office:value-type="string" calcext:value-type="string">
            <text:p>up</text:p>
          </table:table-cell>
          <table:table-cell table:style-name="ce25" table:formula="of:=IF([.A83]=[.B83];&quot;ja&quot;;&quot;nein&quot;)" office:value-type="string" office:string-value="ja" calcext:value-type="string">
            <text:p>ja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number-columns-repeated="2" table:style-name="ce2" office:value-type="string" calcext:value-type="string">
            <text:p>up</text:p>
          </table:table-cell>
          <table:table-cell table:style-name="ce25" table:formula="of:=IF([.A84]=[.B84];&quot;ja&quot;;&quot;nein&quot;)" office:value-type="string" office:string-value="ja" calcext:value-type="string">
            <text:p>ja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number-columns-repeated="2" table:style-name="ce2" office:value-type="string" calcext:value-type="string">
            <text:p>up</text:p>
          </table:table-cell>
          <table:table-cell table:style-name="ce25" table:formula="of:=IF([.A85]=[.B85];&quot;ja&quot;;&quot;nein&quot;)" office:value-type="string" office:string-value="ja" calcext:value-type="string">
            <text:p>ja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number-columns-repeated="2" table:style-name="ce2" office:value-type="string" calcext:value-type="string">
            <text:p>up</text:p>
          </table:table-cell>
          <table:table-cell table:style-name="ce25" table:formula="of:=IF([.A86]=[.B86];&quot;ja&quot;;&quot;nein&quot;)" office:value-type="string" office:string-value="ja" calcext:value-type="string">
            <text:p>ja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number-columns-repeated="2" table:style-name="ce2" office:value-type="string" calcext:value-type="string">
            <text:p>up</text:p>
          </table:table-cell>
          <table:table-cell table:style-name="ce25" table:formula="of:=IF([.A87]=[.B87];&quot;ja&quot;;&quot;nein&quot;)" office:value-type="string" office:string-value="ja" calcext:value-type="string">
            <text:p>ja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number-columns-repeated="2" table:style-name="ce2" office:value-type="string" calcext:value-type="string">
            <text:p>up</text:p>
          </table:table-cell>
          <table:table-cell table:style-name="ce25" table:formula="of:=IF([.A88]=[.B88];&quot;ja&quot;;&quot;nein&quot;)" office:value-type="string" office:string-value="ja" calcext:value-type="string">
            <text:p>ja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number-columns-repeated="2" table:style-name="ce2" office:value-type="string" calcext:value-type="string">
            <text:p>up</text:p>
          </table:table-cell>
          <table:table-cell table:style-name="ce25" table:formula="of:=IF([.A89]=[.B89];&quot;ja&quot;;&quot;nein&quot;)" office:value-type="string" office:string-value="ja" calcext:value-type="string">
            <text:p>ja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up</text:p>
          </table:table-cell>
          <table:table-cell table:style-name="ce2" office:value-type="string" calcext:value-type="string">
            <text:p>stop</text:p>
          </table:table-cell>
          <table:table-cell table:style-name="ce25" table:formula="of:=IF([.A90]=[.B90];&quot;ja&quot;;&quot;nein&quot;)" office:value-type="string" office:string-value="nein" calcext:value-type="string">
            <text:p>nein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number-columns-repeated="2" table:style-name="ce2" office:value-type="string" calcext:value-type="string">
            <text:p>up</text:p>
          </table:table-cell>
          <table:table-cell table:style-name="ce25" table:formula="of:=IF([.A91]=[.B91];&quot;ja&quot;;&quot;nein&quot;)" office:value-type="string" office:string-value="ja" calcext:value-type="string">
            <text:p>ja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down</text:p>
          </table:table-cell>
          <table:table-cell table:style-name="ce2" office:value-type="string" calcext:value-type="string">
            <text:p>stop</text:p>
          </table:table-cell>
          <table:table-cell table:style-name="ce25" table:formula="of:=IF([.A92]=[.B92];&quot;ja&quot;;&quot;nein&quot;)" office:value-type="string" office:string-value="nein" calcext:value-type="string">
            <text:p>nein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down</text:p>
          </table:table-cell>
          <table:table-cell table:style-name="ce2" office:value-type="string" calcext:value-type="string">
            <text:p>go</text:p>
          </table:table-cell>
          <table:table-cell table:style-name="ce25" table:formula="of:=IF([.A93]=[.B93];&quot;ja&quot;;&quot;nein&quot;)" office:value-type="string" office:string-value="nein" calcext:value-type="string">
            <text:p>nein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down</text:p>
          </table:table-cell>
          <table:table-cell table:style-name="ce2" office:value-type="string" calcext:value-type="string">
            <text:p>up</text:p>
          </table:table-cell>
          <table:table-cell table:style-name="ce25" table:formula="of:=IF([.A94]=[.B94];&quot;ja&quot;;&quot;nein&quot;)" office:value-type="string" office:string-value="nein" calcext:value-type="string">
            <text:p>nein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down</text:p>
          </table:table-cell>
          <table:table-cell table:style-name="ce2" office:value-type="string" calcext:value-type="string">
            <text:p>go</text:p>
          </table:table-cell>
          <table:table-cell table:style-name="ce25" table:formula="of:=IF([.A95]=[.B95];&quot;ja&quot;;&quot;nein&quot;)" office:value-type="string" office:string-value="nein" calcext:value-type="string">
            <text:p>nein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number-columns-repeated="2" table:style-name="ce2" office:value-type="string" calcext:value-type="string">
            <text:p>down</text:p>
          </table:table-cell>
          <table:table-cell table:style-name="ce25" table:formula="of:=IF([.A96]=[.B96];&quot;ja&quot;;&quot;nein&quot;)" office:value-type="string" office:string-value="ja" calcext:value-type="string">
            <text:p>ja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number-columns-repeated="2" table:style-name="ce2" office:value-type="string" calcext:value-type="string">
            <text:p>down</text:p>
          </table:table-cell>
          <table:table-cell table:style-name="ce25" table:formula="of:=IF([.A97]=[.B97];&quot;ja&quot;;&quot;nein&quot;)" office:value-type="string" office:string-value="ja" calcext:value-type="string">
            <text:p>ja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number-columns-repeated="2" table:style-name="ce2" office:value-type="string" calcext:value-type="string">
            <text:p>down</text:p>
          </table:table-cell>
          <table:table-cell table:style-name="ce25" table:formula="of:=IF([.A98]=[.B98];&quot;ja&quot;;&quot;nein&quot;)" office:value-type="string" office:string-value="ja" calcext:value-type="string">
            <text:p>ja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number-columns-repeated="2" table:style-name="ce2" office:value-type="string" calcext:value-type="string">
            <text:p>down</text:p>
          </table:table-cell>
          <table:table-cell table:style-name="ce25" table:formula="of:=IF([.A99]=[.B99];&quot;ja&quot;;&quot;nein&quot;)" office:value-type="string" office:string-value="ja" calcext:value-type="string">
            <text:p>ja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down</text:p>
          </table:table-cell>
          <table:table-cell table:style-name="ce2" office:value-type="string" calcext:value-type="string">
            <text:p>stop</text:p>
          </table:table-cell>
          <table:table-cell table:style-name="ce25" table:formula="of:=IF([.A100]=[.B100];&quot;ja&quot;;&quot;nein&quot;)" office:value-type="string" office:string-value="nein" calcext:value-type="string">
            <text:p>nein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number-columns-repeated="2" table:style-name="ce2" office:value-type="string" calcext:value-type="string">
            <text:p>down</text:p>
          </table:table-cell>
          <table:table-cell table:style-name="ce25" table:formula="of:=IF([.A101]=[.B101];&quot;ja&quot;;&quot;nein&quot;)" office:value-type="string" office:string-value="ja" calcext:value-type="string">
            <text:p>ja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number-columns-repeated="2" table:style-name="ce2" office:value-type="string" calcext:value-type="string">
            <text:p>down</text:p>
          </table:table-cell>
          <table:table-cell table:style-name="ce25" table:formula="of:=IF([.A102]=[.B102];&quot;ja&quot;;&quot;nein&quot;)" office:value-type="string" office:string-value="ja" calcext:value-type="string">
            <text:p>ja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down</text:p>
          </table:table-cell>
          <table:table-cell table:style-name="ce2" office:value-type="string" calcext:value-type="string">
            <text:p>up</text:p>
          </table:table-cell>
          <table:table-cell table:style-name="ce25" table:formula="of:=IF([.A103]=[.B103];&quot;ja&quot;;&quot;nein&quot;)" office:value-type="string" office:string-value="nein" calcext:value-type="string">
            <text:p>nein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down</text:p>
          </table:table-cell>
          <table:table-cell table:style-name="ce2" office:value-type="string" calcext:value-type="string">
            <text:p>up</text:p>
          </table:table-cell>
          <table:table-cell table:style-name="ce25" table:formula="of:=IF([.A104]=[.B104];&quot;ja&quot;;&quot;nein&quot;)" office:value-type="string" office:string-value="nein" calcext:value-type="string">
            <text:p>nein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down</text:p>
          </table:table-cell>
          <table:table-cell table:style-name="ce2" office:value-type="string" calcext:value-type="string">
            <text:p>stop</text:p>
          </table:table-cell>
          <table:table-cell table:style-name="ce25" table:formula="of:=IF([.A105]=[.B105];&quot;ja&quot;;&quot;nein&quot;)" office:value-type="string" office:string-value="nein" calcext:value-type="string">
            <text:p>nein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down</text:p>
          </table:table-cell>
          <table:table-cell table:style-name="ce2" office:value-type="string" calcext:value-type="string">
            <text:p>go</text:p>
          </table:table-cell>
          <table:table-cell table:style-name="ce25" table:formula="of:=IF([.A106]=[.B106];&quot;ja&quot;;&quot;nein&quot;)" office:value-type="string" office:string-value="nein" calcext:value-type="string">
            <text:p>nein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down</text:p>
          </table:table-cell>
          <table:table-cell table:style-name="ce2" office:value-type="string" calcext:value-type="string">
            <text:p>up</text:p>
          </table:table-cell>
          <table:table-cell table:style-name="ce25" table:formula="of:=IF([.A107]=[.B107];&quot;ja&quot;;&quot;nein&quot;)" office:value-type="string" office:string-value="nein" calcext:value-type="string">
            <text:p>nein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down</text:p>
          </table:table-cell>
          <table:table-cell table:style-name="ce2" office:value-type="string" calcext:value-type="string">
            <text:p>up</text:p>
          </table:table-cell>
          <table:table-cell table:style-name="ce25" table:formula="of:=IF([.A108]=[.B108];&quot;ja&quot;;&quot;nein&quot;)" office:value-type="string" office:string-value="nein" calcext:value-type="string">
            <text:p>nein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down</text:p>
          </table:table-cell>
          <table:table-cell table:style-name="ce2" office:value-type="string" calcext:value-type="string">
            <text:p>go</text:p>
          </table:table-cell>
          <table:table-cell table:style-name="ce25" table:formula="of:=IF([.A109]=[.B109];&quot;ja&quot;;&quot;nein&quot;)" office:value-type="string" office:string-value="nein" calcext:value-type="string">
            <text:p>nein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down</text:p>
          </table:table-cell>
          <table:table-cell table:style-name="ce2" office:value-type="string" calcext:value-type="string">
            <text:p>left</text:p>
          </table:table-cell>
          <table:table-cell table:style-name="ce25" table:formula="of:=IF([.A110]=[.B110];&quot;ja&quot;;&quot;nein&quot;)" office:value-type="string" office:string-value="nein" calcext:value-type="string">
            <text:p>nein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down</text:p>
          </table:table-cell>
          <table:table-cell table:style-name="ce2" office:value-type="string" calcext:value-type="string">
            <text:p>go</text:p>
          </table:table-cell>
          <table:table-cell table:style-name="ce25" table:formula="of:=IF([.A111]=[.B111];&quot;ja&quot;;&quot;nein&quot;)" office:value-type="string" office:string-value="nein" calcext:value-type="string">
            <text:p>nein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down</text:p>
          </table:table-cell>
          <table:table-cell table:style-name="ce2" office:value-type="string" calcext:value-type="string">
            <text:p>stop</text:p>
          </table:table-cell>
          <table:table-cell table:style-name="ce25" table:formula="of:=IF([.A112]=[.B112];&quot;ja&quot;;&quot;nein&quot;)" office:value-type="string" office:string-value="nein" calcext:value-type="string">
            <text:p>nein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number-columns-repeated="2" table:style-name="ce2" office:value-type="string" calcext:value-type="string">
            <text:p>down</text:p>
          </table:table-cell>
          <table:table-cell table:style-name="ce25" table:formula="of:=IF([.A113]=[.B113];&quot;ja&quot;;&quot;nein&quot;)" office:value-type="string" office:string-value="ja" calcext:value-type="string">
            <text:p>ja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number-columns-repeated="2" table:style-name="ce2" office:value-type="string" calcext:value-type="string">
            <text:p>down</text:p>
          </table:table-cell>
          <table:table-cell table:style-name="ce25" table:formula="of:=IF([.A114]=[.B114];&quot;ja&quot;;&quot;nein&quot;)" office:value-type="string" office:string-value="ja" calcext:value-type="string">
            <text:p>ja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number-columns-repeated="2" table:style-name="ce2" office:value-type="string" calcext:value-type="string">
            <text:p>down</text:p>
          </table:table-cell>
          <table:table-cell table:style-name="ce25" table:formula="of:=IF([.A115]=[.B115];&quot;ja&quot;;&quot;nein&quot;)" office:value-type="string" office:string-value="ja" calcext:value-type="string">
            <text:p>ja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down</text:p>
          </table:table-cell>
          <table:table-cell table:style-name="ce2" office:value-type="string" calcext:value-type="string">
            <text:p>go</text:p>
          </table:table-cell>
          <table:table-cell table:style-name="ce25" table:formula="of:=IF([.A116]=[.B116];&quot;ja&quot;;&quot;nein&quot;)" office:value-type="string" office:string-value="nein" calcext:value-type="string">
            <text:p>nein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down</text:p>
          </table:table-cell>
          <table:table-cell table:style-name="ce2" office:value-type="string" calcext:value-type="string">
            <text:p>go</text:p>
          </table:table-cell>
          <table:table-cell table:style-name="ce25" table:formula="of:=IF([.A117]=[.B117];&quot;ja&quot;;&quot;nein&quot;)" office:value-type="string" office:string-value="nein" calcext:value-type="string">
            <text:p>nein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number-columns-repeated="2" table:style-name="ce2" office:value-type="string" calcext:value-type="string">
            <text:p>down</text:p>
          </table:table-cell>
          <table:table-cell table:style-name="ce25" table:formula="of:=IF([.A118]=[.B118];&quot;ja&quot;;&quot;nein&quot;)" office:value-type="string" office:string-value="ja" calcext:value-type="string">
            <text:p>ja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number-columns-repeated="2" table:style-name="ce2" office:value-type="string" calcext:value-type="string">
            <text:p>down</text:p>
          </table:table-cell>
          <table:table-cell table:style-name="ce25" table:formula="of:=IF([.A119]=[.B119];&quot;ja&quot;;&quot;nein&quot;)" office:value-type="string" office:string-value="ja" calcext:value-type="string">
            <text:p>ja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down</text:p>
          </table:table-cell>
          <table:table-cell table:style-name="ce2" office:value-type="string" calcext:value-type="string">
            <text:p>go</text:p>
          </table:table-cell>
          <table:table-cell table:style-name="ce25" table:formula="of:=IF([.A120]=[.B120];&quot;ja&quot;;&quot;nein&quot;)" office:value-type="string" office:string-value="nein" calcext:value-type="string">
            <text:p>nein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number-columns-repeated="2" table:style-name="ce2" office:value-type="string" calcext:value-type="string">
            <text:p>down</text:p>
          </table:table-cell>
          <table:table-cell table:style-name="ce25" table:formula="of:=IF([.A121]=[.B121];&quot;ja&quot;;&quot;nein&quot;)" office:value-type="string" office:string-value="ja" calcext:value-type="string">
            <text:p>ja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number-columns-repeated="2" table:style-name="ce2" office:value-type="string" calcext:value-type="string">
            <text:p>yes</text:p>
          </table:table-cell>
          <table:table-cell table:style-name="ce25" table:formula="of:=IF([.A122]=[.B122];&quot;ja&quot;;&quot;nein&quot;)" office:value-type="string" office:string-value="ja" calcext:value-type="string">
            <text:p>ja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no</text:p>
          </table:table-cell>
          <table:table-cell table:style-name="ce25" table:formula="of:=IF([.A123]=[.B123];&quot;ja&quot;;&quot;nein&quot;)" office:value-type="string" office:string-value="nein" calcext:value-type="string">
            <text:p>nein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left</text:p>
          </table:table-cell>
          <table:table-cell table:style-name="ce25" table:formula="of:=IF([.A124]=[.B124];&quot;ja&quot;;&quot;nein&quot;)" office:value-type="string" office:string-value="nein" calcext:value-type="string">
            <text:p>nein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stop</text:p>
          </table:table-cell>
          <table:table-cell table:style-name="ce25" table:formula="of:=IF([.A125]=[.B125];&quot;ja&quot;;&quot;nein&quot;)" office:value-type="string" office:string-value="nein" calcext:value-type="string">
            <text:p>nein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go</text:p>
          </table:table-cell>
          <table:table-cell table:style-name="ce25" table:formula="of:=IF([.A126]=[.B126];&quot;ja&quot;;&quot;nein&quot;)" office:value-type="string" office:string-value="nein" calcext:value-type="string">
            <text:p>nein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up</text:p>
          </table:table-cell>
          <table:table-cell table:style-name="ce25" table:formula="of:=IF([.A127]=[.B127];&quot;ja&quot;;&quot;nein&quot;)" office:value-type="string" office:string-value="nein" calcext:value-type="string">
            <text:p>nein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no</text:p>
          </table:table-cell>
          <table:table-cell table:style-name="ce25" table:formula="of:=IF([.A128]=[.B128];&quot;ja&quot;;&quot;nein&quot;)" office:value-type="string" office:string-value="nein" calcext:value-type="string">
            <text:p>nein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down</text:p>
          </table:table-cell>
          <table:table-cell table:style-name="ce25" table:formula="of:=IF([.A129]=[.B129];&quot;ja&quot;;&quot;nein&quot;)" office:value-type="string" office:string-value="nein" calcext:value-type="string">
            <text:p>nein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go</text:p>
          </table:table-cell>
          <table:table-cell table:style-name="ce25" table:formula="of:=IF([.A130]=[.B130];&quot;ja&quot;;&quot;nein&quot;)" office:value-type="string" office:string-value="nein" calcext:value-type="string">
            <text:p>nein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no</text:p>
          </table:table-cell>
          <table:table-cell table:style-name="ce25" table:formula="of:=IF([.A131]=[.B131];&quot;ja&quot;;&quot;nein&quot;)" office:value-type="string" office:string-value="nein" calcext:value-type="string">
            <text:p>nein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no</text:p>
          </table:table-cell>
          <table:table-cell table:style-name="ce25" table:formula="of:=IF([.A132]=[.B132];&quot;ja&quot;;&quot;nein&quot;)" office:value-type="string" office:string-value="nein" calcext:value-type="string">
            <text:p>nein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right</text:p>
          </table:table-cell>
          <table:table-cell table:style-name="ce25" table:formula="of:=IF([.A133]=[.B133];&quot;ja&quot;;&quot;nein&quot;)" office:value-type="string" office:string-value="nein" calcext:value-type="string">
            <text:p>nein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no</text:p>
          </table:table-cell>
          <table:table-cell table:style-name="ce25" table:formula="of:=IF([.A134]=[.B134];&quot;ja&quot;;&quot;nein&quot;)" office:value-type="string" office:string-value="nein" calcext:value-type="string">
            <text:p>nein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down</text:p>
          </table:table-cell>
          <table:table-cell table:style-name="ce25" table:formula="of:=IF([.A135]=[.B135];&quot;ja&quot;;&quot;nein&quot;)" office:value-type="string" office:string-value="nein" calcext:value-type="string">
            <text:p>nein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left</text:p>
          </table:table-cell>
          <table:table-cell table:style-name="ce25" table:formula="of:=IF([.A136]=[.B136];&quot;ja&quot;;&quot;nein&quot;)" office:value-type="string" office:string-value="nein" calcext:value-type="string">
            <text:p>nein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up</text:p>
          </table:table-cell>
          <table:table-cell table:style-name="ce25" table:formula="of:=IF([.A137]=[.B137];&quot;ja&quot;;&quot;nein&quot;)" office:value-type="string" office:string-value="nein" calcext:value-type="string">
            <text:p>nein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number-columns-repeated="2" table:style-name="ce2" office:value-type="string" calcext:value-type="string">
            <text:p>yes</text:p>
          </table:table-cell>
          <table:table-cell table:style-name="ce25" table:formula="of:=IF([.A138]=[.B138];&quot;ja&quot;;&quot;nein&quot;)" office:value-type="string" office:string-value="ja" calcext:value-type="string">
            <text:p>ja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number-columns-repeated="2" table:style-name="ce2" office:value-type="string" calcext:value-type="string">
            <text:p>yes</text:p>
          </table:table-cell>
          <table:table-cell table:style-name="ce25" table:formula="of:=IF([.A139]=[.B139];&quot;ja&quot;;&quot;nein&quot;)" office:value-type="string" office:string-value="ja" calcext:value-type="string">
            <text:p>ja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up</text:p>
          </table:table-cell>
          <table:table-cell table:style-name="ce25" table:formula="of:=IF([.A140]=[.B140];&quot;ja&quot;;&quot;nein&quot;)" office:value-type="string" office:string-value="nein" calcext:value-type="string">
            <text:p>nein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right</text:p>
          </table:table-cell>
          <table:table-cell table:style-name="ce25" table:formula="of:=IF([.A141]=[.B141];&quot;ja&quot;;&quot;nein&quot;)" office:value-type="string" office:string-value="nein" calcext:value-type="string">
            <text:p>nein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no</text:p>
          </table:table-cell>
          <table:table-cell table:style-name="ce25" table:formula="of:=IF([.A142]=[.B142];&quot;ja&quot;;&quot;nein&quot;)" office:value-type="string" office:string-value="nein" calcext:value-type="string">
            <text:p>nein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left</text:p>
          </table:table-cell>
          <table:table-cell table:style-name="ce25" table:formula="of:=IF([.A143]=[.B143];&quot;ja&quot;;&quot;nein&quot;)" office:value-type="string" office:string-value="nein" calcext:value-type="string">
            <text:p>nein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stop</text:p>
          </table:table-cell>
          <table:table-cell table:style-name="ce25" table:formula="of:=IF([.A144]=[.B144];&quot;ja&quot;;&quot;nein&quot;)" office:value-type="string" office:string-value="nein" calcext:value-type="string">
            <text:p>nein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stop</text:p>
          </table:table-cell>
          <table:table-cell table:style-name="ce25" table:formula="of:=IF([.A145]=[.B145];&quot;ja&quot;;&quot;nein&quot;)" office:value-type="string" office:string-value="nein" calcext:value-type="string">
            <text:p>nein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left</text:p>
          </table:table-cell>
          <table:table-cell table:style-name="ce25" table:formula="of:=IF([.A146]=[.B146];&quot;ja&quot;;&quot;nein&quot;)" office:value-type="string" office:string-value="nein" calcext:value-type="string">
            <text:p>nein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left</text:p>
          </table:table-cell>
          <table:table-cell table:style-name="ce25" table:formula="of:=IF([.A147]=[.B147];&quot;ja&quot;;&quot;nein&quot;)" office:value-type="string" office:string-value="nein" calcext:value-type="string">
            <text:p>nein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no</text:p>
          </table:table-cell>
          <table:table-cell table:style-name="ce25" table:formula="of:=IF([.A148]=[.B148];&quot;ja&quot;;&quot;nein&quot;)" office:value-type="string" office:string-value="nein" calcext:value-type="string">
            <text:p>nein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down</text:p>
          </table:table-cell>
          <table:table-cell table:style-name="ce25" table:formula="of:=IF([.A149]=[.B149];&quot;ja&quot;;&quot;nein&quot;)" office:value-type="string" office:string-value="nein" calcext:value-type="string">
            <text:p>nein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no</text:p>
          </table:table-cell>
          <table:table-cell table:style-name="ce25" table:formula="of:=IF([.A150]=[.B150];&quot;ja&quot;;&quot;nein&quot;)" office:value-type="string" office:string-value="nein" calcext:value-type="string">
            <text:p>nein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number-columns-repeated="2" table:style-name="ce2" office:value-type="string" calcext:value-type="string">
            <text:p>yes</text:p>
          </table:table-cell>
          <table:table-cell table:style-name="ce25" table:formula="of:=IF([.A151]=[.B151];&quot;ja&quot;;&quot;nein&quot;)" office:value-type="string" office:string-value="ja" calcext:value-type="string">
            <text:p>ja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number-columns-repeated="2" table:style-name="ce2" office:value-type="string" calcext:value-type="string">
            <text:p>no</text:p>
          </table:table-cell>
          <table:table-cell table:style-name="ce25" table:formula="of:=IF([.A152]=[.B152];&quot;ja&quot;;&quot;nein&quot;)" office:value-type="string" office:string-value="ja" calcext:value-type="string">
            <text:p>ja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go</text:p>
          </table:table-cell>
          <table:table-cell table:style-name="ce25" table:formula="of:=IF([.A153]=[.B153];&quot;ja&quot;;&quot;nein&quot;)" office:value-type="string" office:string-value="nein" calcext:value-type="string">
            <text:p>nein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number-columns-repeated="2" table:style-name="ce2" office:value-type="string" calcext:value-type="string">
            <text:p>no</text:p>
          </table:table-cell>
          <table:table-cell table:style-name="ce25" table:formula="of:=IF([.A154]=[.B154];&quot;ja&quot;;&quot;nein&quot;)" office:value-type="string" office:string-value="ja" calcext:value-type="string">
            <text:p>ja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up</text:p>
          </table:table-cell>
          <table:table-cell table:style-name="ce25" table:formula="of:=IF([.A155]=[.B155];&quot;ja&quot;;&quot;nein&quot;)" office:value-type="string" office:string-value="nein" calcext:value-type="string">
            <text:p>nein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stop</text:p>
          </table:table-cell>
          <table:table-cell table:style-name="ce25" table:formula="of:=IF([.A156]=[.B156];&quot;ja&quot;;&quot;nein&quot;)" office:value-type="string" office:string-value="nein" calcext:value-type="string">
            <text:p>nein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up</text:p>
          </table:table-cell>
          <table:table-cell table:style-name="ce25" table:formula="of:=IF([.A157]=[.B157];&quot;ja&quot;;&quot;nein&quot;)" office:value-type="string" office:string-value="nein" calcext:value-type="string">
            <text:p>nein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up</text:p>
          </table:table-cell>
          <table:table-cell table:style-name="ce25" table:formula="of:=IF([.A158]=[.B158];&quot;ja&quot;;&quot;nein&quot;)" office:value-type="string" office:string-value="nein" calcext:value-type="string">
            <text:p>nein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stop</text:p>
          </table:table-cell>
          <table:table-cell table:style-name="ce25" table:formula="of:=IF([.A159]=[.B159];&quot;ja&quot;;&quot;nein&quot;)" office:value-type="string" office:string-value="nein" calcext:value-type="string">
            <text:p>nein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up</text:p>
          </table:table-cell>
          <table:table-cell table:style-name="ce25" table:formula="of:=IF([.A160]=[.B160];&quot;ja&quot;;&quot;nein&quot;)" office:value-type="string" office:string-value="nein" calcext:value-type="string">
            <text:p>nein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up</text:p>
          </table:table-cell>
          <table:table-cell table:style-name="ce25" table:formula="of:=IF([.A161]=[.B161];&quot;ja&quot;;&quot;nein&quot;)" office:value-type="string" office:string-value="nein" calcext:value-type="string">
            <text:p>nein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number-columns-repeated="2" table:style-name="ce2" office:value-type="string" calcext:value-type="string">
            <text:p>no</text:p>
          </table:table-cell>
          <table:table-cell table:style-name="ce25" table:formula="of:=IF([.A162]=[.B162];&quot;ja&quot;;&quot;nein&quot;)" office:value-type="string" office:string-value="ja" calcext:value-type="string">
            <text:p>ja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stop</text:p>
          </table:table-cell>
          <table:table-cell table:style-name="ce25" table:formula="of:=IF([.A163]=[.B163];&quot;ja&quot;;&quot;nein&quot;)" office:value-type="string" office:string-value="nein" calcext:value-type="string">
            <text:p>nein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number-columns-repeated="2" table:style-name="ce2" office:value-type="string" calcext:value-type="string">
            <text:p>no</text:p>
          </table:table-cell>
          <table:table-cell table:style-name="ce25" table:formula="of:=IF([.A164]=[.B164];&quot;ja&quot;;&quot;nein&quot;)" office:value-type="string" office:string-value="ja" calcext:value-type="string">
            <text:p>ja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number-columns-repeated="2" table:style-name="ce2" office:value-type="string" calcext:value-type="string">
            <text:p>no</text:p>
          </table:table-cell>
          <table:table-cell table:style-name="ce25" table:formula="of:=IF([.A165]=[.B165];&quot;ja&quot;;&quot;nein&quot;)" office:value-type="string" office:string-value="ja" calcext:value-type="string">
            <text:p>ja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number-columns-repeated="2" table:style-name="ce2" office:value-type="string" calcext:value-type="string">
            <text:p>no</text:p>
          </table:table-cell>
          <table:table-cell table:style-name="ce25" table:formula="of:=IF([.A166]=[.B166];&quot;ja&quot;;&quot;nein&quot;)" office:value-type="string" office:string-value="ja" calcext:value-type="string">
            <text:p>ja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up</text:p>
          </table:table-cell>
          <table:table-cell table:style-name="ce25" table:formula="of:=IF([.A167]=[.B167];&quot;ja&quot;;&quot;nein&quot;)" office:value-type="string" office:string-value="nein" calcext:value-type="string">
            <text:p>nein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up</text:p>
          </table:table-cell>
          <table:table-cell table:style-name="ce25" table:formula="of:=IF([.A168]=[.B168];&quot;ja&quot;;&quot;nein&quot;)" office:value-type="string" office:string-value="nein" calcext:value-type="string">
            <text:p>nein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number-columns-repeated="2" table:style-name="ce2" office:value-type="string" calcext:value-type="string">
            <text:p>no</text:p>
          </table:table-cell>
          <table:table-cell table:style-name="ce25" table:formula="of:=IF([.A169]=[.B169];&quot;ja&quot;;&quot;nein&quot;)" office:value-type="string" office:string-value="ja" calcext:value-type="string">
            <text:p>ja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go</text:p>
          </table:table-cell>
          <table:table-cell table:style-name="ce25" table:formula="of:=IF([.A170]=[.B170];&quot;ja&quot;;&quot;nein&quot;)" office:value-type="string" office:string-value="nein" calcext:value-type="string">
            <text:p>nein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number-columns-repeated="2" table:style-name="ce2" office:value-type="string" calcext:value-type="string">
            <text:p>no</text:p>
          </table:table-cell>
          <table:table-cell table:style-name="ce25" table:formula="of:=IF([.A171]=[.B171];&quot;ja&quot;;&quot;nein&quot;)" office:value-type="string" office:string-value="ja" calcext:value-type="string">
            <text:p>ja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go</text:p>
          </table:table-cell>
          <table:table-cell table:style-name="ce25" table:formula="of:=IF([.A172]=[.B172];&quot;ja&quot;;&quot;nein&quot;)" office:value-type="string" office:string-value="nein" calcext:value-type="string">
            <text:p>nein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go</text:p>
          </table:table-cell>
          <table:table-cell table:style-name="ce25" table:formula="of:=IF([.A173]=[.B173];&quot;ja&quot;;&quot;nein&quot;)" office:value-type="string" office:string-value="nein" calcext:value-type="string">
            <text:p>nein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number-columns-repeated="2" table:style-name="ce2" office:value-type="string" calcext:value-type="string">
            <text:p>no</text:p>
          </table:table-cell>
          <table:table-cell table:style-name="ce25" table:formula="of:=IF([.A174]=[.B174];&quot;ja&quot;;&quot;nein&quot;)" office:value-type="string" office:string-value="ja" calcext:value-type="string">
            <text:p>ja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number-columns-repeated="2" table:style-name="ce2" office:value-type="string" calcext:value-type="string">
            <text:p>no</text:p>
          </table:table-cell>
          <table:table-cell table:style-name="ce25" table:formula="of:=IF([.A175]=[.B175];&quot;ja&quot;;&quot;nein&quot;)" office:value-type="string" office:string-value="ja" calcext:value-type="string">
            <text:p>ja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go</text:p>
          </table:table-cell>
          <table:table-cell table:style-name="ce25" table:formula="of:=IF([.A176]=[.B176];&quot;ja&quot;;&quot;nein&quot;)" office:value-type="string" office:string-value="nein" calcext:value-type="string">
            <text:p>nein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number-columns-repeated="2" table:style-name="ce2" office:value-type="string" calcext:value-type="string">
            <text:p>no</text:p>
          </table:table-cell>
          <table:table-cell table:style-name="ce25" table:formula="of:=IF([.A177]=[.B177];&quot;ja&quot;;&quot;nein&quot;)" office:value-type="string" office:string-value="ja" calcext:value-type="string">
            <text:p>ja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number-columns-repeated="2" table:style-name="ce2" office:value-type="string" calcext:value-type="string">
            <text:p>no</text:p>
          </table:table-cell>
          <table:table-cell table:style-name="ce25" table:formula="of:=IF([.A178]=[.B178];&quot;ja&quot;;&quot;nein&quot;)" office:value-type="string" office:string-value="ja" calcext:value-type="string">
            <text:p>ja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number-columns-repeated="2" table:style-name="ce2" office:value-type="string" calcext:value-type="string">
            <text:p>no</text:p>
          </table:table-cell>
          <table:table-cell table:style-name="ce25" table:formula="of:=IF([.A179]=[.B179];&quot;ja&quot;;&quot;nein&quot;)" office:value-type="string" office:string-value="ja" calcext:value-type="string">
            <text:p>ja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go</text:p>
          </table:table-cell>
          <table:table-cell table:style-name="ce25" table:formula="of:=IF([.A180]=[.B180];&quot;ja&quot;;&quot;nein&quot;)" office:value-type="string" office:string-value="nein" calcext:value-type="string">
            <text:p>nein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number-columns-repeated="2" table:style-name="ce2" office:value-type="string" calcext:value-type="string">
            <text:p>no</text:p>
          </table:table-cell>
          <table:table-cell table:style-name="ce25" table:formula="of:=IF([.A181]=[.B181];&quot;ja&quot;;&quot;nein&quot;)" office:value-type="string" office:string-value="ja" calcext:value-type="string">
            <text:p>ja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number-columns-repeated="2" table:style-name="ce2" office:value-type="string" calcext:value-type="string">
            <text:p>go</text:p>
          </table:table-cell>
          <table:table-cell table:style-name="ce25" table:formula="of:=IF([.A182]=[.B182];&quot;ja&quot;;&quot;nein&quot;)" office:value-type="string" office:string-value="ja" calcext:value-type="string">
            <text:p>ja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number-columns-repeated="2" table:style-name="ce2" office:value-type="string" calcext:value-type="string">
            <text:p>go</text:p>
          </table:table-cell>
          <table:table-cell table:style-name="ce25" table:formula="of:=IF([.A183]=[.B183];&quot;ja&quot;;&quot;nein&quot;)" office:value-type="string" office:string-value="ja" calcext:value-type="string">
            <text:p>ja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number-columns-repeated="2" table:style-name="ce2" office:value-type="string" calcext:value-type="string">
            <text:p>go</text:p>
          </table:table-cell>
          <table:table-cell table:style-name="ce25" table:formula="of:=IF([.A184]=[.B184];&quot;ja&quot;;&quot;nein&quot;)" office:value-type="string" office:string-value="ja" calcext:value-type="string">
            <text:p>ja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number-columns-repeated="2" table:style-name="ce2" office:value-type="string" calcext:value-type="string">
            <text:p>go</text:p>
          </table:table-cell>
          <table:table-cell table:style-name="ce25" table:formula="of:=IF([.A185]=[.B185];&quot;ja&quot;;&quot;nein&quot;)" office:value-type="string" office:string-value="ja" calcext:value-type="string">
            <text:p>ja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number-columns-repeated="2" table:style-name="ce2" office:value-type="string" calcext:value-type="string">
            <text:p>go</text:p>
          </table:table-cell>
          <table:table-cell table:style-name="ce25" table:formula="of:=IF([.A186]=[.B186];&quot;ja&quot;;&quot;nein&quot;)" office:value-type="string" office:string-value="ja" calcext:value-type="string">
            <text:p>ja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number-columns-repeated="2" table:style-name="ce2" office:value-type="string" calcext:value-type="string">
            <text:p>go</text:p>
          </table:table-cell>
          <table:table-cell table:style-name="ce25" table:formula="of:=IF([.A187]=[.B187];&quot;ja&quot;;&quot;nein&quot;)" office:value-type="string" office:string-value="ja" calcext:value-type="string">
            <text:p>ja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number-columns-repeated="2" table:style-name="ce2" office:value-type="string" calcext:value-type="string">
            <text:p>go</text:p>
          </table:table-cell>
          <table:table-cell table:style-name="ce25" table:formula="of:=IF([.A188]=[.B188];&quot;ja&quot;;&quot;nein&quot;)" office:value-type="string" office:string-value="ja" calcext:value-type="string">
            <text:p>ja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number-columns-repeated="2" table:style-name="ce2" office:value-type="string" calcext:value-type="string">
            <text:p>go</text:p>
          </table:table-cell>
          <table:table-cell table:style-name="ce25" table:formula="of:=IF([.A189]=[.B189];&quot;ja&quot;;&quot;nein&quot;)" office:value-type="string" office:string-value="ja" calcext:value-type="string">
            <text:p>ja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number-columns-repeated="2" table:style-name="ce2" office:value-type="string" calcext:value-type="string">
            <text:p>go</text:p>
          </table:table-cell>
          <table:table-cell table:style-name="ce25" table:formula="of:=IF([.A190]=[.B190];&quot;ja&quot;;&quot;nein&quot;)" office:value-type="string" office:string-value="ja" calcext:value-type="string">
            <text:p>ja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go</text:p>
          </table:table-cell>
          <table:table-cell table:style-name="ce2" office:value-type="string" calcext:value-type="string">
            <text:p>no</text:p>
          </table:table-cell>
          <table:table-cell table:style-name="ce25" table:formula="of:=IF([.A191]=[.B191];&quot;ja&quot;;&quot;nein&quot;)" office:value-type="string" office:string-value="nein" calcext:value-type="string">
            <text:p>nein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number-columns-repeated="2" table:style-name="ce2" office:value-type="string" calcext:value-type="string">
            <text:p>go</text:p>
          </table:table-cell>
          <table:table-cell table:style-name="ce25" table:formula="of:=IF([.A192]=[.B192];&quot;ja&quot;;&quot;nein&quot;)" office:value-type="string" office:string-value="ja" calcext:value-type="string">
            <text:p>ja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go</text:p>
          </table:table-cell>
          <table:table-cell table:style-name="ce2" office:value-type="string" calcext:value-type="string">
            <text:p>no</text:p>
          </table:table-cell>
          <table:table-cell table:style-name="ce25" table:formula="of:=IF([.A193]=[.B193];&quot;ja&quot;;&quot;nein&quot;)" office:value-type="string" office:string-value="nein" calcext:value-type="string">
            <text:p>nein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go</text:p>
          </table:table-cell>
          <table:table-cell table:style-name="ce2" office:value-type="string" calcext:value-type="string">
            <text:p>up</text:p>
          </table:table-cell>
          <table:table-cell table:style-name="ce25" table:formula="of:=IF([.A194]=[.B194];&quot;ja&quot;;&quot;nein&quot;)" office:value-type="string" office:string-value="nein" calcext:value-type="string">
            <text:p>nein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number-columns-repeated="2" table:style-name="ce2" office:value-type="string" calcext:value-type="string">
            <text:p>go</text:p>
          </table:table-cell>
          <table:table-cell table:style-name="ce25" table:formula="of:=IF([.A195]=[.B195];&quot;ja&quot;;&quot;nein&quot;)" office:value-type="string" office:string-value="ja" calcext:value-type="string">
            <text:p>ja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number-columns-repeated="2" table:style-name="ce2" office:value-type="string" calcext:value-type="string">
            <text:p>go</text:p>
          </table:table-cell>
          <table:table-cell table:style-name="ce25" table:formula="of:=IF([.A196]=[.B196];&quot;ja&quot;;&quot;nein&quot;)" office:value-type="string" office:string-value="ja" calcext:value-type="string">
            <text:p>ja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number-columns-repeated="2" table:style-name="ce2" office:value-type="string" calcext:value-type="string">
            <text:p>go</text:p>
          </table:table-cell>
          <table:table-cell table:style-name="ce25" table:formula="of:=IF([.A197]=[.B197];&quot;ja&quot;;&quot;nein&quot;)" office:value-type="string" office:string-value="ja" calcext:value-type="string">
            <text:p>ja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go</text:p>
          </table:table-cell>
          <table:table-cell table:style-name="ce2" office:value-type="string" calcext:value-type="string">
            <text:p>no</text:p>
          </table:table-cell>
          <table:table-cell table:style-name="ce25" table:formula="of:=IF([.A198]=[.B198];&quot;ja&quot;;&quot;nein&quot;)" office:value-type="string" office:string-value="nein" calcext:value-type="string">
            <text:p>nein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go</text:p>
          </table:table-cell>
          <table:table-cell table:style-name="ce2" office:value-type="string" calcext:value-type="string">
            <text:p>down</text:p>
          </table:table-cell>
          <table:table-cell table:style-name="ce25" table:formula="of:=IF([.A199]=[.B199];&quot;ja&quot;;&quot;nein&quot;)" office:value-type="string" office:string-value="nein" calcext:value-type="string">
            <text:p>nein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number-columns-repeated="2" table:style-name="ce2" office:value-type="string" calcext:value-type="string">
            <text:p>go</text:p>
          </table:table-cell>
          <table:table-cell table:style-name="ce25" table:formula="of:=IF([.A200]=[.B200];&quot;ja&quot;;&quot;nein&quot;)" office:value-type="string" office:string-value="ja" calcext:value-type="string">
            <text:p>ja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go</text:p>
          </table:table-cell>
          <table:table-cell table:style-name="ce2" office:value-type="string" calcext:value-type="string">
            <text:p>up</text:p>
          </table:table-cell>
          <table:table-cell table:style-name="ce25" table:formula="of:=IF([.A201]=[.B201];&quot;ja&quot;;&quot;nein&quot;)" office:value-type="string" office:string-value="nein" calcext:value-type="string">
            <text:p>nein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go</text:p>
          </table:table-cell>
          <table:table-cell table:style-name="ce2" office:value-type="string" calcext:value-type="string">
            <text:p>no</text:p>
          </table:table-cell>
          <table:table-cell table:style-name="ce25" table:formula="of:=IF([.A202]=[.B202];&quot;ja&quot;;&quot;nein&quot;)" office:value-type="string" office:string-value="nein" calcext:value-type="string">
            <text:p>nein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go</text:p>
          </table:table-cell>
          <table:table-cell table:style-name="ce2" office:value-type="string" calcext:value-type="string">
            <text:p>no</text:p>
          </table:table-cell>
          <table:table-cell table:style-name="ce25" table:formula="of:=IF([.A203]=[.B203];&quot;ja&quot;;&quot;nein&quot;)" office:value-type="string" office:string-value="nein" calcext:value-type="string">
            <text:p>nein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number-columns-repeated="2" table:style-name="ce2" office:value-type="string" calcext:value-type="string">
            <text:p>go</text:p>
          </table:table-cell>
          <table:table-cell table:style-name="ce25" table:formula="of:=IF([.A204]=[.B204];&quot;ja&quot;;&quot;nein&quot;)" office:value-type="string" office:string-value="ja" calcext:value-type="string">
            <text:p>ja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go</text:p>
          </table:table-cell>
          <table:table-cell table:style-name="ce2" office:value-type="string" calcext:value-type="string">
            <text:p>stop</text:p>
          </table:table-cell>
          <table:table-cell table:style-name="ce25" table:formula="of:=IF([.A205]=[.B205];&quot;ja&quot;;&quot;nein&quot;)" office:value-type="string" office:string-value="nein" calcext:value-type="string">
            <text:p>nein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go</text:p>
          </table:table-cell>
          <table:table-cell table:style-name="ce2" office:value-type="string" calcext:value-type="string">
            <text:p>no</text:p>
          </table:table-cell>
          <table:table-cell table:style-name="ce25" table:formula="of:=IF([.A206]=[.B206];&quot;ja&quot;;&quot;nein&quot;)" office:value-type="string" office:string-value="nein" calcext:value-type="string">
            <text:p>nein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go</text:p>
          </table:table-cell>
          <table:table-cell table:style-name="ce2" office:value-type="string" calcext:value-type="string">
            <text:p>no</text:p>
          </table:table-cell>
          <table:table-cell table:style-name="ce25" table:formula="of:=IF([.A207]=[.B207];&quot;ja&quot;;&quot;nein&quot;)" office:value-type="string" office:string-value="nein" calcext:value-type="string">
            <text:p>nein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number-columns-repeated="2" table:style-name="ce2" office:value-type="string" calcext:value-type="string">
            <text:p>go</text:p>
          </table:table-cell>
          <table:table-cell table:style-name="ce25" table:formula="of:=IF([.A208]=[.B208];&quot;ja&quot;;&quot;nein&quot;)" office:value-type="string" office:string-value="ja" calcext:value-type="string">
            <text:p>ja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go</text:p>
          </table:table-cell>
          <table:table-cell table:style-name="ce2" office:value-type="string" calcext:value-type="string">
            <text:p>no</text:p>
          </table:table-cell>
          <table:table-cell table:style-name="ce25" table:formula="of:=IF([.A209]=[.B209];&quot;ja&quot;;&quot;nein&quot;)" office:value-type="string" office:string-value="nein" calcext:value-type="string">
            <text:p>nein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go</text:p>
          </table:table-cell>
          <table:table-cell table:style-name="ce2" office:value-type="string" calcext:value-type="string">
            <text:p>no</text:p>
          </table:table-cell>
          <table:table-cell table:style-name="ce25" table:formula="of:=IF([.A210]=[.B210];&quot;ja&quot;;&quot;nein&quot;)" office:value-type="string" office:string-value="nein" calcext:value-type="string">
            <text:p>nein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go</text:p>
          </table:table-cell>
          <table:table-cell table:style-name="ce2" office:value-type="string" calcext:value-type="string">
            <text:p>no</text:p>
          </table:table-cell>
          <table:table-cell table:style-name="ce25" table:formula="of:=IF([.A211]=[.B211];&quot;ja&quot;;&quot;nein&quot;)" office:value-type="string" office:string-value="nein" calcext:value-type="string">
            <text:p>nein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stop</text:p>
          </table:table-cell>
          <table:table-cell table:style-name="ce2" office:value-type="string" calcext:value-type="string">
            <text:p>up</text:p>
          </table:table-cell>
          <table:table-cell table:style-name="ce25" table:formula="of:=IF([.A212]=[.B212];&quot;ja&quot;;&quot;nein&quot;)" office:value-type="string" office:string-value="nein" calcext:value-type="string">
            <text:p>nein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number-columns-repeated="2" table:style-name="ce2" office:value-type="string" calcext:value-type="string">
            <text:p>stop</text:p>
          </table:table-cell>
          <table:table-cell table:style-name="ce25" table:formula="of:=IF([.A213]=[.B213];&quot;ja&quot;;&quot;nein&quot;)" office:value-type="string" office:string-value="ja" calcext:value-type="string">
            <text:p>ja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stop</text:p>
          </table:table-cell>
          <table:table-cell table:style-name="ce2" office:value-type="string" calcext:value-type="string">
            <text:p>left</text:p>
          </table:table-cell>
          <table:table-cell table:style-name="ce25" table:formula="of:=IF([.A214]=[.B214];&quot;ja&quot;;&quot;nein&quot;)" office:value-type="string" office:string-value="nein" calcext:value-type="string">
            <text:p>nein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number-columns-repeated="2" table:style-name="ce2" office:value-type="string" calcext:value-type="string">
            <text:p>stop</text:p>
          </table:table-cell>
          <table:table-cell table:style-name="ce25" table:formula="of:=IF([.A215]=[.B215];&quot;ja&quot;;&quot;nein&quot;)" office:value-type="string" office:string-value="ja" calcext:value-type="string">
            <text:p>ja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stop</text:p>
          </table:table-cell>
          <table:table-cell table:style-name="ce2" office:value-type="string" calcext:value-type="string">
            <text:p>down</text:p>
          </table:table-cell>
          <table:table-cell table:style-name="ce25" table:formula="of:=IF([.A216]=[.B216];&quot;ja&quot;;&quot;nein&quot;)" office:value-type="string" office:string-value="nein" calcext:value-type="string">
            <text:p>nein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number-columns-repeated="2" table:style-name="ce2" office:value-type="string" calcext:value-type="string">
            <text:p>stop</text:p>
          </table:table-cell>
          <table:table-cell table:style-name="ce25" table:formula="of:=IF([.A217]=[.B217];&quot;ja&quot;;&quot;nein&quot;)" office:value-type="string" office:string-value="ja" calcext:value-type="string">
            <text:p>ja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number-columns-repeated="2" table:style-name="ce2" office:value-type="string" calcext:value-type="string">
            <text:p>stop</text:p>
          </table:table-cell>
          <table:table-cell table:style-name="ce25" table:formula="of:=IF([.A218]=[.B218];&quot;ja&quot;;&quot;nein&quot;)" office:value-type="string" office:string-value="ja" calcext:value-type="string">
            <text:p>ja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number-columns-repeated="2" table:style-name="ce2" office:value-type="string" calcext:value-type="string">
            <text:p>stop</text:p>
          </table:table-cell>
          <table:table-cell table:style-name="ce25" table:formula="of:=IF([.A219]=[.B219];&quot;ja&quot;;&quot;nein&quot;)" office:value-type="string" office:string-value="ja" calcext:value-type="string">
            <text:p>ja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number-columns-repeated="2" table:style-name="ce2" office:value-type="string" calcext:value-type="string">
            <text:p>stop</text:p>
          </table:table-cell>
          <table:table-cell table:style-name="ce25" table:formula="of:=IF([.A220]=[.B220];&quot;ja&quot;;&quot;nein&quot;)" office:value-type="string" office:string-value="ja" calcext:value-type="string">
            <text:p>ja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number-columns-repeated="2" table:style-name="ce2" office:value-type="string" calcext:value-type="string">
            <text:p>stop</text:p>
          </table:table-cell>
          <table:table-cell table:style-name="ce25" table:formula="of:=IF([.A221]=[.B221];&quot;ja&quot;;&quot;nein&quot;)" office:value-type="string" office:string-value="ja" calcext:value-type="string">
            <text:p>ja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number-columns-repeated="2" table:style-name="ce2" office:value-type="string" calcext:value-type="string">
            <text:p>stop</text:p>
          </table:table-cell>
          <table:table-cell table:style-name="ce25" table:formula="of:=IF([.A222]=[.B222];&quot;ja&quot;;&quot;nein&quot;)" office:value-type="string" office:string-value="ja" calcext:value-type="string">
            <text:p>ja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number-columns-repeated="2" table:style-name="ce2" office:value-type="string" calcext:value-type="string">
            <text:p>stop</text:p>
          </table:table-cell>
          <table:table-cell table:style-name="ce25" table:formula="of:=IF([.A223]=[.B223];&quot;ja&quot;;&quot;nein&quot;)" office:value-type="string" office:string-value="ja" calcext:value-type="string">
            <text:p>ja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stop</text:p>
          </table:table-cell>
          <table:table-cell table:style-name="ce2" office:value-type="string" calcext:value-type="string">
            <text:p>up</text:p>
          </table:table-cell>
          <table:table-cell table:style-name="ce25" table:formula="of:=IF([.A224]=[.B224];&quot;ja&quot;;&quot;nein&quot;)" office:value-type="string" office:string-value="nein" calcext:value-type="string">
            <text:p>nein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number-columns-repeated="2" table:style-name="ce2" office:value-type="string" calcext:value-type="string">
            <text:p>stop</text:p>
          </table:table-cell>
          <table:table-cell table:style-name="ce25" table:formula="of:=IF([.A225]=[.B225];&quot;ja&quot;;&quot;nein&quot;)" office:value-type="string" office:string-value="ja" calcext:value-type="string">
            <text:p>ja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stop</text:p>
          </table:table-cell>
          <table:table-cell table:style-name="ce2" office:value-type="string" calcext:value-type="string">
            <text:p>yes</text:p>
          </table:table-cell>
          <table:table-cell table:style-name="ce25" table:formula="of:=IF([.A226]=[.B226];&quot;ja&quot;;&quot;nein&quot;)" office:value-type="string" office:string-value="nein" calcext:value-type="string">
            <text:p>nein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stop</text:p>
          </table:table-cell>
          <table:table-cell table:style-name="ce2" office:value-type="string" calcext:value-type="string">
            <text:p>down</text:p>
          </table:table-cell>
          <table:table-cell table:style-name="ce25" table:formula="of:=IF([.A227]=[.B227];&quot;ja&quot;;&quot;nein&quot;)" office:value-type="string" office:string-value="nein" calcext:value-type="string">
            <text:p>nein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stop</text:p>
          </table:table-cell>
          <table:table-cell table:style-name="ce2" office:value-type="string" calcext:value-type="string">
            <text:p>down</text:p>
          </table:table-cell>
          <table:table-cell table:style-name="ce25" table:formula="of:=IF([.A228]=[.B228];&quot;ja&quot;;&quot;nein&quot;)" office:value-type="string" office:string-value="nein" calcext:value-type="string">
            <text:p>nein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number-columns-repeated="2" table:style-name="ce2" office:value-type="string" calcext:value-type="string">
            <text:p>stop</text:p>
          </table:table-cell>
          <table:table-cell table:style-name="ce25" table:formula="of:=IF([.A229]=[.B229];&quot;ja&quot;;&quot;nein&quot;)" office:value-type="string" office:string-value="ja" calcext:value-type="string">
            <text:p>ja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number-columns-repeated="2" table:style-name="ce2" office:value-type="string" calcext:value-type="string">
            <text:p>stop</text:p>
          </table:table-cell>
          <table:table-cell table:style-name="ce25" table:formula="of:=IF([.A230]=[.B230];&quot;ja&quot;;&quot;nein&quot;)" office:value-type="string" office:string-value="ja" calcext:value-type="string">
            <text:p>ja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number-columns-repeated="2" table:style-name="ce2" office:value-type="string" calcext:value-type="string">
            <text:p>stop</text:p>
          </table:table-cell>
          <table:table-cell table:style-name="ce25" table:formula="of:=IF([.A231]=[.B231];&quot;ja&quot;;&quot;nein&quot;)" office:value-type="string" office:string-value="ja" calcext:value-type="string">
            <text:p>ja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number-columns-repeated="2" table:style-name="ce2" office:value-type="string" calcext:value-type="string">
            <text:p>stop</text:p>
          </table:table-cell>
          <table:table-cell table:style-name="ce25" table:formula="of:=IF([.A232]=[.B232];&quot;ja&quot;;&quot;nein&quot;)" office:value-type="string" office:string-value="ja" calcext:value-type="string">
            <text:p>ja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number-columns-repeated="2" table:style-name="ce2" office:value-type="string" calcext:value-type="string">
            <text:p>stop</text:p>
          </table:table-cell>
          <table:table-cell table:style-name="ce25" table:formula="of:=IF([.A233]=[.B233];&quot;ja&quot;;&quot;nein&quot;)" office:value-type="string" office:string-value="ja" calcext:value-type="string">
            <text:p>ja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number-columns-repeated="2" table:style-name="ce2" office:value-type="string" calcext:value-type="string">
            <text:p>stop</text:p>
          </table:table-cell>
          <table:table-cell table:style-name="ce25" table:formula="of:=IF([.A234]=[.B234];&quot;ja&quot;;&quot;nein&quot;)" office:value-type="string" office:string-value="ja" calcext:value-type="string">
            <text:p>ja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number-columns-repeated="2" table:style-name="ce2" office:value-type="string" calcext:value-type="string">
            <text:p>stop</text:p>
          </table:table-cell>
          <table:table-cell table:style-name="ce25" table:formula="of:=IF([.A235]=[.B235];&quot;ja&quot;;&quot;nein&quot;)" office:value-type="string" office:string-value="ja" calcext:value-type="string">
            <text:p>ja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stop</text:p>
          </table:table-cell>
          <table:table-cell table:style-name="ce2" office:value-type="string" calcext:value-type="string">
            <text:p>up</text:p>
          </table:table-cell>
          <table:table-cell table:style-name="ce25" table:formula="of:=IF([.A236]=[.B236];&quot;ja&quot;;&quot;nein&quot;)" office:value-type="string" office:string-value="nein" calcext:value-type="string">
            <text:p>nein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number-columns-repeated="2" table:style-name="ce2" office:value-type="string" calcext:value-type="string">
            <text:p>stop</text:p>
          </table:table-cell>
          <table:table-cell table:style-name="ce25" table:formula="of:=IF([.A237]=[.B237];&quot;ja&quot;;&quot;nein&quot;)" office:value-type="string" office:string-value="ja" calcext:value-type="string">
            <text:p>ja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number-columns-repeated="2" table:style-name="ce2" office:value-type="string" calcext:value-type="string">
            <text:p>stop</text:p>
          </table:table-cell>
          <table:table-cell table:style-name="ce25" table:formula="of:=IF([.A238]=[.B238];&quot;ja&quot;;&quot;nein&quot;)" office:value-type="string" office:string-value="ja" calcext:value-type="string">
            <text:p>ja</text:p>
          </table:table-cell>
          <table:table-cell table:style-name="ce2"/>
          <table:table-cell table:style-name="ce26"/>
          <table:table-cell table:style-name="ce2" table:number-columns-repeated="21"/>
          <table:table-cell table:number-columns-repeated="998"/>
        </table:table-row>
        <table:table-row table:style-name="ro1">
          <table:table-cell table:style-name="ce2" office:value-type="string" calcext:value-type="string">
            <text:p>stop</text:p>
          </table:table-cell>
          <table:table-cell table:style-name="ce2" office:value-type="string" calcext:value-type="string">
            <text:p>up</text:p>
          </table:table-cell>
          <table:table-cell table:style-name="ce25" table:formula="of:=IF([.A239]=[.B239];&quot;ja&quot;;&quot;nein&quot;)" office:value-type="string" office:string-value="nein" calcext:value-type="string">
            <text:p>nein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number-columns-repeated="2" table:style-name="ce2" office:value-type="string" calcext:value-type="string">
            <text:p>stop</text:p>
          </table:table-cell>
          <table:table-cell table:style-name="ce25" table:formula="of:=IF([.A240]=[.B240];&quot;ja&quot;;&quot;nein&quot;)" office:value-type="string" office:string-value="ja" calcext:value-type="string">
            <text:p>ja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number-columns-repeated="2" table:style-name="ce2" office:value-type="string" calcext:value-type="string">
            <text:p>stop</text:p>
          </table:table-cell>
          <table:table-cell table:style-name="ce25" table:formula="of:=IF([.A241]=[.B241];&quot;ja&quot;;&quot;nein&quot;)" office:value-type="string" office:string-value="ja" calcext:value-type="string">
            <text:p>ja</text:p>
          </table:table-cell>
          <table:table-cell table:style-name="ce2" table:number-columns-repeated="23"/>
          <table:table-cell table:number-columns-repeated="998"/>
        </table:table-row>
        <table:table-row table:style-name="ro1" table:number-rows-repeated="759">
          <table:table-cell table:style-name="ce2" table:number-columns-repeated="2"/>
          <table:table-cell table:style-name="ce25"/>
          <table:table-cell table:style-name="ce2" table:number-columns-repeated="23"/>
          <table:table-cell table:number-columns-repeated="99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Versuch2.G4:Versuch2.N11">
            <calcext:color-scale>
              <calcext:color-scale-entry calcext:value="=0" calcext:type="formula" calcext:color="#e67c73"/>
              <calcext:color-scale-entry calcext:value="=0.5" calcext:type="formula" calcext:color="#ffd666"/>
              <calcext:color-scale-entry calcext:value="=1" calcext:type="formula" calcext:color="#57bb8a"/>
            </calcext:color-scale>
          </calcext:conditional-format>
          <calcext:conditional-format calcext:target-range-address="Versuch2.C1:Versuch2.C1000">
            <calcext:condition calcext:apply-style-name="ConditionalStyle_1" calcext:value="=&quot;ja&quot;" calcext:base-cell-address="Versuch2.C1"/>
          </calcext:conditional-format>
          <calcext:conditional-format calcext:target-range-address="Versuch2.C1:Versuch2.C1000">
            <calcext:condition calcext:apply-style-name="ConditionalStyle_2" calcext:value="=&quot;nein&quot;" calcext:base-cell-address="Versuch2.C1"/>
          </calcext:conditional-format>
          <calcext:conditional-format calcext:target-range-address="Versuch2.E238:Versuch2.E238">
            <calcext:color-scale>
              <calcext:color-scale-entry calcext:value="0" calcext:type="minimum" calcext:color="#57bb8a"/>
              <calcext:color-scale-entry calcext:value="0" calcext:type="maximum" calcext:color="#ffffff"/>
            </calcext:color-scale>
          </calcext:conditional-format>
        </calcext:conditional-formats>
      </table:table>
      <table:table table:name="Versuch3" table:style-name="ta3">
        <table:table-column table:style-name="co1" table:number-columns-repeated="5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6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" table:number-columns-repeated="1010" table:default-cell-style-name="Default"/>
        <table:table-row table:style-name="ro1">
          <table:table-cell table:style-name="ce1" office:value-type="string" calcext:value-type="string">
            <text:p>gesagt</text:p>
          </table:table-cell>
          <table:table-cell table:style-name="ce1" office:value-type="string" calcext:value-type="string">
            <text:p>predicted</text:p>
          </table:table-cell>
          <table:table-cell table:style-name="ce35" office:value-type="string" calcext:value-type="string">
            <text:p>richtig?</text:p>
          </table:table-cell>
          <table:table-cell table:style-name="ce1" table:number-columns-repeated="23"/>
          <table:table-cell table:number-columns-repeated="998"/>
        </table:table-row>
        <table:table-row table:style-name="ro1">
          <table:table-cell table:number-columns-repeated="2" table:style-name="ce2" office:value-type="string" calcext:value-type="string">
            <text:p>left</text:p>
          </table:table-cell>
          <table:table-cell table:style-name="ce36" table:formula="of:=IF([.A2]=[.B2];&quot;ja&quot;;&quot;nein&quot;)" office:value-type="string" office:string-value="ja" calcext:value-type="string">
            <text:p>ja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number-columns-repeated="2" table:style-name="ce2" office:value-type="string" calcext:value-type="string">
            <text:p>left</text:p>
          </table:table-cell>
          <table:table-cell table:style-name="ce36" table:formula="of:=IF([.A3]=[.B3];&quot;ja&quot;;&quot;nein&quot;)" office:value-type="string" office:string-value="ja" calcext:value-type="string">
            <text:p>ja</text:p>
          </table:table-cell>
          <table:table-cell table:style-name="ce2"/>
          <table:table-cell table:style-name="ce5" office:value-type="string" calcext:value-type="string">
            <text:p>Ergebnis:</text:p>
          </table:table-cell>
          <table:table-cell table:style-name="ce7" office:value-type="string" calcext:value-type="string">
            <text:p>gesagt\predicted</text:p>
          </table:table-cell>
          <table:table-cell table:style-name="ce11" office:value-type="string" calcext:value-type="string">
            <text:p>left</text:p>
          </table:table-cell>
          <table:table-cell table:style-name="ce9" office:value-type="string" calcext:value-type="string">
            <text:p>right</text:p>
          </table:table-cell>
          <table:table-cell table:style-name="ce9" office:value-type="string" calcext:value-type="string">
            <text:p>up</text:p>
          </table:table-cell>
          <table:table-cell table:style-name="ce9" office:value-type="string" calcext:value-type="string">
            <text:p>down</text:p>
          </table:table-cell>
          <table:table-cell table:style-name="ce9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go</text:p>
          </table:table-cell>
          <table:table-cell table:style-name="ce9" office:value-type="string" calcext:value-type="string">
            <text:p>stop</text:p>
          </table:table-cell>
          <table:table-cell table:style-name="ce21" office:value-type="string" calcext:value-type="string">
            <text:p>∑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office:value-type="string" calcext:value-type="string">
            <text:p>left</text:p>
          </table:table-cell>
          <table:table-cell table:style-name="ce2" office:value-type="string" calcext:value-type="string">
            <text:p>yes</text:p>
          </table:table-cell>
          <table:table-cell table:style-name="ce36" table:formula="of:=IF([.A4]=[.B4];&quot;ja&quot;;&quot;nein&quot;)" office:value-type="string" office:string-value="nein" calcext:value-type="string">
            <text:p>nein</text:p>
          </table:table-cell>
          <table:table-cell table:style-name="ce2"/>
          <table:table-cell table:style-name="ce5"/>
          <table:table-cell table:style-name="ce8" office:value-type="string" calcext:value-type="string">
            <text:p>left</text:p>
          </table:table-cell>
          <table:table-cell table:style-name="ce38" table:formula="of:=COUNTIFS([.A2:.A1000];&quot;left&quot;;[.C2:.C1000];&quot;ja&quot;)/COUNTIF([.A2:.A1000];&quot;left&quot;)" office:value-type="percentage" office:value="0.4666666667" calcext:value-type="percentage">
            <text:p>46.67%</text:p>
          </table:table-cell>
          <table:table-cell table:style-name="ce42" table:formula="of:=COUNTIFS([.A2:.A1000];&quot;left&quot;;[.B2:.B1000];&quot;right&quot;)/COUNTIF([.A2:.A1000];&quot;left&quot;)" office:value-type="percentage" office:value="0" calcext:value-type="percentage">
            <text:p>0.00%</text:p>
          </table:table-cell>
          <table:table-cell table:style-name="ce45" table:formula="of:=COUNTIFS([.A2:.A1000];&quot;left&quot;;[.B2:.B1000];&quot;up&quot;)/COUNTIF([.A2:.A1000];&quot;left&quot;)" office:value-type="percentage" office:value="0.4" calcext:value-type="percentage">
            <text:p>40.00%</text:p>
          </table:table-cell>
          <table:table-cell table:style-name="ce44" table:formula="of:=COUNTIFS([.A2:.A1000];&quot;left&quot;;[.B2:.B1000];&quot;down&quot;)/COUNTIF([.A2:.A1000];&quot;left&quot;)" office:value-type="percentage" office:value="0" calcext:value-type="percentage">
            <text:p>0.00%</text:p>
          </table:table-cell>
          <table:table-cell table:style-name="ce45" table:formula="of:=COUNTIFS([.A2:.A1000];&quot;left&quot;;[.B2:.B1000];&quot;yes&quot;)/COUNTIF([.A2:.A1000];&quot;left&quot;)" office:value-type="percentage" office:value="0.1" calcext:value-type="percentage">
            <text:p>10.00%</text:p>
          </table:table-cell>
          <table:table-cell table:style-name="ce44" table:formula="of:=COUNTIFS([.A2:.A1000];&quot;left&quot;;[.B2:.B1000];&quot;no&quot;)/COUNTIF([.A2:.A1000];&quot;left&quot;)" office:value-type="percentage" office:value="0" calcext:value-type="percentage">
            <text:p>0.00%</text:p>
          </table:table-cell>
          <table:table-cell table:style-name="ce45" table:formula="of:=COUNTIFS([.A2:.A1000];&quot;left&quot;;[.B2:.B1000];&quot;go&quot;)/COUNTIF([.A2:.A1000];&quot;left&quot;)" office:value-type="percentage" office:value="0" calcext:value-type="percentage">
            <text:p>0.00%</text:p>
          </table:table-cell>
          <table:table-cell table:style-name="ce44" table:formula="of:=COUNTIFS([.A2:.A1000];&quot;left&quot;;[.B2:.B1000];&quot;stop&quot;)/COUNTIF([.A2:.A1000];&quot;left&quot;)" office:value-type="percentage" office:value="0.03333333333" calcext:value-type="percentage">
            <text:p>3.33%</text:p>
          </table:table-cell>
          <table:table-cell table:style-name="ce22" table:formula="of:=SUM([.G4:.N4])" office:value-type="percentage" office:value="1.00000000003" calcext:value-type="percentage">
            <text:p>100.00%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number-columns-repeated="2" table:style-name="ce2" office:value-type="string" calcext:value-type="string">
            <text:p>left</text:p>
          </table:table-cell>
          <table:table-cell table:style-name="ce36" table:formula="of:=IF([.A5]=[.B5];&quot;ja&quot;;&quot;nein&quot;)" office:value-type="string" office:string-value="ja" calcext:value-type="string">
            <text:p>ja</text:p>
          </table:table-cell>
          <table:table-cell table:style-name="ce2"/>
          <table:table-cell table:style-name="ce5"/>
          <table:table-cell table:style-name="ce9" office:value-type="string" calcext:value-type="string">
            <text:p>right</text:p>
          </table:table-cell>
          <table:table-cell table:style-name="ce39" table:formula="of:=COUNTIFS([.A2:.A1000];&quot;right&quot;;[.B2:.B1000];&quot;left&quot;)/COUNTIF([.A2:.A1000];&quot;right&quot;)" office:value-type="percentage" office:value="0.1333333333" calcext:value-type="percentage">
            <text:p>13.33%</text:p>
          </table:table-cell>
          <table:table-cell table:style-name="ce38" table:formula="of:=COUNTIFS([.A2:.A1000];&quot;right&quot;;[.C2:.C1000];&quot;ja&quot;)/COUNTIF([.A2:.A1000];&quot;right&quot;)" office:value-type="percentage" office:value="0.4" calcext:value-type="percentage">
            <text:p>40.00%</text:p>
          </table:table-cell>
          <table:table-cell table:style-name="ce42" table:formula="of:=COUNTIFS([.A2:.A1000];&quot;right&quot;;[.B2:.B1000];&quot;up&quot;)/COUNTIF([.A2:.A1000];&quot;right&quot;)" office:value-type="percentage" office:value="0.2666666667" calcext:value-type="percentage">
            <text:p>26.67%</text:p>
          </table:table-cell>
          <table:table-cell table:style-name="ce44" table:formula="of:=COUNTIFS([.A2:.A1000];&quot;right&quot;;[.B2:.B1000];&quot;down&quot;)/COUNTIF([.A2:.A1000];&quot;right&quot;)" office:value-type="percentage" office:value="0.03333333333" calcext:value-type="percentage">
            <text:p>3.33%</text:p>
          </table:table-cell>
          <table:table-cell table:style-name="ce44" table:formula="of:=COUNTIFS([.A2:.A1000];&quot;right&quot;;[.B2:.B1000];&quot;yes&quot;)/COUNTIF([.A2:.A1000];&quot;right&quot;)" office:value-type="percentage" office:value="0.06666666667" calcext:value-type="percentage">
            <text:p>6.67%</text:p>
          </table:table-cell>
          <table:table-cell table:style-name="ce44" table:formula="of:=COUNTIFS([.A2:.A1000];&quot;right&quot;;[.B2:.B1000];&quot;no&quot;)/COUNTIF([.A2:.A1000];&quot;right&quot;)" office:value-type="percentage" office:value="0.03333333333" calcext:value-type="percentage">
            <text:p>3.33%</text:p>
          </table:table-cell>
          <table:table-cell table:style-name="ce44" table:formula="of:=COUNTIFS([.A2:.A1000];&quot;right&quot;;[.B2:.B1000];&quot;go&quot;)/COUNTIF([.A2:.A1000];&quot;right&quot;)" office:value-type="percentage" office:value="0" calcext:value-type="percentage">
            <text:p>0.00%</text:p>
          </table:table-cell>
          <table:table-cell table:style-name="ce44" table:formula="of:=COUNTIFS([.A2:.A1000];&quot;right&quot;;[.B2:.B1000];&quot;stop&quot;)/COUNTIF([.A2:.A1000];&quot;right&quot;)" office:value-type="percentage" office:value="0.06666666667" calcext:value-type="percentage">
            <text:p>6.67%</text:p>
          </table:table-cell>
          <table:table-cell table:style-name="ce22" table:formula="of:=SUM([.G5:.N5])" office:value-type="percentage" office:value="1" calcext:value-type="percentage">
            <text:p>100.00%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number-columns-repeated="2" table:style-name="ce2" office:value-type="string" calcext:value-type="string">
            <text:p>left</text:p>
          </table:table-cell>
          <table:table-cell table:style-name="ce36" table:formula="of:=IF([.A6]=[.B6];&quot;ja&quot;;&quot;nein&quot;)" office:value-type="string" office:string-value="ja" calcext:value-type="string">
            <text:p>ja</text:p>
          </table:table-cell>
          <table:table-cell table:style-name="ce2"/>
          <table:table-cell table:style-name="ce5"/>
          <table:table-cell table:style-name="ce9" office:value-type="string" calcext:value-type="string">
            <text:p>up</text:p>
          </table:table-cell>
          <table:table-cell table:style-name="ce40" table:formula="of:=COUNTIFS([.A2:.A1000];&quot;up&quot;;[.B2:.B1000];&quot;left&quot;)/COUNTIF([.A2:.A1000];&quot;up&quot;)" office:value-type="percentage" office:value="0.4" calcext:value-type="percentage">
            <text:p>40.00%</text:p>
          </table:table-cell>
          <table:table-cell table:style-name="ce43" table:formula="of:=COUNTIFS([.A2:.A1000];&quot;up&quot;;[.B2:.B1000];&quot;right&quot;)/COUNTIF([.A2:.A1000];&quot;up&quot;)" office:value-type="percentage" office:value="0" calcext:value-type="percentage">
            <text:p>0.00%</text:p>
          </table:table-cell>
          <table:table-cell table:style-name="ce38" table:formula="of:=COUNTIFS([.A2:.A1000];&quot;up&quot;;[.C2:.C1000];&quot;ja&quot;)/COUNTIF([.A2:.A1000];&quot;up&quot;)" office:value-type="percentage" office:value="0.6" calcext:value-type="percentage">
            <text:p>60.00%</text:p>
          </table:table-cell>
          <table:table-cell table:style-name="ce42" table:formula="of:=COUNTIFS([.A2:.A1000];&quot;up&quot;;[.B2:.B1000];&quot;down&quot;)/COUNTIF([.A2:.A1000];&quot;up&quot;)" office:value-type="percentage" office:value="0" calcext:value-type="percentage">
            <text:p>0.00%</text:p>
          </table:table-cell>
          <table:table-cell table:style-name="ce44" table:formula="of:=COUNTIFS([.A2:.A1000];&quot;up&quot;;[.B2:.B1000];&quot;yes&quot;)/COUNTIF([.A2:.A1000];&quot;up&quot;)" office:value-type="percentage" office:value="0" calcext:value-type="percentage">
            <text:p>0.00%</text:p>
          </table:table-cell>
          <table:table-cell table:style-name="ce44" table:formula="of:=COUNTIFS([.A2:.A1000];&quot;up&quot;;[.B2:.B1000];&quot;no&quot;)/COUNTIF([.A2:.A1000];&quot;up&quot;)" office:value-type="percentage" office:value="0" calcext:value-type="percentage">
            <text:p>0.00%</text:p>
          </table:table-cell>
          <table:table-cell table:style-name="ce44" table:formula="of:=COUNTIFS([.A2:.A1000];&quot;up&quot;;[.B2:.B1000];&quot;go&quot;)/COUNTIF([.A2:.A1000];&quot;up&quot;)" office:value-type="percentage" office:value="0" calcext:value-type="percentage">
            <text:p>0.00%</text:p>
          </table:table-cell>
          <table:table-cell table:style-name="ce44" table:formula="of:=COUNTIFS([.A2:.A1000];&quot;up&quot;;[.B2:.B1000];&quot;stop&quot;)/COUNTIF([.A2:.A1000];&quot;up&quot;)" office:value-type="percentage" office:value="0" calcext:value-type="percentage">
            <text:p>0.00%</text:p>
          </table:table-cell>
          <table:table-cell table:style-name="ce22" table:formula="of:=SUM([.G6:.N6])" office:value-type="percentage" office:value="1" calcext:value-type="percentage">
            <text:p>100.00%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number-columns-repeated="2" table:style-name="ce2" office:value-type="string" calcext:value-type="string">
            <text:p>left</text:p>
          </table:table-cell>
          <table:table-cell table:style-name="ce36" table:formula="of:=IF([.A7]=[.B7];&quot;ja&quot;;&quot;nein&quot;)" office:value-type="string" office:string-value="ja" calcext:value-type="string">
            <text:p>ja</text:p>
          </table:table-cell>
          <table:table-cell table:style-name="ce2"/>
          <table:table-cell table:style-name="ce5"/>
          <table:table-cell table:style-name="ce9" office:value-type="string" calcext:value-type="string">
            <text:p>down</text:p>
          </table:table-cell>
          <table:table-cell table:style-name="ce40" table:formula="of:=COUNTIFS([.A2:.A1000];&quot;down&quot;;[.B2:.B1000];&quot;left&quot;)/COUNTIF([.A2:.A1000];&quot;down&quot;)" office:value-type="percentage" office:value="0.1" calcext:value-type="percentage">
            <text:p>10.00%</text:p>
          </table:table-cell>
          <table:table-cell table:style-name="ce44" table:formula="of:=COUNTIFS([.A2:.A1000];&quot;down&quot;;[.B2:.B1000];&quot;right&quot;)/COUNTIF([.A2:.A1000];&quot;down&quot;)" office:value-type="percentage" office:value="0.03333333333" calcext:value-type="percentage">
            <text:p>3.33%</text:p>
          </table:table-cell>
          <table:table-cell table:style-name="ce43" table:formula="of:=COUNTIFS([.A2:.A1000];&quot;down&quot;;[.B2:.B1000];&quot;up&quot;)/COUNTIF([.A2:.A1000];&quot;down&quot;)" office:value-type="percentage" office:value="0.1" calcext:value-type="percentage">
            <text:p>10.00%</text:p>
          </table:table-cell>
          <table:table-cell table:style-name="ce38" table:formula="of:=COUNTIFS([.A2:.A1000];&quot;down&quot;;[.C2:.C1000];&quot;ja&quot;)/COUNTIF([.A2:.A1000];&quot;down&quot;)" office:value-type="percentage" office:value="0.6" calcext:value-type="percentage">
            <text:p>60.00%</text:p>
          </table:table-cell>
          <table:table-cell table:style-name="ce42" table:formula="of:=COUNTIFS([.A2:.A1000];&quot;down&quot;;[.B2:.B1000];&quot;yes&quot;)/COUNTIF([.A2:.A1000];&quot;down&quot;)" office:value-type="percentage" office:value="0.06666666667" calcext:value-type="percentage">
            <text:p>6.67%</text:p>
          </table:table-cell>
          <table:table-cell table:style-name="ce44" table:formula="of:=COUNTIFS([.A2:.A1000];&quot;down&quot;;[.B2:.B1000];&quot;no&quot;)/COUNTIF([.A2:.A1000];&quot;down&quot;)" office:value-type="percentage" office:value="0" calcext:value-type="percentage">
            <text:p>0.00%</text:p>
          </table:table-cell>
          <table:table-cell table:style-name="ce44" table:formula="of:=COUNTIFS([.A2:.A1000];&quot;down&quot;;[.B2:.B1000];&quot;go&quot;)/COUNTIF([.A2:.A1000];&quot;down&quot;)" office:value-type="percentage" office:value="0.06666666667" calcext:value-type="percentage">
            <text:p>6.67%</text:p>
          </table:table-cell>
          <table:table-cell table:style-name="ce45" table:formula="of:=COUNTIFS([.A2:.A1000];&quot;down&quot;;[.B2:.B1000];&quot;stop&quot;)/COUNTIF([.A2:.A1000];&quot;down&quot;)" office:value-type="percentage" office:value="0.03333333333" calcext:value-type="percentage">
            <text:p>3.33%</text:p>
          </table:table-cell>
          <table:table-cell table:style-name="ce22" table:formula="of:=SUM([.G7:.N7])" office:value-type="percentage" office:value="1" calcext:value-type="percentage">
            <text:p>100.00%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office:value-type="string" calcext:value-type="string">
            <text:p>left</text:p>
          </table:table-cell>
          <table:table-cell table:style-name="ce2" office:value-type="string" calcext:value-type="string">
            <text:p>up</text:p>
          </table:table-cell>
          <table:table-cell table:style-name="ce36" table:formula="of:=IF([.A8]=[.B8];&quot;ja&quot;;&quot;nein&quot;)" office:value-type="string" office:string-value="nein" calcext:value-type="string">
            <text:p>nein</text:p>
          </table:table-cell>
          <table:table-cell table:style-name="ce2"/>
          <table:table-cell table:style-name="ce5"/>
          <table:table-cell table:style-name="ce9" office:value-type="string" calcext:value-type="string">
            <text:p>yes</text:p>
          </table:table-cell>
          <table:table-cell table:style-name="ce40" table:formula="of:=COUNTIFS([.A2:.A1000];&quot;yes&quot;;[.B2:.B1000];&quot;left&quot;)/COUNTIF([.A2:.A1000];&quot;yes&quot;)" office:value-type="percentage" office:value="0.1666666667" calcext:value-type="percentage">
            <text:p>16.67%</text:p>
          </table:table-cell>
          <table:table-cell table:style-name="ce44" table:formula="of:=COUNTIFS([.A2:.A1000];&quot;yes&quot;;[.B2:.B1000];&quot;right&quot;)/COUNTIF([.A2:.A1000];&quot;yes&quot;)" office:value-type="percentage" office:value="0.1666666667" calcext:value-type="percentage">
            <text:p>16.67%</text:p>
          </table:table-cell>
          <table:table-cell table:style-name="ce44" table:formula="of:=COUNTIFS([.A2:.A1000];&quot;yes&quot;;[.B2:.B1000];&quot;up&quot;)/COUNTIF([.A2:.A1000];&quot;yes&quot;)" office:value-type="percentage" office:value="0.2333333333" calcext:value-type="percentage">
            <text:p>23.33%</text:p>
          </table:table-cell>
          <table:table-cell table:style-name="ce43" table:formula="of:=COUNTIFS([.A2:.A1000];&quot;yes&quot;;[.B2:.B1000];&quot;down&quot;)/COUNTIF([.A2:.A1000];&quot;yes&quot;)" office:value-type="percentage" office:value="0" calcext:value-type="percentage">
            <text:p>0.00%</text:p>
          </table:table-cell>
          <table:table-cell table:style-name="ce38" table:formula="of:=COUNTIFS([.A2:.A1000];&quot;yes&quot;;[.C2:.C1000];&quot;ja&quot;)/COUNTIF([.A2:.A1000];&quot;yes&quot;)" office:value-type="percentage" office:value="0.2666666667" calcext:value-type="percentage">
            <text:p>26.67%</text:p>
          </table:table-cell>
          <table:table-cell table:style-name="ce42" table:formula="of:=COUNTIFS([.A2:.A1000];&quot;yes&quot;;[.B2:.B1000];&quot;no&quot;)/COUNTIF([.A2:.A1000];&quot;yes&quot;)" office:value-type="percentage" office:value="0.1" calcext:value-type="percentage">
            <text:p>10.00%</text:p>
          </table:table-cell>
          <table:table-cell table:style-name="ce44" table:formula="of:=COUNTIFS([.A2:.A1000];&quot;yes&quot;;[.B2:.B1000];&quot;go&quot;)/COUNTIF([.A2:.A1000];&quot;yes&quot;)" office:value-type="percentage" office:value="0" calcext:value-type="percentage">
            <text:p>0.00%</text:p>
          </table:table-cell>
          <table:table-cell table:style-name="ce45" table:formula="of:=COUNTIFS([.A2:.A1000];&quot;yes&quot;;[.B2:.B1000];&quot;stop&quot;)/COUNTIF([.A2:.A1000];&quot;yes&quot;)" office:value-type="percentage" office:value="0.06666666667" calcext:value-type="percentage">
            <text:p>6.67%</text:p>
          </table:table-cell>
          <table:table-cell table:style-name="ce22" table:formula="of:=SUM([.G8:.N8])" office:value-type="percentage" office:value="1.00000000007" calcext:value-type="percentage">
            <text:p>100.00%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office:value-type="string" calcext:value-type="string">
            <text:p>left</text:p>
          </table:table-cell>
          <table:table-cell table:style-name="ce2" office:value-type="string" calcext:value-type="string">
            <text:p>up</text:p>
          </table:table-cell>
          <table:table-cell table:style-name="ce36" table:formula="of:=IF([.A9]=[.B9];&quot;ja&quot;;&quot;nein&quot;)" office:value-type="string" office:string-value="nein" calcext:value-type="string">
            <text:p>nein</text:p>
          </table:table-cell>
          <table:table-cell table:style-name="ce2"/>
          <table:table-cell table:style-name="ce5"/>
          <table:table-cell table:style-name="ce9" office:value-type="string" calcext:value-type="string">
            <text:p>no</text:p>
          </table:table-cell>
          <table:table-cell table:style-name="ce41" table:formula="of:=COUNTIFS([.A2:.A1000];&quot;no&quot;;[.B2:.B1000];&quot;left&quot;)/COUNTIF([.A2:.A1000];&quot;no&quot;)" office:value-type="percentage" office:value="0.03333333333" calcext:value-type="percentage">
            <text:p>3.33%</text:p>
          </table:table-cell>
          <table:table-cell table:style-name="ce44" table:formula="of:=COUNTIFS([.A2:.A1000];&quot;no&quot;;[.B2:.B1000];&quot;right&quot;)/COUNTIF([.A2:.A1000];&quot;no&quot;)" office:value-type="percentage" office:value="0" calcext:value-type="percentage">
            <text:p>0.00%</text:p>
          </table:table-cell>
          <table:table-cell table:style-name="ce44" table:formula="of:=COUNTIFS([.A2:.A1000];&quot;no&quot;;[.B2:.B1000];&quot;up&quot;)/COUNTIF([.A2:.A1000];&quot;no&quot;)" office:value-type="percentage" office:value="0.1" calcext:value-type="percentage">
            <text:p>10.00%</text:p>
          </table:table-cell>
          <table:table-cell table:style-name="ce44" table:formula="of:=COUNTIFS([.A2:.A1000];&quot;no&quot;;[.B2:.B1000];&quot;down&quot;)/COUNTIF([.A2:.A1000];&quot;no&quot;)" office:value-type="percentage" office:value="0.03333333333" calcext:value-type="percentage">
            <text:p>3.33%</text:p>
          </table:table-cell>
          <table:table-cell table:style-name="ce43" table:formula="of:=COUNTIFS([.A2:.A1000];&quot;no&quot;;[.B2:.B1000];&quot;yes&quot;)/COUNTIF([.A2:.A1000];&quot;no&quot;)" office:value-type="percentage" office:value="0" calcext:value-type="percentage">
            <text:p>0.00%</text:p>
          </table:table-cell>
          <table:table-cell table:style-name="ce38" table:formula="of:=COUNTIFS([.A2:.A1000];&quot;no&quot;;[.C2:.C1000];&quot;ja&quot;)/COUNTIF([.A2:.A1000];&quot;no&quot;)" office:value-type="percentage" office:value="0.2" calcext:value-type="percentage">
            <text:p>20.00%</text:p>
          </table:table-cell>
          <table:table-cell table:style-name="ce42" table:formula="of:=COUNTIFS([.A2:.A1000];&quot;no&quot;;[.B2:.B1000];&quot;go&quot;)/COUNTIF([.A2:.A1000];&quot;no&quot;)" office:value-type="percentage" office:value="0.5333333333" calcext:value-type="percentage">
            <text:p>53.33%</text:p>
          </table:table-cell>
          <table:table-cell table:style-name="ce44" table:formula="of:=COUNTIFS([.A2:.A1000];&quot;no&quot;;[.B2:.B1000];&quot;stop&quot;)/COUNTIF([.A2:.A1000];&quot;no&quot;)" office:value-type="percentage" office:value="0.1" calcext:value-type="percentage">
            <text:p>10.00%</text:p>
          </table:table-cell>
          <table:table-cell table:style-name="ce22" table:formula="of:=SUM([.G9:.N9])" office:value-type="percentage" office:value="0.99999999996" calcext:value-type="percentage">
            <text:p>100.00%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office:value-type="string" calcext:value-type="string">
            <text:p>left</text:p>
          </table:table-cell>
          <table:table-cell table:style-name="ce2" office:value-type="string" calcext:value-type="string">
            <text:p>up</text:p>
          </table:table-cell>
          <table:table-cell table:style-name="ce36" table:formula="of:=IF([.A10]=[.B10];&quot;ja&quot;;&quot;nein&quot;)" office:value-type="string" office:string-value="nein" calcext:value-type="string">
            <text:p>nein</text:p>
          </table:table-cell>
          <table:table-cell table:style-name="ce2"/>
          <table:table-cell table:style-name="ce5"/>
          <table:table-cell table:style-name="ce9" office:value-type="string" calcext:value-type="string">
            <text:p>go</text:p>
          </table:table-cell>
          <table:table-cell table:style-name="ce40" table:formula="of:=COUNTIFS([.A2:.A1000];&quot;go&quot;;[.B2:.B1000];&quot;left&quot;)/COUNTIF([.A2:.A1000];&quot;go&quot;)" office:value-type="percentage" office:value="0" calcext:value-type="percentage">
            <text:p>0.00%</text:p>
          </table:table-cell>
          <table:table-cell table:style-name="ce44" table:formula="of:=COUNTIFS([.A2:.A1000];&quot;go&quot;;[.B2:.B1000];&quot;right&quot;)/COUNTIF([.A2:.A1000];&quot;go&quot;)" office:value-type="percentage" office:value="0" calcext:value-type="percentage">
            <text:p>0.00%</text:p>
          </table:table-cell>
          <table:table-cell table:style-name="ce44" table:formula="of:=COUNTIFS([.A2:.A1000];&quot;go&quot;;[.B2:.B1000];&quot;up&quot;)/COUNTIF([.A2:.A1000];&quot;go&quot;)" office:value-type="percentage" office:value="0.1666666667" calcext:value-type="percentage">
            <text:p>16.67%</text:p>
          </table:table-cell>
          <table:table-cell table:style-name="ce45" table:formula="of:=COUNTIFS([.A2:.A1000];&quot;go&quot;;[.B2:.B1000];&quot;down&quot;)/COUNTIF([.A2:.A1000];&quot;go&quot;)" office:value-type="percentage" office:value="0" calcext:value-type="percentage">
            <text:p>0.00%</text:p>
          </table:table-cell>
          <table:table-cell table:style-name="ce45" table:formula="of:=COUNTIFS([.A2:.A1000];&quot;go&quot;;[.B2:.B1000];&quot;yes&quot;)/COUNTIF([.A2:.A1000];&quot;go&quot;)" office:value-type="percentage" office:value="0" calcext:value-type="percentage">
            <text:p>0.00%</text:p>
          </table:table-cell>
          <table:table-cell table:style-name="ce43" table:formula="of:=COUNTIFS([.A2:.A1000];&quot;go&quot;;[.B2:.B1000];&quot;no&quot;)/COUNTIF([.A2:.A1000];&quot;go&quot;)" office:value-type="percentage" office:value="0" calcext:value-type="percentage">
            <text:p>0.00%</text:p>
          </table:table-cell>
          <table:table-cell table:style-name="ce38" table:formula="of:=COUNTIFS([.A2:.A1000];&quot;go&quot;;[.C2:.C1000];&quot;ja&quot;)/COUNTIF([.A2:.A1000];&quot;go&quot;)" office:value-type="percentage" office:value="0.7" calcext:value-type="percentage">
            <text:p>70.00%</text:p>
          </table:table-cell>
          <table:table-cell table:style-name="ce42" table:formula="of:=COUNTIFS([.A2:.A1000];&quot;go&quot;;[.B2:.B1000];&quot;stop&quot;)/COUNTIF([.A2:.A1000];&quot;go&quot;)" office:value-type="percentage" office:value="0.1333333333" calcext:value-type="percentage">
            <text:p>13.33%</text:p>
          </table:table-cell>
          <table:table-cell table:style-name="ce22" table:formula="of:=SUM([.G10:.N10])" office:value-type="percentage" office:value="1" calcext:value-type="percentage">
            <text:p>100.00%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office:value-type="string" calcext:value-type="string">
            <text:p>left</text:p>
          </table:table-cell>
          <table:table-cell table:style-name="ce2" office:value-type="string" calcext:value-type="string">
            <text:p>up</text:p>
          </table:table-cell>
          <table:table-cell table:style-name="ce36" table:formula="of:=IF([.A11]=[.B11];&quot;ja&quot;;&quot;nein&quot;)" office:value-type="string" office:string-value="nein" calcext:value-type="string">
            <text:p>nein</text:p>
          </table:table-cell>
          <table:table-cell table:style-name="ce2"/>
          <table:table-cell table:style-name="ce5"/>
          <table:table-cell table:style-name="ce9" office:value-type="string" calcext:value-type="string">
            <text:p>stop</text:p>
          </table:table-cell>
          <table:table-cell table:style-name="ce40" table:formula="of:=COUNTIFS([.A2:.A1000];&quot;stop&quot;;[.B2:.B1000];&quot;left&quot;)/COUNTIF([.A2:.A1000];&quot;stop&quot;)" office:value-type="percentage" office:value="0.03333333333" calcext:value-type="percentage">
            <text:p>3.33%</text:p>
          </table:table-cell>
          <table:table-cell table:style-name="ce44" table:formula="of:=COUNTIFS([.A2:.A1000];&quot;stop&quot;;[.B2:.B1000];&quot;right&quot;)/COUNTIF([.A2:.A1000];&quot;stop&quot;)" office:value-type="percentage" office:value="0" calcext:value-type="percentage">
            <text:p>0.00%</text:p>
          </table:table-cell>
          <table:table-cell table:style-name="ce45" table:formula="of:=COUNTIFS([.A2:.A1000];&quot;stop&quot;;[.B2:.B1000];&quot;up&quot;)/COUNTIF([.A2:.A1000];&quot;stop&quot;)" office:value-type="percentage" office:value="0.3666666667" calcext:value-type="percentage">
            <text:p>36.67%</text:p>
          </table:table-cell>
          <table:table-cell table:style-name="ce44" table:formula="of:=COUNTIFS([.A2:.A1000];&quot;stop&quot;;[.B2:.B1000];&quot;down&quot;)/COUNTIF([.A2:.A1000];&quot;stop&quot;)" office:value-type="percentage" office:value="0" calcext:value-type="percentage">
            <text:p>0.00%</text:p>
          </table:table-cell>
          <table:table-cell table:style-name="ce44" table:formula="of:=COUNTIFS([.A2:.A1000];&quot;stop&quot;;[.B2:.B1000];&quot;yes&quot;)/COUNTIF([.A2:.A1000];&quot;stop&quot;)" office:value-type="percentage" office:value="0" calcext:value-type="percentage">
            <text:p>0.00%</text:p>
          </table:table-cell>
          <table:table-cell table:style-name="ce44" table:formula="of:=COUNTIFS([.A2:.A1000];&quot;stop&quot;;[.B2:.B1000];&quot;no&quot;)/COUNTIF([.A2:.A1000];&quot;stop&quot;)" office:value-type="percentage" office:value="0" calcext:value-type="percentage">
            <text:p>0.00%</text:p>
          </table:table-cell>
          <table:table-cell table:style-name="ce43" table:formula="of:=COUNTIFS([.A2:.A1000];&quot;stop&quot;;[.B2:.B1000];&quot;go&quot;)/COUNTIF([.A2:.A1000];&quot;stop&quot;)" office:value-type="percentage" office:value="0.1" calcext:value-type="percentage">
            <text:p>10.00%</text:p>
          </table:table-cell>
          <table:table-cell table:style-name="ce38" table:formula="of:=COUNTIFS([.A2:.A1000];&quot;stop&quot;;[.C2:.C1000];&quot;ja&quot;)/COUNTIF([.A2:.A1000];&quot;stop&quot;)" office:value-type="percentage" office:value="0.5" calcext:value-type="percentage">
            <text:p>50.00%</text:p>
          </table:table-cell>
          <table:table-cell table:style-name="ce23" table:formula="of:=SUM([.G11:.N11])" office:value-type="percentage" office:value="1.00000000003" calcext:value-type="percentage">
            <text:p>100.00%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office:value-type="string" calcext:value-type="string">
            <text:p>left</text:p>
          </table:table-cell>
          <table:table-cell table:style-name="ce2" office:value-type="string" calcext:value-type="string">
            <text:p>up</text:p>
          </table:table-cell>
          <table:table-cell table:style-name="ce36" table:formula="of:=IF([.A12]=[.B12];&quot;ja&quot;;&quot;nein&quot;)" office:value-type="string" office:string-value="nein" calcext:value-type="string">
            <text:p>nein</text:p>
          </table:table-cell>
          <table:table-cell table:style-name="ce2" table:number-columns-repeated="3"/>
          <table:table-cell/>
          <table:table-cell table:style-name="ce2" table:number-columns-repeated="19"/>
          <table:table-cell table:number-columns-repeated="998"/>
        </table:table-row>
        <table:table-row table:style-name="ro1">
          <table:table-cell table:number-columns-repeated="2" table:style-name="ce2" office:value-type="string" calcext:value-type="string">
            <text:p>left</text:p>
          </table:table-cell>
          <table:table-cell table:style-name="ce36" table:formula="of:=IF([.A13]=[.B13];&quot;ja&quot;;&quot;nein&quot;)" office:value-type="string" office:string-value="ja" calcext:value-type="string">
            <text:p>ja</text:p>
          </table:table-cell>
          <table:table-cell table:style-name="ce2" table:number-columns-repeated="3"/>
          <table:table-cell/>
          <table:table-cell table:style-name="ce2" table:number-columns-repeated="7"/>
          <table:table-cell table:style-name="ce2" office:value-type="string" calcext:value-type="string">
            <text:p><text:s/>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number-columns-repeated="2" table:style-name="ce2" office:value-type="string" calcext:value-type="string">
            <text:p>left</text:p>
          </table:table-cell>
          <table:table-cell table:style-name="ce36" table:formula="of:=IF([.A14]=[.B14];&quot;ja&quot;;&quot;nein&quot;)" office:value-type="string" office:string-value="ja" calcext:value-type="string">
            <text:p>ja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left</text:p>
          </table:table-cell>
          <table:table-cell table:style-name="ce2" office:value-type="string" calcext:value-type="string">
            <text:p>yes</text:p>
          </table:table-cell>
          <table:table-cell table:style-name="ce36" table:formula="of:=IF([.A15]=[.B15];&quot;ja&quot;;&quot;nein&quot;)" office:value-type="string" office:string-value="nein" calcext:value-type="string">
            <text:p>nein</text:p>
          </table:table-cell>
          <table:table-cell table:style-name="ce2" table:number-columns-repeated="2"/>
          <table:table-cell table:style-name="ce10" office:value-type="string" calcext:value-type="string">
            <text:p>Accuracy:</text:p>
          </table:table-cell>
          <table:table-cell table:style-name="ce16" table:formula="of:=COUNTIF([.C$1:.C$1048576];&quot;ja&quot;)/(COUNTIF([.C$1:.C$1048576];&quot;nein&quot;)+COUNTIF([.C$1:.C$1048576];&quot;ja&quot;))" office:value-type="percentage" office:value="0.4666666667" calcext:value-type="percentage">
            <text:p>46.67%</text:p>
          </table:table-cell>
          <table:table-cell table:style-name="ce2" table:number-columns-repeated="19"/>
          <table:table-cell table:number-columns-repeated="998"/>
        </table:table-row>
        <table:table-row table:style-name="ro1">
          <table:table-cell table:number-columns-repeated="2" table:style-name="ce2" office:value-type="string" calcext:value-type="string">
            <text:p>left</text:p>
          </table:table-cell>
          <table:table-cell table:style-name="ce36" table:formula="of:=IF([.A16]=[.B16];&quot;ja&quot;;&quot;nein&quot;)" office:value-type="string" office:string-value="ja" calcext:value-type="string">
            <text:p>ja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number-columns-repeated="2" table:style-name="ce2" office:value-type="string" calcext:value-type="string">
            <text:p>left</text:p>
          </table:table-cell>
          <table:table-cell table:style-name="ce36" table:formula="of:=IF([.A17]=[.B17];&quot;ja&quot;;&quot;nein&quot;)" office:value-type="string" office:string-value="ja" calcext:value-type="string">
            <text:p>ja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left</text:p>
          </table:table-cell>
          <table:table-cell table:style-name="ce2" office:value-type="string" calcext:value-type="string">
            <text:p>up</text:p>
          </table:table-cell>
          <table:table-cell table:style-name="ce36" table:formula="of:=IF([.A18]=[.B18];&quot;ja&quot;;&quot;nein&quot;)" office:value-type="string" office:string-value="nein" calcext:value-type="string">
            <text:p>nein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left</text:p>
          </table:table-cell>
          <table:table-cell table:style-name="ce2" office:value-type="string" calcext:value-type="string">
            <text:p>up</text:p>
          </table:table-cell>
          <table:table-cell table:style-name="ce36" table:formula="of:=IF([.A19]=[.B19];&quot;ja&quot;;&quot;nein&quot;)" office:value-type="string" office:string-value="nein" calcext:value-type="string">
            <text:p>nein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number-columns-repeated="2" table:style-name="ce2" office:value-type="string" calcext:value-type="string">
            <text:p>left</text:p>
          </table:table-cell>
          <table:table-cell table:style-name="ce36" table:formula="of:=IF([.A20]=[.B20];&quot;ja&quot;;&quot;nein&quot;)" office:value-type="string" office:string-value="ja" calcext:value-type="string">
            <text:p>ja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number-columns-repeated="2" table:style-name="ce2" office:value-type="string" calcext:value-type="string">
            <text:p>left</text:p>
          </table:table-cell>
          <table:table-cell table:style-name="ce36" table:formula="of:=IF([.A21]=[.B21];&quot;ja&quot;;&quot;nein&quot;)" office:value-type="string" office:string-value="ja" calcext:value-type="string">
            <text:p>ja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left</text:p>
          </table:table-cell>
          <table:table-cell table:style-name="ce2" office:value-type="string" calcext:value-type="string">
            <text:p>stop</text:p>
          </table:table-cell>
          <table:table-cell table:style-name="ce36" table:formula="of:=IF([.A22]=[.B22];&quot;ja&quot;;&quot;nein&quot;)" office:value-type="string" office:string-value="nein" calcext:value-type="string">
            <text:p>nein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left</text:p>
          </table:table-cell>
          <table:table-cell table:style-name="ce2" office:value-type="string" calcext:value-type="string">
            <text:p>up</text:p>
          </table:table-cell>
          <table:table-cell table:style-name="ce36" table:formula="of:=IF([.A23]=[.B23];&quot;ja&quot;;&quot;nein&quot;)" office:value-type="string" office:string-value="nein" calcext:value-type="string">
            <text:p>nein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left</text:p>
          </table:table-cell>
          <table:table-cell table:style-name="ce2" office:value-type="string" calcext:value-type="string">
            <text:p>yes</text:p>
          </table:table-cell>
          <table:table-cell table:style-name="ce36" table:formula="of:=IF([.A24]=[.B24];&quot;ja&quot;;&quot;nein&quot;)" office:value-type="string" office:string-value="nein" calcext:value-type="string">
            <text:p>nein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left</text:p>
          </table:table-cell>
          <table:table-cell table:style-name="ce2" office:value-type="string" calcext:value-type="string">
            <text:p>up</text:p>
          </table:table-cell>
          <table:table-cell table:style-name="ce36" table:formula="of:=IF([.A25]=[.B25];&quot;ja&quot;;&quot;nein&quot;)" office:value-type="string" office:string-value="nein" calcext:value-type="string">
            <text:p>nein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left</text:p>
          </table:table-cell>
          <table:table-cell table:style-name="ce2" office:value-type="string" calcext:value-type="string">
            <text:p>up</text:p>
          </table:table-cell>
          <table:table-cell table:style-name="ce36" table:formula="of:=IF([.A26]=[.B26];&quot;ja&quot;;&quot;nein&quot;)" office:value-type="string" office:string-value="nein" calcext:value-type="string">
            <text:p>nein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number-columns-repeated="2" table:style-name="ce2" office:value-type="string" calcext:value-type="string">
            <text:p>left</text:p>
          </table:table-cell>
          <table:table-cell table:style-name="ce36" table:formula="of:=IF([.A27]=[.B27];&quot;ja&quot;;&quot;nein&quot;)" office:value-type="string" office:string-value="ja" calcext:value-type="string">
            <text:p>ja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number-columns-repeated="2" table:style-name="ce2" office:value-type="string" calcext:value-type="string">
            <text:p>left</text:p>
          </table:table-cell>
          <table:table-cell table:style-name="ce36" table:formula="of:=IF([.A28]=[.B28];&quot;ja&quot;;&quot;nein&quot;)" office:value-type="string" office:string-value="ja" calcext:value-type="string">
            <text:p>ja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left</text:p>
          </table:table-cell>
          <table:table-cell table:style-name="ce2" office:value-type="string" calcext:value-type="string">
            <text:p>up</text:p>
          </table:table-cell>
          <table:table-cell table:style-name="ce36" table:formula="of:=IF([.A29]=[.B29];&quot;ja&quot;;&quot;nein&quot;)" office:value-type="string" office:string-value="nein" calcext:value-type="string">
            <text:p>nein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number-columns-repeated="2" table:style-name="ce2" office:value-type="string" calcext:value-type="string">
            <text:p>left</text:p>
          </table:table-cell>
          <table:table-cell table:style-name="ce36" table:formula="of:=IF([.A30]=[.B30];&quot;ja&quot;;&quot;nein&quot;)" office:value-type="string" office:string-value="ja" calcext:value-type="string">
            <text:p>ja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left</text:p>
          </table:table-cell>
          <table:table-cell table:style-name="ce2" office:value-type="string" calcext:value-type="string">
            <text:p>up</text:p>
          </table:table-cell>
          <table:table-cell table:style-name="ce36" table:formula="of:=IF([.A31]=[.B31];&quot;ja&quot;;&quot;nein&quot;)" office:value-type="string" office:string-value="nein" calcext:value-type="string">
            <text:p>nein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right</text:p>
          </table:table-cell>
          <table:table-cell table:style-name="ce2" office:value-type="string" calcext:value-type="string">
            <text:p>up</text:p>
          </table:table-cell>
          <table:table-cell table:style-name="ce36" table:formula="of:=IF([.A32]=[.B32];&quot;ja&quot;;&quot;nein&quot;)" office:value-type="string" office:string-value="nein" calcext:value-type="string">
            <text:p>nein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right</text:p>
          </table:table-cell>
          <table:table-cell table:style-name="ce2" office:value-type="string" calcext:value-type="string">
            <text:p>yes</text:p>
          </table:table-cell>
          <table:table-cell table:style-name="ce36" table:formula="of:=IF([.A33]=[.B33];&quot;ja&quot;;&quot;nein&quot;)" office:value-type="string" office:string-value="nein" calcext:value-type="string">
            <text:p>nein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number-columns-repeated="2" table:style-name="ce2" office:value-type="string" calcext:value-type="string">
            <text:p>right</text:p>
          </table:table-cell>
          <table:table-cell table:style-name="ce36" table:formula="of:=IF([.A34]=[.B34];&quot;ja&quot;;&quot;nein&quot;)" office:value-type="string" office:string-value="ja" calcext:value-type="string">
            <text:p>ja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right</text:p>
          </table:table-cell>
          <table:table-cell table:style-name="ce2" office:value-type="string" calcext:value-type="string">
            <text:p>up</text:p>
          </table:table-cell>
          <table:table-cell table:style-name="ce36" table:formula="of:=IF([.A35]=[.B35];&quot;ja&quot;;&quot;nein&quot;)" office:value-type="string" office:string-value="nein" calcext:value-type="string">
            <text:p>nein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right</text:p>
          </table:table-cell>
          <table:table-cell table:style-name="ce2" office:value-type="string" calcext:value-type="string">
            <text:p>up</text:p>
          </table:table-cell>
          <table:table-cell table:style-name="ce36" table:formula="of:=IF([.A36]=[.B36];&quot;ja&quot;;&quot;nein&quot;)" office:value-type="string" office:string-value="nein" calcext:value-type="string">
            <text:p>nein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number-columns-repeated="2" table:style-name="ce2" office:value-type="string" calcext:value-type="string">
            <text:p>right</text:p>
          </table:table-cell>
          <table:table-cell table:style-name="ce36" table:formula="of:=IF([.A37]=[.B37];&quot;ja&quot;;&quot;nein&quot;)" office:value-type="string" office:string-value="ja" calcext:value-type="string">
            <text:p>ja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right</text:p>
          </table:table-cell>
          <table:table-cell table:style-name="ce2" office:value-type="string" calcext:value-type="string">
            <text:p>yes</text:p>
          </table:table-cell>
          <table:table-cell table:style-name="ce36" table:formula="of:=IF([.A38]=[.B38];&quot;ja&quot;;&quot;nein&quot;)" office:value-type="string" office:string-value="nein" calcext:value-type="string">
            <text:p>nein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number-columns-repeated="2" table:style-name="ce2" office:value-type="string" calcext:value-type="string">
            <text:p>right</text:p>
          </table:table-cell>
          <table:table-cell table:style-name="ce36" table:formula="of:=IF([.A39]=[.B39];&quot;ja&quot;;&quot;nein&quot;)" office:value-type="string" office:string-value="ja" calcext:value-type="string">
            <text:p>ja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number-columns-repeated="2" table:style-name="ce2" office:value-type="string" calcext:value-type="string">
            <text:p>right</text:p>
          </table:table-cell>
          <table:table-cell table:style-name="ce36" table:formula="of:=IF([.A40]=[.B40];&quot;ja&quot;;&quot;nein&quot;)" office:value-type="string" office:string-value="ja" calcext:value-type="string">
            <text:p>ja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right</text:p>
          </table:table-cell>
          <table:table-cell table:style-name="ce2" office:value-type="string" calcext:value-type="string">
            <text:p>left</text:p>
          </table:table-cell>
          <table:table-cell table:style-name="ce36" table:formula="of:=IF([.A41]=[.B41];&quot;ja&quot;;&quot;nein&quot;)" office:value-type="string" office:string-value="nein" calcext:value-type="string">
            <text:p>nein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right</text:p>
          </table:table-cell>
          <table:table-cell table:style-name="ce2" office:value-type="string" calcext:value-type="string">
            <text:p>stop</text:p>
          </table:table-cell>
          <table:table-cell table:style-name="ce36" table:formula="of:=IF([.A42]=[.B42];&quot;ja&quot;;&quot;nein&quot;)" office:value-type="string" office:string-value="nein" calcext:value-type="string">
            <text:p>nein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right</text:p>
          </table:table-cell>
          <table:table-cell table:style-name="ce2" office:value-type="string" calcext:value-type="string">
            <text:p>down</text:p>
          </table:table-cell>
          <table:table-cell table:style-name="ce36" table:formula="of:=IF([.A43]=[.B43];&quot;ja&quot;;&quot;nein&quot;)" office:value-type="string" office:string-value="nein" calcext:value-type="string">
            <text:p>nein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right</text:p>
          </table:table-cell>
          <table:table-cell table:style-name="ce2" office:value-type="string" calcext:value-type="string">
            <text:p>up</text:p>
          </table:table-cell>
          <table:table-cell table:style-name="ce36" table:formula="of:=IF([.A44]=[.B44];&quot;ja&quot;;&quot;nein&quot;)" office:value-type="string" office:string-value="nein" calcext:value-type="string">
            <text:p>nein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right</text:p>
          </table:table-cell>
          <table:table-cell table:style-name="ce2" office:value-type="string" calcext:value-type="string">
            <text:p>up</text:p>
          </table:table-cell>
          <table:table-cell table:style-name="ce36" table:formula="of:=IF([.A45]=[.B45];&quot;ja&quot;;&quot;nein&quot;)" office:value-type="string" office:string-value="nein" calcext:value-type="string">
            <text:p>nein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number-columns-repeated="2" table:style-name="ce2" office:value-type="string" calcext:value-type="string">
            <text:p>right</text:p>
          </table:table-cell>
          <table:table-cell table:style-name="ce36" table:formula="of:=IF([.A46]=[.B46];&quot;ja&quot;;&quot;nein&quot;)" office:value-type="string" office:string-value="ja" calcext:value-type="string">
            <text:p>ja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number-columns-repeated="2" table:style-name="ce2" office:value-type="string" calcext:value-type="string">
            <text:p>right</text:p>
          </table:table-cell>
          <table:table-cell table:style-name="ce36" table:formula="of:=IF([.A47]=[.B47];&quot;ja&quot;;&quot;nein&quot;)" office:value-type="string" office:string-value="ja" calcext:value-type="string">
            <text:p>ja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right</text:p>
          </table:table-cell>
          <table:table-cell table:style-name="ce2" office:value-type="string" calcext:value-type="string">
            <text:p>up</text:p>
          </table:table-cell>
          <table:table-cell table:style-name="ce36" table:formula="of:=IF([.A48]=[.B48];&quot;ja&quot;;&quot;nein&quot;)" office:value-type="string" office:string-value="nein" calcext:value-type="string">
            <text:p>nein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number-columns-repeated="2" table:style-name="ce2" office:value-type="string" calcext:value-type="string">
            <text:p>right</text:p>
          </table:table-cell>
          <table:table-cell table:style-name="ce36" table:formula="of:=IF([.A49]=[.B49];&quot;ja&quot;;&quot;nein&quot;)" office:value-type="string" office:string-value="ja" calcext:value-type="string">
            <text:p>ja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number-columns-repeated="2" table:style-name="ce2" office:value-type="string" calcext:value-type="string">
            <text:p>right</text:p>
          </table:table-cell>
          <table:table-cell table:style-name="ce36" table:formula="of:=IF([.A50]=[.B50];&quot;ja&quot;;&quot;nein&quot;)" office:value-type="string" office:string-value="ja" calcext:value-type="string">
            <text:p>ja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number-columns-repeated="2" table:style-name="ce2" office:value-type="string" calcext:value-type="string">
            <text:p>right</text:p>
          </table:table-cell>
          <table:table-cell table:style-name="ce36" table:formula="of:=IF([.A51]=[.B51];&quot;ja&quot;;&quot;nein&quot;)" office:value-type="string" office:string-value="ja" calcext:value-type="string">
            <text:p>ja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right</text:p>
          </table:table-cell>
          <table:table-cell table:style-name="ce2" office:value-type="string" calcext:value-type="string">
            <text:p>left</text:p>
          </table:table-cell>
          <table:table-cell table:style-name="ce36" table:formula="of:=IF([.A52]=[.B52];&quot;ja&quot;;&quot;nein&quot;)" office:value-type="string" office:string-value="nein" calcext:value-type="string">
            <text:p>nein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right</text:p>
          </table:table-cell>
          <table:table-cell table:style-name="ce2" office:value-type="string" calcext:value-type="string">
            <text:p>left</text:p>
          </table:table-cell>
          <table:table-cell table:style-name="ce36" table:formula="of:=IF([.A53]=[.B53];&quot;ja&quot;;&quot;nein&quot;)" office:value-type="string" office:string-value="nein" calcext:value-type="string">
            <text:p>nein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number-columns-repeated="2" table:style-name="ce2" office:value-type="string" calcext:value-type="string">
            <text:p>right</text:p>
          </table:table-cell>
          <table:table-cell table:style-name="ce36" table:formula="of:=IF([.A54]=[.B54];&quot;ja&quot;;&quot;nein&quot;)" office:value-type="string" office:string-value="ja" calcext:value-type="string">
            <text:p>ja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number-columns-repeated="2" table:style-name="ce2" office:value-type="string" calcext:value-type="string">
            <text:p>right</text:p>
          </table:table-cell>
          <table:table-cell table:style-name="ce36" table:formula="of:=IF([.A55]=[.B55];&quot;ja&quot;;&quot;nein&quot;)" office:value-type="string" office:string-value="ja" calcext:value-type="string">
            <text:p>ja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right</text:p>
          </table:table-cell>
          <table:table-cell table:style-name="ce2" office:value-type="string" calcext:value-type="string">
            <text:p>stop</text:p>
          </table:table-cell>
          <table:table-cell table:style-name="ce36" table:formula="of:=IF([.A56]=[.B56];&quot;ja&quot;;&quot;nein&quot;)" office:value-type="string" office:string-value="nein" calcext:value-type="string">
            <text:p>nein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right</text:p>
          </table:table-cell>
          <table:table-cell table:style-name="ce2" office:value-type="string" calcext:value-type="string">
            <text:p>up</text:p>
          </table:table-cell>
          <table:table-cell table:style-name="ce36" table:formula="of:=IF([.A57]=[.B57];&quot;ja&quot;;&quot;nein&quot;)" office:value-type="string" office:string-value="nein" calcext:value-type="string">
            <text:p>nein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right</text:p>
          </table:table-cell>
          <table:table-cell table:style-name="ce2" office:value-type="string" calcext:value-type="string">
            <text:p>up</text:p>
          </table:table-cell>
          <table:table-cell table:style-name="ce36" table:formula="of:=IF([.A58]=[.B58];&quot;ja&quot;;&quot;nein&quot;)" office:value-type="string" office:string-value="nein" calcext:value-type="string">
            <text:p>nein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number-columns-repeated="2" table:style-name="ce2" office:value-type="string" calcext:value-type="string">
            <text:p>right</text:p>
          </table:table-cell>
          <table:table-cell table:style-name="ce36" table:formula="of:=IF([.A59]=[.B59];&quot;ja&quot;;&quot;nein&quot;)" office:value-type="string" office:string-value="ja" calcext:value-type="string">
            <text:p>ja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right</text:p>
          </table:table-cell>
          <table:table-cell table:style-name="ce2" office:value-type="string" calcext:value-type="string">
            <text:p>left</text:p>
          </table:table-cell>
          <table:table-cell table:style-name="ce36" table:formula="of:=IF([.A60]=[.B60];&quot;ja&quot;;&quot;nein&quot;)" office:value-type="string" office:string-value="nein" calcext:value-type="string">
            <text:p>nein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right</text:p>
          </table:table-cell>
          <table:table-cell table:style-name="ce2" office:value-type="string" calcext:value-type="string">
            <text:p>no</text:p>
          </table:table-cell>
          <table:table-cell table:style-name="ce36" table:formula="of:=IF([.A61]=[.B61];&quot;ja&quot;;&quot;nein&quot;)" office:value-type="string" office:string-value="nein" calcext:value-type="string">
            <text:p>nein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number-columns-repeated="2" table:style-name="ce2" office:value-type="string" calcext:value-type="string">
            <text:p>up</text:p>
          </table:table-cell>
          <table:table-cell table:style-name="ce36" table:formula="of:=IF([.A62]=[.B62];&quot;ja&quot;;&quot;nein&quot;)" office:value-type="string" office:string-value="ja" calcext:value-type="string">
            <text:p>ja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number-columns-repeated="2" table:style-name="ce2" office:value-type="string" calcext:value-type="string">
            <text:p>up</text:p>
          </table:table-cell>
          <table:table-cell table:style-name="ce36" table:formula="of:=IF([.A63]=[.B63];&quot;ja&quot;;&quot;nein&quot;)" office:value-type="string" office:string-value="ja" calcext:value-type="string">
            <text:p>ja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number-columns-repeated="2" table:style-name="ce2" office:value-type="string" calcext:value-type="string">
            <text:p>up</text:p>
          </table:table-cell>
          <table:table-cell table:style-name="ce36" table:formula="of:=IF([.A64]=[.B64];&quot;ja&quot;;&quot;nein&quot;)" office:value-type="string" office:string-value="ja" calcext:value-type="string">
            <text:p>ja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number-columns-repeated="2" table:style-name="ce2" office:value-type="string" calcext:value-type="string">
            <text:p>up</text:p>
          </table:table-cell>
          <table:table-cell table:style-name="ce36" table:formula="of:=IF([.A65]=[.B65];&quot;ja&quot;;&quot;nein&quot;)" office:value-type="string" office:string-value="ja" calcext:value-type="string">
            <text:p>ja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up</text:p>
          </table:table-cell>
          <table:table-cell table:style-name="ce2" office:value-type="string" calcext:value-type="string">
            <text:p>left</text:p>
          </table:table-cell>
          <table:table-cell table:style-name="ce36" table:formula="of:=IF([.A66]=[.B66];&quot;ja&quot;;&quot;nein&quot;)" office:value-type="string" office:string-value="nein" calcext:value-type="string">
            <text:p>nein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number-columns-repeated="2" table:style-name="ce2" office:value-type="string" calcext:value-type="string">
            <text:p>up</text:p>
          </table:table-cell>
          <table:table-cell table:style-name="ce36" table:formula="of:=IF([.A67]=[.B67];&quot;ja&quot;;&quot;nein&quot;)" office:value-type="string" office:string-value="ja" calcext:value-type="string">
            <text:p>ja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number-columns-repeated="2" table:style-name="ce2" office:value-type="string" calcext:value-type="string">
            <text:p>up</text:p>
          </table:table-cell>
          <table:table-cell table:style-name="ce36" table:formula="of:=IF([.A68]=[.B68];&quot;ja&quot;;&quot;nein&quot;)" office:value-type="string" office:string-value="ja" calcext:value-type="string">
            <text:p>ja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number-columns-repeated="2" table:style-name="ce2" office:value-type="string" calcext:value-type="string">
            <text:p>up</text:p>
          </table:table-cell>
          <table:table-cell table:style-name="ce36" table:formula="of:=IF([.A69]=[.B69];&quot;ja&quot;;&quot;nein&quot;)" office:value-type="string" office:string-value="ja" calcext:value-type="string">
            <text:p>ja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number-columns-repeated="2" table:style-name="ce2" office:value-type="string" calcext:value-type="string">
            <text:p>up</text:p>
          </table:table-cell>
          <table:table-cell table:style-name="ce36" table:formula="of:=IF([.A70]=[.B70];&quot;ja&quot;;&quot;nein&quot;)" office:value-type="string" office:string-value="ja" calcext:value-type="string">
            <text:p>ja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up</text:p>
          </table:table-cell>
          <table:table-cell table:style-name="ce2" office:value-type="string" calcext:value-type="string">
            <text:p>left</text:p>
          </table:table-cell>
          <table:table-cell table:style-name="ce36" table:formula="of:=IF([.A71]=[.B71];&quot;ja&quot;;&quot;nein&quot;)" office:value-type="string" office:string-value="nein" calcext:value-type="string">
            <text:p>nein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number-columns-repeated="2" table:style-name="ce2" office:value-type="string" calcext:value-type="string">
            <text:p>up</text:p>
          </table:table-cell>
          <table:table-cell table:style-name="ce36" table:formula="of:=IF([.A72]=[.B72];&quot;ja&quot;;&quot;nein&quot;)" office:value-type="string" office:string-value="ja" calcext:value-type="string">
            <text:p>ja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number-columns-repeated="2" table:style-name="ce2" office:value-type="string" calcext:value-type="string">
            <text:p>up</text:p>
          </table:table-cell>
          <table:table-cell table:style-name="ce36" table:formula="of:=IF([.A73]=[.B73];&quot;ja&quot;;&quot;nein&quot;)" office:value-type="string" office:string-value="ja" calcext:value-type="string">
            <text:p>ja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number-columns-repeated="2" table:style-name="ce2" office:value-type="string" calcext:value-type="string">
            <text:p>up</text:p>
          </table:table-cell>
          <table:table-cell table:style-name="ce36" table:formula="of:=IF([.A74]=[.B74];&quot;ja&quot;;&quot;nein&quot;)" office:value-type="string" office:string-value="ja" calcext:value-type="string">
            <text:p>ja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number-columns-repeated="2" table:style-name="ce2" office:value-type="string" calcext:value-type="string">
            <text:p>up</text:p>
          </table:table-cell>
          <table:table-cell table:style-name="ce36" table:formula="of:=IF([.A75]=[.B75];&quot;ja&quot;;&quot;nein&quot;)" office:value-type="string" office:string-value="ja" calcext:value-type="string">
            <text:p>ja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number-columns-repeated="2" table:style-name="ce2" office:value-type="string" calcext:value-type="string">
            <text:p>up</text:p>
          </table:table-cell>
          <table:table-cell table:style-name="ce36" table:formula="of:=IF([.A76]=[.B76];&quot;ja&quot;;&quot;nein&quot;)" office:value-type="string" office:string-value="ja" calcext:value-type="string">
            <text:p>ja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up</text:p>
          </table:table-cell>
          <table:table-cell table:style-name="ce2" office:value-type="string" calcext:value-type="string">
            <text:p>left</text:p>
          </table:table-cell>
          <table:table-cell table:style-name="ce36" table:formula="of:=IF([.A77]=[.B77];&quot;ja&quot;;&quot;nein&quot;)" office:value-type="string" office:string-value="nein" calcext:value-type="string">
            <text:p>nein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number-columns-repeated="2" table:style-name="ce2" office:value-type="string" calcext:value-type="string">
            <text:p>up</text:p>
          </table:table-cell>
          <table:table-cell table:style-name="ce36" table:formula="of:=IF([.A78]=[.B78];&quot;ja&quot;;&quot;nein&quot;)" office:value-type="string" office:string-value="ja" calcext:value-type="string">
            <text:p>ja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up</text:p>
          </table:table-cell>
          <table:table-cell table:style-name="ce2" office:value-type="string" calcext:value-type="string">
            <text:p>left</text:p>
          </table:table-cell>
          <table:table-cell table:style-name="ce36" table:formula="of:=IF([.A79]=[.B79];&quot;ja&quot;;&quot;nein&quot;)" office:value-type="string" office:string-value="nein" calcext:value-type="string">
            <text:p>nein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up</text:p>
          </table:table-cell>
          <table:table-cell table:style-name="ce2" office:value-type="string" calcext:value-type="string">
            <text:p>left</text:p>
          </table:table-cell>
          <table:table-cell table:style-name="ce36" table:formula="of:=IF([.A80]=[.B80];&quot;ja&quot;;&quot;nein&quot;)" office:value-type="string" office:string-value="nein" calcext:value-type="string">
            <text:p>nein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number-columns-repeated="2" table:style-name="ce2" office:value-type="string" calcext:value-type="string">
            <text:p>up</text:p>
          </table:table-cell>
          <table:table-cell table:style-name="ce36" table:formula="of:=IF([.A81]=[.B81];&quot;ja&quot;;&quot;nein&quot;)" office:value-type="string" office:string-value="ja" calcext:value-type="string">
            <text:p>ja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up</text:p>
          </table:table-cell>
          <table:table-cell table:style-name="ce2" office:value-type="string" calcext:value-type="string">
            <text:p>left</text:p>
          </table:table-cell>
          <table:table-cell table:style-name="ce36" table:formula="of:=IF([.A82]=[.B82];&quot;ja&quot;;&quot;nein&quot;)" office:value-type="string" office:string-value="nein" calcext:value-type="string">
            <text:p>nein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up</text:p>
          </table:table-cell>
          <table:table-cell table:style-name="ce2" office:value-type="string" calcext:value-type="string">
            <text:p>left</text:p>
          </table:table-cell>
          <table:table-cell table:style-name="ce36" table:formula="of:=IF([.A83]=[.B83];&quot;ja&quot;;&quot;nein&quot;)" office:value-type="string" office:string-value="nein" calcext:value-type="string">
            <text:p>nein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up</text:p>
          </table:table-cell>
          <table:table-cell table:style-name="ce2" office:value-type="string" calcext:value-type="string">
            <text:p>left</text:p>
          </table:table-cell>
          <table:table-cell table:style-name="ce36" table:formula="of:=IF([.A84]=[.B84];&quot;ja&quot;;&quot;nein&quot;)" office:value-type="string" office:string-value="nein" calcext:value-type="string">
            <text:p>nein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number-columns-repeated="2" table:style-name="ce2" office:value-type="string" calcext:value-type="string">
            <text:p>up</text:p>
          </table:table-cell>
          <table:table-cell table:style-name="ce36" table:formula="of:=IF([.A85]=[.B85];&quot;ja&quot;;&quot;nein&quot;)" office:value-type="string" office:string-value="ja" calcext:value-type="string">
            <text:p>ja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number-columns-repeated="2" table:style-name="ce2" office:value-type="string" calcext:value-type="string">
            <text:p>up</text:p>
          </table:table-cell>
          <table:table-cell table:style-name="ce36" table:formula="of:=IF([.A86]=[.B86];&quot;ja&quot;;&quot;nein&quot;)" office:value-type="string" office:string-value="ja" calcext:value-type="string">
            <text:p>ja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up</text:p>
          </table:table-cell>
          <table:table-cell table:style-name="ce2" office:value-type="string" calcext:value-type="string">
            <text:p>left</text:p>
          </table:table-cell>
          <table:table-cell table:style-name="ce36" table:formula="of:=IF([.A87]=[.B87];&quot;ja&quot;;&quot;nein&quot;)" office:value-type="string" office:string-value="nein" calcext:value-type="string">
            <text:p>nein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number-columns-repeated="2" table:style-name="ce2" office:value-type="string" calcext:value-type="string">
            <text:p>up</text:p>
          </table:table-cell>
          <table:table-cell table:style-name="ce36" table:formula="of:=IF([.A88]=[.B88];&quot;ja&quot;;&quot;nein&quot;)" office:value-type="string" office:string-value="ja" calcext:value-type="string">
            <text:p>ja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up</text:p>
          </table:table-cell>
          <table:table-cell table:style-name="ce2" office:value-type="string" calcext:value-type="string">
            <text:p>left</text:p>
          </table:table-cell>
          <table:table-cell table:style-name="ce36" table:formula="of:=IF([.A89]=[.B89];&quot;ja&quot;;&quot;nein&quot;)" office:value-type="string" office:string-value="nein" calcext:value-type="string">
            <text:p>nein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up</text:p>
          </table:table-cell>
          <table:table-cell table:style-name="ce2" office:value-type="string" calcext:value-type="string">
            <text:p>left</text:p>
          </table:table-cell>
          <table:table-cell table:style-name="ce36" table:formula="of:=IF([.A90]=[.B90];&quot;ja&quot;;&quot;nein&quot;)" office:value-type="string" office:string-value="nein" calcext:value-type="string">
            <text:p>nein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up</text:p>
          </table:table-cell>
          <table:table-cell table:style-name="ce2" office:value-type="string" calcext:value-type="string">
            <text:p>left</text:p>
          </table:table-cell>
          <table:table-cell table:style-name="ce36" table:formula="of:=IF([.A91]=[.B91];&quot;ja&quot;;&quot;nein&quot;)" office:value-type="string" office:string-value="nein" calcext:value-type="string">
            <text:p>nein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number-columns-repeated="2" table:style-name="ce2" office:value-type="string" calcext:value-type="string">
            <text:p>down</text:p>
          </table:table-cell>
          <table:table-cell table:style-name="ce36" table:formula="of:=IF([.A92]=[.B92];&quot;ja&quot;;&quot;nein&quot;)" office:value-type="string" office:string-value="ja" calcext:value-type="string">
            <text:p>ja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number-columns-repeated="2" table:style-name="ce2" office:value-type="string" calcext:value-type="string">
            <text:p>down</text:p>
          </table:table-cell>
          <table:table-cell table:style-name="ce36" table:formula="of:=IF([.A93]=[.B93];&quot;ja&quot;;&quot;nein&quot;)" office:value-type="string" office:string-value="ja" calcext:value-type="string">
            <text:p>ja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down</text:p>
          </table:table-cell>
          <table:table-cell table:style-name="ce2" office:value-type="string" calcext:value-type="string">
            <text:p>yes</text:p>
          </table:table-cell>
          <table:table-cell table:style-name="ce36" table:formula="of:=IF([.A94]=[.B94];&quot;ja&quot;;&quot;nein&quot;)" office:value-type="string" office:string-value="nein" calcext:value-type="string">
            <text:p>nein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number-columns-repeated="2" table:style-name="ce2" office:value-type="string" calcext:value-type="string">
            <text:p>down</text:p>
          </table:table-cell>
          <table:table-cell table:style-name="ce36" table:formula="of:=IF([.A95]=[.B95];&quot;ja&quot;;&quot;nein&quot;)" office:value-type="string" office:string-value="ja" calcext:value-type="string">
            <text:p>ja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number-columns-repeated="2" table:style-name="ce2" office:value-type="string" calcext:value-type="string">
            <text:p>down</text:p>
          </table:table-cell>
          <table:table-cell table:style-name="ce36" table:formula="of:=IF([.A96]=[.B96];&quot;ja&quot;;&quot;nein&quot;)" office:value-type="string" office:string-value="ja" calcext:value-type="string">
            <text:p>ja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number-columns-repeated="2" table:style-name="ce2" office:value-type="string" calcext:value-type="string">
            <text:p>down</text:p>
          </table:table-cell>
          <table:table-cell table:style-name="ce36" table:formula="of:=IF([.A97]=[.B97];&quot;ja&quot;;&quot;nein&quot;)" office:value-type="string" office:string-value="ja" calcext:value-type="string">
            <text:p>ja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down</text:p>
          </table:table-cell>
          <table:table-cell table:style-name="ce2" office:value-type="string" calcext:value-type="string">
            <text:p>right</text:p>
          </table:table-cell>
          <table:table-cell table:style-name="ce36" table:formula="of:=IF([.A98]=[.B98];&quot;ja&quot;;&quot;nein&quot;)" office:value-type="string" office:string-value="nein" calcext:value-type="string">
            <text:p>nein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down</text:p>
          </table:table-cell>
          <table:table-cell table:style-name="ce2" office:value-type="string" calcext:value-type="string">
            <text:p>left</text:p>
          </table:table-cell>
          <table:table-cell table:style-name="ce36" table:formula="of:=IF([.A99]=[.B99];&quot;ja&quot;;&quot;nein&quot;)" office:value-type="string" office:string-value="nein" calcext:value-type="string">
            <text:p>nein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down</text:p>
          </table:table-cell>
          <table:table-cell table:style-name="ce2" office:value-type="string" calcext:value-type="string">
            <text:p>up</text:p>
          </table:table-cell>
          <table:table-cell table:style-name="ce36" table:formula="of:=IF([.A100]=[.B100];&quot;ja&quot;;&quot;nein&quot;)" office:value-type="string" office:string-value="nein" calcext:value-type="string">
            <text:p>nein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number-columns-repeated="2" table:style-name="ce2" office:value-type="string" calcext:value-type="string">
            <text:p>down</text:p>
          </table:table-cell>
          <table:table-cell table:style-name="ce36" table:formula="of:=IF([.A101]=[.B101];&quot;ja&quot;;&quot;nein&quot;)" office:value-type="string" office:string-value="ja" calcext:value-type="string">
            <text:p>ja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down</text:p>
          </table:table-cell>
          <table:table-cell table:style-name="ce2" office:value-type="string" calcext:value-type="string">
            <text:p>yes</text:p>
          </table:table-cell>
          <table:table-cell table:style-name="ce36" table:formula="of:=IF([.A102]=[.B102];&quot;ja&quot;;&quot;nein&quot;)" office:value-type="string" office:string-value="nein" calcext:value-type="string">
            <text:p>nein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down</text:p>
          </table:table-cell>
          <table:table-cell table:style-name="ce2" office:value-type="string" calcext:value-type="string">
            <text:p>left</text:p>
          </table:table-cell>
          <table:table-cell table:style-name="ce36" table:formula="of:=IF([.A103]=[.B103];&quot;ja&quot;;&quot;nein&quot;)" office:value-type="string" office:string-value="nein" calcext:value-type="string">
            <text:p>nein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down</text:p>
          </table:table-cell>
          <table:table-cell table:style-name="ce2" office:value-type="string" calcext:value-type="string">
            <text:p>left</text:p>
          </table:table-cell>
          <table:table-cell table:style-name="ce36" table:formula="of:=IF([.A104]=[.B104];&quot;ja&quot;;&quot;nein&quot;)" office:value-type="string" office:string-value="nein" calcext:value-type="string">
            <text:p>nein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down</text:p>
          </table:table-cell>
          <table:table-cell table:style-name="ce2" office:value-type="string" calcext:value-type="string">
            <text:p>up</text:p>
          </table:table-cell>
          <table:table-cell table:style-name="ce36" table:formula="of:=IF([.A105]=[.B105];&quot;ja&quot;;&quot;nein&quot;)" office:value-type="string" office:string-value="nein" calcext:value-type="string">
            <text:p>nein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down</text:p>
          </table:table-cell>
          <table:table-cell table:style-name="ce2" office:value-type="string" calcext:value-type="string">
            <text:p>go</text:p>
          </table:table-cell>
          <table:table-cell table:style-name="ce36" table:formula="of:=IF([.A106]=[.B106];&quot;ja&quot;;&quot;nein&quot;)" office:value-type="string" office:string-value="nein" calcext:value-type="string">
            <text:p>nein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down</text:p>
          </table:table-cell>
          <table:table-cell table:style-name="ce2" office:value-type="string" calcext:value-type="string">
            <text:p>stop</text:p>
          </table:table-cell>
          <table:table-cell table:style-name="ce36" table:formula="of:=IF([.A107]=[.B107];&quot;ja&quot;;&quot;nein&quot;)" office:value-type="string" office:string-value="nein" calcext:value-type="string">
            <text:p>nein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down</text:p>
          </table:table-cell>
          <table:table-cell table:style-name="ce2" office:value-type="string" calcext:value-type="string">
            <text:p>up</text:p>
          </table:table-cell>
          <table:table-cell table:style-name="ce36" table:formula="of:=IF([.A108]=[.B108];&quot;ja&quot;;&quot;nein&quot;)" office:value-type="string" office:string-value="nein" calcext:value-type="string">
            <text:p>nein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number-columns-repeated="2" table:style-name="ce2" office:value-type="string" calcext:value-type="string">
            <text:p>down</text:p>
          </table:table-cell>
          <table:table-cell table:style-name="ce36" table:formula="of:=IF([.A109]=[.B109];&quot;ja&quot;;&quot;nein&quot;)" office:value-type="string" office:string-value="ja" calcext:value-type="string">
            <text:p>ja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number-columns-repeated="2" table:style-name="ce2" office:value-type="string" calcext:value-type="string">
            <text:p>down</text:p>
          </table:table-cell>
          <table:table-cell table:style-name="ce36" table:formula="of:=IF([.A110]=[.B110];&quot;ja&quot;;&quot;nein&quot;)" office:value-type="string" office:string-value="ja" calcext:value-type="string">
            <text:p>ja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number-columns-repeated="2" table:style-name="ce2" office:value-type="string" calcext:value-type="string">
            <text:p>down</text:p>
          </table:table-cell>
          <table:table-cell table:style-name="ce36" table:formula="of:=IF([.A111]=[.B111];&quot;ja&quot;;&quot;nein&quot;)" office:value-type="string" office:string-value="ja" calcext:value-type="string">
            <text:p>ja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number-columns-repeated="2" table:style-name="ce2" office:value-type="string" calcext:value-type="string">
            <text:p>down</text:p>
          </table:table-cell>
          <table:table-cell table:style-name="ce36" table:formula="of:=IF([.A112]=[.B112];&quot;ja&quot;;&quot;nein&quot;)" office:value-type="string" office:string-value="ja" calcext:value-type="string">
            <text:p>ja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number-columns-repeated="2" table:style-name="ce2" office:value-type="string" calcext:value-type="string">
            <text:p>down</text:p>
          </table:table-cell>
          <table:table-cell table:style-name="ce36" table:formula="of:=IF([.A113]=[.B113];&quot;ja&quot;;&quot;nein&quot;)" office:value-type="string" office:string-value="ja" calcext:value-type="string">
            <text:p>ja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number-columns-repeated="2" table:style-name="ce2" office:value-type="string" calcext:value-type="string">
            <text:p>down</text:p>
          </table:table-cell>
          <table:table-cell table:style-name="ce36" table:formula="of:=IF([.A114]=[.B114];&quot;ja&quot;;&quot;nein&quot;)" office:value-type="string" office:string-value="ja" calcext:value-type="string">
            <text:p>ja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number-columns-repeated="2" table:style-name="ce2" office:value-type="string" calcext:value-type="string">
            <text:p>down</text:p>
          </table:table-cell>
          <table:table-cell table:style-name="ce36" table:formula="of:=IF([.A115]=[.B115];&quot;ja&quot;;&quot;nein&quot;)" office:value-type="string" office:string-value="ja" calcext:value-type="string">
            <text:p>ja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number-columns-repeated="2" table:style-name="ce2" office:value-type="string" calcext:value-type="string">
            <text:p>down</text:p>
          </table:table-cell>
          <table:table-cell table:style-name="ce36" table:formula="of:=IF([.A116]=[.B116];&quot;ja&quot;;&quot;nein&quot;)" office:value-type="string" office:string-value="ja" calcext:value-type="string">
            <text:p>ja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number-columns-repeated="2" table:style-name="ce2" office:value-type="string" calcext:value-type="string">
            <text:p>down</text:p>
          </table:table-cell>
          <table:table-cell table:style-name="ce36" table:formula="of:=IF([.A117]=[.B117];&quot;ja&quot;;&quot;nein&quot;)" office:value-type="string" office:string-value="ja" calcext:value-type="string">
            <text:p>ja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down</text:p>
          </table:table-cell>
          <table:table-cell table:style-name="ce2" office:value-type="string" calcext:value-type="string">
            <text:p>go</text:p>
          </table:table-cell>
          <table:table-cell table:style-name="ce36" table:formula="of:=IF([.A118]=[.B118];&quot;ja&quot;;&quot;nein&quot;)" office:value-type="string" office:string-value="nein" calcext:value-type="string">
            <text:p>nein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number-columns-repeated="2" table:style-name="ce2" office:value-type="string" calcext:value-type="string">
            <text:p>down</text:p>
          </table:table-cell>
          <table:table-cell table:style-name="ce36" table:formula="of:=IF([.A119]=[.B119];&quot;ja&quot;;&quot;nein&quot;)" office:value-type="string" office:string-value="ja" calcext:value-type="string">
            <text:p>ja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number-columns-repeated="2" table:style-name="ce2" office:value-type="string" calcext:value-type="string">
            <text:p>down</text:p>
          </table:table-cell>
          <table:table-cell table:style-name="ce36" table:formula="of:=IF([.A120]=[.B120];&quot;ja&quot;;&quot;nein&quot;)" office:value-type="string" office:string-value="ja" calcext:value-type="string">
            <text:p>ja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number-columns-repeated="2" table:style-name="ce2" office:value-type="string" calcext:value-type="string">
            <text:p>down</text:p>
          </table:table-cell>
          <table:table-cell table:style-name="ce36" table:formula="of:=IF([.A121]=[.B121];&quot;ja&quot;;&quot;nein&quot;)" office:value-type="string" office:string-value="ja" calcext:value-type="string">
            <text:p>ja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up</text:p>
          </table:table-cell>
          <table:table-cell table:style-name="ce36" table:formula="of:=IF([.A122]=[.B122];&quot;ja&quot;;&quot;nein&quot;)" office:value-type="string" office:string-value="nein" calcext:value-type="string">
            <text:p>nein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up</text:p>
          </table:table-cell>
          <table:table-cell table:style-name="ce36" table:formula="of:=IF([.A123]=[.B123];&quot;ja&quot;;&quot;nein&quot;)" office:value-type="string" office:string-value="nein" calcext:value-type="string">
            <text:p>nein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left</text:p>
          </table:table-cell>
          <table:table-cell table:style-name="ce36" table:formula="of:=IF([.A124]=[.B124];&quot;ja&quot;;&quot;nein&quot;)" office:value-type="string" office:string-value="nein" calcext:value-type="string">
            <text:p>nein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left</text:p>
          </table:table-cell>
          <table:table-cell table:style-name="ce36" table:formula="of:=IF([.A125]=[.B125];&quot;ja&quot;;&quot;nein&quot;)" office:value-type="string" office:string-value="nein" calcext:value-type="string">
            <text:p>nein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number-columns-repeated="2" table:style-name="ce2" office:value-type="string" calcext:value-type="string">
            <text:p>yes</text:p>
          </table:table-cell>
          <table:table-cell table:style-name="ce36" table:formula="of:=IF([.A126]=[.B126];&quot;ja&quot;;&quot;nein&quot;)" office:value-type="string" office:string-value="ja" calcext:value-type="string">
            <text:p>ja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up</text:p>
          </table:table-cell>
          <table:table-cell table:style-name="ce36" table:formula="of:=IF([.A127]=[.B127];&quot;ja&quot;;&quot;nein&quot;)" office:value-type="string" office:string-value="nein" calcext:value-type="string">
            <text:p>nein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up</text:p>
          </table:table-cell>
          <table:table-cell table:style-name="ce36" table:formula="of:=IF([.A128]=[.B128];&quot;ja&quot;;&quot;nein&quot;)" office:value-type="string" office:string-value="nein" calcext:value-type="string">
            <text:p>nein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up</text:p>
          </table:table-cell>
          <table:table-cell table:style-name="ce36" table:formula="of:=IF([.A129]=[.B129];&quot;ja&quot;;&quot;nein&quot;)" office:value-type="string" office:string-value="nein" calcext:value-type="string">
            <text:p>nein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up</text:p>
          </table:table-cell>
          <table:table-cell table:style-name="ce36" table:formula="of:=IF([.A130]=[.B130];&quot;ja&quot;;&quot;nein&quot;)" office:value-type="string" office:string-value="nein" calcext:value-type="string">
            <text:p>nein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number-columns-repeated="2" table:style-name="ce2" office:value-type="string" calcext:value-type="string">
            <text:p>yes</text:p>
          </table:table-cell>
          <table:table-cell table:style-name="ce36" table:formula="of:=IF([.A131]=[.B131];&quot;ja&quot;;&quot;nein&quot;)" office:value-type="string" office:string-value="ja" calcext:value-type="string">
            <text:p>ja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no</text:p>
          </table:table-cell>
          <table:table-cell table:style-name="ce36" table:formula="of:=IF([.A132]=[.B132];&quot;ja&quot;;&quot;nein&quot;)" office:value-type="string" office:string-value="nein" calcext:value-type="string">
            <text:p>nein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right</text:p>
          </table:table-cell>
          <table:table-cell table:style-name="ce36" table:formula="of:=IF([.A133]=[.B133];&quot;ja&quot;;&quot;nein&quot;)" office:value-type="string" office:string-value="nein" calcext:value-type="string">
            <text:p>nein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right</text:p>
          </table:table-cell>
          <table:table-cell table:style-name="ce36" table:formula="of:=IF([.A134]=[.B134];&quot;ja&quot;;&quot;nein&quot;)" office:value-type="string" office:string-value="nein" calcext:value-type="string">
            <text:p>nein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stop</text:p>
          </table:table-cell>
          <table:table-cell table:style-name="ce36" table:formula="of:=IF([.A135]=[.B135];&quot;ja&quot;;&quot;nein&quot;)" office:value-type="string" office:string-value="nein" calcext:value-type="string">
            <text:p>nein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no</text:p>
          </table:table-cell>
          <table:table-cell table:style-name="ce36" table:formula="of:=IF([.A136]=[.B136];&quot;ja&quot;;&quot;nein&quot;)" office:value-type="string" office:string-value="nein" calcext:value-type="string">
            <text:p>nein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right</text:p>
          </table:table-cell>
          <table:table-cell table:style-name="ce36" table:formula="of:=IF([.A137]=[.B137];&quot;ja&quot;;&quot;nein&quot;)" office:value-type="string" office:string-value="nein" calcext:value-type="string">
            <text:p>nein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right</text:p>
          </table:table-cell>
          <table:table-cell table:style-name="ce36" table:formula="of:=IF([.A138]=[.B138];&quot;ja&quot;;&quot;nein&quot;)" office:value-type="string" office:string-value="nein" calcext:value-type="string">
            <text:p>nein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number-columns-repeated="2" table:style-name="ce2" office:value-type="string" calcext:value-type="string">
            <text:p>yes</text:p>
          </table:table-cell>
          <table:table-cell table:style-name="ce36" table:formula="of:=IF([.A139]=[.B139];&quot;ja&quot;;&quot;nein&quot;)" office:value-type="string" office:string-value="ja" calcext:value-type="string">
            <text:p>ja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left</text:p>
          </table:table-cell>
          <table:table-cell table:style-name="ce36" table:formula="of:=IF([.A140]=[.B140];&quot;ja&quot;;&quot;nein&quot;)" office:value-type="string" office:string-value="nein" calcext:value-type="string">
            <text:p>nein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number-columns-repeated="2" table:style-name="ce2" office:value-type="string" calcext:value-type="string">
            <text:p>yes</text:p>
          </table:table-cell>
          <table:table-cell table:style-name="ce36" table:formula="of:=IF([.A141]=[.B141];&quot;ja&quot;;&quot;nein&quot;)" office:value-type="string" office:string-value="ja" calcext:value-type="string">
            <text:p>ja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right</text:p>
          </table:table-cell>
          <table:table-cell table:style-name="ce36" table:formula="of:=IF([.A142]=[.B142];&quot;ja&quot;;&quot;nein&quot;)" office:value-type="string" office:string-value="nein" calcext:value-type="string">
            <text:p>nein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number-columns-repeated="2" table:style-name="ce2" office:value-type="string" calcext:value-type="string">
            <text:p>yes</text:p>
          </table:table-cell>
          <table:table-cell table:style-name="ce36" table:formula="of:=IF([.A143]=[.B143];&quot;ja&quot;;&quot;nein&quot;)" office:value-type="string" office:string-value="ja" calcext:value-type="string">
            <text:p>ja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no</text:p>
          </table:table-cell>
          <table:table-cell table:style-name="ce36" table:formula="of:=IF([.A144]=[.B144];&quot;ja&quot;;&quot;nein&quot;)" office:value-type="string" office:string-value="nein" calcext:value-type="string">
            <text:p>nein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number-columns-repeated="2" table:style-name="ce2" office:value-type="string" calcext:value-type="string">
            <text:p>yes</text:p>
          </table:table-cell>
          <table:table-cell table:style-name="ce36" table:formula="of:=IF([.A145]=[.B145];&quot;ja&quot;;&quot;nein&quot;)" office:value-type="string" office:string-value="ja" calcext:value-type="string">
            <text:p>ja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up</text:p>
          </table:table-cell>
          <table:table-cell table:style-name="ce36" table:formula="of:=IF([.A146]=[.B146];&quot;ja&quot;;&quot;nein&quot;)" office:value-type="string" office:string-value="nein" calcext:value-type="string">
            <text:p>nein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number-columns-repeated="2" table:style-name="ce2" office:value-type="string" calcext:value-type="string">
            <text:p>yes</text:p>
          </table:table-cell>
          <table:table-cell table:style-name="ce36" table:formula="of:=IF([.A147]=[.B147];&quot;ja&quot;;&quot;nein&quot;)" office:value-type="string" office:string-value="ja" calcext:value-type="string">
            <text:p>ja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stop</text:p>
          </table:table-cell>
          <table:table-cell table:style-name="ce36" table:formula="of:=IF([.A148]=[.B148];&quot;ja&quot;;&quot;nein&quot;)" office:value-type="string" office:string-value="nein" calcext:value-type="string">
            <text:p>nein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left</text:p>
          </table:table-cell>
          <table:table-cell table:style-name="ce36" table:formula="of:=IF([.A149]=[.B149];&quot;ja&quot;;&quot;nein&quot;)" office:value-type="string" office:string-value="nein" calcext:value-type="string">
            <text:p>nein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left</text:p>
          </table:table-cell>
          <table:table-cell table:style-name="ce36" table:formula="of:=IF([.A150]=[.B150];&quot;ja&quot;;&quot;nein&quot;)" office:value-type="string" office:string-value="nein" calcext:value-type="string">
            <text:p>nein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number-columns-repeated="2" table:style-name="ce2" office:value-type="string" calcext:value-type="string">
            <text:p>yes</text:p>
          </table:table-cell>
          <table:table-cell table:style-name="ce36" table:formula="of:=IF([.A151]=[.B151];&quot;ja&quot;;&quot;nein&quot;)" office:value-type="string" office:string-value="ja" calcext:value-type="string">
            <text:p>ja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number-columns-repeated="2" table:style-name="ce2" office:value-type="string" calcext:value-type="string">
            <text:p>no</text:p>
          </table:table-cell>
          <table:table-cell table:style-name="ce36" table:formula="of:=IF([.A152]=[.B152];&quot;ja&quot;;&quot;nein&quot;)" office:value-type="string" office:string-value="ja" calcext:value-type="string">
            <text:p>ja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number-columns-repeated="2" table:style-name="ce2" office:value-type="string" calcext:value-type="string">
            <text:p>no</text:p>
          </table:table-cell>
          <table:table-cell table:style-name="ce36" table:formula="of:=IF([.A153]=[.B153];&quot;ja&quot;;&quot;nein&quot;)" office:value-type="string" office:string-value="ja" calcext:value-type="string">
            <text:p>ja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up</text:p>
          </table:table-cell>
          <table:table-cell table:style-name="ce36" table:formula="of:=IF([.A154]=[.B154];&quot;ja&quot;;&quot;nein&quot;)" office:value-type="string" office:string-value="nein" calcext:value-type="string">
            <text:p>nein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stop</text:p>
          </table:table-cell>
          <table:table-cell table:style-name="ce36" table:formula="of:=IF([.A155]=[.B155];&quot;ja&quot;;&quot;nein&quot;)" office:value-type="string" office:string-value="nein" calcext:value-type="string">
            <text:p>nein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left</text:p>
          </table:table-cell>
          <table:table-cell table:style-name="ce36" table:formula="of:=IF([.A156]=[.B156];&quot;ja&quot;;&quot;nein&quot;)" office:value-type="string" office:string-value="nein" calcext:value-type="string">
            <text:p>nein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go</text:p>
          </table:table-cell>
          <table:table-cell table:style-name="ce36" table:formula="of:=IF([.A157]=[.B157];&quot;ja&quot;;&quot;nein&quot;)" office:value-type="string" office:string-value="nein" calcext:value-type="string">
            <text:p>nein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go</text:p>
          </table:table-cell>
          <table:table-cell table:style-name="ce36" table:formula="of:=IF([.A158]=[.B158];&quot;ja&quot;;&quot;nein&quot;)" office:value-type="string" office:string-value="nein" calcext:value-type="string">
            <text:p>nein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go</text:p>
          </table:table-cell>
          <table:table-cell table:style-name="ce36" table:formula="of:=IF([.A159]=[.B159];&quot;ja&quot;;&quot;nein&quot;)" office:value-type="string" office:string-value="nein" calcext:value-type="string">
            <text:p>nein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go</text:p>
          </table:table-cell>
          <table:table-cell table:style-name="ce36" table:formula="of:=IF([.A160]=[.B160];&quot;ja&quot;;&quot;nein&quot;)" office:value-type="string" office:string-value="nein" calcext:value-type="string">
            <text:p>nein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go</text:p>
          </table:table-cell>
          <table:table-cell table:style-name="ce36" table:formula="of:=IF([.A161]=[.B161];&quot;ja&quot;;&quot;nein&quot;)" office:value-type="string" office:string-value="nein" calcext:value-type="string">
            <text:p>nein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go</text:p>
          </table:table-cell>
          <table:table-cell table:style-name="ce36" table:formula="of:=IF([.A162]=[.B162];&quot;ja&quot;;&quot;nein&quot;)" office:value-type="string" office:string-value="nein" calcext:value-type="string">
            <text:p>nein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number-columns-repeated="2" table:style-name="ce2" office:value-type="string" calcext:value-type="string">
            <text:p>no</text:p>
          </table:table-cell>
          <table:table-cell table:style-name="ce36" table:formula="of:=IF([.A163]=[.B163];&quot;ja&quot;;&quot;nein&quot;)" office:value-type="string" office:string-value="ja" calcext:value-type="string">
            <text:p>ja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go</text:p>
          </table:table-cell>
          <table:table-cell table:style-name="ce36" table:formula="of:=IF([.A164]=[.B164];&quot;ja&quot;;&quot;nein&quot;)" office:value-type="string" office:string-value="nein" calcext:value-type="string">
            <text:p>nein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number-columns-repeated="2" table:style-name="ce2" office:value-type="string" calcext:value-type="string">
            <text:p>no</text:p>
          </table:table-cell>
          <table:table-cell table:style-name="ce36" table:formula="of:=IF([.A165]=[.B165];&quot;ja&quot;;&quot;nein&quot;)" office:value-type="string" office:string-value="ja" calcext:value-type="string">
            <text:p>ja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go</text:p>
          </table:table-cell>
          <table:table-cell table:style-name="ce36" table:formula="of:=IF([.A166]=[.B166];&quot;ja&quot;;&quot;nein&quot;)" office:value-type="string" office:string-value="nein" calcext:value-type="string">
            <text:p>nein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number-columns-repeated="2" table:style-name="ce2" office:value-type="string" calcext:value-type="string">
            <text:p>no</text:p>
          </table:table-cell>
          <table:table-cell table:style-name="ce36" table:formula="of:=IF([.A167]=[.B167];&quot;ja&quot;;&quot;nein&quot;)" office:value-type="string" office:string-value="ja" calcext:value-type="string">
            <text:p>ja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up</text:p>
          </table:table-cell>
          <table:table-cell table:style-name="ce36" table:formula="of:=IF([.A168]=[.B168];&quot;ja&quot;;&quot;nein&quot;)" office:value-type="string" office:string-value="nein" calcext:value-type="string">
            <text:p>nein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go</text:p>
          </table:table-cell>
          <table:table-cell table:style-name="ce36" table:formula="of:=IF([.A169]=[.B169];&quot;ja&quot;;&quot;nein&quot;)" office:value-type="string" office:string-value="nein" calcext:value-type="string">
            <text:p>nein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go</text:p>
          </table:table-cell>
          <table:table-cell table:style-name="ce36" table:formula="of:=IF([.A170]=[.B170];&quot;ja&quot;;&quot;nein&quot;)" office:value-type="string" office:string-value="nein" calcext:value-type="string">
            <text:p>nein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go</text:p>
          </table:table-cell>
          <table:table-cell table:style-name="ce36" table:formula="of:=IF([.A171]=[.B171];&quot;ja&quot;;&quot;nein&quot;)" office:value-type="string" office:string-value="nein" calcext:value-type="string">
            <text:p>nein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go</text:p>
          </table:table-cell>
          <table:table-cell table:style-name="ce36" table:formula="of:=IF([.A172]=[.B172];&quot;ja&quot;;&quot;nein&quot;)" office:value-type="string" office:string-value="nein" calcext:value-type="string">
            <text:p>nein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go</text:p>
          </table:table-cell>
          <table:table-cell table:style-name="ce36" table:formula="of:=IF([.A173]=[.B173];&quot;ja&quot;;&quot;nein&quot;)" office:value-type="string" office:string-value="nein" calcext:value-type="string">
            <text:p>nein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go</text:p>
          </table:table-cell>
          <table:table-cell table:style-name="ce36" table:formula="of:=IF([.A174]=[.B174];&quot;ja&quot;;&quot;nein&quot;)" office:value-type="string" office:string-value="nein" calcext:value-type="string">
            <text:p>nein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up</text:p>
          </table:table-cell>
          <table:table-cell table:style-name="ce36" table:formula="of:=IF([.A175]=[.B175];&quot;ja&quot;;&quot;nein&quot;)" office:value-type="string" office:string-value="nein" calcext:value-type="string">
            <text:p>nein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stop</text:p>
          </table:table-cell>
          <table:table-cell table:style-name="ce36" table:formula="of:=IF([.A176]=[.B176];&quot;ja&quot;;&quot;nein&quot;)" office:value-type="string" office:string-value="nein" calcext:value-type="string">
            <text:p>nein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go</text:p>
          </table:table-cell>
          <table:table-cell table:style-name="ce36" table:formula="of:=IF([.A177]=[.B177];&quot;ja&quot;;&quot;nein&quot;)" office:value-type="string" office:string-value="nein" calcext:value-type="string">
            <text:p>nein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stop</text:p>
          </table:table-cell>
          <table:table-cell table:style-name="ce36" table:formula="of:=IF([.A178]=[.B178];&quot;ja&quot;;&quot;nein&quot;)" office:value-type="string" office:string-value="nein" calcext:value-type="string">
            <text:p>nein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down</text:p>
          </table:table-cell>
          <table:table-cell table:style-name="ce36" table:formula="of:=IF([.A179]=[.B179];&quot;ja&quot;;&quot;nein&quot;)" office:value-type="string" office:string-value="nein" calcext:value-type="string">
            <text:p>nein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number-columns-repeated="2" table:style-name="ce2" office:value-type="string" calcext:value-type="string">
            <text:p>no</text:p>
          </table:table-cell>
          <table:table-cell table:style-name="ce36" table:formula="of:=IF([.A180]=[.B180];&quot;ja&quot;;&quot;nein&quot;)" office:value-type="string" office:string-value="ja" calcext:value-type="string">
            <text:p>ja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go</text:p>
          </table:table-cell>
          <table:table-cell table:style-name="ce36" table:formula="of:=IF([.A181]=[.B181];&quot;ja&quot;;&quot;nein&quot;)" office:value-type="string" office:string-value="nein" calcext:value-type="string">
            <text:p>nein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go</text:p>
          </table:table-cell>
          <table:table-cell table:style-name="ce2" office:value-type="string" calcext:value-type="string">
            <text:p>stop</text:p>
          </table:table-cell>
          <table:table-cell table:style-name="ce36" table:formula="of:=IF([.A182]=[.B182];&quot;ja&quot;;&quot;nein&quot;)" office:value-type="string" office:string-value="nein" calcext:value-type="string">
            <text:p>nein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go</text:p>
          </table:table-cell>
          <table:table-cell table:style-name="ce2" office:value-type="string" calcext:value-type="string">
            <text:p>stop</text:p>
          </table:table-cell>
          <table:table-cell table:style-name="ce36" table:formula="of:=IF([.A183]=[.B183];&quot;ja&quot;;&quot;nein&quot;)" office:value-type="string" office:string-value="nein" calcext:value-type="string">
            <text:p>nein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number-columns-repeated="2" table:style-name="ce2" office:value-type="string" calcext:value-type="string">
            <text:p>go</text:p>
          </table:table-cell>
          <table:table-cell table:style-name="ce36" table:formula="of:=IF([.A184]=[.B184];&quot;ja&quot;;&quot;nein&quot;)" office:value-type="string" office:string-value="ja" calcext:value-type="string">
            <text:p>ja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number-columns-repeated="2" table:style-name="ce2" office:value-type="string" calcext:value-type="string">
            <text:p>go</text:p>
          </table:table-cell>
          <table:table-cell table:style-name="ce36" table:formula="of:=IF([.A185]=[.B185];&quot;ja&quot;;&quot;nein&quot;)" office:value-type="string" office:string-value="ja" calcext:value-type="string">
            <text:p>ja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number-columns-repeated="2" table:style-name="ce2" office:value-type="string" calcext:value-type="string">
            <text:p>go</text:p>
          </table:table-cell>
          <table:table-cell table:style-name="ce36" table:formula="of:=IF([.A186]=[.B186];&quot;ja&quot;;&quot;nein&quot;)" office:value-type="string" office:string-value="ja" calcext:value-type="string">
            <text:p>ja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go</text:p>
          </table:table-cell>
          <table:table-cell table:style-name="ce2" office:value-type="string" calcext:value-type="string">
            <text:p>up</text:p>
          </table:table-cell>
          <table:table-cell table:style-name="ce36" table:formula="of:=IF([.A187]=[.B187];&quot;ja&quot;;&quot;nein&quot;)" office:value-type="string" office:string-value="nein" calcext:value-type="string">
            <text:p>nein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go</text:p>
          </table:table-cell>
          <table:table-cell table:style-name="ce2" office:value-type="string" calcext:value-type="string">
            <text:p>up</text:p>
          </table:table-cell>
          <table:table-cell table:style-name="ce36" table:formula="of:=IF([.A188]=[.B188];&quot;ja&quot;;&quot;nein&quot;)" office:value-type="string" office:string-value="nein" calcext:value-type="string">
            <text:p>nein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go</text:p>
          </table:table-cell>
          <table:table-cell table:style-name="ce2" office:value-type="string" calcext:value-type="string">
            <text:p>up</text:p>
          </table:table-cell>
          <table:table-cell table:style-name="ce36" table:formula="of:=IF([.A189]=[.B189];&quot;ja&quot;;&quot;nein&quot;)" office:value-type="string" office:string-value="nein" calcext:value-type="string">
            <text:p>nein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go</text:p>
          </table:table-cell>
          <table:table-cell table:style-name="ce2" office:value-type="string" calcext:value-type="string">
            <text:p>stop</text:p>
          </table:table-cell>
          <table:table-cell table:style-name="ce36" table:formula="of:=IF([.A190]=[.B190];&quot;ja&quot;;&quot;nein&quot;)" office:value-type="string" office:string-value="nein" calcext:value-type="string">
            <text:p>nein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number-columns-repeated="2" table:style-name="ce2" office:value-type="string" calcext:value-type="string">
            <text:p>go</text:p>
          </table:table-cell>
          <table:table-cell table:style-name="ce36" table:formula="of:=IF([.A191]=[.B191];&quot;ja&quot;;&quot;nein&quot;)" office:value-type="string" office:string-value="ja" calcext:value-type="string">
            <text:p>ja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number-columns-repeated="2" table:style-name="ce2" office:value-type="string" calcext:value-type="string">
            <text:p>go</text:p>
          </table:table-cell>
          <table:table-cell table:style-name="ce36" table:formula="of:=IF([.A192]=[.B192];&quot;ja&quot;;&quot;nein&quot;)" office:value-type="string" office:string-value="ja" calcext:value-type="string">
            <text:p>ja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number-columns-repeated="2" table:style-name="ce2" office:value-type="string" calcext:value-type="string">
            <text:p>go</text:p>
          </table:table-cell>
          <table:table-cell table:style-name="ce36" table:formula="of:=IF([.A193]=[.B193];&quot;ja&quot;;&quot;nein&quot;)" office:value-type="string" office:string-value="ja" calcext:value-type="string">
            <text:p>ja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number-columns-repeated="2" table:style-name="ce2" office:value-type="string" calcext:value-type="string">
            <text:p>go</text:p>
          </table:table-cell>
          <table:table-cell table:style-name="ce36" table:formula="of:=IF([.A194]=[.B194];&quot;ja&quot;;&quot;nein&quot;)" office:value-type="string" office:string-value="ja" calcext:value-type="string">
            <text:p>ja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go</text:p>
          </table:table-cell>
          <table:table-cell table:style-name="ce2" office:value-type="string" calcext:value-type="string">
            <text:p>up</text:p>
          </table:table-cell>
          <table:table-cell table:style-name="ce36" table:formula="of:=IF([.A195]=[.B195];&quot;ja&quot;;&quot;nein&quot;)" office:value-type="string" office:string-value="nein" calcext:value-type="string">
            <text:p>nein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number-columns-repeated="2" table:style-name="ce2" office:value-type="string" calcext:value-type="string">
            <text:p>go</text:p>
          </table:table-cell>
          <table:table-cell table:style-name="ce36" table:formula="of:=IF([.A196]=[.B196];&quot;ja&quot;;&quot;nein&quot;)" office:value-type="string" office:string-value="ja" calcext:value-type="string">
            <text:p>ja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number-columns-repeated="2" table:style-name="ce2" office:value-type="string" calcext:value-type="string">
            <text:p>go</text:p>
          </table:table-cell>
          <table:table-cell table:style-name="ce36" table:formula="of:=IF([.A197]=[.B197];&quot;ja&quot;;&quot;nein&quot;)" office:value-type="string" office:string-value="ja" calcext:value-type="string">
            <text:p>ja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go</text:p>
          </table:table-cell>
          <table:table-cell table:style-name="ce2" office:value-type="string" calcext:value-type="string">
            <text:p>up</text:p>
          </table:table-cell>
          <table:table-cell table:style-name="ce36" table:formula="of:=IF([.A198]=[.B198];&quot;ja&quot;;&quot;nein&quot;)" office:value-type="string" office:string-value="nein" calcext:value-type="string">
            <text:p>nein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number-columns-repeated="2" table:style-name="ce2" office:value-type="string" calcext:value-type="string">
            <text:p>go</text:p>
          </table:table-cell>
          <table:table-cell table:style-name="ce36" table:formula="of:=IF([.A199]=[.B199];&quot;ja&quot;;&quot;nein&quot;)" office:value-type="string" office:string-value="ja" calcext:value-type="string">
            <text:p>ja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number-columns-repeated="2" table:style-name="ce2" office:value-type="string" calcext:value-type="string">
            <text:p>go</text:p>
          </table:table-cell>
          <table:table-cell table:style-name="ce36" table:formula="of:=IF([.A200]=[.B200];&quot;ja&quot;;&quot;nein&quot;)" office:value-type="string" office:string-value="ja" calcext:value-type="string">
            <text:p>ja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number-columns-repeated="2" table:style-name="ce2" office:value-type="string" calcext:value-type="string">
            <text:p>go</text:p>
          </table:table-cell>
          <table:table-cell table:style-name="ce36" table:formula="of:=IF([.A201]=[.B201];&quot;ja&quot;;&quot;nein&quot;)" office:value-type="string" office:string-value="ja" calcext:value-type="string">
            <text:p>ja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go</text:p>
          </table:table-cell>
          <table:table-cell table:style-name="ce2" office:value-type="string" calcext:value-type="string">
            <text:p>stop</text:p>
          </table:table-cell>
          <table:table-cell table:style-name="ce36" table:formula="of:=IF([.A202]=[.B202];&quot;ja&quot;;&quot;nein&quot;)" office:value-type="string" office:string-value="nein" calcext:value-type="string">
            <text:p>nein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number-columns-repeated="2" table:style-name="ce2" office:value-type="string" calcext:value-type="string">
            <text:p>go</text:p>
          </table:table-cell>
          <table:table-cell table:style-name="ce36" table:formula="of:=IF([.A203]=[.B203];&quot;ja&quot;;&quot;nein&quot;)" office:value-type="string" office:string-value="ja" calcext:value-type="string">
            <text:p>ja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number-columns-repeated="2" table:style-name="ce2" office:value-type="string" calcext:value-type="string">
            <text:p>go</text:p>
          </table:table-cell>
          <table:table-cell table:style-name="ce36" table:formula="of:=IF([.A204]=[.B204];&quot;ja&quot;;&quot;nein&quot;)" office:value-type="string" office:string-value="ja" calcext:value-type="string">
            <text:p>ja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number-columns-repeated="2" table:style-name="ce2" office:value-type="string" calcext:value-type="string">
            <text:p>go</text:p>
          </table:table-cell>
          <table:table-cell table:style-name="ce36" table:formula="of:=IF([.A205]=[.B205];&quot;ja&quot;;&quot;nein&quot;)" office:value-type="string" office:string-value="ja" calcext:value-type="string">
            <text:p>ja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number-columns-repeated="2" table:style-name="ce2" office:value-type="string" calcext:value-type="string">
            <text:p>go</text:p>
          </table:table-cell>
          <table:table-cell table:style-name="ce36" table:formula="of:=IF([.A206]=[.B206];&quot;ja&quot;;&quot;nein&quot;)" office:value-type="string" office:string-value="ja" calcext:value-type="string">
            <text:p>ja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number-columns-repeated="2" table:style-name="ce2" office:value-type="string" calcext:value-type="string">
            <text:p>go</text:p>
          </table:table-cell>
          <table:table-cell table:style-name="ce36" table:formula="of:=IF([.A207]=[.B207];&quot;ja&quot;;&quot;nein&quot;)" office:value-type="string" office:string-value="ja" calcext:value-type="string">
            <text:p>ja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number-columns-repeated="2" table:style-name="ce2" office:value-type="string" calcext:value-type="string">
            <text:p>go</text:p>
          </table:table-cell>
          <table:table-cell table:style-name="ce36" table:formula="of:=IF([.A208]=[.B208];&quot;ja&quot;;&quot;nein&quot;)" office:value-type="string" office:string-value="ja" calcext:value-type="string">
            <text:p>ja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number-columns-repeated="2" table:style-name="ce2" office:value-type="string" calcext:value-type="string">
            <text:p>go</text:p>
          </table:table-cell>
          <table:table-cell table:style-name="ce36" table:formula="of:=IF([.A209]=[.B209];&quot;ja&quot;;&quot;nein&quot;)" office:value-type="string" office:string-value="ja" calcext:value-type="string">
            <text:p>ja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number-columns-repeated="2" table:style-name="ce2" office:value-type="string" calcext:value-type="string">
            <text:p>go</text:p>
          </table:table-cell>
          <table:table-cell table:style-name="ce36" table:formula="of:=IF([.A210]=[.B210];&quot;ja&quot;;&quot;nein&quot;)" office:value-type="string" office:string-value="ja" calcext:value-type="string">
            <text:p>ja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number-columns-repeated="2" table:style-name="ce2" office:value-type="string" calcext:value-type="string">
            <text:p>go</text:p>
          </table:table-cell>
          <table:table-cell table:style-name="ce36" table:formula="of:=IF([.A211]=[.B211];&quot;ja&quot;;&quot;nein&quot;)" office:value-type="string" office:string-value="ja" calcext:value-type="string">
            <text:p>ja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number-columns-repeated="2" table:style-name="ce2" office:value-type="string" calcext:value-type="string">
            <text:p>stop</text:p>
          </table:table-cell>
          <table:table-cell table:style-name="ce36" table:formula="of:=IF([.A212]=[.B212];&quot;ja&quot;;&quot;nein&quot;)" office:value-type="string" office:string-value="ja" calcext:value-type="string">
            <text:p>ja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number-columns-repeated="2" table:style-name="ce2" office:value-type="string" calcext:value-type="string">
            <text:p>stop</text:p>
          </table:table-cell>
          <table:table-cell table:style-name="ce36" table:formula="of:=IF([.A213]=[.B213];&quot;ja&quot;;&quot;nein&quot;)" office:value-type="string" office:string-value="ja" calcext:value-type="string">
            <text:p>ja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stop</text:p>
          </table:table-cell>
          <table:table-cell table:style-name="ce2" office:value-type="string" calcext:value-type="string">
            <text:p>go</text:p>
          </table:table-cell>
          <table:table-cell table:style-name="ce36" table:formula="of:=IF([.A214]=[.B214];&quot;ja&quot;;&quot;nein&quot;)" office:value-type="string" office:string-value="nein" calcext:value-type="string">
            <text:p>nein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stop</text:p>
          </table:table-cell>
          <table:table-cell table:style-name="ce2" office:value-type="string" calcext:value-type="string">
            <text:p>go</text:p>
          </table:table-cell>
          <table:table-cell table:style-name="ce36" table:formula="of:=IF([.A215]=[.B215];&quot;ja&quot;;&quot;nein&quot;)" office:value-type="string" office:string-value="nein" calcext:value-type="string">
            <text:p>nein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number-columns-repeated="2" table:style-name="ce2" office:value-type="string" calcext:value-type="string">
            <text:p>stop</text:p>
          </table:table-cell>
          <table:table-cell table:style-name="ce36" table:formula="of:=IF([.A216]=[.B216];&quot;ja&quot;;&quot;nein&quot;)" office:value-type="string" office:string-value="ja" calcext:value-type="string">
            <text:p>ja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stop</text:p>
          </table:table-cell>
          <table:table-cell table:style-name="ce2" office:value-type="string" calcext:value-type="string">
            <text:p>up</text:p>
          </table:table-cell>
          <table:table-cell table:style-name="ce36" table:formula="of:=IF([.A217]=[.B217];&quot;ja&quot;;&quot;nein&quot;)" office:value-type="string" office:string-value="nein" calcext:value-type="string">
            <text:p>nein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number-columns-repeated="2" table:style-name="ce2" office:value-type="string" calcext:value-type="string">
            <text:p>stop</text:p>
          </table:table-cell>
          <table:table-cell table:style-name="ce36" table:formula="of:=IF([.A218]=[.B218];&quot;ja&quot;;&quot;nein&quot;)" office:value-type="string" office:string-value="ja" calcext:value-type="string">
            <text:p>ja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stop</text:p>
          </table:table-cell>
          <table:table-cell table:style-name="ce2" office:value-type="string" calcext:value-type="string">
            <text:p>up</text:p>
          </table:table-cell>
          <table:table-cell table:style-name="ce36" table:formula="of:=IF([.A219]=[.B219];&quot;ja&quot;;&quot;nein&quot;)" office:value-type="string" office:string-value="nein" calcext:value-type="string">
            <text:p>nein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stop</text:p>
          </table:table-cell>
          <table:table-cell table:style-name="ce2" office:value-type="string" calcext:value-type="string">
            <text:p>go</text:p>
          </table:table-cell>
          <table:table-cell table:style-name="ce36" table:formula="of:=IF([.A220]=[.B220];&quot;ja&quot;;&quot;nein&quot;)" office:value-type="string" office:string-value="nein" calcext:value-type="string">
            <text:p>nein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number-columns-repeated="2" table:style-name="ce2" office:value-type="string" calcext:value-type="string">
            <text:p>stop</text:p>
          </table:table-cell>
          <table:table-cell table:style-name="ce36" table:formula="of:=IF([.A221]=[.B221];&quot;ja&quot;;&quot;nein&quot;)" office:value-type="string" office:string-value="ja" calcext:value-type="string">
            <text:p>ja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stop</text:p>
          </table:table-cell>
          <table:table-cell table:style-name="ce2" office:value-type="string" calcext:value-type="string">
            <text:p>up</text:p>
          </table:table-cell>
          <table:table-cell table:style-name="ce36" table:formula="of:=IF([.A222]=[.B222];&quot;ja&quot;;&quot;nein&quot;)" office:value-type="string" office:string-value="nein" calcext:value-type="string">
            <text:p>nein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stop</text:p>
          </table:table-cell>
          <table:table-cell table:style-name="ce2" office:value-type="string" calcext:value-type="string">
            <text:p>up</text:p>
          </table:table-cell>
          <table:table-cell table:style-name="ce36" table:formula="of:=IF([.A223]=[.B223];&quot;ja&quot;;&quot;nein&quot;)" office:value-type="string" office:string-value="nein" calcext:value-type="string">
            <text:p>nein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number-columns-repeated="2" table:style-name="ce2" office:value-type="string" calcext:value-type="string">
            <text:p>stop</text:p>
          </table:table-cell>
          <table:table-cell table:style-name="ce36" table:formula="of:=IF([.A224]=[.B224];&quot;ja&quot;;&quot;nein&quot;)" office:value-type="string" office:string-value="ja" calcext:value-type="string">
            <text:p>ja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stop</text:p>
          </table:table-cell>
          <table:table-cell table:style-name="ce2" office:value-type="string" calcext:value-type="string">
            <text:p>up</text:p>
          </table:table-cell>
          <table:table-cell table:style-name="ce36" table:formula="of:=IF([.A225]=[.B225];&quot;ja&quot;;&quot;nein&quot;)" office:value-type="string" office:string-value="nein" calcext:value-type="string">
            <text:p>nein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stop</text:p>
          </table:table-cell>
          <table:table-cell table:style-name="ce2" office:value-type="string" calcext:value-type="string">
            <text:p>up</text:p>
          </table:table-cell>
          <table:table-cell table:style-name="ce36" table:formula="of:=IF([.A226]=[.B226];&quot;ja&quot;;&quot;nein&quot;)" office:value-type="string" office:string-value="nein" calcext:value-type="string">
            <text:p>nein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number-columns-repeated="2" table:style-name="ce2" office:value-type="string" calcext:value-type="string">
            <text:p>stop</text:p>
          </table:table-cell>
          <table:table-cell table:style-name="ce36" table:formula="of:=IF([.A227]=[.B227];&quot;ja&quot;;&quot;nein&quot;)" office:value-type="string" office:string-value="ja" calcext:value-type="string">
            <text:p>ja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stop</text:p>
          </table:table-cell>
          <table:table-cell table:style-name="ce2" office:value-type="string" calcext:value-type="string">
            <text:p>up</text:p>
          </table:table-cell>
          <table:table-cell table:style-name="ce36" table:formula="of:=IF([.A228]=[.B228];&quot;ja&quot;;&quot;nein&quot;)" office:value-type="string" office:string-value="nein" calcext:value-type="string">
            <text:p>nein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stop</text:p>
          </table:table-cell>
          <table:table-cell table:style-name="ce2" office:value-type="string" calcext:value-type="string">
            <text:p>up</text:p>
          </table:table-cell>
          <table:table-cell table:style-name="ce36" table:formula="of:=IF([.A229]=[.B229];&quot;ja&quot;;&quot;nein&quot;)" office:value-type="string" office:string-value="nein" calcext:value-type="string">
            <text:p>nein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number-columns-repeated="2" table:style-name="ce2" office:value-type="string" calcext:value-type="string">
            <text:p>stop</text:p>
          </table:table-cell>
          <table:table-cell table:style-name="ce36" table:formula="of:=IF([.A230]=[.B230];&quot;ja&quot;;&quot;nein&quot;)" office:value-type="string" office:string-value="ja" calcext:value-type="string">
            <text:p>ja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number-columns-repeated="2" table:style-name="ce2" office:value-type="string" calcext:value-type="string">
            <text:p>stop</text:p>
          </table:table-cell>
          <table:table-cell table:style-name="ce36" table:formula="of:=IF([.A231]=[.B231];&quot;ja&quot;;&quot;nein&quot;)" office:value-type="string" office:string-value="ja" calcext:value-type="string">
            <text:p>ja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stop</text:p>
          </table:table-cell>
          <table:table-cell table:style-name="ce2" office:value-type="string" calcext:value-type="string">
            <text:p>up</text:p>
          </table:table-cell>
          <table:table-cell table:style-name="ce36" table:formula="of:=IF([.A232]=[.B232];&quot;ja&quot;;&quot;nein&quot;)" office:value-type="string" office:string-value="nein" calcext:value-type="string">
            <text:p>nein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number-columns-repeated="2" table:style-name="ce2" office:value-type="string" calcext:value-type="string">
            <text:p>stop</text:p>
          </table:table-cell>
          <table:table-cell table:style-name="ce36" table:formula="of:=IF([.A233]=[.B233];&quot;ja&quot;;&quot;nein&quot;)" office:value-type="string" office:string-value="ja" calcext:value-type="string">
            <text:p>ja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stop</text:p>
          </table:table-cell>
          <table:table-cell table:style-name="ce2" office:value-type="string" calcext:value-type="string">
            <text:p>up</text:p>
          </table:table-cell>
          <table:table-cell table:style-name="ce36" table:formula="of:=IF([.A234]=[.B234];&quot;ja&quot;;&quot;nein&quot;)" office:value-type="string" office:string-value="nein" calcext:value-type="string">
            <text:p>nein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number-columns-repeated="2" table:style-name="ce2" office:value-type="string" calcext:value-type="string">
            <text:p>stop</text:p>
          </table:table-cell>
          <table:table-cell table:style-name="ce36" table:formula="of:=IF([.A235]=[.B235];&quot;ja&quot;;&quot;nein&quot;)" office:value-type="string" office:string-value="ja" calcext:value-type="string">
            <text:p>ja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number-columns-repeated="2" table:style-name="ce2" office:value-type="string" calcext:value-type="string">
            <text:p>stop</text:p>
          </table:table-cell>
          <table:table-cell table:style-name="ce36" table:formula="of:=IF([.A236]=[.B236];&quot;ja&quot;;&quot;nein&quot;)" office:value-type="string" office:string-value="ja" calcext:value-type="string">
            <text:p>ja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number-columns-repeated="2" table:style-name="ce2" office:value-type="string" calcext:value-type="string">
            <text:p>stop</text:p>
          </table:table-cell>
          <table:table-cell table:style-name="ce36" table:formula="of:=IF([.A237]=[.B237];&quot;ja&quot;;&quot;nein&quot;)" office:value-type="string" office:string-value="ja" calcext:value-type="string">
            <text:p>ja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stop</text:p>
          </table:table-cell>
          <table:table-cell table:style-name="ce2" office:value-type="string" calcext:value-type="string">
            <text:p>up</text:p>
          </table:table-cell>
          <table:table-cell table:style-name="ce36" table:formula="of:=IF([.A238]=[.B238];&quot;ja&quot;;&quot;nein&quot;)" office:value-type="string" office:string-value="nein" calcext:value-type="string">
            <text:p>nein</text:p>
          </table:table-cell>
          <table:table-cell table:style-name="ce2"/>
          <table:table-cell table:style-name="ce37"/>
          <table:table-cell table:style-name="ce2" table:number-columns-repeated="21"/>
          <table:table-cell table:number-columns-repeated="998"/>
        </table:table-row>
        <table:table-row table:style-name="ro1">
          <table:table-cell table:style-name="ce2" office:value-type="string" calcext:value-type="string">
            <text:p>stop</text:p>
          </table:table-cell>
          <table:table-cell table:style-name="ce2" office:value-type="string" calcext:value-type="string">
            <text:p>left</text:p>
          </table:table-cell>
          <table:table-cell table:style-name="ce36" table:formula="of:=IF([.A239]=[.B239];&quot;ja&quot;;&quot;nein&quot;)" office:value-type="string" office:string-value="nein" calcext:value-type="string">
            <text:p>nein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number-columns-repeated="2" table:style-name="ce2" office:value-type="string" calcext:value-type="string">
            <text:p>stop</text:p>
          </table:table-cell>
          <table:table-cell table:style-name="ce36" table:formula="of:=IF([.A240]=[.B240];&quot;ja&quot;;&quot;nein&quot;)" office:value-type="string" office:string-value="ja" calcext:value-type="string">
            <text:p>ja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number-columns-repeated="2" table:style-name="ce2" office:value-type="string" calcext:value-type="string">
            <text:p>stop</text:p>
          </table:table-cell>
          <table:table-cell table:style-name="ce36" table:formula="of:=IF([.A241]=[.B241];&quot;ja&quot;;&quot;nein&quot;)" office:value-type="string" office:string-value="ja" calcext:value-type="string">
            <text:p>ja</text:p>
          </table:table-cell>
          <table:table-cell table:style-name="ce2" table:number-columns-repeated="23"/>
          <table:table-cell table:number-columns-repeated="998"/>
        </table:table-row>
        <table:table-row table:style-name="ro1" table:number-rows-repeated="759">
          <table:table-cell table:style-name="ce2" table:number-columns-repeated="2"/>
          <table:table-cell table:style-name="ce36"/>
          <table:table-cell table:style-name="ce2" table:number-columns-repeated="23"/>
          <table:table-cell table:number-columns-repeated="99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Versuch3.G4:Versuch3.N11">
            <calcext:color-scale>
              <calcext:color-scale-entry calcext:value="=0" calcext:type="formula" calcext:color="#e67c73"/>
              <calcext:color-scale-entry calcext:value="=0.5" calcext:type="formula" calcext:color="#ffd666"/>
              <calcext:color-scale-entry calcext:value="=1" calcext:type="formula" calcext:color="#57bb8a"/>
            </calcext:color-scale>
          </calcext:conditional-format>
          <calcext:conditional-format calcext:target-range-address="Versuch3.C1:Versuch3.C1000">
            <calcext:condition calcext:apply-style-name="ConditionalStyle_1" calcext:value="=&quot;ja&quot;" calcext:base-cell-address="Versuch3.C1"/>
          </calcext:conditional-format>
          <calcext:conditional-format calcext:target-range-address="Versuch3.C1:Versuch3.C1000">
            <calcext:condition calcext:apply-style-name="ConditionalStyle_2" calcext:value="=&quot;nein&quot;" calcext:base-cell-address="Versuch3.C1"/>
          </calcext:conditional-format>
          <calcext:conditional-format calcext:target-range-address="Versuch3.E238:Versuch3.E238">
            <calcext:color-scale>
              <calcext:color-scale-entry calcext:value="0" calcext:type="minimum" calcext:color="#57bb8a"/>
              <calcext:color-scale-entry calcext:value="0" calcext:type="maximum" calcext:color="#ffffff"/>
            </calcext:color-scale>
          </calcext:conditional-format>
        </calcext:conditional-formats>
      </table:table>
      <table:table table:name="Versuch4 (normalisieren)" table:style-name="ta4">
        <table:table-column table:style-name="co1" table:number-columns-repeated="6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4" table:default-cell-style-name="Default"/>
        <table:table-column table:style-name="co17" table:default-cell-style-name="Default"/>
        <table:table-column table:style-name="co19" table:default-cell-style-name="Default"/>
        <table:table-column table:style-name="co1" table:number-columns-repeated="1010" table:default-cell-style-name="Default"/>
        <table:table-row table:style-name="ro1">
          <table:table-cell table:style-name="ce1" office:value-type="string" calcext:value-type="string">
            <text:p>gesagt</text:p>
          </table:table-cell>
          <table:table-cell table:style-name="ce1" office:value-type="string" calcext:value-type="string">
            <text:p>predicted</text:p>
          </table:table-cell>
          <table:table-cell table:style-name="ce46" office:value-type="string" calcext:value-type="string">
            <text:p>richtig?</text:p>
          </table:table-cell>
          <table:table-cell table:style-name="ce1" table:number-columns-repeated="11"/>
          <table:table-cell table:style-name="ce2"/>
          <table:table-cell table:number-columns-repeated="1009"/>
        </table:table-row>
        <table:table-row table:style-name="ro1">
          <table:table-cell table:style-name="ce2" office:value-type="string" calcext:value-type="string">
            <text:p>left</text:p>
          </table:table-cell>
          <table:table-cell table:style-name="ce2" office:value-type="string" calcext:value-type="string">
            <text:p>up</text:p>
          </table:table-cell>
          <table:table-cell table:style-name="ce47" table:formula="of:=IF([.A2]=[.B2];&quot;ja&quot;;&quot;nein&quot;)" office:value-type="string" office:string-value="nein" calcext:value-type="string">
            <text:p>nein</text:p>
          </table:table-cell>
          <table:table-cell table:style-name="ce2" table:number-columns-repeated="12"/>
          <table:table-cell table:number-columns-repeated="1009"/>
        </table:table-row>
        <table:table-row table:style-name="ro1">
          <table:table-cell table:number-columns-repeated="2" table:style-name="ce2" office:value-type="string" calcext:value-type="string">
            <text:p>left</text:p>
          </table:table-cell>
          <table:table-cell table:style-name="ce47" table:formula="of:=IF([.A3]=[.B3];&quot;ja&quot;;&quot;nein&quot;)" office:value-type="string" office:string-value="ja" calcext:value-type="string">
            <text:p>ja</text:p>
          </table:table-cell>
          <table:table-cell table:style-name="ce2"/>
          <table:table-cell table:style-name="ce5" office:value-type="string" calcext:value-type="string">
            <text:p>Ergebnis:</text:p>
          </table:table-cell>
          <table:table-cell table:style-name="ce7" office:value-type="string" calcext:value-type="string">
            <text:p>gesagt\predicted</text:p>
          </table:table-cell>
          <table:table-cell table:style-name="ce11" office:value-type="string" calcext:value-type="string">
            <text:p>left</text:p>
          </table:table-cell>
          <table:table-cell table:style-name="ce9" office:value-type="string" calcext:value-type="string">
            <text:p>right</text:p>
          </table:table-cell>
          <table:table-cell table:style-name="ce9" office:value-type="string" calcext:value-type="string">
            <text:p>up</text:p>
          </table:table-cell>
          <table:table-cell table:style-name="ce9" office:value-type="string" calcext:value-type="string">
            <text:p>down</text:p>
          </table:table-cell>
          <table:table-cell table:style-name="ce9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go</text:p>
          </table:table-cell>
          <table:table-cell table:style-name="ce9" office:value-type="string" calcext:value-type="string">
            <text:p>stop</text:p>
          </table:table-cell>
          <table:table-cell table:style-name="ce21" office:value-type="string" calcext:value-type="string">
            <text:p>∑</text:p>
          </table:table-cell>
          <table:table-cell table:number-columns-repeated="1009"/>
        </table:table-row>
        <table:table-row table:style-name="ro1">
          <table:table-cell table:number-columns-repeated="2" table:style-name="ce2" office:value-type="string" calcext:value-type="string">
            <text:p>left</text:p>
          </table:table-cell>
          <table:table-cell table:style-name="ce47" table:formula="of:=IF([.A4]=[.B4];&quot;ja&quot;;&quot;nein&quot;)" office:value-type="string" office:string-value="ja" calcext:value-type="string">
            <text:p>ja</text:p>
          </table:table-cell>
          <table:table-cell table:style-name="ce2"/>
          <table:table-cell table:style-name="ce5"/>
          <table:table-cell table:style-name="ce8" office:value-type="string" calcext:value-type="string">
            <text:p>left</text:p>
          </table:table-cell>
          <table:table-cell table:style-name="ce49" table:formula="of:=COUNTIFS([.A2:.A1000];&quot;left&quot;;[.C2:.C1000];&quot;ja&quot;)/COUNTIF([.A2:.A1000];&quot;left&quot;)" office:value-type="percentage" office:value="0.6" calcext:value-type="percentage">
            <text:p>60.00%</text:p>
          </table:table-cell>
          <table:table-cell table:style-name="ce53" table:formula="of:=COUNTIFS([.A2:.A1000];&quot;left&quot;;[.B2:.B1000];&quot;right&quot;)/COUNTIF([.A2:.A1000];&quot;left&quot;)" office:value-type="percentage" office:value="0" calcext:value-type="percentage">
            <text:p>0.00%</text:p>
          </table:table-cell>
          <table:table-cell table:style-name="ce56" table:formula="of:=COUNTIFS([.A2:.A1000];&quot;left&quot;;[.B2:.B1000];&quot;up&quot;)/COUNTIF([.A2:.A1000];&quot;left&quot;)" office:value-type="percentage" office:value="0.1666666667" calcext:value-type="percentage">
            <text:p>16.67%</text:p>
          </table:table-cell>
          <table:table-cell table:style-name="ce55" table:formula="of:=COUNTIFS([.A2:.A1000];&quot;left&quot;;[.B2:.B1000];&quot;down&quot;)/COUNTIF([.A2:.A1000];&quot;left&quot;)" office:value-type="percentage" office:value="0" calcext:value-type="percentage">
            <text:p>0.00%</text:p>
          </table:table-cell>
          <table:table-cell table:style-name="ce56" table:formula="of:=COUNTIFS([.A2:.A1000];&quot;left&quot;;[.B2:.B1000];&quot;yes&quot;)/COUNTIF([.A2:.A1000];&quot;left&quot;)" office:value-type="percentage" office:value="0.06666666667" calcext:value-type="percentage">
            <text:p>6.67%</text:p>
          </table:table-cell>
          <table:table-cell table:style-name="ce55" table:formula="of:=COUNTIFS([.A2:.A1000];&quot;left&quot;;[.B2:.B1000];&quot;no&quot;)/COUNTIF([.A2:.A1000];&quot;left&quot;)" office:value-type="percentage" office:value="0.1" calcext:value-type="percentage">
            <text:p>10.00%</text:p>
          </table:table-cell>
          <table:table-cell table:style-name="ce56" table:formula="of:=COUNTIFS([.A2:.A1000];&quot;left&quot;;[.B2:.B1000];&quot;go&quot;)/COUNTIF([.A2:.A1000];&quot;left&quot;)" office:value-type="percentage" office:value="0.06666666667" calcext:value-type="percentage">
            <text:p>6.67%</text:p>
          </table:table-cell>
          <table:table-cell table:style-name="ce55" table:formula="of:=COUNTIFS([.A2:.A1000];&quot;left&quot;;[.B2:.B1000];&quot;stop&quot;)/COUNTIF([.A2:.A1000];&quot;left&quot;)" office:value-type="percentage" office:value="0" calcext:value-type="percentage">
            <text:p>0.00%</text:p>
          </table:table-cell>
          <table:table-cell table:style-name="ce22" table:formula="of:=SUM([.G4:.N4])" office:value-type="percentage" office:value="1.00000000004" calcext:value-type="percentage">
            <text:p>100.00%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left</text:p>
          </table:table-cell>
          <table:table-cell table:style-name="ce2" office:value-type="string" calcext:value-type="string">
            <text:p>yes</text:p>
          </table:table-cell>
          <table:table-cell table:style-name="ce47" table:formula="of:=IF([.A5]=[.B5];&quot;ja&quot;;&quot;nein&quot;)" office:value-type="string" office:string-value="nein" calcext:value-type="string">
            <text:p>nein</text:p>
          </table:table-cell>
          <table:table-cell table:style-name="ce2"/>
          <table:table-cell table:style-name="ce5"/>
          <table:table-cell table:style-name="ce9" office:value-type="string" calcext:value-type="string">
            <text:p>right</text:p>
          </table:table-cell>
          <table:table-cell table:style-name="ce50" table:formula="of:=COUNTIFS([.A2:.A1000];&quot;right&quot;;[.B2:.B1000];&quot;left&quot;)/COUNTIF([.A2:.A1000];&quot;right&quot;)" office:value-type="percentage" office:value="0.2" calcext:value-type="percentage">
            <text:p>20.00%</text:p>
          </table:table-cell>
          <table:table-cell table:style-name="ce49" table:formula="of:=COUNTIFS([.A2:.A1000];&quot;right&quot;;[.C2:.C1000];&quot;ja&quot;)/COUNTIF([.A2:.A1000];&quot;right&quot;)" office:value-type="percentage" office:value="0.6333333333" calcext:value-type="percentage">
            <text:p>63.33%</text:p>
          </table:table-cell>
          <table:table-cell table:style-name="ce53" table:formula="of:=COUNTIFS([.A2:.A1000];&quot;right&quot;;[.B2:.B1000];&quot;up&quot;)/COUNTIF([.A2:.A1000];&quot;right&quot;)" office:value-type="percentage" office:value="0.1" calcext:value-type="percentage">
            <text:p>10.00%</text:p>
          </table:table-cell>
          <table:table-cell table:style-name="ce55" table:formula="of:=COUNTIFS([.A2:.A1000];&quot;right&quot;;[.B2:.B1000];&quot;down&quot;)/COUNTIF([.A2:.A1000];&quot;right&quot;)" office:value-type="percentage" office:value="0" calcext:value-type="percentage">
            <text:p>0.00%</text:p>
          </table:table-cell>
          <table:table-cell table:style-name="ce55" table:formula="of:=COUNTIFS([.A2:.A1000];&quot;right&quot;;[.B2:.B1000];&quot;yes&quot;)/COUNTIF([.A2:.A1000];&quot;right&quot;)" office:value-type="percentage" office:value="0.03333333333" calcext:value-type="percentage">
            <text:p>3.33%</text:p>
          </table:table-cell>
          <table:table-cell table:style-name="ce55" table:formula="of:=COUNTIFS([.A2:.A1000];&quot;right&quot;;[.B2:.B1000];&quot;no&quot;)/COUNTIF([.A2:.A1000];&quot;right&quot;)" office:value-type="percentage" office:value="0" calcext:value-type="percentage">
            <text:p>0.00%</text:p>
          </table:table-cell>
          <table:table-cell table:style-name="ce55" table:formula="of:=COUNTIFS([.A2:.A1000];&quot;right&quot;;[.B2:.B1000];&quot;go&quot;)/COUNTIF([.A2:.A1000];&quot;right&quot;)" office:value-type="percentage" office:value="0.03333333333" calcext:value-type="percentage">
            <text:p>3.33%</text:p>
          </table:table-cell>
          <table:table-cell table:style-name="ce55" table:formula="of:=COUNTIFS([.A2:.A1000];&quot;right&quot;;[.B2:.B1000];&quot;stop&quot;)/COUNTIF([.A2:.A1000];&quot;right&quot;)" office:value-type="percentage" office:value="0" calcext:value-type="percentage">
            <text:p>0.00%</text:p>
          </table:table-cell>
          <table:table-cell table:style-name="ce22" table:formula="of:=SUM([.G5:.N5])" office:value-type="percentage" office:value="0.99999999996" calcext:value-type="percentage">
            <text:p>100.00%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left</text:p>
          </table:table-cell>
          <table:table-cell table:style-name="ce2" office:value-type="string" calcext:value-type="string">
            <text:p>up</text:p>
          </table:table-cell>
          <table:table-cell table:style-name="ce47" table:formula="of:=IF([.A6]=[.B6];&quot;ja&quot;;&quot;nein&quot;)" office:value-type="string" office:string-value="nein" calcext:value-type="string">
            <text:p>nein</text:p>
          </table:table-cell>
          <table:table-cell table:style-name="ce2"/>
          <table:table-cell table:style-name="ce5"/>
          <table:table-cell table:style-name="ce9" office:value-type="string" calcext:value-type="string">
            <text:p>up</text:p>
          </table:table-cell>
          <table:table-cell table:style-name="ce51" table:formula="of:=COUNTIFS([.A2:.A1000];&quot;up&quot;;[.B2:.B1000];&quot;left&quot;)/COUNTIF([.A2:.A1000];&quot;up&quot;)" office:value-type="percentage" office:value="0.06666666667" calcext:value-type="percentage">
            <text:p>6.67%</text:p>
          </table:table-cell>
          <table:table-cell table:style-name="ce54" table:formula="of:=COUNTIFS([.A2:.A1000];&quot;up&quot;;[.B2:.B1000];&quot;right&quot;)/COUNTIF([.A2:.A1000];&quot;up&quot;)" office:value-type="percentage" office:value="0.03333333333" calcext:value-type="percentage">
            <text:p>3.33%</text:p>
          </table:table-cell>
          <table:table-cell table:style-name="ce49" table:formula="of:=COUNTIFS([.A2:.A1000];&quot;up&quot;;[.C2:.C1000];&quot;ja&quot;)/COUNTIF([.A2:.A1000];&quot;up&quot;)" office:value-type="percentage" office:value="0.8" calcext:value-type="percentage">
            <text:p>80.00%</text:p>
          </table:table-cell>
          <table:table-cell table:style-name="ce53" table:formula="of:=COUNTIFS([.A2:.A1000];&quot;up&quot;;[.B2:.B1000];&quot;down&quot;)/COUNTIF([.A2:.A1000];&quot;up&quot;)" office:value-type="percentage" office:value="0" calcext:value-type="percentage">
            <text:p>0.00%</text:p>
          </table:table-cell>
          <table:table-cell table:style-name="ce55" table:formula="of:=COUNTIFS([.A2:.A1000];&quot;up&quot;;[.B2:.B1000];&quot;yes&quot;)/COUNTIF([.A2:.A1000];&quot;up&quot;)" office:value-type="percentage" office:value="0.03333333333" calcext:value-type="percentage">
            <text:p>3.33%</text:p>
          </table:table-cell>
          <table:table-cell table:style-name="ce55" table:formula="of:=COUNTIFS([.A2:.A1000];&quot;up&quot;;[.B2:.B1000];&quot;no&quot;)/COUNTIF([.A2:.A1000];&quot;up&quot;)" office:value-type="percentage" office:value="0.03333333333" calcext:value-type="percentage">
            <text:p>3.33%</text:p>
          </table:table-cell>
          <table:table-cell table:style-name="ce55" table:formula="of:=COUNTIFS([.A2:.A1000];&quot;up&quot;;[.B2:.B1000];&quot;go&quot;)/COUNTIF([.A2:.A1000];&quot;up&quot;)" office:value-type="percentage" office:value="0" calcext:value-type="percentage">
            <text:p>0.00%</text:p>
          </table:table-cell>
          <table:table-cell table:style-name="ce55" table:formula="of:=COUNTIFS([.A2:.A1000];&quot;up&quot;;[.B2:.B1000];&quot;stop&quot;)/COUNTIF([.A2:.A1000];&quot;up&quot;)" office:value-type="percentage" office:value="0.03333333333" calcext:value-type="percentage">
            <text:p>3.33%</text:p>
          </table:table-cell>
          <table:table-cell table:style-name="ce22" table:formula="of:=SUM([.G6:.N6])" office:value-type="percentage" office:value="0.99999999999" calcext:value-type="percentage">
            <text:p>100.00%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left</text:p>
          </table:table-cell>
          <table:table-cell table:style-name="ce2" office:value-type="string" calcext:value-type="string">
            <text:p>yes</text:p>
          </table:table-cell>
          <table:table-cell table:style-name="ce47" table:formula="of:=IF([.A7]=[.B7];&quot;ja&quot;;&quot;nein&quot;)" office:value-type="string" office:string-value="nein" calcext:value-type="string">
            <text:p>nein</text:p>
          </table:table-cell>
          <table:table-cell table:style-name="ce2"/>
          <table:table-cell table:style-name="ce5"/>
          <table:table-cell table:style-name="ce9" office:value-type="string" calcext:value-type="string">
            <text:p>down</text:p>
          </table:table-cell>
          <table:table-cell table:style-name="ce51" table:formula="of:=COUNTIFS([.A2:.A1000];&quot;down&quot;;[.B2:.B1000];&quot;left&quot;)/COUNTIF([.A2:.A1000];&quot;down&quot;)" office:value-type="percentage" office:value="0.06666666667" calcext:value-type="percentage">
            <text:p>6.67%</text:p>
          </table:table-cell>
          <table:table-cell table:style-name="ce55" table:formula="of:=COUNTIFS([.A2:.A1000];&quot;down&quot;;[.B2:.B1000];&quot;right&quot;)/COUNTIF([.A2:.A1000];&quot;down&quot;)" office:value-type="percentage" office:value="0.06666666667" calcext:value-type="percentage">
            <text:p>6.67%</text:p>
          </table:table-cell>
          <table:table-cell table:style-name="ce54" table:formula="of:=COUNTIFS([.A2:.A1000];&quot;down&quot;;[.B2:.B1000];&quot;up&quot;)/COUNTIF([.A2:.A1000];&quot;down&quot;)" office:value-type="percentage" office:value="0.1" calcext:value-type="percentage">
            <text:p>10.00%</text:p>
          </table:table-cell>
          <table:table-cell table:style-name="ce49" table:formula="of:=COUNTIFS([.A2:.A1000];&quot;down&quot;;[.C2:.C1000];&quot;ja&quot;)/COUNTIF([.A2:.A1000];&quot;down&quot;)" office:value-type="percentage" office:value="0.7333333333" calcext:value-type="percentage">
            <text:p>73.33%</text:p>
          </table:table-cell>
          <table:table-cell table:style-name="ce53" table:formula="of:=COUNTIFS([.A2:.A1000];&quot;down&quot;;[.B2:.B1000];&quot;yes&quot;)/COUNTIF([.A2:.A1000];&quot;down&quot;)" office:value-type="percentage" office:value="0" calcext:value-type="percentage">
            <text:p>0.00%</text:p>
          </table:table-cell>
          <table:table-cell table:style-name="ce55" table:formula="of:=COUNTIFS([.A2:.A1000];&quot;down&quot;;[.B2:.B1000];&quot;no&quot;)/COUNTIF([.A2:.A1000];&quot;down&quot;)" office:value-type="percentage" office:value="0" calcext:value-type="percentage">
            <text:p>0.00%</text:p>
          </table:table-cell>
          <table:table-cell table:style-name="ce55" table:formula="of:=COUNTIFS([.A2:.A1000];&quot;down&quot;;[.B2:.B1000];&quot;go&quot;)/COUNTIF([.A2:.A1000];&quot;down&quot;)" office:value-type="percentage" office:value="0" calcext:value-type="percentage">
            <text:p>0.00%</text:p>
          </table:table-cell>
          <table:table-cell table:style-name="ce56" table:formula="of:=COUNTIFS([.A2:.A1000];&quot;down&quot;;[.B2:.B1000];&quot;stop&quot;)/COUNTIF([.A2:.A1000];&quot;down&quot;)" office:value-type="percentage" office:value="0.03333333333" calcext:value-type="percentage">
            <text:p>3.33%</text:p>
          </table:table-cell>
          <table:table-cell table:style-name="ce22" table:formula="of:=SUM([.G7:.N7])" office:value-type="percentage" office:value="0.99999999997" calcext:value-type="percentage">
            <text:p>100.00%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left</text:p>
          </table:table-cell>
          <table:table-cell table:style-name="ce2" office:value-type="string" calcext:value-type="string">
            <text:p>up</text:p>
          </table:table-cell>
          <table:table-cell table:style-name="ce47" table:formula="of:=IF([.A8]=[.B8];&quot;ja&quot;;&quot;nein&quot;)" office:value-type="string" office:string-value="nein" calcext:value-type="string">
            <text:p>nein</text:p>
          </table:table-cell>
          <table:table-cell table:style-name="ce2"/>
          <table:table-cell table:style-name="ce5"/>
          <table:table-cell table:style-name="ce9" office:value-type="string" calcext:value-type="string">
            <text:p>yes</text:p>
          </table:table-cell>
          <table:table-cell table:style-name="ce51" table:formula="of:=COUNTIFS([.A2:.A1000];&quot;yes&quot;;[.B2:.B1000];&quot;left&quot;)/COUNTIF([.A2:.A1000];&quot;yes&quot;)" office:value-type="percentage" office:value="0.06666666667" calcext:value-type="percentage">
            <text:p>6.67%</text:p>
          </table:table-cell>
          <table:table-cell table:style-name="ce55" table:formula="of:=COUNTIFS([.A2:.A1000];&quot;yes&quot;;[.B2:.B1000];&quot;right&quot;)/COUNTIF([.A2:.A1000];&quot;yes&quot;)" office:value-type="percentage" office:value="0.03333333333" calcext:value-type="percentage">
            <text:p>3.33%</text:p>
          </table:table-cell>
          <table:table-cell table:style-name="ce55" table:formula="of:=COUNTIFS([.A2:.A1000];&quot;yes&quot;;[.B2:.B1000];&quot;up&quot;)/COUNTIF([.A2:.A1000];&quot;yes&quot;)" office:value-type="percentage" office:value="0" calcext:value-type="percentage">
            <text:p>0.00%</text:p>
          </table:table-cell>
          <table:table-cell table:style-name="ce54" table:formula="of:=COUNTIFS([.A2:.A1000];&quot;yes&quot;;[.B2:.B1000];&quot;down&quot;)/COUNTIF([.A2:.A1000];&quot;yes&quot;)" office:value-type="percentage" office:value="0.06666666667" calcext:value-type="percentage">
            <text:p>6.67%</text:p>
          </table:table-cell>
          <table:table-cell table:style-name="ce49" table:formula="of:=COUNTIFS([.A2:.A1000];&quot;yes&quot;;[.C2:.C1000];&quot;ja&quot;)/COUNTIF([.A2:.A1000];&quot;yes&quot;)" office:value-type="percentage" office:value="0.7666666667" calcext:value-type="percentage">
            <text:p>76.67%</text:p>
          </table:table-cell>
          <table:table-cell table:style-name="ce53" table:formula="of:=COUNTIFS([.A2:.A1000];&quot;yes&quot;;[.B2:.B1000];&quot;no&quot;)/COUNTIF([.A2:.A1000];&quot;yes&quot;)" office:value-type="percentage" office:value="0" calcext:value-type="percentage">
            <text:p>0.00%</text:p>
          </table:table-cell>
          <table:table-cell table:style-name="ce55" table:formula="of:=COUNTIFS([.A2:.A1000];&quot;yes&quot;;[.B2:.B1000];&quot;go&quot;)/COUNTIF([.A2:.A1000];&quot;yes&quot;)" office:value-type="percentage" office:value="0.03333333333" calcext:value-type="percentage">
            <text:p>3.33%</text:p>
          </table:table-cell>
          <table:table-cell table:style-name="ce56" table:formula="of:=COUNTIFS([.A2:.A1000];&quot;yes&quot;;[.B2:.B1000];&quot;stop&quot;)/COUNTIF([.A2:.A1000];&quot;yes&quot;)" office:value-type="percentage" office:value="0.03333333333" calcext:value-type="percentage">
            <text:p>3.33%</text:p>
          </table:table-cell>
          <table:table-cell table:style-name="ce22" table:formula="of:=SUM([.G8:.N8])" office:value-type="percentage" office:value="1.00000000003" calcext:value-type="percentage">
            <text:p>100.00%</text:p>
          </table:table-cell>
          <table:table-cell table:number-columns-repeated="1009"/>
        </table:table-row>
        <table:table-row table:style-name="ro1">
          <table:table-cell table:number-columns-repeated="2" table:style-name="ce2" office:value-type="string" calcext:value-type="string">
            <text:p>left</text:p>
          </table:table-cell>
          <table:table-cell table:style-name="ce47" table:formula="of:=IF([.A9]=[.B9];&quot;ja&quot;;&quot;nein&quot;)" office:value-type="string" office:string-value="ja" calcext:value-type="string">
            <text:p>ja</text:p>
          </table:table-cell>
          <table:table-cell table:style-name="ce2"/>
          <table:table-cell table:style-name="ce5"/>
          <table:table-cell table:style-name="ce9" office:value-type="string" calcext:value-type="string">
            <text:p>no</text:p>
          </table:table-cell>
          <table:table-cell table:style-name="ce52" table:formula="of:=COUNTIFS([.A2:.A1000];&quot;no&quot;;[.B2:.B1000];&quot;left&quot;)/COUNTIF([.A2:.A1000];&quot;no&quot;)" office:value-type="percentage" office:value="0.06666666667" calcext:value-type="percentage">
            <text:p>6.67%</text:p>
          </table:table-cell>
          <table:table-cell table:style-name="ce55" table:formula="of:=COUNTIFS([.A2:.A1000];&quot;no&quot;;[.B2:.B1000];&quot;right&quot;)/COUNTIF([.A2:.A1000];&quot;no&quot;)" office:value-type="percentage" office:value="0" calcext:value-type="percentage">
            <text:p>0.00%</text:p>
          </table:table-cell>
          <table:table-cell table:style-name="ce55" table:formula="of:=COUNTIFS([.A2:.A1000];&quot;no&quot;;[.B2:.B1000];&quot;up&quot;)/COUNTIF([.A2:.A1000];&quot;no&quot;)" office:value-type="percentage" office:value="0.1333333333" calcext:value-type="percentage">
            <text:p>13.33%</text:p>
          </table:table-cell>
          <table:table-cell table:style-name="ce55" table:formula="of:=COUNTIFS([.A2:.A1000];&quot;no&quot;;[.B2:.B1000];&quot;down&quot;)/COUNTIF([.A2:.A1000];&quot;no&quot;)" office:value-type="percentage" office:value="0" calcext:value-type="percentage">
            <text:p>0.00%</text:p>
          </table:table-cell>
          <table:table-cell table:style-name="ce54" table:formula="of:=COUNTIFS([.A2:.A1000];&quot;no&quot;;[.B2:.B1000];&quot;yes&quot;)/COUNTIF([.A2:.A1000];&quot;no&quot;)" office:value-type="percentage" office:value="0" calcext:value-type="percentage">
            <text:p>0.00%</text:p>
          </table:table-cell>
          <table:table-cell table:style-name="ce49" table:formula="of:=COUNTIFS([.A2:.A1000];&quot;no&quot;;[.C2:.C1000];&quot;ja&quot;)/COUNTIF([.A2:.A1000];&quot;no&quot;)" office:value-type="percentage" office:value="0.4333333333" calcext:value-type="percentage">
            <text:p>43.33%</text:p>
          </table:table-cell>
          <table:table-cell table:style-name="ce53" table:formula="of:=COUNTIFS([.A2:.A1000];&quot;no&quot;;[.B2:.B1000];&quot;go&quot;)/COUNTIF([.A2:.A1000];&quot;no&quot;)" office:value-type="percentage" office:value="0.3666666667" calcext:value-type="percentage">
            <text:p>36.67%</text:p>
          </table:table-cell>
          <table:table-cell table:style-name="ce55" table:formula="of:=COUNTIFS([.A2:.A1000];&quot;no&quot;;[.B2:.B1000];&quot;stop&quot;)/COUNTIF([.A2:.A1000];&quot;no&quot;)" office:value-type="percentage" office:value="0" calcext:value-type="percentage">
            <text:p>0.00%</text:p>
          </table:table-cell>
          <table:table-cell table:style-name="ce22" table:formula="of:=SUM([.G9:.N9])" office:value-type="percentage" office:value="0.99999999997" calcext:value-type="percentage">
            <text:p>100.00%</text:p>
          </table:table-cell>
          <table:table-cell table:number-columns-repeated="1009"/>
        </table:table-row>
        <table:table-row table:style-name="ro1">
          <table:table-cell table:number-columns-repeated="2" table:style-name="ce2" office:value-type="string" calcext:value-type="string">
            <text:p>left</text:p>
          </table:table-cell>
          <table:table-cell table:style-name="ce47" table:formula="of:=IF([.A10]=[.B10];&quot;ja&quot;;&quot;nein&quot;)" office:value-type="string" office:string-value="ja" calcext:value-type="string">
            <text:p>ja</text:p>
          </table:table-cell>
          <table:table-cell table:style-name="ce2"/>
          <table:table-cell table:style-name="ce5"/>
          <table:table-cell table:style-name="ce9" office:value-type="string" calcext:value-type="string">
            <text:p>go</text:p>
          </table:table-cell>
          <table:table-cell table:style-name="ce51" table:formula="of:=COUNTIFS([.A2:.A1000];&quot;go&quot;;[.B2:.B1000];&quot;left&quot;)/COUNTIF([.A2:.A1000];&quot;go&quot;)" office:value-type="percentage" office:value="0.03333333333" calcext:value-type="percentage">
            <text:p>3.33%</text:p>
          </table:table-cell>
          <table:table-cell table:style-name="ce55" table:formula="of:=COUNTIFS([.A2:.A1000];&quot;go&quot;;[.B2:.B1000];&quot;right&quot;)/COUNTIF([.A2:.A1000];&quot;go&quot;)" office:value-type="percentage" office:value="0" calcext:value-type="percentage">
            <text:p>0.00%</text:p>
          </table:table-cell>
          <table:table-cell table:style-name="ce55" table:formula="of:=COUNTIFS([.A2:.A1000];&quot;go&quot;;[.B2:.B1000];&quot;up&quot;)/COUNTIF([.A2:.A1000];&quot;go&quot;)" office:value-type="percentage" office:value="0.1333333333" calcext:value-type="percentage">
            <text:p>13.33%</text:p>
          </table:table-cell>
          <table:table-cell table:style-name="ce56" table:formula="of:=COUNTIFS([.A2:.A1000];&quot;go&quot;;[.B2:.B1000];&quot;down&quot;)/COUNTIF([.A2:.A1000];&quot;go&quot;)" office:value-type="percentage" office:value="0" calcext:value-type="percentage">
            <text:p>0.00%</text:p>
          </table:table-cell>
          <table:table-cell table:style-name="ce56" table:formula="of:=COUNTIFS([.A2:.A1000];&quot;go&quot;;[.B2:.B1000];&quot;yes&quot;)/COUNTIF([.A2:.A1000];&quot;go&quot;)" office:value-type="percentage" office:value="0" calcext:value-type="percentage">
            <text:p>0.00%</text:p>
          </table:table-cell>
          <table:table-cell table:style-name="ce54" table:formula="of:=COUNTIFS([.A2:.A1000];&quot;go&quot;;[.B2:.B1000];&quot;no&quot;)/COUNTIF([.A2:.A1000];&quot;go&quot;)" office:value-type="percentage" office:value="0" calcext:value-type="percentage">
            <text:p>0.00%</text:p>
          </table:table-cell>
          <table:table-cell table:style-name="ce49" table:formula="of:=COUNTIFS([.A2:.A1000];&quot;go&quot;;[.C2:.C1000];&quot;ja&quot;)/COUNTIF([.A2:.A1000];&quot;go&quot;)" office:value-type="percentage" office:value="0.8333333333" calcext:value-type="percentage">
            <text:p>83.33%</text:p>
          </table:table-cell>
          <table:table-cell table:style-name="ce53" table:formula="of:=COUNTIFS([.A2:.A1000];&quot;go&quot;;[.B2:.B1000];&quot;stop&quot;)/COUNTIF([.A2:.A1000];&quot;go&quot;)" office:value-type="percentage" office:value="0" calcext:value-type="percentage">
            <text:p>0.00%</text:p>
          </table:table-cell>
          <table:table-cell table:style-name="ce22" table:formula="of:=SUM([.G10:.N10])" office:value-type="percentage" office:value="0.99999999993" calcext:value-type="percentage">
            <text:p>100.00%</text:p>
          </table:table-cell>
          <table:table-cell table:number-columns-repeated="1009"/>
        </table:table-row>
        <table:table-row table:style-name="ro1">
          <table:table-cell table:number-columns-repeated="2" table:style-name="ce2" office:value-type="string" calcext:value-type="string">
            <text:p>left</text:p>
          </table:table-cell>
          <table:table-cell table:style-name="ce47" table:formula="of:=IF([.A11]=[.B11];&quot;ja&quot;;&quot;nein&quot;)" office:value-type="string" office:string-value="ja" calcext:value-type="string">
            <text:p>ja</text:p>
          </table:table-cell>
          <table:table-cell table:style-name="ce2"/>
          <table:table-cell table:style-name="ce5"/>
          <table:table-cell table:style-name="ce9" office:value-type="string" calcext:value-type="string">
            <text:p>stop</text:p>
          </table:table-cell>
          <table:table-cell table:style-name="ce51" table:formula="of:=COUNTIFS([.A2:.A1000];&quot;stop&quot;;[.B2:.B1000];&quot;left&quot;)/COUNTIF([.A2:.A1000];&quot;stop&quot;)" office:value-type="percentage" office:value="0.06666666667" calcext:value-type="percentage">
            <text:p>6.67%</text:p>
          </table:table-cell>
          <table:table-cell table:style-name="ce55" table:formula="of:=COUNTIFS([.A2:.A1000];&quot;stop&quot;;[.B2:.B1000];&quot;right&quot;)/COUNTIF([.A2:.A1000];&quot;stop&quot;)" office:value-type="percentage" office:value="0" calcext:value-type="percentage">
            <text:p>0.00%</text:p>
          </table:table-cell>
          <table:table-cell table:style-name="ce56" table:formula="of:=COUNTIFS([.A2:.A1000];&quot;stop&quot;;[.B2:.B1000];&quot;up&quot;)/COUNTIF([.A2:.A1000];&quot;stop&quot;)" office:value-type="percentage" office:value="0.2333333333" calcext:value-type="percentage">
            <text:p>23.33%</text:p>
          </table:table-cell>
          <table:table-cell table:style-name="ce55" table:formula="of:=COUNTIFS([.A2:.A1000];&quot;stop&quot;;[.B2:.B1000];&quot;down&quot;)/COUNTIF([.A2:.A1000];&quot;stop&quot;)" office:value-type="percentage" office:value="0" calcext:value-type="percentage">
            <text:p>0.00%</text:p>
          </table:table-cell>
          <table:table-cell table:style-name="ce55" table:formula="of:=COUNTIFS([.A2:.A1000];&quot;stop&quot;;[.B2:.B1000];&quot;yes&quot;)/COUNTIF([.A2:.A1000];&quot;stop&quot;)" office:value-type="percentage" office:value="0" calcext:value-type="percentage">
            <text:p>0.00%</text:p>
          </table:table-cell>
          <table:table-cell table:style-name="ce55" table:formula="of:=COUNTIFS([.A2:.A1000];&quot;stop&quot;;[.B2:.B1000];&quot;no&quot;)/COUNTIF([.A2:.A1000];&quot;stop&quot;)" office:value-type="percentage" office:value="0" calcext:value-type="percentage">
            <text:p>0.00%</text:p>
          </table:table-cell>
          <table:table-cell table:style-name="ce54" table:formula="of:=COUNTIFS([.A2:.A1000];&quot;stop&quot;;[.B2:.B1000];&quot;go&quot;)/COUNTIF([.A2:.A1000];&quot;stop&quot;)" office:value-type="percentage" office:value="0.03333333333" calcext:value-type="percentage">
            <text:p>3.33%</text:p>
          </table:table-cell>
          <table:table-cell table:style-name="ce49" table:formula="of:=COUNTIFS([.A2:.A1000];&quot;stop&quot;;[.C2:.C1000];&quot;ja&quot;)/COUNTIF([.A2:.A1000];&quot;stop&quot;)" office:value-type="percentage" office:value="0.6666666667" calcext:value-type="percentage">
            <text:p>66.67%</text:p>
          </table:table-cell>
          <table:table-cell table:style-name="ce23" table:formula="of:=SUM([.G11:.N11])" office:value-type="percentage" office:value="1" calcext:value-type="percentage">
            <text:p>100.00%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left</text:p>
          </table:table-cell>
          <table:table-cell table:style-name="ce2" office:value-type="string" calcext:value-type="string">
            <text:p>up</text:p>
          </table:table-cell>
          <table:table-cell table:style-name="ce47" table:formula="of:=IF([.A12]=[.B12];&quot;ja&quot;;&quot;nein&quot;)" office:value-type="string" office:string-value="nein" calcext:value-type="string">
            <text:p>nein</text:p>
          </table:table-cell>
          <table:table-cell table:style-name="ce2" table:number-columns-repeated="3"/>
          <table:table-cell/>
          <table:table-cell table:style-name="ce2" table:number-columns-repeated="8"/>
          <table:table-cell table:number-columns-repeated="1009"/>
        </table:table-row>
        <table:table-row table:style-name="ro1">
          <table:table-cell table:number-columns-repeated="2" table:style-name="ce2" office:value-type="string" calcext:value-type="string">
            <text:p>left</text:p>
          </table:table-cell>
          <table:table-cell table:style-name="ce47" table:formula="of:=IF([.A13]=[.B13];&quot;ja&quot;;&quot;nein&quot;)" office:value-type="string" office:string-value="ja" calcext:value-type="string">
            <text:p>ja</text:p>
          </table:table-cell>
          <table:table-cell table:style-name="ce2" table:number-columns-repeated="3"/>
          <table:table-cell/>
          <table:table-cell table:style-name="ce2" table:number-columns-repeated="8"/>
          <table:table-cell table:number-columns-repeated="1009"/>
        </table:table-row>
        <table:table-row table:style-name="ro1">
          <table:table-cell table:style-name="ce2" office:value-type="string" calcext:value-type="string">
            <text:p>left</text:p>
          </table:table-cell>
          <table:table-cell table:style-name="ce2" office:value-type="string" calcext:value-type="string">
            <text:p>no</text:p>
          </table:table-cell>
          <table:table-cell table:style-name="ce47" table:formula="of:=IF([.A14]=[.B14];&quot;ja&quot;;&quot;nein&quot;)" office:value-type="string" office:string-value="nein" calcext:value-type="string">
            <text:p>nein</text:p>
          </table:table-cell>
          <table:table-cell table:style-name="ce2" table:number-columns-repeated="12"/>
          <table:table-cell table:number-columns-repeated="1009"/>
        </table:table-row>
        <table:table-row table:style-name="ro1">
          <table:table-cell table:number-columns-repeated="2" table:style-name="ce2" office:value-type="string" calcext:value-type="string">
            <text:p>left</text:p>
          </table:table-cell>
          <table:table-cell table:style-name="ce47" table:formula="of:=IF([.A15]=[.B15];&quot;ja&quot;;&quot;nein&quot;)" office:value-type="string" office:string-value="ja" calcext:value-type="string">
            <text:p>ja</text:p>
          </table:table-cell>
          <table:table-cell table:style-name="ce2" table:number-columns-repeated="2"/>
          <table:table-cell table:style-name="ce10" office:value-type="string" calcext:value-type="string">
            <text:p>Accuracy:</text:p>
          </table:table-cell>
          <table:table-cell table:style-name="ce16" table:formula="of:=COUNTIF([.C$1:.C$1048576];&quot;ja&quot;)/(COUNTIF([.C$1:.C$1048576];&quot;nein&quot;)+COUNTIF([.C$1:.C$1048576];&quot;ja&quot;))" office:value-type="percentage" office:value="0.6833333333" calcext:value-type="percentage">
            <text:p>68.33%</text:p>
          </table:table-cell>
          <table:table-cell table:style-name="ce2" table:number-columns-repeated="8"/>
          <table:table-cell table:number-columns-repeated="1009"/>
        </table:table-row>
        <table:table-row table:style-name="ro1">
          <table:table-cell table:number-columns-repeated="2" table:style-name="ce2" office:value-type="string" calcext:value-type="string">
            <text:p>left</text:p>
          </table:table-cell>
          <table:table-cell table:style-name="ce47" table:formula="of:=IF([.A16]=[.B16];&quot;ja&quot;;&quot;nein&quot;)" office:value-type="string" office:string-value="ja" calcext:value-type="string">
            <text:p>ja</text:p>
          </table:table-cell>
          <table:table-cell table:style-name="ce2" table:number-columns-repeated="12"/>
          <table:table-cell table:number-columns-repeated="1009"/>
        </table:table-row>
        <table:table-row table:style-name="ro1">
          <table:table-cell table:number-columns-repeated="2" table:style-name="ce2" office:value-type="string" calcext:value-type="string">
            <text:p>left</text:p>
          </table:table-cell>
          <table:table-cell table:style-name="ce47" table:formula="of:=IF([.A17]=[.B17];&quot;ja&quot;;&quot;nein&quot;)" office:value-type="string" office:string-value="ja" calcext:value-type="string">
            <text:p>ja</text:p>
          </table:table-cell>
          <table:table-cell table:style-name="ce2" table:number-columns-repeated="12"/>
          <table:table-cell table:number-columns-repeated="1009"/>
        </table:table-row>
        <table:table-row table:style-name="ro1">
          <table:table-cell table:number-columns-repeated="2" table:style-name="ce2" office:value-type="string" calcext:value-type="string">
            <text:p>left</text:p>
          </table:table-cell>
          <table:table-cell table:style-name="ce47" table:formula="of:=IF([.A18]=[.B18];&quot;ja&quot;;&quot;nein&quot;)" office:value-type="string" office:string-value="ja" calcext:value-type="string">
            <text:p>ja</text:p>
          </table:table-cell>
          <table:table-cell table:style-name="ce2" table:number-columns-repeated="12"/>
          <table:table-cell table:number-columns-repeated="1009"/>
        </table:table-row>
        <table:table-row table:style-name="ro1">
          <table:table-cell table:number-columns-repeated="2" table:style-name="ce2" office:value-type="string" calcext:value-type="string">
            <text:p>left</text:p>
          </table:table-cell>
          <table:table-cell table:style-name="ce47" table:formula="of:=IF([.A19]=[.B19];&quot;ja&quot;;&quot;nein&quot;)" office:value-type="string" office:string-value="ja" calcext:value-type="string">
            <text:p>ja</text:p>
          </table:table-cell>
          <table:table-cell table:style-name="ce2" table:number-columns-repeated="12"/>
          <table:table-cell table:number-columns-repeated="1009"/>
        </table:table-row>
        <table:table-row table:style-name="ro1">
          <table:table-cell table:number-columns-repeated="2" table:style-name="ce2" office:value-type="string" calcext:value-type="string">
            <text:p>left</text:p>
          </table:table-cell>
          <table:table-cell table:style-name="ce47" table:formula="of:=IF([.A20]=[.B20];&quot;ja&quot;;&quot;nein&quot;)" office:value-type="string" office:string-value="ja" calcext:value-type="string">
            <text:p>ja</text:p>
          </table:table-cell>
          <table:table-cell table:style-name="ce2" table:number-columns-repeated="12"/>
          <table:table-cell table:number-columns-repeated="1009"/>
        </table:table-row>
        <table:table-row table:style-name="ro1">
          <table:table-cell table:style-name="ce2" office:value-type="string" calcext:value-type="string">
            <text:p>left</text:p>
          </table:table-cell>
          <table:table-cell table:style-name="ce2" office:value-type="string" calcext:value-type="string">
            <text:p>go</text:p>
          </table:table-cell>
          <table:table-cell table:style-name="ce47" table:formula="of:=IF([.A21]=[.B21];&quot;ja&quot;;&quot;nein&quot;)" office:value-type="string" office:string-value="nein" calcext:value-type="string">
            <text:p>nein</text:p>
          </table:table-cell>
          <table:table-cell table:style-name="ce2" table:number-columns-repeated="12"/>
          <table:table-cell table:number-columns-repeated="1009"/>
        </table:table-row>
        <table:table-row table:style-name="ro1">
          <table:table-cell table:number-columns-repeated="2" table:style-name="ce2" office:value-type="string" calcext:value-type="string">
            <text:p>left</text:p>
          </table:table-cell>
          <table:table-cell table:style-name="ce47" table:formula="of:=IF([.A22]=[.B22];&quot;ja&quot;;&quot;nein&quot;)" office:value-type="string" office:string-value="ja" calcext:value-type="string">
            <text:p>ja</text:p>
          </table:table-cell>
          <table:table-cell table:style-name="ce2" table:number-columns-repeated="12"/>
          <table:table-cell table:number-columns-repeated="1009"/>
        </table:table-row>
        <table:table-row table:style-name="ro1">
          <table:table-cell table:number-columns-repeated="2" table:style-name="ce2" office:value-type="string" calcext:value-type="string">
            <text:p>left</text:p>
          </table:table-cell>
          <table:table-cell table:style-name="ce47" table:formula="of:=IF([.A23]=[.B23];&quot;ja&quot;;&quot;nein&quot;)" office:value-type="string" office:string-value="ja" calcext:value-type="string">
            <text:p>ja</text:p>
          </table:table-cell>
          <table:table-cell table:style-name="ce2" table:number-columns-repeated="12"/>
          <table:table-cell table:number-columns-repeated="1009"/>
        </table:table-row>
        <table:table-row table:style-name="ro1">
          <table:table-cell table:style-name="ce2" office:value-type="string" calcext:value-type="string">
            <text:p>left</text:p>
          </table:table-cell>
          <table:table-cell table:style-name="ce2" office:value-type="string" calcext:value-type="string">
            <text:p>go</text:p>
          </table:table-cell>
          <table:table-cell table:style-name="ce47" table:formula="of:=IF([.A24]=[.B24];&quot;ja&quot;;&quot;nein&quot;)" office:value-type="string" office:string-value="nein" calcext:value-type="string">
            <text:p>nein</text:p>
          </table:table-cell>
          <table:table-cell table:style-name="ce2" table:number-columns-repeated="12"/>
          <table:table-cell table:number-columns-repeated="1009"/>
        </table:table-row>
        <table:table-row table:style-name="ro1">
          <table:table-cell table:number-columns-repeated="2" table:style-name="ce2" office:value-type="string" calcext:value-type="string">
            <text:p>left</text:p>
          </table:table-cell>
          <table:table-cell table:style-name="ce47" table:formula="of:=IF([.A25]=[.B25];&quot;ja&quot;;&quot;nein&quot;)" office:value-type="string" office:string-value="ja" calcext:value-type="string">
            <text:p>ja</text:p>
          </table:table-cell>
          <table:table-cell table:style-name="ce2" table:number-columns-repeated="12"/>
          <table:table-cell table:number-columns-repeated="1009"/>
        </table:table-row>
        <table:table-row table:style-name="ro1">
          <table:table-cell table:number-columns-repeated="2" table:style-name="ce2" office:value-type="string" calcext:value-type="string">
            <text:p>left</text:p>
          </table:table-cell>
          <table:table-cell table:style-name="ce47" table:formula="of:=IF([.A26]=[.B26];&quot;ja&quot;;&quot;nein&quot;)" office:value-type="string" office:string-value="ja" calcext:value-type="string">
            <text:p>ja</text:p>
          </table:table-cell>
          <table:table-cell table:style-name="ce2" table:number-columns-repeated="12"/>
          <table:table-cell table:number-columns-repeated="1009"/>
        </table:table-row>
        <table:table-row table:style-name="ro1">
          <table:table-cell table:number-columns-repeated="2" table:style-name="ce2" office:value-type="string" calcext:value-type="string">
            <text:p>left</text:p>
          </table:table-cell>
          <table:table-cell table:style-name="ce47" table:formula="of:=IF([.A27]=[.B27];&quot;ja&quot;;&quot;nein&quot;)" office:value-type="string" office:string-value="ja" calcext:value-type="string">
            <text:p>ja</text:p>
          </table:table-cell>
          <table:table-cell table:style-name="ce2" table:number-columns-repeated="12"/>
          <table:table-cell table:number-columns-repeated="1009"/>
        </table:table-row>
        <table:table-row table:style-name="ro1">
          <table:table-cell table:style-name="ce2" office:value-type="string" calcext:value-type="string">
            <text:p>left</text:p>
          </table:table-cell>
          <table:table-cell table:style-name="ce2" office:value-type="string" calcext:value-type="string">
            <text:p>up</text:p>
          </table:table-cell>
          <table:table-cell table:style-name="ce47" table:formula="of:=IF([.A28]=[.B28];&quot;ja&quot;;&quot;nein&quot;)" office:value-type="string" office:string-value="nein" calcext:value-type="string">
            <text:p>nein</text:p>
          </table:table-cell>
          <table:table-cell table:style-name="ce2" table:number-columns-repeated="12"/>
          <table:table-cell table:number-columns-repeated="1009"/>
        </table:table-row>
        <table:table-row table:style-name="ro1">
          <table:table-cell table:number-columns-repeated="2" table:style-name="ce2" office:value-type="string" calcext:value-type="string">
            <text:p>left</text:p>
          </table:table-cell>
          <table:table-cell table:style-name="ce47" table:formula="of:=IF([.A29]=[.B29];&quot;ja&quot;;&quot;nein&quot;)" office:value-type="string" office:string-value="ja" calcext:value-type="string">
            <text:p>ja</text:p>
          </table:table-cell>
          <table:table-cell table:style-name="ce2" table:number-columns-repeated="12"/>
          <table:table-cell table:number-columns-repeated="1009"/>
        </table:table-row>
        <table:table-row table:style-name="ro1">
          <table:table-cell table:style-name="ce2" office:value-type="string" calcext:value-type="string">
            <text:p>left</text:p>
          </table:table-cell>
          <table:table-cell table:style-name="ce2" office:value-type="string" calcext:value-type="string">
            <text:p>no</text:p>
          </table:table-cell>
          <table:table-cell table:style-name="ce47" table:formula="of:=IF([.A30]=[.B30];&quot;ja&quot;;&quot;nein&quot;)" office:value-type="string" office:string-value="nein" calcext:value-type="string">
            <text:p>nein</text:p>
          </table:table-cell>
          <table:table-cell table:style-name="ce2" table:number-columns-repeated="12"/>
          <table:table-cell table:number-columns-repeated="1009"/>
        </table:table-row>
        <table:table-row table:style-name="ro1">
          <table:table-cell table:style-name="ce2" office:value-type="string" calcext:value-type="string">
            <text:p>left</text:p>
          </table:table-cell>
          <table:table-cell table:style-name="ce2" office:value-type="string" calcext:value-type="string">
            <text:p>no</text:p>
          </table:table-cell>
          <table:table-cell table:style-name="ce47" table:formula="of:=IF([.A31]=[.B31];&quot;ja&quot;;&quot;nein&quot;)" office:value-type="string" office:string-value="nein" calcext:value-type="string">
            <text:p>nein</text:p>
          </table:table-cell>
          <table:table-cell table:style-name="ce2" table:number-columns-repeated="12"/>
          <table:table-cell table:number-columns-repeated="1009"/>
        </table:table-row>
        <table:table-row table:style-name="ro1">
          <table:table-cell table:number-columns-repeated="2" table:style-name="ce2" office:value-type="string" calcext:value-type="string">
            <text:p>right</text:p>
          </table:table-cell>
          <table:table-cell table:style-name="ce47" table:formula="of:=IF([.A32]=[.B32];&quot;ja&quot;;&quot;nein&quot;)" office:value-type="string" office:string-value="ja" calcext:value-type="string">
            <text:p>ja</text:p>
          </table:table-cell>
          <table:table-cell table:style-name="ce2" table:number-columns-repeated="12"/>
          <table:table-cell table:number-columns-repeated="1009"/>
        </table:table-row>
        <table:table-row table:style-name="ro1">
          <table:table-cell table:number-columns-repeated="2" table:style-name="ce2" office:value-type="string" calcext:value-type="string">
            <text:p>right</text:p>
          </table:table-cell>
          <table:table-cell table:style-name="ce47" table:formula="of:=IF([.A33]=[.B33];&quot;ja&quot;;&quot;nein&quot;)" office:value-type="string" office:string-value="ja" calcext:value-type="string">
            <text:p>ja</text:p>
          </table:table-cell>
          <table:table-cell table:style-name="ce2" table:number-columns-repeated="12"/>
          <table:table-cell table:number-columns-repeated="1009"/>
        </table:table-row>
        <table:table-row table:style-name="ro1">
          <table:table-cell table:style-name="ce2" office:value-type="string" calcext:value-type="string">
            <text:p>right</text:p>
          </table:table-cell>
          <table:table-cell table:style-name="ce2" office:value-type="string" calcext:value-type="string">
            <text:p>up</text:p>
          </table:table-cell>
          <table:table-cell table:style-name="ce47" table:formula="of:=IF([.A34]=[.B34];&quot;ja&quot;;&quot;nein&quot;)" office:value-type="string" office:string-value="nein" calcext:value-type="string">
            <text:p>nein</text:p>
          </table:table-cell>
          <table:table-cell table:style-name="ce2" table:number-columns-repeated="12"/>
          <table:table-cell table:number-columns-repeated="1009"/>
        </table:table-row>
        <table:table-row table:style-name="ro1">
          <table:table-cell table:number-columns-repeated="2" table:style-name="ce2" office:value-type="string" calcext:value-type="string">
            <text:p>right</text:p>
          </table:table-cell>
          <table:table-cell table:style-name="ce47" table:formula="of:=IF([.A35]=[.B35];&quot;ja&quot;;&quot;nein&quot;)" office:value-type="string" office:string-value="ja" calcext:value-type="string">
            <text:p>ja</text:p>
          </table:table-cell>
          <table:table-cell table:style-name="ce2" table:number-columns-repeated="12"/>
          <table:table-cell table:number-columns-repeated="1009"/>
        </table:table-row>
        <table:table-row table:style-name="ro1">
          <table:table-cell table:style-name="ce2" office:value-type="string" calcext:value-type="string">
            <text:p>right</text:p>
          </table:table-cell>
          <table:table-cell table:style-name="ce2" office:value-type="string" calcext:value-type="string">
            <text:p>left</text:p>
          </table:table-cell>
          <table:table-cell table:style-name="ce47" table:formula="of:=IF([.A36]=[.B36];&quot;ja&quot;;&quot;nein&quot;)" office:value-type="string" office:string-value="nein" calcext:value-type="string">
            <text:p>nein</text:p>
          </table:table-cell>
          <table:table-cell table:style-name="ce2" table:number-columns-repeated="12"/>
          <table:table-cell table:number-columns-repeated="1009"/>
        </table:table-row>
        <table:table-row table:style-name="ro1">
          <table:table-cell table:style-name="ce2" office:value-type="string" calcext:value-type="string">
            <text:p>right</text:p>
          </table:table-cell>
          <table:table-cell table:style-name="ce2" office:value-type="string" calcext:value-type="string">
            <text:p>go</text:p>
          </table:table-cell>
          <table:table-cell table:style-name="ce47" table:formula="of:=IF([.A37]=[.B37];&quot;ja&quot;;&quot;nein&quot;)" office:value-type="string" office:string-value="nein" calcext:value-type="string">
            <text:p>nein</text:p>
          </table:table-cell>
          <table:table-cell table:style-name="ce2" table:number-columns-repeated="12"/>
          <table:table-cell table:number-columns-repeated="1009"/>
        </table:table-row>
        <table:table-row table:style-name="ro1">
          <table:table-cell table:number-columns-repeated="2" table:style-name="ce2" office:value-type="string" calcext:value-type="string">
            <text:p>right</text:p>
          </table:table-cell>
          <table:table-cell table:style-name="ce47" table:formula="of:=IF([.A38]=[.B38];&quot;ja&quot;;&quot;nein&quot;)" office:value-type="string" office:string-value="ja" calcext:value-type="string">
            <text:p>ja</text:p>
          </table:table-cell>
          <table:table-cell table:style-name="ce2" table:number-columns-repeated="12"/>
          <table:table-cell table:number-columns-repeated="1009"/>
        </table:table-row>
        <table:table-row table:style-name="ro1">
          <table:table-cell table:number-columns-repeated="2" table:style-name="ce2" office:value-type="string" calcext:value-type="string">
            <text:p>right</text:p>
          </table:table-cell>
          <table:table-cell table:style-name="ce47" table:formula="of:=IF([.A39]=[.B39];&quot;ja&quot;;&quot;nein&quot;)" office:value-type="string" office:string-value="ja" calcext:value-type="string">
            <text:p>ja</text:p>
          </table:table-cell>
          <table:table-cell table:style-name="ce2" table:number-columns-repeated="12"/>
          <table:table-cell table:number-columns-repeated="1009"/>
        </table:table-row>
        <table:table-row table:style-name="ro1">
          <table:table-cell table:style-name="ce2" office:value-type="string" calcext:value-type="string">
            <text:p>right</text:p>
          </table:table-cell>
          <table:table-cell table:style-name="ce2" office:value-type="string" calcext:value-type="string">
            <text:p>up</text:p>
          </table:table-cell>
          <table:table-cell table:style-name="ce47" table:formula="of:=IF([.A40]=[.B40];&quot;ja&quot;;&quot;nein&quot;)" office:value-type="string" office:string-value="nein" calcext:value-type="string">
            <text:p>nein</text:p>
          </table:table-cell>
          <table:table-cell table:style-name="ce2" table:number-columns-repeated="12"/>
          <table:table-cell table:number-columns-repeated="1009"/>
        </table:table-row>
        <table:table-row table:style-name="ro1">
          <table:table-cell table:number-columns-repeated="2" table:style-name="ce2" office:value-type="string" calcext:value-type="string">
            <text:p>right</text:p>
          </table:table-cell>
          <table:table-cell table:style-name="ce47" table:formula="of:=IF([.A41]=[.B41];&quot;ja&quot;;&quot;nein&quot;)" office:value-type="string" office:string-value="ja" calcext:value-type="string">
            <text:p>ja</text:p>
          </table:table-cell>
          <table:table-cell table:style-name="ce2" table:number-columns-repeated="12"/>
          <table:table-cell table:number-columns-repeated="1009"/>
        </table:table-row>
        <table:table-row table:style-name="ro1">
          <table:table-cell table:number-columns-repeated="2" table:style-name="ce2" office:value-type="string" calcext:value-type="string">
            <text:p>right</text:p>
          </table:table-cell>
          <table:table-cell table:style-name="ce47" table:formula="of:=IF([.A42]=[.B42];&quot;ja&quot;;&quot;nein&quot;)" office:value-type="string" office:string-value="ja" calcext:value-type="string">
            <text:p>ja</text:p>
          </table:table-cell>
          <table:table-cell table:style-name="ce2" table:number-columns-repeated="12"/>
          <table:table-cell table:number-columns-repeated="1009"/>
        </table:table-row>
        <table:table-row table:style-name="ro1">
          <table:table-cell table:number-columns-repeated="2" table:style-name="ce2" office:value-type="string" calcext:value-type="string">
            <text:p>right</text:p>
          </table:table-cell>
          <table:table-cell table:style-name="ce47" table:formula="of:=IF([.A43]=[.B43];&quot;ja&quot;;&quot;nein&quot;)" office:value-type="string" office:string-value="ja" calcext:value-type="string">
            <text:p>ja</text:p>
          </table:table-cell>
          <table:table-cell table:style-name="ce2" table:number-columns-repeated="12"/>
          <table:table-cell table:number-columns-repeated="1009"/>
        </table:table-row>
        <table:table-row table:style-name="ro1">
          <table:table-cell table:style-name="ce2" office:value-type="string" calcext:value-type="string">
            <text:p>right</text:p>
          </table:table-cell>
          <table:table-cell table:style-name="ce2" office:value-type="string" calcext:value-type="string">
            <text:p>left</text:p>
          </table:table-cell>
          <table:table-cell table:style-name="ce47" table:formula="of:=IF([.A44]=[.B44];&quot;ja&quot;;&quot;nein&quot;)" office:value-type="string" office:string-value="nein" calcext:value-type="string">
            <text:p>nein</text:p>
          </table:table-cell>
          <table:table-cell table:style-name="ce2" table:number-columns-repeated="12"/>
          <table:table-cell table:number-columns-repeated="1009"/>
        </table:table-row>
        <table:table-row table:style-name="ro1">
          <table:table-cell table:number-columns-repeated="2" table:style-name="ce2" office:value-type="string" calcext:value-type="string">
            <text:p>right</text:p>
          </table:table-cell>
          <table:table-cell table:style-name="ce47" table:formula="of:=IF([.A45]=[.B45];&quot;ja&quot;;&quot;nein&quot;)" office:value-type="string" office:string-value="ja" calcext:value-type="string">
            <text:p>ja</text:p>
          </table:table-cell>
          <table:table-cell table:style-name="ce2" table:number-columns-repeated="12"/>
          <table:table-cell table:number-columns-repeated="1009"/>
        </table:table-row>
        <table:table-row table:style-name="ro1">
          <table:table-cell table:style-name="ce2" office:value-type="string" calcext:value-type="string">
            <text:p>right</text:p>
          </table:table-cell>
          <table:table-cell table:style-name="ce2" office:value-type="string" calcext:value-type="string">
            <text:p>up</text:p>
          </table:table-cell>
          <table:table-cell table:style-name="ce47" table:formula="of:=IF([.A46]=[.B46];&quot;ja&quot;;&quot;nein&quot;)" office:value-type="string" office:string-value="nein" calcext:value-type="string">
            <text:p>nein</text:p>
          </table:table-cell>
          <table:table-cell table:style-name="ce2" table:number-columns-repeated="12"/>
          <table:table-cell table:number-columns-repeated="1009"/>
        </table:table-row>
        <table:table-row table:style-name="ro1">
          <table:table-cell table:style-name="ce2" office:value-type="string" calcext:value-type="string">
            <text:p>right</text:p>
          </table:table-cell>
          <table:table-cell table:style-name="ce2" office:value-type="string" calcext:value-type="string">
            <text:p>left</text:p>
          </table:table-cell>
          <table:table-cell table:style-name="ce47" table:formula="of:=IF([.A47]=[.B47];&quot;ja&quot;;&quot;nein&quot;)" office:value-type="string" office:string-value="nein" calcext:value-type="string">
            <text:p>nein</text:p>
          </table:table-cell>
          <table:table-cell table:style-name="ce2" table:number-columns-repeated="12"/>
          <table:table-cell table:number-columns-repeated="1009"/>
        </table:table-row>
        <table:table-row table:style-name="ro1">
          <table:table-cell table:number-columns-repeated="2" table:style-name="ce2" office:value-type="string" calcext:value-type="string">
            <text:p>right</text:p>
          </table:table-cell>
          <table:table-cell table:style-name="ce47" table:formula="of:=IF([.A48]=[.B48];&quot;ja&quot;;&quot;nein&quot;)" office:value-type="string" office:string-value="ja" calcext:value-type="string">
            <text:p>ja</text:p>
          </table:table-cell>
          <table:table-cell table:style-name="ce2" table:number-columns-repeated="12"/>
          <table:table-cell table:number-columns-repeated="1009"/>
        </table:table-row>
        <table:table-row table:style-name="ro1">
          <table:table-cell table:style-name="ce2" office:value-type="string" calcext:value-type="string">
            <text:p>right</text:p>
          </table:table-cell>
          <table:table-cell table:style-name="ce2" office:value-type="string" calcext:value-type="string">
            <text:p>left</text:p>
          </table:table-cell>
          <table:table-cell table:style-name="ce47" table:formula="of:=IF([.A49]=[.B49];&quot;ja&quot;;&quot;nein&quot;)" office:value-type="string" office:string-value="nein" calcext:value-type="string">
            <text:p>nein</text:p>
          </table:table-cell>
          <table:table-cell table:style-name="ce2" table:number-columns-repeated="12"/>
          <table:table-cell table:number-columns-repeated="1009"/>
        </table:table-row>
        <table:table-row table:style-name="ro1">
          <table:table-cell table:number-columns-repeated="2" table:style-name="ce2" office:value-type="string" calcext:value-type="string">
            <text:p>right</text:p>
          </table:table-cell>
          <table:table-cell table:style-name="ce47" table:formula="of:=IF([.A50]=[.B50];&quot;ja&quot;;&quot;nein&quot;)" office:value-type="string" office:string-value="ja" calcext:value-type="string">
            <text:p>ja</text:p>
          </table:table-cell>
          <table:table-cell table:style-name="ce2" table:number-columns-repeated="12"/>
          <table:table-cell table:number-columns-repeated="1009"/>
        </table:table-row>
        <table:table-row table:style-name="ro1">
          <table:table-cell table:number-columns-repeated="2" table:style-name="ce2" office:value-type="string" calcext:value-type="string">
            <text:p>right</text:p>
          </table:table-cell>
          <table:table-cell table:style-name="ce47" table:formula="of:=IF([.A51]=[.B51];&quot;ja&quot;;&quot;nein&quot;)" office:value-type="string" office:string-value="ja" calcext:value-type="string">
            <text:p>ja</text:p>
          </table:table-cell>
          <table:table-cell table:style-name="ce2" table:number-columns-repeated="12"/>
          <table:table-cell table:number-columns-repeated="1009"/>
        </table:table-row>
        <table:table-row table:style-name="ro1">
          <table:table-cell table:number-columns-repeated="2" table:style-name="ce2" office:value-type="string" calcext:value-type="string">
            <text:p>right</text:p>
          </table:table-cell>
          <table:table-cell table:style-name="ce47" table:formula="of:=IF([.A52]=[.B52];&quot;ja&quot;;&quot;nein&quot;)" office:value-type="string" office:string-value="ja" calcext:value-type="string">
            <text:p>ja</text:p>
          </table:table-cell>
          <table:table-cell table:style-name="ce2" table:number-columns-repeated="12"/>
          <table:table-cell table:number-columns-repeated="1009"/>
        </table:table-row>
        <table:table-row table:style-name="ro1">
          <table:table-cell table:style-name="ce2" office:value-type="string" calcext:value-type="string">
            <text:p>right</text:p>
          </table:table-cell>
          <table:table-cell table:style-name="ce2" office:value-type="string" calcext:value-type="string">
            <text:p>yes</text:p>
          </table:table-cell>
          <table:table-cell table:style-name="ce47" table:formula="of:=IF([.A53]=[.B53];&quot;ja&quot;;&quot;nein&quot;)" office:value-type="string" office:string-value="nein" calcext:value-type="string">
            <text:p>nein</text:p>
          </table:table-cell>
          <table:table-cell table:style-name="ce2" table:number-columns-repeated="12"/>
          <table:table-cell table:number-columns-repeated="1009"/>
        </table:table-row>
        <table:table-row table:style-name="ro1">
          <table:table-cell table:number-columns-repeated="2" table:style-name="ce2" office:value-type="string" calcext:value-type="string">
            <text:p>right</text:p>
          </table:table-cell>
          <table:table-cell table:style-name="ce47" table:formula="of:=IF([.A54]=[.B54];&quot;ja&quot;;&quot;nein&quot;)" office:value-type="string" office:string-value="ja" calcext:value-type="string">
            <text:p>ja</text:p>
          </table:table-cell>
          <table:table-cell table:style-name="ce2" table:number-columns-repeated="12"/>
          <table:table-cell table:number-columns-repeated="1009"/>
        </table:table-row>
        <table:table-row table:style-name="ro1">
          <table:table-cell table:number-columns-repeated="2" table:style-name="ce2" office:value-type="string" calcext:value-type="string">
            <text:p>right</text:p>
          </table:table-cell>
          <table:table-cell table:style-name="ce47" table:formula="of:=IF([.A55]=[.B55];&quot;ja&quot;;&quot;nein&quot;)" office:value-type="string" office:string-value="ja" calcext:value-type="string">
            <text:p>ja</text:p>
          </table:table-cell>
          <table:table-cell table:style-name="ce2" table:number-columns-repeated="12"/>
          <table:table-cell table:number-columns-repeated="1009"/>
        </table:table-row>
        <table:table-row table:style-name="ro1">
          <table:table-cell table:number-columns-repeated="2" table:style-name="ce2" office:value-type="string" calcext:value-type="string">
            <text:p>right</text:p>
          </table:table-cell>
          <table:table-cell table:style-name="ce47" table:formula="of:=IF([.A56]=[.B56];&quot;ja&quot;;&quot;nein&quot;)" office:value-type="string" office:string-value="ja" calcext:value-type="string">
            <text:p>ja</text:p>
          </table:table-cell>
          <table:table-cell table:style-name="ce2" table:number-columns-repeated="12"/>
          <table:table-cell table:number-columns-repeated="1009"/>
        </table:table-row>
        <table:table-row table:style-name="ro1">
          <table:table-cell table:number-columns-repeated="2" table:style-name="ce2" office:value-type="string" calcext:value-type="string">
            <text:p>right</text:p>
          </table:table-cell>
          <table:table-cell table:style-name="ce47" table:formula="of:=IF([.A57]=[.B57];&quot;ja&quot;;&quot;nein&quot;)" office:value-type="string" office:string-value="ja" calcext:value-type="string">
            <text:p>ja</text:p>
          </table:table-cell>
          <table:table-cell table:style-name="ce2" table:number-columns-repeated="12"/>
          <table:table-cell table:number-columns-repeated="1009"/>
        </table:table-row>
        <table:table-row table:style-name="ro1">
          <table:table-cell table:number-columns-repeated="2" table:style-name="ce2" office:value-type="string" calcext:value-type="string">
            <text:p>right</text:p>
          </table:table-cell>
          <table:table-cell table:style-name="ce47" table:formula="of:=IF([.A58]=[.B58];&quot;ja&quot;;&quot;nein&quot;)" office:value-type="string" office:string-value="ja" calcext:value-type="string">
            <text:p>ja</text:p>
          </table:table-cell>
          <table:table-cell table:style-name="ce2" table:number-columns-repeated="12"/>
          <table:table-cell table:number-columns-repeated="1009"/>
        </table:table-row>
        <table:table-row table:style-name="ro1">
          <table:table-cell table:number-columns-repeated="2" table:style-name="ce2" office:value-type="string" calcext:value-type="string">
            <text:p>right</text:p>
          </table:table-cell>
          <table:table-cell table:style-name="ce47" table:formula="of:=IF([.A59]=[.B59];&quot;ja&quot;;&quot;nein&quot;)" office:value-type="string" office:string-value="ja" calcext:value-type="string">
            <text:p>ja</text:p>
          </table:table-cell>
          <table:table-cell table:style-name="ce2" table:number-columns-repeated="12"/>
          <table:table-cell table:number-columns-repeated="1009"/>
        </table:table-row>
        <table:table-row table:style-name="ro1">
          <table:table-cell table:style-name="ce2" office:value-type="string" calcext:value-type="string">
            <text:p>right</text:p>
          </table:table-cell>
          <table:table-cell table:style-name="ce2" office:value-type="string" calcext:value-type="string">
            <text:p>left</text:p>
          </table:table-cell>
          <table:table-cell table:style-name="ce47" table:formula="of:=IF([.A60]=[.B60];&quot;ja&quot;;&quot;nein&quot;)" office:value-type="string" office:string-value="nein" calcext:value-type="string">
            <text:p>nein</text:p>
          </table:table-cell>
          <table:table-cell table:style-name="ce2" table:number-columns-repeated="12"/>
          <table:table-cell table:number-columns-repeated="1009"/>
        </table:table-row>
        <table:table-row table:style-name="ro1">
          <table:table-cell table:style-name="ce2" office:value-type="string" calcext:value-type="string">
            <text:p>right</text:p>
          </table:table-cell>
          <table:table-cell table:style-name="ce2" office:value-type="string" calcext:value-type="string">
            <text:p>left</text:p>
          </table:table-cell>
          <table:table-cell table:style-name="ce47" table:formula="of:=IF([.A61]=[.B61];&quot;ja&quot;;&quot;nein&quot;)" office:value-type="string" office:string-value="nein" calcext:value-type="string">
            <text:p>nein</text:p>
          </table:table-cell>
          <table:table-cell table:style-name="ce2" table:number-columns-repeated="12"/>
          <table:table-cell table:number-columns-repeated="1009"/>
        </table:table-row>
        <table:table-row table:style-name="ro1">
          <table:table-cell table:number-columns-repeated="2" table:style-name="ce2" office:value-type="string" calcext:value-type="string">
            <text:p>up</text:p>
          </table:table-cell>
          <table:table-cell table:style-name="ce47" table:formula="of:=IF([.A62]=[.B62];&quot;ja&quot;;&quot;nein&quot;)" office:value-type="string" office:string-value="ja" calcext:value-type="string">
            <text:p>ja</text:p>
          </table:table-cell>
          <table:table-cell table:style-name="ce2" table:number-columns-repeated="12"/>
          <table:table-cell table:number-columns-repeated="1009"/>
        </table:table-row>
        <table:table-row table:style-name="ro1">
          <table:table-cell table:number-columns-repeated="2" table:style-name="ce2" office:value-type="string" calcext:value-type="string">
            <text:p>up</text:p>
          </table:table-cell>
          <table:table-cell table:style-name="ce47" table:formula="of:=IF([.A63]=[.B63];&quot;ja&quot;;&quot;nein&quot;)" office:value-type="string" office:string-value="ja" calcext:value-type="string">
            <text:p>ja</text:p>
          </table:table-cell>
          <table:table-cell table:style-name="ce2" table:number-columns-repeated="12"/>
          <table:table-cell table:number-columns-repeated="1009"/>
        </table:table-row>
        <table:table-row table:style-name="ro1">
          <table:table-cell table:number-columns-repeated="2" table:style-name="ce2" office:value-type="string" calcext:value-type="string">
            <text:p>up</text:p>
          </table:table-cell>
          <table:table-cell table:style-name="ce47" table:formula="of:=IF([.A64]=[.B64];&quot;ja&quot;;&quot;nein&quot;)" office:value-type="string" office:string-value="ja" calcext:value-type="string">
            <text:p>ja</text:p>
          </table:table-cell>
          <table:table-cell table:style-name="ce2" table:number-columns-repeated="12"/>
          <table:table-cell table:number-columns-repeated="1009"/>
        </table:table-row>
        <table:table-row table:style-name="ro1">
          <table:table-cell table:style-name="ce2" office:value-type="string" calcext:value-type="string">
            <text:p>up</text:p>
          </table:table-cell>
          <table:table-cell table:style-name="ce2" office:value-type="string" calcext:value-type="string">
            <text:p>stop</text:p>
          </table:table-cell>
          <table:table-cell table:style-name="ce47" table:formula="of:=IF([.A65]=[.B65];&quot;ja&quot;;&quot;nein&quot;)" office:value-type="string" office:string-value="nein" calcext:value-type="string">
            <text:p>nein</text:p>
          </table:table-cell>
          <table:table-cell table:style-name="ce2" table:number-columns-repeated="12"/>
          <table:table-cell table:number-columns-repeated="1009"/>
        </table:table-row>
        <table:table-row table:style-name="ro1">
          <table:table-cell table:number-columns-repeated="2" table:style-name="ce2" office:value-type="string" calcext:value-type="string">
            <text:p>up</text:p>
          </table:table-cell>
          <table:table-cell table:style-name="ce47" table:formula="of:=IF([.A66]=[.B66];&quot;ja&quot;;&quot;nein&quot;)" office:value-type="string" office:string-value="ja" calcext:value-type="string">
            <text:p>ja</text:p>
          </table:table-cell>
          <table:table-cell table:style-name="ce2" table:number-columns-repeated="12"/>
          <table:table-cell table:number-columns-repeated="1009"/>
        </table:table-row>
        <table:table-row table:style-name="ro1">
          <table:table-cell table:style-name="ce2" office:value-type="string" calcext:value-type="string">
            <text:p>up</text:p>
          </table:table-cell>
          <table:table-cell table:style-name="ce2" office:value-type="string" calcext:value-type="string">
            <text:p>left</text:p>
          </table:table-cell>
          <table:table-cell table:style-name="ce47" table:formula="of:=IF([.A67]=[.B67];&quot;ja&quot;;&quot;nein&quot;)" office:value-type="string" office:string-value="nein" calcext:value-type="string">
            <text:p>nein</text:p>
          </table:table-cell>
          <table:table-cell table:style-name="ce2" table:number-columns-repeated="12"/>
          <table:table-cell table:number-columns-repeated="1009"/>
        </table:table-row>
        <table:table-row table:style-name="ro1">
          <table:table-cell table:number-columns-repeated="2" table:style-name="ce2" office:value-type="string" calcext:value-type="string">
            <text:p>up</text:p>
          </table:table-cell>
          <table:table-cell table:style-name="ce47" table:formula="of:=IF([.A68]=[.B68];&quot;ja&quot;;&quot;nein&quot;)" office:value-type="string" office:string-value="ja" calcext:value-type="string">
            <text:p>ja</text:p>
          </table:table-cell>
          <table:table-cell table:style-name="ce2" table:number-columns-repeated="12"/>
          <table:table-cell table:number-columns-repeated="1009"/>
        </table:table-row>
        <table:table-row table:style-name="ro1">
          <table:table-cell table:style-name="ce2" office:value-type="string" calcext:value-type="string">
            <text:p>up</text:p>
          </table:table-cell>
          <table:table-cell table:style-name="ce2" office:value-type="string" calcext:value-type="string">
            <text:p>yes</text:p>
          </table:table-cell>
          <table:table-cell table:style-name="ce47" table:formula="of:=IF([.A69]=[.B69];&quot;ja&quot;;&quot;nein&quot;)" office:value-type="string" office:string-value="nein" calcext:value-type="string">
            <text:p>nein</text:p>
          </table:table-cell>
          <table:table-cell table:style-name="ce2" table:number-columns-repeated="12"/>
          <table:table-cell table:number-columns-repeated="1009"/>
        </table:table-row>
        <table:table-row table:style-name="ro1">
          <table:table-cell table:number-columns-repeated="2" table:style-name="ce2" office:value-type="string" calcext:value-type="string">
            <text:p>up</text:p>
          </table:table-cell>
          <table:table-cell table:style-name="ce47" table:formula="of:=IF([.A70]=[.B70];&quot;ja&quot;;&quot;nein&quot;)" office:value-type="string" office:string-value="ja" calcext:value-type="string">
            <text:p>ja</text:p>
          </table:table-cell>
          <table:table-cell table:style-name="ce2" table:number-columns-repeated="12"/>
          <table:table-cell table:number-columns-repeated="1009"/>
        </table:table-row>
        <table:table-row table:style-name="ro1">
          <table:table-cell table:number-columns-repeated="2" table:style-name="ce2" office:value-type="string" calcext:value-type="string">
            <text:p>up</text:p>
          </table:table-cell>
          <table:table-cell table:style-name="ce47" table:formula="of:=IF([.A71]=[.B71];&quot;ja&quot;;&quot;nein&quot;)" office:value-type="string" office:string-value="ja" calcext:value-type="string">
            <text:p>ja</text:p>
          </table:table-cell>
          <table:table-cell table:style-name="ce2" table:number-columns-repeated="12"/>
          <table:table-cell table:number-columns-repeated="1009"/>
        </table:table-row>
        <table:table-row table:style-name="ro1">
          <table:table-cell table:number-columns-repeated="2" table:style-name="ce2" office:value-type="string" calcext:value-type="string">
            <text:p>up</text:p>
          </table:table-cell>
          <table:table-cell table:style-name="ce47" table:formula="of:=IF([.A72]=[.B72];&quot;ja&quot;;&quot;nein&quot;)" office:value-type="string" office:string-value="ja" calcext:value-type="string">
            <text:p>ja</text:p>
          </table:table-cell>
          <table:table-cell table:style-name="ce2" table:number-columns-repeated="12"/>
          <table:table-cell table:number-columns-repeated="1009"/>
        </table:table-row>
        <table:table-row table:style-name="ro1">
          <table:table-cell table:number-columns-repeated="2" table:style-name="ce2" office:value-type="string" calcext:value-type="string">
            <text:p>up</text:p>
          </table:table-cell>
          <table:table-cell table:style-name="ce47" table:formula="of:=IF([.A73]=[.B73];&quot;ja&quot;;&quot;nein&quot;)" office:value-type="string" office:string-value="ja" calcext:value-type="string">
            <text:p>ja</text:p>
          </table:table-cell>
          <table:table-cell table:style-name="ce2" table:number-columns-repeated="12"/>
          <table:table-cell table:number-columns-repeated="1009"/>
        </table:table-row>
        <table:table-row table:style-name="ro1">
          <table:table-cell table:style-name="ce2" office:value-type="string" calcext:value-type="string">
            <text:p>up</text:p>
          </table:table-cell>
          <table:table-cell table:style-name="ce2" office:value-type="string" calcext:value-type="string">
            <text:p>left</text:p>
          </table:table-cell>
          <table:table-cell table:style-name="ce47" table:formula="of:=IF([.A74]=[.B74];&quot;ja&quot;;&quot;nein&quot;)" office:value-type="string" office:string-value="nein" calcext:value-type="string">
            <text:p>nein</text:p>
          </table:table-cell>
          <table:table-cell table:style-name="ce2" table:number-columns-repeated="12"/>
          <table:table-cell table:number-columns-repeated="1009"/>
        </table:table-row>
        <table:table-row table:style-name="ro1">
          <table:table-cell table:style-name="ce2" office:value-type="string" calcext:value-type="string">
            <text:p>up</text:p>
          </table:table-cell>
          <table:table-cell table:style-name="ce2" office:value-type="string" calcext:value-type="string">
            <text:p>no</text:p>
          </table:table-cell>
          <table:table-cell table:style-name="ce47" table:formula="of:=IF([.A75]=[.B75];&quot;ja&quot;;&quot;nein&quot;)" office:value-type="string" office:string-value="nein" calcext:value-type="string">
            <text:p>nein</text:p>
          </table:table-cell>
          <table:table-cell table:style-name="ce2" table:number-columns-repeated="12"/>
          <table:table-cell table:number-columns-repeated="1009"/>
        </table:table-row>
        <table:table-row table:style-name="ro1">
          <table:table-cell table:number-columns-repeated="2" table:style-name="ce2" office:value-type="string" calcext:value-type="string">
            <text:p>up</text:p>
          </table:table-cell>
          <table:table-cell table:style-name="ce47" table:formula="of:=IF([.A76]=[.B76];&quot;ja&quot;;&quot;nein&quot;)" office:value-type="string" office:string-value="ja" calcext:value-type="string">
            <text:p>ja</text:p>
          </table:table-cell>
          <table:table-cell table:style-name="ce2" table:number-columns-repeated="12"/>
          <table:table-cell table:number-columns-repeated="1009"/>
        </table:table-row>
        <table:table-row table:style-name="ro1">
          <table:table-cell table:number-columns-repeated="2" table:style-name="ce2" office:value-type="string" calcext:value-type="string">
            <text:p>up</text:p>
          </table:table-cell>
          <table:table-cell table:style-name="ce47" table:formula="of:=IF([.A77]=[.B77];&quot;ja&quot;;&quot;nein&quot;)" office:value-type="string" office:string-value="ja" calcext:value-type="string">
            <text:p>ja</text:p>
          </table:table-cell>
          <table:table-cell table:style-name="ce2" table:number-columns-repeated="12"/>
          <table:table-cell table:number-columns-repeated="1009"/>
        </table:table-row>
        <table:table-row table:style-name="ro1">
          <table:table-cell table:number-columns-repeated="2" table:style-name="ce2" office:value-type="string" calcext:value-type="string">
            <text:p>up</text:p>
          </table:table-cell>
          <table:table-cell table:style-name="ce47" table:formula="of:=IF([.A78]=[.B78];&quot;ja&quot;;&quot;nein&quot;)" office:value-type="string" office:string-value="ja" calcext:value-type="string">
            <text:p>ja</text:p>
          </table:table-cell>
          <table:table-cell table:style-name="ce2" table:number-columns-repeated="12"/>
          <table:table-cell table:number-columns-repeated="1009"/>
        </table:table-row>
        <table:table-row table:style-name="ro1">
          <table:table-cell table:number-columns-repeated="2" table:style-name="ce2" office:value-type="string" calcext:value-type="string">
            <text:p>up</text:p>
          </table:table-cell>
          <table:table-cell table:style-name="ce47" table:formula="of:=IF([.A79]=[.B79];&quot;ja&quot;;&quot;nein&quot;)" office:value-type="string" office:string-value="ja" calcext:value-type="string">
            <text:p>ja</text:p>
          </table:table-cell>
          <table:table-cell table:style-name="ce2" table:number-columns-repeated="12"/>
          <table:table-cell table:number-columns-repeated="1009"/>
        </table:table-row>
        <table:table-row table:style-name="ro1">
          <table:table-cell table:number-columns-repeated="2" table:style-name="ce2" office:value-type="string" calcext:value-type="string">
            <text:p>up</text:p>
          </table:table-cell>
          <table:table-cell table:style-name="ce47" table:formula="of:=IF([.A80]=[.B80];&quot;ja&quot;;&quot;nein&quot;)" office:value-type="string" office:string-value="ja" calcext:value-type="string">
            <text:p>ja</text:p>
          </table:table-cell>
          <table:table-cell table:style-name="ce2" table:number-columns-repeated="12"/>
          <table:table-cell table:number-columns-repeated="1009"/>
        </table:table-row>
        <table:table-row table:style-name="ro1">
          <table:table-cell table:number-columns-repeated="2" table:style-name="ce2" office:value-type="string" calcext:value-type="string">
            <text:p>up</text:p>
          </table:table-cell>
          <table:table-cell table:style-name="ce47" table:formula="of:=IF([.A81]=[.B81];&quot;ja&quot;;&quot;nein&quot;)" office:value-type="string" office:string-value="ja" calcext:value-type="string">
            <text:p>ja</text:p>
          </table:table-cell>
          <table:table-cell table:style-name="ce2" table:number-columns-repeated="12"/>
          <table:table-cell table:number-columns-repeated="1009"/>
        </table:table-row>
        <table:table-row table:style-name="ro1">
          <table:table-cell table:number-columns-repeated="2" table:style-name="ce2" office:value-type="string" calcext:value-type="string">
            <text:p>up</text:p>
          </table:table-cell>
          <table:table-cell table:style-name="ce47" table:formula="of:=IF([.A82]=[.B82];&quot;ja&quot;;&quot;nein&quot;)" office:value-type="string" office:string-value="ja" calcext:value-type="string">
            <text:p>ja</text:p>
          </table:table-cell>
          <table:table-cell table:style-name="ce2" table:number-columns-repeated="12"/>
          <table:table-cell table:number-columns-repeated="1009"/>
        </table:table-row>
        <table:table-row table:style-name="ro1">
          <table:table-cell table:number-columns-repeated="2" table:style-name="ce2" office:value-type="string" calcext:value-type="string">
            <text:p>up</text:p>
          </table:table-cell>
          <table:table-cell table:style-name="ce47" table:formula="of:=IF([.A83]=[.B83];&quot;ja&quot;;&quot;nein&quot;)" office:value-type="string" office:string-value="ja" calcext:value-type="string">
            <text:p>ja</text:p>
          </table:table-cell>
          <table:table-cell table:style-name="ce2" table:number-columns-repeated="12"/>
          <table:table-cell table:number-columns-repeated="1009"/>
        </table:table-row>
        <table:table-row table:style-name="ro1">
          <table:table-cell table:style-name="ce2" office:value-type="string" calcext:value-type="string">
            <text:p>up</text:p>
          </table:table-cell>
          <table:table-cell table:style-name="ce2" office:value-type="string" calcext:value-type="string">
            <text:p>right</text:p>
          </table:table-cell>
          <table:table-cell table:style-name="ce47" table:formula="of:=IF([.A84]=[.B84];&quot;ja&quot;;&quot;nein&quot;)" office:value-type="string" office:string-value="nein" calcext:value-type="string">
            <text:p>nein</text:p>
          </table:table-cell>
          <table:table-cell table:style-name="ce2" table:number-columns-repeated="12"/>
          <table:table-cell table:number-columns-repeated="1009"/>
        </table:table-row>
        <table:table-row table:style-name="ro1">
          <table:table-cell table:number-columns-repeated="2" table:style-name="ce2" office:value-type="string" calcext:value-type="string">
            <text:p>up</text:p>
          </table:table-cell>
          <table:table-cell table:style-name="ce47" table:formula="of:=IF([.A85]=[.B85];&quot;ja&quot;;&quot;nein&quot;)" office:value-type="string" office:string-value="ja" calcext:value-type="string">
            <text:p>ja</text:p>
          </table:table-cell>
          <table:table-cell table:style-name="ce2" table:number-columns-repeated="12"/>
          <table:table-cell table:number-columns-repeated="1009"/>
        </table:table-row>
        <table:table-row table:style-name="ro1">
          <table:table-cell table:number-columns-repeated="2" table:style-name="ce2" office:value-type="string" calcext:value-type="string">
            <text:p>up</text:p>
          </table:table-cell>
          <table:table-cell table:style-name="ce47" table:formula="of:=IF([.A86]=[.B86];&quot;ja&quot;;&quot;nein&quot;)" office:value-type="string" office:string-value="ja" calcext:value-type="string">
            <text:p>ja</text:p>
          </table:table-cell>
          <table:table-cell table:style-name="ce2" table:number-columns-repeated="12"/>
          <table:table-cell table:number-columns-repeated="1009"/>
        </table:table-row>
        <table:table-row table:style-name="ro1">
          <table:table-cell table:number-columns-repeated="2" table:style-name="ce2" office:value-type="string" calcext:value-type="string">
            <text:p>up</text:p>
          </table:table-cell>
          <table:table-cell table:style-name="ce47" table:formula="of:=IF([.A87]=[.B87];&quot;ja&quot;;&quot;nein&quot;)" office:value-type="string" office:string-value="ja" calcext:value-type="string">
            <text:p>ja</text:p>
          </table:table-cell>
          <table:table-cell table:style-name="ce2" table:number-columns-repeated="12"/>
          <table:table-cell table:number-columns-repeated="1009"/>
        </table:table-row>
        <table:table-row table:style-name="ro1">
          <table:table-cell table:number-columns-repeated="2" table:style-name="ce2" office:value-type="string" calcext:value-type="string">
            <text:p>up</text:p>
          </table:table-cell>
          <table:table-cell table:style-name="ce47" table:formula="of:=IF([.A88]=[.B88];&quot;ja&quot;;&quot;nein&quot;)" office:value-type="string" office:string-value="ja" calcext:value-type="string">
            <text:p>ja</text:p>
          </table:table-cell>
          <table:table-cell table:style-name="ce2" table:number-columns-repeated="12"/>
          <table:table-cell table:number-columns-repeated="1009"/>
        </table:table-row>
        <table:table-row table:style-name="ro1">
          <table:table-cell table:number-columns-repeated="2" table:style-name="ce2" office:value-type="string" calcext:value-type="string">
            <text:p>up</text:p>
          </table:table-cell>
          <table:table-cell table:style-name="ce47" table:formula="of:=IF([.A89]=[.B89];&quot;ja&quot;;&quot;nein&quot;)" office:value-type="string" office:string-value="ja" calcext:value-type="string">
            <text:p>ja</text:p>
          </table:table-cell>
          <table:table-cell table:style-name="ce2" table:number-columns-repeated="12"/>
          <table:table-cell table:number-columns-repeated="1009"/>
        </table:table-row>
        <table:table-row table:style-name="ro1">
          <table:table-cell table:number-columns-repeated="2" table:style-name="ce2" office:value-type="string" calcext:value-type="string">
            <text:p>up</text:p>
          </table:table-cell>
          <table:table-cell table:style-name="ce47" table:formula="of:=IF([.A90]=[.B90];&quot;ja&quot;;&quot;nein&quot;)" office:value-type="string" office:string-value="ja" calcext:value-type="string">
            <text:p>ja</text:p>
          </table:table-cell>
          <table:table-cell table:style-name="ce2" table:number-columns-repeated="12"/>
          <table:table-cell table:number-columns-repeated="1009"/>
        </table:table-row>
        <table:table-row table:style-name="ro1">
          <table:table-cell table:number-columns-repeated="2" table:style-name="ce2" office:value-type="string" calcext:value-type="string">
            <text:p>up</text:p>
          </table:table-cell>
          <table:table-cell table:style-name="ce47" table:formula="of:=IF([.A91]=[.B91];&quot;ja&quot;;&quot;nein&quot;)" office:value-type="string" office:string-value="ja" calcext:value-type="string">
            <text:p>ja</text:p>
          </table:table-cell>
          <table:table-cell table:style-name="ce2" table:number-columns-repeated="12"/>
          <table:table-cell table:number-columns-repeated="1009"/>
        </table:table-row>
        <table:table-row table:style-name="ro1">
          <table:table-cell table:style-name="ce2" office:value-type="string" calcext:value-type="string">
            <text:p>down</text:p>
          </table:table-cell>
          <table:table-cell table:style-name="ce2" office:value-type="string" calcext:value-type="string">
            <text:p>stop</text:p>
          </table:table-cell>
          <table:table-cell table:style-name="ce47" table:formula="of:=IF([.A92]=[.B92];&quot;ja&quot;;&quot;nein&quot;)" office:value-type="string" office:string-value="nein" calcext:value-type="string">
            <text:p>nein</text:p>
          </table:table-cell>
          <table:table-cell table:style-name="ce2" table:number-columns-repeated="12"/>
          <table:table-cell table:number-columns-repeated="1009"/>
        </table:table-row>
        <table:table-row table:style-name="ro1">
          <table:table-cell table:number-columns-repeated="2" table:style-name="ce2" office:value-type="string" calcext:value-type="string">
            <text:p>down</text:p>
          </table:table-cell>
          <table:table-cell table:style-name="ce47" table:formula="of:=IF([.A93]=[.B93];&quot;ja&quot;;&quot;nein&quot;)" office:value-type="string" office:string-value="ja" calcext:value-type="string">
            <text:p>ja</text:p>
          </table:table-cell>
          <table:table-cell table:style-name="ce2" table:number-columns-repeated="12"/>
          <table:table-cell table:number-columns-repeated="1009"/>
        </table:table-row>
        <table:table-row table:style-name="ro1">
          <table:table-cell table:number-columns-repeated="2" table:style-name="ce2" office:value-type="string" calcext:value-type="string">
            <text:p>down</text:p>
          </table:table-cell>
          <table:table-cell table:style-name="ce47" table:formula="of:=IF([.A94]=[.B94];&quot;ja&quot;;&quot;nein&quot;)" office:value-type="string" office:string-value="ja" calcext:value-type="string">
            <text:p>ja</text:p>
          </table:table-cell>
          <table:table-cell table:style-name="ce2" table:number-columns-repeated="12"/>
          <table:table-cell table:number-columns-repeated="1009"/>
        </table:table-row>
        <table:table-row table:style-name="ro1">
          <table:table-cell table:number-columns-repeated="2" table:style-name="ce2" office:value-type="string" calcext:value-type="string">
            <text:p>down</text:p>
          </table:table-cell>
          <table:table-cell table:style-name="ce47" table:formula="of:=IF([.A95]=[.B95];&quot;ja&quot;;&quot;nein&quot;)" office:value-type="string" office:string-value="ja" calcext:value-type="string">
            <text:p>ja</text:p>
          </table:table-cell>
          <table:table-cell table:style-name="ce2" table:number-columns-repeated="12"/>
          <table:table-cell table:number-columns-repeated="1009"/>
        </table:table-row>
        <table:table-row table:style-name="ro1">
          <table:table-cell table:number-columns-repeated="2" table:style-name="ce2" office:value-type="string" calcext:value-type="string">
            <text:p>down</text:p>
          </table:table-cell>
          <table:table-cell table:style-name="ce47" table:formula="of:=IF([.A96]=[.B96];&quot;ja&quot;;&quot;nein&quot;)" office:value-type="string" office:string-value="ja" calcext:value-type="string">
            <text:p>ja</text:p>
          </table:table-cell>
          <table:table-cell table:style-name="ce2" table:number-columns-repeated="12"/>
          <table:table-cell table:number-columns-repeated="1009"/>
        </table:table-row>
        <table:table-row table:style-name="ro1">
          <table:table-cell table:number-columns-repeated="2" table:style-name="ce2" office:value-type="string" calcext:value-type="string">
            <text:p>down</text:p>
          </table:table-cell>
          <table:table-cell table:style-name="ce47" table:formula="of:=IF([.A97]=[.B97];&quot;ja&quot;;&quot;nein&quot;)" office:value-type="string" office:string-value="ja" calcext:value-type="string">
            <text:p>ja</text:p>
          </table:table-cell>
          <table:table-cell table:style-name="ce2" table:number-columns-repeated="12"/>
          <table:table-cell table:number-columns-repeated="1009"/>
        </table:table-row>
        <table:table-row table:style-name="ro1">
          <table:table-cell table:style-name="ce2" office:value-type="string" calcext:value-type="string">
            <text:p>down</text:p>
          </table:table-cell>
          <table:table-cell table:style-name="ce2" office:value-type="string" calcext:value-type="string">
            <text:p>up</text:p>
          </table:table-cell>
          <table:table-cell table:style-name="ce47" table:formula="of:=IF([.A98]=[.B98];&quot;ja&quot;;&quot;nein&quot;)" office:value-type="string" office:string-value="nein" calcext:value-type="string">
            <text:p>nein</text:p>
          </table:table-cell>
          <table:table-cell table:style-name="ce2" table:number-columns-repeated="12"/>
          <table:table-cell table:number-columns-repeated="1009"/>
        </table:table-row>
        <table:table-row table:style-name="ro1">
          <table:table-cell table:number-columns-repeated="2" table:style-name="ce2" office:value-type="string" calcext:value-type="string">
            <text:p>down</text:p>
          </table:table-cell>
          <table:table-cell table:style-name="ce47" table:formula="of:=IF([.A99]=[.B99];&quot;ja&quot;;&quot;nein&quot;)" office:value-type="string" office:string-value="ja" calcext:value-type="string">
            <text:p>ja</text:p>
          </table:table-cell>
          <table:table-cell table:style-name="ce2" table:number-columns-repeated="12"/>
          <table:table-cell table:number-columns-repeated="1009"/>
        </table:table-row>
        <table:table-row table:style-name="ro1">
          <table:table-cell table:number-columns-repeated="2" table:style-name="ce2" office:value-type="string" calcext:value-type="string">
            <text:p>down</text:p>
          </table:table-cell>
          <table:table-cell table:style-name="ce47" table:formula="of:=IF([.A100]=[.B100];&quot;ja&quot;;&quot;nein&quot;)" office:value-type="string" office:string-value="ja" calcext:value-type="string">
            <text:p>ja</text:p>
          </table:table-cell>
          <table:table-cell table:style-name="ce2" table:number-columns-repeated="12"/>
          <table:table-cell table:number-columns-repeated="1009"/>
        </table:table-row>
        <table:table-row table:style-name="ro1">
          <table:table-cell table:style-name="ce2" office:value-type="string" calcext:value-type="string">
            <text:p>down</text:p>
          </table:table-cell>
          <table:table-cell table:style-name="ce2" office:value-type="string" calcext:value-type="string">
            <text:p>right</text:p>
          </table:table-cell>
          <table:table-cell table:style-name="ce47" table:formula="of:=IF([.A101]=[.B101];&quot;ja&quot;;&quot;nein&quot;)" office:value-type="string" office:string-value="nein" calcext:value-type="string">
            <text:p>nein</text:p>
          </table:table-cell>
          <table:table-cell table:style-name="ce2" table:number-columns-repeated="12"/>
          <table:table-cell table:number-columns-repeated="1009"/>
        </table:table-row>
        <table:table-row table:style-name="ro1">
          <table:table-cell table:number-columns-repeated="2" table:style-name="ce2" office:value-type="string" calcext:value-type="string">
            <text:p>down</text:p>
          </table:table-cell>
          <table:table-cell table:style-name="ce47" table:formula="of:=IF([.A102]=[.B102];&quot;ja&quot;;&quot;nein&quot;)" office:value-type="string" office:string-value="ja" calcext:value-type="string">
            <text:p>ja</text:p>
          </table:table-cell>
          <table:table-cell table:style-name="ce2" table:number-columns-repeated="12"/>
          <table:table-cell table:number-columns-repeated="1009"/>
        </table:table-row>
        <table:table-row table:style-name="ro1">
          <table:table-cell table:number-columns-repeated="2" table:style-name="ce2" office:value-type="string" calcext:value-type="string">
            <text:p>down</text:p>
          </table:table-cell>
          <table:table-cell table:style-name="ce47" table:formula="of:=IF([.A103]=[.B103];&quot;ja&quot;;&quot;nein&quot;)" office:value-type="string" office:string-value="ja" calcext:value-type="string">
            <text:p>ja</text:p>
          </table:table-cell>
          <table:table-cell table:style-name="ce2" table:number-columns-repeated="12"/>
          <table:table-cell table:number-columns-repeated="1009"/>
        </table:table-row>
        <table:table-row table:style-name="ro1">
          <table:table-cell table:number-columns-repeated="2" table:style-name="ce2" office:value-type="string" calcext:value-type="string">
            <text:p>down</text:p>
          </table:table-cell>
          <table:table-cell table:style-name="ce47" table:formula="of:=IF([.A104]=[.B104];&quot;ja&quot;;&quot;nein&quot;)" office:value-type="string" office:string-value="ja" calcext:value-type="string">
            <text:p>ja</text:p>
          </table:table-cell>
          <table:table-cell table:style-name="ce2" table:number-columns-repeated="12"/>
          <table:table-cell table:number-columns-repeated="1009"/>
        </table:table-row>
        <table:table-row table:style-name="ro1">
          <table:table-cell table:number-columns-repeated="2" table:style-name="ce2" office:value-type="string" calcext:value-type="string">
            <text:p>down</text:p>
          </table:table-cell>
          <table:table-cell table:style-name="ce47" table:formula="of:=IF([.A105]=[.B105];&quot;ja&quot;;&quot;nein&quot;)" office:value-type="string" office:string-value="ja" calcext:value-type="string">
            <text:p>ja</text:p>
          </table:table-cell>
          <table:table-cell table:style-name="ce2" table:number-columns-repeated="12"/>
          <table:table-cell table:number-columns-repeated="1009"/>
        </table:table-row>
        <table:table-row table:style-name="ro1">
          <table:table-cell table:style-name="ce2" office:value-type="string" calcext:value-type="string">
            <text:p>down</text:p>
          </table:table-cell>
          <table:table-cell table:style-name="ce2" office:value-type="string" calcext:value-type="string">
            <text:p>left</text:p>
          </table:table-cell>
          <table:table-cell table:style-name="ce47" table:formula="of:=IF([.A106]=[.B106];&quot;ja&quot;;&quot;nein&quot;)" office:value-type="string" office:string-value="nein" calcext:value-type="string">
            <text:p>nein</text:p>
          </table:table-cell>
          <table:table-cell table:style-name="ce2" table:number-columns-repeated="12"/>
          <table:table-cell table:number-columns-repeated="1009"/>
        </table:table-row>
        <table:table-row table:style-name="ro1">
          <table:table-cell table:style-name="ce2" office:value-type="string" calcext:value-type="string">
            <text:p>down</text:p>
          </table:table-cell>
          <table:table-cell table:style-name="ce2" office:value-type="string" calcext:value-type="string">
            <text:p>up</text:p>
          </table:table-cell>
          <table:table-cell table:style-name="ce47" table:formula="of:=IF([.A107]=[.B107];&quot;ja&quot;;&quot;nein&quot;)" office:value-type="string" office:string-value="nein" calcext:value-type="string">
            <text:p>nein</text:p>
          </table:table-cell>
          <table:table-cell table:style-name="ce2" table:number-columns-repeated="12"/>
          <table:table-cell table:number-columns-repeated="1009"/>
        </table:table-row>
        <table:table-row table:style-name="ro1">
          <table:table-cell table:number-columns-repeated="2" table:style-name="ce2" office:value-type="string" calcext:value-type="string">
            <text:p>down</text:p>
          </table:table-cell>
          <table:table-cell table:style-name="ce47" table:formula="of:=IF([.A108]=[.B108];&quot;ja&quot;;&quot;nein&quot;)" office:value-type="string" office:string-value="ja" calcext:value-type="string">
            <text:p>ja</text:p>
          </table:table-cell>
          <table:table-cell table:style-name="ce2" table:number-columns-repeated="12"/>
          <table:table-cell table:number-columns-repeated="1009"/>
        </table:table-row>
        <table:table-row table:style-name="ro1">
          <table:table-cell table:number-columns-repeated="2" table:style-name="ce2" office:value-type="string" calcext:value-type="string">
            <text:p>down</text:p>
          </table:table-cell>
          <table:table-cell table:style-name="ce47" table:formula="of:=IF([.A109]=[.B109];&quot;ja&quot;;&quot;nein&quot;)" office:value-type="string" office:string-value="ja" calcext:value-type="string">
            <text:p>ja</text:p>
          </table:table-cell>
          <table:table-cell table:style-name="ce2" table:number-columns-repeated="12"/>
          <table:table-cell table:number-columns-repeated="1009"/>
        </table:table-row>
        <table:table-row table:style-name="ro1">
          <table:table-cell table:number-columns-repeated="2" table:style-name="ce2" office:value-type="string" calcext:value-type="string">
            <text:p>down</text:p>
          </table:table-cell>
          <table:table-cell table:style-name="ce47" table:formula="of:=IF([.A110]=[.B110];&quot;ja&quot;;&quot;nein&quot;)" office:value-type="string" office:string-value="ja" calcext:value-type="string">
            <text:p>ja</text:p>
          </table:table-cell>
          <table:table-cell table:style-name="ce2" table:number-columns-repeated="12"/>
          <table:table-cell table:number-columns-repeated="1009"/>
        </table:table-row>
        <table:table-row table:style-name="ro1">
          <table:table-cell table:number-columns-repeated="2" table:style-name="ce2" office:value-type="string" calcext:value-type="string">
            <text:p>down</text:p>
          </table:table-cell>
          <table:table-cell table:style-name="ce47" table:formula="of:=IF([.A111]=[.B111];&quot;ja&quot;;&quot;nein&quot;)" office:value-type="string" office:string-value="ja" calcext:value-type="string">
            <text:p>ja</text:p>
          </table:table-cell>
          <table:table-cell table:style-name="ce2" table:number-columns-repeated="12"/>
          <table:table-cell table:number-columns-repeated="1009"/>
        </table:table-row>
        <table:table-row table:style-name="ro1">
          <table:table-cell table:number-columns-repeated="2" table:style-name="ce2" office:value-type="string" calcext:value-type="string">
            <text:p>down</text:p>
          </table:table-cell>
          <table:table-cell table:style-name="ce47" table:formula="of:=IF([.A112]=[.B112];&quot;ja&quot;;&quot;nein&quot;)" office:value-type="string" office:string-value="ja" calcext:value-type="string">
            <text:p>ja</text:p>
          </table:table-cell>
          <table:table-cell table:style-name="ce2" table:number-columns-repeated="12"/>
          <table:table-cell table:number-columns-repeated="1009"/>
        </table:table-row>
        <table:table-row table:style-name="ro1">
          <table:table-cell table:number-columns-repeated="2" table:style-name="ce2" office:value-type="string" calcext:value-type="string">
            <text:p>down</text:p>
          </table:table-cell>
          <table:table-cell table:style-name="ce47" table:formula="of:=IF([.A113]=[.B113];&quot;ja&quot;;&quot;nein&quot;)" office:value-type="string" office:string-value="ja" calcext:value-type="string">
            <text:p>ja</text:p>
          </table:table-cell>
          <table:table-cell table:style-name="ce2" table:number-columns-repeated="12"/>
          <table:table-cell table:number-columns-repeated="1009"/>
        </table:table-row>
        <table:table-row table:style-name="ro1">
          <table:table-cell table:number-columns-repeated="2" table:style-name="ce2" office:value-type="string" calcext:value-type="string">
            <text:p>down</text:p>
          </table:table-cell>
          <table:table-cell table:style-name="ce47" table:formula="of:=IF([.A114]=[.B114];&quot;ja&quot;;&quot;nein&quot;)" office:value-type="string" office:string-value="ja" calcext:value-type="string">
            <text:p>ja</text:p>
          </table:table-cell>
          <table:table-cell table:style-name="ce2" table:number-columns-repeated="12"/>
          <table:table-cell table:number-columns-repeated="1009"/>
        </table:table-row>
        <table:table-row table:style-name="ro1">
          <table:table-cell table:number-columns-repeated="2" table:style-name="ce2" office:value-type="string" calcext:value-type="string">
            <text:p>down</text:p>
          </table:table-cell>
          <table:table-cell table:style-name="ce47" table:formula="of:=IF([.A115]=[.B115];&quot;ja&quot;;&quot;nein&quot;)" office:value-type="string" office:string-value="ja" calcext:value-type="string">
            <text:p>ja</text:p>
          </table:table-cell>
          <table:table-cell table:style-name="ce2" table:number-columns-repeated="12"/>
          <table:table-cell table:number-columns-repeated="1009"/>
        </table:table-row>
        <table:table-row table:style-name="ro1">
          <table:table-cell table:style-name="ce2" office:value-type="string" calcext:value-type="string">
            <text:p>down</text:p>
          </table:table-cell>
          <table:table-cell table:style-name="ce2" office:value-type="string" calcext:value-type="string">
            <text:p>left</text:p>
          </table:table-cell>
          <table:table-cell table:style-name="ce47" table:formula="of:=IF([.A116]=[.B116];&quot;ja&quot;;&quot;nein&quot;)" office:value-type="string" office:string-value="nein" calcext:value-type="string">
            <text:p>nein</text:p>
          </table:table-cell>
          <table:table-cell table:style-name="ce2" table:number-columns-repeated="12"/>
          <table:table-cell table:number-columns-repeated="1009"/>
        </table:table-row>
        <table:table-row table:style-name="ro1">
          <table:table-cell table:style-name="ce2" office:value-type="string" calcext:value-type="string">
            <text:p>down</text:p>
          </table:table-cell>
          <table:table-cell table:style-name="ce2" office:value-type="string" calcext:value-type="string">
            <text:p>right</text:p>
          </table:table-cell>
          <table:table-cell table:style-name="ce47" table:formula="of:=IF([.A117]=[.B117];&quot;ja&quot;;&quot;nein&quot;)" office:value-type="string" office:string-value="nein" calcext:value-type="string">
            <text:p>nein</text:p>
          </table:table-cell>
          <table:table-cell table:style-name="ce2" table:number-columns-repeated="12"/>
          <table:table-cell table:number-columns-repeated="1009"/>
        </table:table-row>
        <table:table-row table:style-name="ro1">
          <table:table-cell table:style-name="ce2" office:value-type="string" calcext:value-type="string">
            <text:p>down</text:p>
          </table:table-cell>
          <table:table-cell table:style-name="ce2" office:value-type="string" calcext:value-type="string">
            <text:p>up</text:p>
          </table:table-cell>
          <table:table-cell table:style-name="ce47" table:formula="of:=IF([.A118]=[.B118];&quot;ja&quot;;&quot;nein&quot;)" office:value-type="string" office:string-value="nein" calcext:value-type="string">
            <text:p>nein</text:p>
          </table:table-cell>
          <table:table-cell table:style-name="ce2" table:number-columns-repeated="12"/>
          <table:table-cell table:number-columns-repeated="1009"/>
        </table:table-row>
        <table:table-row table:style-name="ro1">
          <table:table-cell table:number-columns-repeated="2" table:style-name="ce2" office:value-type="string" calcext:value-type="string">
            <text:p>down</text:p>
          </table:table-cell>
          <table:table-cell table:style-name="ce47" table:formula="of:=IF([.A119]=[.B119];&quot;ja&quot;;&quot;nein&quot;)" office:value-type="string" office:string-value="ja" calcext:value-type="string">
            <text:p>ja</text:p>
          </table:table-cell>
          <table:table-cell table:style-name="ce2" table:number-columns-repeated="12"/>
          <table:table-cell table:number-columns-repeated="1009"/>
        </table:table-row>
        <table:table-row table:style-name="ro1">
          <table:table-cell table:number-columns-repeated="2" table:style-name="ce2" office:value-type="string" calcext:value-type="string">
            <text:p>down</text:p>
          </table:table-cell>
          <table:table-cell table:style-name="ce47" table:formula="of:=IF([.A120]=[.B120];&quot;ja&quot;;&quot;nein&quot;)" office:value-type="string" office:string-value="ja" calcext:value-type="string">
            <text:p>ja</text:p>
          </table:table-cell>
          <table:table-cell table:style-name="ce2" table:number-columns-repeated="12"/>
          <table:table-cell table:number-columns-repeated="1009"/>
        </table:table-row>
        <table:table-row table:style-name="ro1">
          <table:table-cell table:number-columns-repeated="2" table:style-name="ce2" office:value-type="string" calcext:value-type="string">
            <text:p>down</text:p>
          </table:table-cell>
          <table:table-cell table:style-name="ce47" table:formula="of:=IF([.A121]=[.B121];&quot;ja&quot;;&quot;nein&quot;)" office:value-type="string" office:string-value="ja" calcext:value-type="string">
            <text:p>ja</text:p>
          </table:table-cell>
          <table:table-cell table:style-name="ce2" table:number-columns-repeated="12"/>
          <table:table-cell table:number-columns-repeated="1009"/>
        </table:table-row>
        <table:table-row table:style-name="ro1"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down</text:p>
          </table:table-cell>
          <table:table-cell table:style-name="ce47" table:formula="of:=IF([.A122]=[.B122];&quot;ja&quot;;&quot;nein&quot;)" office:value-type="string" office:string-value="nein" calcext:value-type="string">
            <text:p>nein</text:p>
          </table:table-cell>
          <table:table-cell table:style-name="ce2" table:number-columns-repeated="12"/>
          <table:table-cell table:number-columns-repeated="1009"/>
        </table:table-row>
        <table:table-row table:style-name="ro1">
          <table:table-cell table:number-columns-repeated="2" table:style-name="ce2" office:value-type="string" calcext:value-type="string">
            <text:p>yes</text:p>
          </table:table-cell>
          <table:table-cell table:style-name="ce47" table:formula="of:=IF([.A123]=[.B123];&quot;ja&quot;;&quot;nein&quot;)" office:value-type="string" office:string-value="ja" calcext:value-type="string">
            <text:p>ja</text:p>
          </table:table-cell>
          <table:table-cell table:style-name="ce2" table:number-columns-repeated="12"/>
          <table:table-cell table:number-columns-repeated="1009"/>
        </table:table-row>
        <table:table-row table:style-name="ro1">
          <table:table-cell table:number-columns-repeated="2" table:style-name="ce2" office:value-type="string" calcext:value-type="string">
            <text:p>yes</text:p>
          </table:table-cell>
          <table:table-cell table:style-name="ce47" table:formula="of:=IF([.A124]=[.B124];&quot;ja&quot;;&quot;nein&quot;)" office:value-type="string" office:string-value="ja" calcext:value-type="string">
            <text:p>ja</text:p>
          </table:table-cell>
          <table:table-cell table:style-name="ce2" table:number-columns-repeated="12"/>
          <table:table-cell table:number-columns-repeated="1009"/>
        </table:table-row>
        <table:table-row table:style-name="ro1">
          <table:table-cell table:number-columns-repeated="2" table:style-name="ce2" office:value-type="string" calcext:value-type="string">
            <text:p>yes</text:p>
          </table:table-cell>
          <table:table-cell table:style-name="ce47" table:formula="of:=IF([.A125]=[.B125];&quot;ja&quot;;&quot;nein&quot;)" office:value-type="string" office:string-value="ja" calcext:value-type="string">
            <text:p>ja</text:p>
          </table:table-cell>
          <table:table-cell table:style-name="ce2" table:number-columns-repeated="12"/>
          <table:table-cell table:number-columns-repeated="1009"/>
        </table:table-row>
        <table:table-row table:style-name="ro1">
          <table:table-cell table:number-columns-repeated="2" table:style-name="ce2" office:value-type="string" calcext:value-type="string">
            <text:p>yes</text:p>
          </table:table-cell>
          <table:table-cell table:style-name="ce47" table:formula="of:=IF([.A126]=[.B126];&quot;ja&quot;;&quot;nein&quot;)" office:value-type="string" office:string-value="ja" calcext:value-type="string">
            <text:p>ja</text:p>
          </table:table-cell>
          <table:table-cell table:style-name="ce2" table:number-columns-repeated="12"/>
          <table:table-cell table:number-columns-repeated="1009"/>
        </table:table-row>
        <table:table-row table:style-name="ro1">
          <table:table-cell table:number-columns-repeated="2" table:style-name="ce2" office:value-type="string" calcext:value-type="string">
            <text:p>yes</text:p>
          </table:table-cell>
          <table:table-cell table:style-name="ce47" table:formula="of:=IF([.A127]=[.B127];&quot;ja&quot;;&quot;nein&quot;)" office:value-type="string" office:string-value="ja" calcext:value-type="string">
            <text:p>ja</text:p>
          </table:table-cell>
          <table:table-cell table:style-name="ce2" table:number-columns-repeated="12"/>
          <table:table-cell table:number-columns-repeated="1009"/>
        </table:table-row>
        <table:table-row table:style-name="ro1">
          <table:table-cell table:number-columns-repeated="2" table:style-name="ce2" office:value-type="string" calcext:value-type="string">
            <text:p>yes</text:p>
          </table:table-cell>
          <table:table-cell table:style-name="ce47" table:formula="of:=IF([.A128]=[.B128];&quot;ja&quot;;&quot;nein&quot;)" office:value-type="string" office:string-value="ja" calcext:value-type="string">
            <text:p>ja</text:p>
          </table:table-cell>
          <table:table-cell table:style-name="ce2" table:number-columns-repeated="12"/>
          <table:table-cell table:number-columns-repeated="1009"/>
        </table:table-row>
        <table:table-row table:style-name="ro1"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right</text:p>
          </table:table-cell>
          <table:table-cell table:style-name="ce47" table:formula="of:=IF([.A129]=[.B129];&quot;ja&quot;;&quot;nein&quot;)" office:value-type="string" office:string-value="nein" calcext:value-type="string">
            <text:p>nein</text:p>
          </table:table-cell>
          <table:table-cell table:style-name="ce2" table:number-columns-repeated="12"/>
          <table:table-cell table:number-columns-repeated="1009"/>
        </table:table-row>
        <table:table-row table:style-name="ro1">
          <table:table-cell table:number-columns-repeated="2" table:style-name="ce2" office:value-type="string" calcext:value-type="string">
            <text:p>yes</text:p>
          </table:table-cell>
          <table:table-cell table:style-name="ce47" table:formula="of:=IF([.A130]=[.B130];&quot;ja&quot;;&quot;nein&quot;)" office:value-type="string" office:string-value="ja" calcext:value-type="string">
            <text:p>ja</text:p>
          </table:table-cell>
          <table:table-cell table:style-name="ce2" table:number-columns-repeated="12"/>
          <table:table-cell table:number-columns-repeated="1009"/>
        </table:table-row>
        <table:table-row table:style-name="ro1"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go</text:p>
          </table:table-cell>
          <table:table-cell table:style-name="ce47" table:formula="of:=IF([.A131]=[.B131];&quot;ja&quot;;&quot;nein&quot;)" office:value-type="string" office:string-value="nein" calcext:value-type="string">
            <text:p>nein</text:p>
          </table:table-cell>
          <table:table-cell table:style-name="ce2" table:number-columns-repeated="12"/>
          <table:table-cell table:number-columns-repeated="1009"/>
        </table:table-row>
        <table:table-row table:style-name="ro1"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down</text:p>
          </table:table-cell>
          <table:table-cell table:style-name="ce47" table:formula="of:=IF([.A132]=[.B132];&quot;ja&quot;;&quot;nein&quot;)" office:value-type="string" office:string-value="nein" calcext:value-type="string">
            <text:p>nein</text:p>
          </table:table-cell>
          <table:table-cell table:style-name="ce2" table:number-columns-repeated="12"/>
          <table:table-cell table:number-columns-repeated="1009"/>
        </table:table-row>
        <table:table-row table:style-name="ro1">
          <table:table-cell table:number-columns-repeated="2" table:style-name="ce2" office:value-type="string" calcext:value-type="string">
            <text:p>yes</text:p>
          </table:table-cell>
          <table:table-cell table:style-name="ce47" table:formula="of:=IF([.A133]=[.B133];&quot;ja&quot;;&quot;nein&quot;)" office:value-type="string" office:string-value="ja" calcext:value-type="string">
            <text:p>ja</text:p>
          </table:table-cell>
          <table:table-cell table:style-name="ce2" table:number-columns-repeated="12"/>
          <table:table-cell table:number-columns-repeated="1009"/>
        </table:table-row>
        <table:table-row table:style-name="ro1">
          <table:table-cell table:number-columns-repeated="2" table:style-name="ce2" office:value-type="string" calcext:value-type="string">
            <text:p>yes</text:p>
          </table:table-cell>
          <table:table-cell table:style-name="ce47" table:formula="of:=IF([.A134]=[.B134];&quot;ja&quot;;&quot;nein&quot;)" office:value-type="string" office:string-value="ja" calcext:value-type="string">
            <text:p>ja</text:p>
          </table:table-cell>
          <table:table-cell table:style-name="ce2" table:number-columns-repeated="12"/>
          <table:table-cell table:number-columns-repeated="1009"/>
        </table:table-row>
        <table:table-row table:style-name="ro1"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stop</text:p>
          </table:table-cell>
          <table:table-cell table:style-name="ce47" table:formula="of:=IF([.A135]=[.B135];&quot;ja&quot;;&quot;nein&quot;)" office:value-type="string" office:string-value="nein" calcext:value-type="string">
            <text:p>nein</text:p>
          </table:table-cell>
          <table:table-cell table:style-name="ce2" table:number-columns-repeated="12"/>
          <table:table-cell table:number-columns-repeated="1009"/>
        </table:table-row>
        <table:table-row table:style-name="ro1">
          <table:table-cell table:number-columns-repeated="2" table:style-name="ce2" office:value-type="string" calcext:value-type="string">
            <text:p>yes</text:p>
          </table:table-cell>
          <table:table-cell table:style-name="ce47" table:formula="of:=IF([.A136]=[.B136];&quot;ja&quot;;&quot;nein&quot;)" office:value-type="string" office:string-value="ja" calcext:value-type="string">
            <text:p>ja</text:p>
          </table:table-cell>
          <table:table-cell table:style-name="ce2" table:number-columns-repeated="12"/>
          <table:table-cell table:number-columns-repeated="1009"/>
        </table:table-row>
        <table:table-row table:style-name="ro1">
          <table:table-cell table:number-columns-repeated="2" table:style-name="ce2" office:value-type="string" calcext:value-type="string">
            <text:p>yes</text:p>
          </table:table-cell>
          <table:table-cell table:style-name="ce47" table:formula="of:=IF([.A137]=[.B137];&quot;ja&quot;;&quot;nein&quot;)" office:value-type="string" office:string-value="ja" calcext:value-type="string">
            <text:p>ja</text:p>
          </table:table-cell>
          <table:table-cell table:style-name="ce2" table:number-columns-repeated="12"/>
          <table:table-cell table:number-columns-repeated="1009"/>
        </table:table-row>
        <table:table-row table:style-name="ro1">
          <table:table-cell table:number-columns-repeated="2" table:style-name="ce2" office:value-type="string" calcext:value-type="string">
            <text:p>yes</text:p>
          </table:table-cell>
          <table:table-cell table:style-name="ce47" table:formula="of:=IF([.A138]=[.B138];&quot;ja&quot;;&quot;nein&quot;)" office:value-type="string" office:string-value="ja" calcext:value-type="string">
            <text:p>ja</text:p>
          </table:table-cell>
          <table:table-cell table:style-name="ce2" table:number-columns-repeated="12"/>
          <table:table-cell table:number-columns-repeated="1009"/>
        </table:table-row>
        <table:table-row table:style-name="ro1"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left</text:p>
          </table:table-cell>
          <table:table-cell table:style-name="ce47" table:formula="of:=IF([.A139]=[.B139];&quot;ja&quot;;&quot;nein&quot;)" office:value-type="string" office:string-value="nein" calcext:value-type="string">
            <text:p>nein</text:p>
          </table:table-cell>
          <table:table-cell table:style-name="ce2" table:number-columns-repeated="12"/>
          <table:table-cell table:number-columns-repeated="1009"/>
        </table:table-row>
        <table:table-row table:style-name="ro1">
          <table:table-cell table:number-columns-repeated="2" table:style-name="ce2" office:value-type="string" calcext:value-type="string">
            <text:p>yes</text:p>
          </table:table-cell>
          <table:table-cell table:style-name="ce47" table:formula="of:=IF([.A140]=[.B140];&quot;ja&quot;;&quot;nein&quot;)" office:value-type="string" office:string-value="ja" calcext:value-type="string">
            <text:p>ja</text:p>
          </table:table-cell>
          <table:table-cell table:style-name="ce2" table:number-columns-repeated="12"/>
          <table:table-cell table:number-columns-repeated="1009"/>
        </table:table-row>
        <table:table-row table:style-name="ro1">
          <table:table-cell table:number-columns-repeated="2" table:style-name="ce2" office:value-type="string" calcext:value-type="string">
            <text:p>yes</text:p>
          </table:table-cell>
          <table:table-cell table:style-name="ce47" table:formula="of:=IF([.A141]=[.B141];&quot;ja&quot;;&quot;nein&quot;)" office:value-type="string" office:string-value="ja" calcext:value-type="string">
            <text:p>ja</text:p>
          </table:table-cell>
          <table:table-cell table:style-name="ce2" table:number-columns-repeated="12"/>
          <table:table-cell table:number-columns-repeated="1009"/>
        </table:table-row>
        <table:table-row table:style-name="ro1"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left</text:p>
          </table:table-cell>
          <table:table-cell table:style-name="ce47" table:formula="of:=IF([.A142]=[.B142];&quot;ja&quot;;&quot;nein&quot;)" office:value-type="string" office:string-value="nein" calcext:value-type="string">
            <text:p>nein</text:p>
          </table:table-cell>
          <table:table-cell table:style-name="ce2" table:number-columns-repeated="12"/>
          <table:table-cell table:number-columns-repeated="1009"/>
        </table:table-row>
        <table:table-row table:style-name="ro1">
          <table:table-cell table:number-columns-repeated="2" table:style-name="ce2" office:value-type="string" calcext:value-type="string">
            <text:p>yes</text:p>
          </table:table-cell>
          <table:table-cell table:style-name="ce47" table:formula="of:=IF([.A143]=[.B143];&quot;ja&quot;;&quot;nein&quot;)" office:value-type="string" office:string-value="ja" calcext:value-type="string">
            <text:p>ja</text:p>
          </table:table-cell>
          <table:table-cell table:style-name="ce2" table:number-columns-repeated="12"/>
          <table:table-cell table:number-columns-repeated="1009"/>
        </table:table-row>
        <table:table-row table:style-name="ro1">
          <table:table-cell table:number-columns-repeated="2" table:style-name="ce2" office:value-type="string" calcext:value-type="string">
            <text:p>yes</text:p>
          </table:table-cell>
          <table:table-cell table:style-name="ce47" table:formula="of:=IF([.A144]=[.B144];&quot;ja&quot;;&quot;nein&quot;)" office:value-type="string" office:string-value="ja" calcext:value-type="string">
            <text:p>ja</text:p>
          </table:table-cell>
          <table:table-cell table:style-name="ce2" table:number-columns-repeated="12"/>
          <table:table-cell table:number-columns-repeated="1009"/>
        </table:table-row>
        <table:table-row table:style-name="ro1">
          <table:table-cell table:number-columns-repeated="2" table:style-name="ce2" office:value-type="string" calcext:value-type="string">
            <text:p>yes</text:p>
          </table:table-cell>
          <table:table-cell table:style-name="ce47" table:formula="of:=IF([.A145]=[.B145];&quot;ja&quot;;&quot;nein&quot;)" office:value-type="string" office:string-value="ja" calcext:value-type="string">
            <text:p>ja</text:p>
          </table:table-cell>
          <table:table-cell table:style-name="ce2" table:number-columns-repeated="12"/>
          <table:table-cell table:number-columns-repeated="1009"/>
        </table:table-row>
        <table:table-row table:style-name="ro1">
          <table:table-cell table:number-columns-repeated="2" table:style-name="ce2" office:value-type="string" calcext:value-type="string">
            <text:p>yes</text:p>
          </table:table-cell>
          <table:table-cell table:style-name="ce47" table:formula="of:=IF([.A146]=[.B146];&quot;ja&quot;;&quot;nein&quot;)" office:value-type="string" office:string-value="ja" calcext:value-type="string">
            <text:p>ja</text:p>
          </table:table-cell>
          <table:table-cell table:style-name="ce2" table:number-columns-repeated="12"/>
          <table:table-cell table:number-columns-repeated="1009"/>
        </table:table-row>
        <table:table-row table:style-name="ro1">
          <table:table-cell table:number-columns-repeated="2" table:style-name="ce2" office:value-type="string" calcext:value-type="string">
            <text:p>yes</text:p>
          </table:table-cell>
          <table:table-cell table:style-name="ce47" table:formula="of:=IF([.A147]=[.B147];&quot;ja&quot;;&quot;nein&quot;)" office:value-type="string" office:string-value="ja" calcext:value-type="string">
            <text:p>ja</text:p>
          </table:table-cell>
          <table:table-cell table:style-name="ce2" table:number-columns-repeated="12"/>
          <table:table-cell table:number-columns-repeated="1009"/>
        </table:table-row>
        <table:table-row table:style-name="ro1">
          <table:table-cell table:number-columns-repeated="2" table:style-name="ce2" office:value-type="string" calcext:value-type="string">
            <text:p>yes</text:p>
          </table:table-cell>
          <table:table-cell table:style-name="ce47" table:formula="of:=IF([.A148]=[.B148];&quot;ja&quot;;&quot;nein&quot;)" office:value-type="string" office:string-value="ja" calcext:value-type="string">
            <text:p>ja</text:p>
          </table:table-cell>
          <table:table-cell table:style-name="ce2" table:number-columns-repeated="12"/>
          <table:table-cell table:number-columns-repeated="1009"/>
        </table:table-row>
        <table:table-row table:style-name="ro1">
          <table:table-cell table:number-columns-repeated="2" table:style-name="ce2" office:value-type="string" calcext:value-type="string">
            <text:p>yes</text:p>
          </table:table-cell>
          <table:table-cell table:style-name="ce47" table:formula="of:=IF([.A149]=[.B149];&quot;ja&quot;;&quot;nein&quot;)" office:value-type="string" office:string-value="ja" calcext:value-type="string">
            <text:p>ja</text:p>
          </table:table-cell>
          <table:table-cell table:style-name="ce2" table:number-columns-repeated="12"/>
          <table:table-cell table:number-columns-repeated="1009"/>
        </table:table-row>
        <table:table-row table:style-name="ro1">
          <table:table-cell table:number-columns-repeated="2" table:style-name="ce2" office:value-type="string" calcext:value-type="string">
            <text:p>yes</text:p>
          </table:table-cell>
          <table:table-cell table:style-name="ce47" table:formula="of:=IF([.A150]=[.B150];&quot;ja&quot;;&quot;nein&quot;)" office:value-type="string" office:string-value="ja" calcext:value-type="string">
            <text:p>ja</text:p>
          </table:table-cell>
          <table:table-cell table:style-name="ce2" table:number-columns-repeated="12"/>
          <table:table-cell table:number-columns-repeated="1009"/>
        </table:table-row>
        <table:table-row table:style-name="ro1">
          <table:table-cell table:number-columns-repeated="2" table:style-name="ce2" office:value-type="string" calcext:value-type="string">
            <text:p>yes</text:p>
          </table:table-cell>
          <table:table-cell table:style-name="ce47" table:formula="of:=IF([.A151]=[.B151];&quot;ja&quot;;&quot;nein&quot;)" office:value-type="string" office:string-value="ja" calcext:value-type="string">
            <text:p>ja</text:p>
          </table:table-cell>
          <table:table-cell table:style-name="ce2" table:number-columns-repeated="12"/>
          <table:table-cell table:number-columns-repeated="1009"/>
        </table:table-row>
        <table:table-row table:style-name="ro1"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up</text:p>
          </table:table-cell>
          <table:table-cell table:style-name="ce47" table:formula="of:=IF([.A152]=[.B152];&quot;ja&quot;;&quot;nein&quot;)" office:value-type="string" office:string-value="nein" calcext:value-type="string">
            <text:p>nein</text:p>
          </table:table-cell>
          <table:table-cell table:style-name="ce2" table:number-columns-repeated="12"/>
          <table:table-cell table:number-columns-repeated="1009"/>
        </table:table-row>
        <table:table-row table:style-name="ro1"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go</text:p>
          </table:table-cell>
          <table:table-cell table:style-name="ce47" table:formula="of:=IF([.A153]=[.B153];&quot;ja&quot;;&quot;nein&quot;)" office:value-type="string" office:string-value="nein" calcext:value-type="string">
            <text:p>nein</text:p>
          </table:table-cell>
          <table:table-cell table:style-name="ce2" table:number-columns-repeated="12"/>
          <table:table-cell table:number-columns-repeated="1009"/>
        </table:table-row>
        <table:table-row table:style-name="ro1"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go</text:p>
          </table:table-cell>
          <table:table-cell table:style-name="ce47" table:formula="of:=IF([.A154]=[.B154];&quot;ja&quot;;&quot;nein&quot;)" office:value-type="string" office:string-value="nein" calcext:value-type="string">
            <text:p>nein</text:p>
          </table:table-cell>
          <table:table-cell table:style-name="ce2" table:number-columns-repeated="12"/>
          <table:table-cell table:number-columns-repeated="1009"/>
        </table:table-row>
        <table:table-row table:style-name="ro1"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go</text:p>
          </table:table-cell>
          <table:table-cell table:style-name="ce47" table:formula="of:=IF([.A155]=[.B155];&quot;ja&quot;;&quot;nein&quot;)" office:value-type="string" office:string-value="nein" calcext:value-type="string">
            <text:p>nein</text:p>
          </table:table-cell>
          <table:table-cell table:style-name="ce2" table:number-columns-repeated="12"/>
          <table:table-cell table:number-columns-repeated="1009"/>
        </table:table-row>
        <table:table-row table:style-name="ro1">
          <table:table-cell table:number-columns-repeated="2" table:style-name="ce2" office:value-type="string" calcext:value-type="string">
            <text:p>no</text:p>
          </table:table-cell>
          <table:table-cell table:style-name="ce47" table:formula="of:=IF([.A156]=[.B156];&quot;ja&quot;;&quot;nein&quot;)" office:value-type="string" office:string-value="ja" calcext:value-type="string">
            <text:p>ja</text:p>
          </table:table-cell>
          <table:table-cell table:style-name="ce2" table:number-columns-repeated="12"/>
          <table:table-cell table:number-columns-repeated="1009"/>
        </table:table-row>
        <table:table-row table:style-name="ro1">
          <table:table-cell table:number-columns-repeated="2" table:style-name="ce2" office:value-type="string" calcext:value-type="string">
            <text:p>no</text:p>
          </table:table-cell>
          <table:table-cell table:style-name="ce47" table:formula="of:=IF([.A157]=[.B157];&quot;ja&quot;;&quot;nein&quot;)" office:value-type="string" office:string-value="ja" calcext:value-type="string">
            <text:p>ja</text:p>
          </table:table-cell>
          <table:table-cell table:style-name="ce2" table:number-columns-repeated="12"/>
          <table:table-cell table:number-columns-repeated="1009"/>
        </table:table-row>
        <table:table-row table:style-name="ro1"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go</text:p>
          </table:table-cell>
          <table:table-cell table:style-name="ce47" table:formula="of:=IF([.A158]=[.B158];&quot;ja&quot;;&quot;nein&quot;)" office:value-type="string" office:string-value="nein" calcext:value-type="string">
            <text:p>nein</text:p>
          </table:table-cell>
          <table:table-cell table:style-name="ce2" table:number-columns-repeated="12"/>
          <table:table-cell table:number-columns-repeated="1009"/>
        </table:table-row>
        <table:table-row table:style-name="ro1"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go</text:p>
          </table:table-cell>
          <table:table-cell table:style-name="ce47" table:formula="of:=IF([.A159]=[.B159];&quot;ja&quot;;&quot;nein&quot;)" office:value-type="string" office:string-value="nein" calcext:value-type="string">
            <text:p>nein</text:p>
          </table:table-cell>
          <table:table-cell table:style-name="ce2" table:number-columns-repeated="12"/>
          <table:table-cell table:number-columns-repeated="1009"/>
        </table:table-row>
        <table:table-row table:style-name="ro1"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go</text:p>
          </table:table-cell>
          <table:table-cell table:style-name="ce47" table:formula="of:=IF([.A160]=[.B160];&quot;ja&quot;;&quot;nein&quot;)" office:value-type="string" office:string-value="nein" calcext:value-type="string">
            <text:p>nein</text:p>
          </table:table-cell>
          <table:table-cell table:style-name="ce2" table:number-columns-repeated="12"/>
          <table:table-cell table:number-columns-repeated="1009"/>
        </table:table-row>
        <table:table-row table:style-name="ro1"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up</text:p>
          </table:table-cell>
          <table:table-cell table:style-name="ce47" table:formula="of:=IF([.A161]=[.B161];&quot;ja&quot;;&quot;nein&quot;)" office:value-type="string" office:string-value="nein" calcext:value-type="string">
            <text:p>nein</text:p>
          </table:table-cell>
          <table:table-cell table:style-name="ce2" table:number-columns-repeated="12"/>
          <table:table-cell table:number-columns-repeated="1009"/>
        </table:table-row>
        <table:table-row table:style-name="ro1"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left</text:p>
          </table:table-cell>
          <table:table-cell table:style-name="ce47" table:formula="of:=IF([.A162]=[.B162];&quot;ja&quot;;&quot;nein&quot;)" office:value-type="string" office:string-value="nein" calcext:value-type="string">
            <text:p>nein</text:p>
          </table:table-cell>
          <table:table-cell table:style-name="ce2" table:number-columns-repeated="12"/>
          <table:table-cell table:number-columns-repeated="1009"/>
        </table:table-row>
        <table:table-row table:style-name="ro1"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go</text:p>
          </table:table-cell>
          <table:table-cell table:style-name="ce47" table:formula="of:=IF([.A163]=[.B163];&quot;ja&quot;;&quot;nein&quot;)" office:value-type="string" office:string-value="nein" calcext:value-type="string">
            <text:p>nein</text:p>
          </table:table-cell>
          <table:table-cell table:style-name="ce2" table:number-columns-repeated="12"/>
          <table:table-cell table:number-columns-repeated="1009"/>
        </table:table-row>
        <table:table-row table:style-name="ro1">
          <table:table-cell table:number-columns-repeated="2" table:style-name="ce2" office:value-type="string" calcext:value-type="string">
            <text:p>no</text:p>
          </table:table-cell>
          <table:table-cell table:style-name="ce47" table:formula="of:=IF([.A164]=[.B164];&quot;ja&quot;;&quot;nein&quot;)" office:value-type="string" office:string-value="ja" calcext:value-type="string">
            <text:p>ja</text:p>
          </table:table-cell>
          <table:table-cell table:style-name="ce2" table:number-columns-repeated="12"/>
          <table:table-cell table:number-columns-repeated="1009"/>
        </table:table-row>
        <table:table-row table:style-name="ro1"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go</text:p>
          </table:table-cell>
          <table:table-cell table:style-name="ce47" table:formula="of:=IF([.A165]=[.B165];&quot;ja&quot;;&quot;nein&quot;)" office:value-type="string" office:string-value="nein" calcext:value-type="string">
            <text:p>nein</text:p>
          </table:table-cell>
          <table:table-cell table:style-name="ce2" table:number-columns-repeated="12"/>
          <table:table-cell table:number-columns-repeated="1009"/>
        </table:table-row>
        <table:table-row table:style-name="ro1"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up</text:p>
          </table:table-cell>
          <table:table-cell table:style-name="ce47" table:formula="of:=IF([.A166]=[.B166];&quot;ja&quot;;&quot;nein&quot;)" office:value-type="string" office:string-value="nein" calcext:value-type="string">
            <text:p>nein</text:p>
          </table:table-cell>
          <table:table-cell table:style-name="ce2" table:number-columns-repeated="12"/>
          <table:table-cell table:number-columns-repeated="1009"/>
        </table:table-row>
        <table:table-row table:style-name="ro1"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left</text:p>
          </table:table-cell>
          <table:table-cell table:style-name="ce47" table:formula="of:=IF([.A167]=[.B167];&quot;ja&quot;;&quot;nein&quot;)" office:value-type="string" office:string-value="nein" calcext:value-type="string">
            <text:p>nein</text:p>
          </table:table-cell>
          <table:table-cell table:style-name="ce2" table:number-columns-repeated="12"/>
          <table:table-cell table:number-columns-repeated="1009"/>
        </table:table-row>
        <table:table-row table:style-name="ro1">
          <table:table-cell table:number-columns-repeated="2" table:style-name="ce2" office:value-type="string" calcext:value-type="string">
            <text:p>no</text:p>
          </table:table-cell>
          <table:table-cell table:style-name="ce47" table:formula="of:=IF([.A168]=[.B168];&quot;ja&quot;;&quot;nein&quot;)" office:value-type="string" office:string-value="ja" calcext:value-type="string">
            <text:p>ja</text:p>
          </table:table-cell>
          <table:table-cell table:style-name="ce2" table:number-columns-repeated="12"/>
          <table:table-cell table:number-columns-repeated="1009"/>
        </table:table-row>
        <table:table-row table:style-name="ro1">
          <table:table-cell table:number-columns-repeated="2" table:style-name="ce2" office:value-type="string" calcext:value-type="string">
            <text:p>no</text:p>
          </table:table-cell>
          <table:table-cell table:style-name="ce47" table:formula="of:=IF([.A169]=[.B169];&quot;ja&quot;;&quot;nein&quot;)" office:value-type="string" office:string-value="ja" calcext:value-type="string">
            <text:p>ja</text:p>
          </table:table-cell>
          <table:table-cell table:style-name="ce2" table:number-columns-repeated="12"/>
          <table:table-cell table:number-columns-repeated="1009"/>
        </table:table-row>
        <table:table-row table:style-name="ro1">
          <table:table-cell table:number-columns-repeated="2" table:style-name="ce2" office:value-type="string" calcext:value-type="string">
            <text:p>no</text:p>
          </table:table-cell>
          <table:table-cell table:style-name="ce47" table:formula="of:=IF([.A170]=[.B170];&quot;ja&quot;;&quot;nein&quot;)" office:value-type="string" office:string-value="ja" calcext:value-type="string">
            <text:p>ja</text:p>
          </table:table-cell>
          <table:table-cell table:style-name="ce2" table:number-columns-repeated="12"/>
          <table:table-cell table:number-columns-repeated="1009"/>
        </table:table-row>
        <table:table-row table:style-name="ro1">
          <table:table-cell table:number-columns-repeated="2" table:style-name="ce2" office:value-type="string" calcext:value-type="string">
            <text:p>no</text:p>
          </table:table-cell>
          <table:table-cell table:style-name="ce47" table:formula="of:=IF([.A171]=[.B171];&quot;ja&quot;;&quot;nein&quot;)" office:value-type="string" office:string-value="ja" calcext:value-type="string">
            <text:p>ja</text:p>
          </table:table-cell>
          <table:table-cell table:style-name="ce2" table:number-columns-repeated="12"/>
          <table:table-cell table:number-columns-repeated="1009"/>
        </table:table-row>
        <table:table-row table:style-name="ro1"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go</text:p>
          </table:table-cell>
          <table:table-cell table:style-name="ce47" table:formula="of:=IF([.A172]=[.B172];&quot;ja&quot;;&quot;nein&quot;)" office:value-type="string" office:string-value="nein" calcext:value-type="string">
            <text:p>nein</text:p>
          </table:table-cell>
          <table:table-cell table:style-name="ce2" table:number-columns-repeated="12"/>
          <table:table-cell table:number-columns-repeated="1009"/>
        </table:table-row>
        <table:table-row table:style-name="ro1">
          <table:table-cell table:number-columns-repeated="2" table:style-name="ce2" office:value-type="string" calcext:value-type="string">
            <text:p>no</text:p>
          </table:table-cell>
          <table:table-cell table:style-name="ce47" table:formula="of:=IF([.A173]=[.B173];&quot;ja&quot;;&quot;nein&quot;)" office:value-type="string" office:string-value="ja" calcext:value-type="string">
            <text:p>ja</text:p>
          </table:table-cell>
          <table:table-cell table:style-name="ce2" table:number-columns-repeated="12"/>
          <table:table-cell table:number-columns-repeated="1009"/>
        </table:table-row>
        <table:table-row table:style-name="ro1">
          <table:table-cell table:number-columns-repeated="2" table:style-name="ce2" office:value-type="string" calcext:value-type="string">
            <text:p>no</text:p>
          </table:table-cell>
          <table:table-cell table:style-name="ce47" table:formula="of:=IF([.A174]=[.B174];&quot;ja&quot;;&quot;nein&quot;)" office:value-type="string" office:string-value="ja" calcext:value-type="string">
            <text:p>ja</text:p>
          </table:table-cell>
          <table:table-cell table:style-name="ce2" table:number-columns-repeated="12"/>
          <table:table-cell table:number-columns-repeated="1009"/>
        </table:table-row>
        <table:table-row table:style-name="ro1">
          <table:table-cell table:number-columns-repeated="2" table:style-name="ce2" office:value-type="string" calcext:value-type="string">
            <text:p>no</text:p>
          </table:table-cell>
          <table:table-cell table:style-name="ce47" table:formula="of:=IF([.A175]=[.B175];&quot;ja&quot;;&quot;nein&quot;)" office:value-type="string" office:string-value="ja" calcext:value-type="string">
            <text:p>ja</text:p>
          </table:table-cell>
          <table:table-cell table:style-name="ce2" table:number-columns-repeated="12"/>
          <table:table-cell table:number-columns-repeated="1009"/>
        </table:table-row>
        <table:table-row table:style-name="ro1">
          <table:table-cell table:number-columns-repeated="2" table:style-name="ce2" office:value-type="string" calcext:value-type="string">
            <text:p>no</text:p>
          </table:table-cell>
          <table:table-cell table:style-name="ce47" table:formula="of:=IF([.A176]=[.B176];&quot;ja&quot;;&quot;nein&quot;)" office:value-type="string" office:string-value="ja" calcext:value-type="string">
            <text:p>ja</text:p>
          </table:table-cell>
          <table:table-cell table:style-name="ce2" table:number-columns-repeated="12"/>
          <table:table-cell table:number-columns-repeated="1009"/>
        </table:table-row>
        <table:table-row table:style-name="ro1"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up</text:p>
          </table:table-cell>
          <table:table-cell table:style-name="ce47" table:formula="of:=IF([.A177]=[.B177];&quot;ja&quot;;&quot;nein&quot;)" office:value-type="string" office:string-value="nein" calcext:value-type="string">
            <text:p>nein</text:p>
          </table:table-cell>
          <table:table-cell table:style-name="ce2" table:number-columns-repeated="12"/>
          <table:table-cell table:number-columns-repeated="1009"/>
        </table:table-row>
        <table:table-row table:style-name="ro1"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go</text:p>
          </table:table-cell>
          <table:table-cell table:style-name="ce47" table:formula="of:=IF([.A178]=[.B178];&quot;ja&quot;;&quot;nein&quot;)" office:value-type="string" office:string-value="nein" calcext:value-type="string">
            <text:p>nein</text:p>
          </table:table-cell>
          <table:table-cell table:style-name="ce2" table:number-columns-repeated="12"/>
          <table:table-cell table:number-columns-repeated="1009"/>
        </table:table-row>
        <table:table-row table:style-name="ro1">
          <table:table-cell table:number-columns-repeated="2" table:style-name="ce2" office:value-type="string" calcext:value-type="string">
            <text:p>no</text:p>
          </table:table-cell>
          <table:table-cell table:style-name="ce47" table:formula="of:=IF([.A179]=[.B179];&quot;ja&quot;;&quot;nein&quot;)" office:value-type="string" office:string-value="ja" calcext:value-type="string">
            <text:p>ja</text:p>
          </table:table-cell>
          <table:table-cell table:style-name="ce2" table:number-columns-repeated="12"/>
          <table:table-cell table:number-columns-repeated="1009"/>
        </table:table-row>
        <table:table-row table:style-name="ro1"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go</text:p>
          </table:table-cell>
          <table:table-cell table:style-name="ce47" table:formula="of:=IF([.A180]=[.B180];&quot;ja&quot;;&quot;nein&quot;)" office:value-type="string" office:string-value="nein" calcext:value-type="string">
            <text:p>nein</text:p>
          </table:table-cell>
          <table:table-cell table:style-name="ce2" table:number-columns-repeated="12"/>
          <table:table-cell table:number-columns-repeated="1009"/>
        </table:table-row>
        <table:table-row table:style-name="ro1">
          <table:table-cell table:number-columns-repeated="2" table:style-name="ce2" office:value-type="string" calcext:value-type="string">
            <text:p>no</text:p>
          </table:table-cell>
          <table:table-cell table:style-name="ce47" table:formula="of:=IF([.A181]=[.B181];&quot;ja&quot;;&quot;nein&quot;)" office:value-type="string" office:string-value="ja" calcext:value-type="string">
            <text:p>ja</text:p>
          </table:table-cell>
          <table:table-cell table:style-name="ce2" table:number-columns-repeated="12"/>
          <table:table-cell table:number-columns-repeated="1009"/>
        </table:table-row>
        <table:table-row table:style-name="ro1">
          <table:table-cell table:style-name="ce2" office:value-type="string" calcext:value-type="string">
            <text:p>go</text:p>
          </table:table-cell>
          <table:table-cell table:style-name="ce2" office:value-type="string" calcext:value-type="string">
            <text:p>left</text:p>
          </table:table-cell>
          <table:table-cell table:style-name="ce47" table:formula="of:=IF([.A182]=[.B182];&quot;ja&quot;;&quot;nein&quot;)" office:value-type="string" office:string-value="nein" calcext:value-type="string">
            <text:p>nein</text:p>
          </table:table-cell>
          <table:table-cell table:style-name="ce2" table:number-columns-repeated="12"/>
          <table:table-cell table:number-columns-repeated="1009"/>
        </table:table-row>
        <table:table-row table:style-name="ro1">
          <table:table-cell table:number-columns-repeated="2" table:style-name="ce2" office:value-type="string" calcext:value-type="string">
            <text:p>go</text:p>
          </table:table-cell>
          <table:table-cell table:style-name="ce47" table:formula="of:=IF([.A183]=[.B183];&quot;ja&quot;;&quot;nein&quot;)" office:value-type="string" office:string-value="ja" calcext:value-type="string">
            <text:p>ja</text:p>
          </table:table-cell>
          <table:table-cell table:style-name="ce2" table:number-columns-repeated="12"/>
          <table:table-cell table:number-columns-repeated="1009"/>
        </table:table-row>
        <table:table-row table:style-name="ro1">
          <table:table-cell table:number-columns-repeated="2" table:style-name="ce2" office:value-type="string" calcext:value-type="string">
            <text:p>go</text:p>
          </table:table-cell>
          <table:table-cell table:style-name="ce47" table:formula="of:=IF([.A184]=[.B184];&quot;ja&quot;;&quot;nein&quot;)" office:value-type="string" office:string-value="ja" calcext:value-type="string">
            <text:p>ja</text:p>
          </table:table-cell>
          <table:table-cell table:style-name="ce2" table:number-columns-repeated="12"/>
          <table:table-cell table:number-columns-repeated="1009"/>
        </table:table-row>
        <table:table-row table:style-name="ro1">
          <table:table-cell table:number-columns-repeated="2" table:style-name="ce2" office:value-type="string" calcext:value-type="string">
            <text:p>go</text:p>
          </table:table-cell>
          <table:table-cell table:style-name="ce47" table:formula="of:=IF([.A185]=[.B185];&quot;ja&quot;;&quot;nein&quot;)" office:value-type="string" office:string-value="ja" calcext:value-type="string">
            <text:p>ja</text:p>
          </table:table-cell>
          <table:table-cell table:style-name="ce2" table:number-columns-repeated="12"/>
          <table:table-cell table:number-columns-repeated="1009"/>
        </table:table-row>
        <table:table-row table:style-name="ro1">
          <table:table-cell table:number-columns-repeated="2" table:style-name="ce2" office:value-type="string" calcext:value-type="string">
            <text:p>go</text:p>
          </table:table-cell>
          <table:table-cell table:style-name="ce47" table:formula="of:=IF([.A186]=[.B186];&quot;ja&quot;;&quot;nein&quot;)" office:value-type="string" office:string-value="ja" calcext:value-type="string">
            <text:p>ja</text:p>
          </table:table-cell>
          <table:table-cell table:style-name="ce2" table:number-columns-repeated="12"/>
          <table:table-cell table:number-columns-repeated="1009"/>
        </table:table-row>
        <table:table-row table:style-name="ro1">
          <table:table-cell table:number-columns-repeated="2" table:style-name="ce2" office:value-type="string" calcext:value-type="string">
            <text:p>go</text:p>
          </table:table-cell>
          <table:table-cell table:style-name="ce47" table:formula="of:=IF([.A187]=[.B187];&quot;ja&quot;;&quot;nein&quot;)" office:value-type="string" office:string-value="ja" calcext:value-type="string">
            <text:p>ja</text:p>
          </table:table-cell>
          <table:table-cell table:style-name="ce2" table:number-columns-repeated="12"/>
          <table:table-cell table:number-columns-repeated="1009"/>
        </table:table-row>
        <table:table-row table:style-name="ro1">
          <table:table-cell table:style-name="ce2" office:value-type="string" calcext:value-type="string">
            <text:p>go</text:p>
          </table:table-cell>
          <table:table-cell table:style-name="ce2" office:value-type="string" calcext:value-type="string">
            <text:p>up</text:p>
          </table:table-cell>
          <table:table-cell table:style-name="ce47" table:formula="of:=IF([.A188]=[.B188];&quot;ja&quot;;&quot;nein&quot;)" office:value-type="string" office:string-value="nein" calcext:value-type="string">
            <text:p>nein</text:p>
          </table:table-cell>
          <table:table-cell table:style-name="ce2" table:number-columns-repeated="12"/>
          <table:table-cell table:number-columns-repeated="1009"/>
        </table:table-row>
        <table:table-row table:style-name="ro1">
          <table:table-cell table:number-columns-repeated="2" table:style-name="ce2" office:value-type="string" calcext:value-type="string">
            <text:p>go</text:p>
          </table:table-cell>
          <table:table-cell table:style-name="ce47" table:formula="of:=IF([.A189]=[.B189];&quot;ja&quot;;&quot;nein&quot;)" office:value-type="string" office:string-value="ja" calcext:value-type="string">
            <text:p>ja</text:p>
          </table:table-cell>
          <table:table-cell table:style-name="ce2" table:number-columns-repeated="12"/>
          <table:table-cell table:number-columns-repeated="1009"/>
        </table:table-row>
        <table:table-row table:style-name="ro1">
          <table:table-cell table:number-columns-repeated="2" table:style-name="ce2" office:value-type="string" calcext:value-type="string">
            <text:p>go</text:p>
          </table:table-cell>
          <table:table-cell table:style-name="ce47" table:formula="of:=IF([.A190]=[.B190];&quot;ja&quot;;&quot;nein&quot;)" office:value-type="string" office:string-value="ja" calcext:value-type="string">
            <text:p>ja</text:p>
          </table:table-cell>
          <table:table-cell table:style-name="ce2" table:number-columns-repeated="12"/>
          <table:table-cell table:number-columns-repeated="1009"/>
        </table:table-row>
        <table:table-row table:style-name="ro1">
          <table:table-cell table:number-columns-repeated="2" table:style-name="ce2" office:value-type="string" calcext:value-type="string">
            <text:p>go</text:p>
          </table:table-cell>
          <table:table-cell table:style-name="ce47" table:formula="of:=IF([.A191]=[.B191];&quot;ja&quot;;&quot;nein&quot;)" office:value-type="string" office:string-value="ja" calcext:value-type="string">
            <text:p>ja</text:p>
          </table:table-cell>
          <table:table-cell table:style-name="ce2" table:number-columns-repeated="12"/>
          <table:table-cell table:number-columns-repeated="1009"/>
        </table:table-row>
        <table:table-row table:style-name="ro1">
          <table:table-cell table:number-columns-repeated="2" table:style-name="ce2" office:value-type="string" calcext:value-type="string">
            <text:p>go</text:p>
          </table:table-cell>
          <table:table-cell table:style-name="ce47" table:formula="of:=IF([.A192]=[.B192];&quot;ja&quot;;&quot;nein&quot;)" office:value-type="string" office:string-value="ja" calcext:value-type="string">
            <text:p>ja</text:p>
          </table:table-cell>
          <table:table-cell table:style-name="ce2" table:number-columns-repeated="12"/>
          <table:table-cell table:number-columns-repeated="1009"/>
        </table:table-row>
        <table:table-row table:style-name="ro1">
          <table:table-cell table:number-columns-repeated="2" table:style-name="ce2" office:value-type="string" calcext:value-type="string">
            <text:p>go</text:p>
          </table:table-cell>
          <table:table-cell table:style-name="ce47" table:formula="of:=IF([.A193]=[.B193];&quot;ja&quot;;&quot;nein&quot;)" office:value-type="string" office:string-value="ja" calcext:value-type="string">
            <text:p>ja</text:p>
          </table:table-cell>
          <table:table-cell table:style-name="ce2" table:number-columns-repeated="12"/>
          <table:table-cell table:number-columns-repeated="1009"/>
        </table:table-row>
        <table:table-row table:style-name="ro1">
          <table:table-cell table:number-columns-repeated="2" table:style-name="ce2" office:value-type="string" calcext:value-type="string">
            <text:p>go</text:p>
          </table:table-cell>
          <table:table-cell table:style-name="ce47" table:formula="of:=IF([.A194]=[.B194];&quot;ja&quot;;&quot;nein&quot;)" office:value-type="string" office:string-value="ja" calcext:value-type="string">
            <text:p>ja</text:p>
          </table:table-cell>
          <table:table-cell table:style-name="ce2" table:number-columns-repeated="12"/>
          <table:table-cell table:number-columns-repeated="1009"/>
        </table:table-row>
        <table:table-row table:style-name="ro1">
          <table:table-cell table:number-columns-repeated="2" table:style-name="ce2" office:value-type="string" calcext:value-type="string">
            <text:p>go</text:p>
          </table:table-cell>
          <table:table-cell table:style-name="ce47" table:formula="of:=IF([.A195]=[.B195];&quot;ja&quot;;&quot;nein&quot;)" office:value-type="string" office:string-value="ja" calcext:value-type="string">
            <text:p>ja</text:p>
          </table:table-cell>
          <table:table-cell table:style-name="ce2" table:number-columns-repeated="12"/>
          <table:table-cell table:number-columns-repeated="1009"/>
        </table:table-row>
        <table:table-row table:style-name="ro1">
          <table:table-cell table:number-columns-repeated="2" table:style-name="ce2" office:value-type="string" calcext:value-type="string">
            <text:p>go</text:p>
          </table:table-cell>
          <table:table-cell table:style-name="ce47" table:formula="of:=IF([.A196]=[.B196];&quot;ja&quot;;&quot;nein&quot;)" office:value-type="string" office:string-value="ja" calcext:value-type="string">
            <text:p>ja</text:p>
          </table:table-cell>
          <table:table-cell table:style-name="ce2" table:number-columns-repeated="12"/>
          <table:table-cell table:number-columns-repeated="1009"/>
        </table:table-row>
        <table:table-row table:style-name="ro1">
          <table:table-cell table:style-name="ce2" office:value-type="string" calcext:value-type="string">
            <text:p>go</text:p>
          </table:table-cell>
          <table:table-cell table:style-name="ce2" office:value-type="string" calcext:value-type="string">
            <text:p>up</text:p>
          </table:table-cell>
          <table:table-cell table:style-name="ce47" table:formula="of:=IF([.A197]=[.B197];&quot;ja&quot;;&quot;nein&quot;)" office:value-type="string" office:string-value="nein" calcext:value-type="string">
            <text:p>nein</text:p>
          </table:table-cell>
          <table:table-cell table:style-name="ce2" table:number-columns-repeated="12"/>
          <table:table-cell table:number-columns-repeated="1009"/>
        </table:table-row>
        <table:table-row table:style-name="ro1">
          <table:table-cell table:number-columns-repeated="2" table:style-name="ce2" office:value-type="string" calcext:value-type="string">
            <text:p>go</text:p>
          </table:table-cell>
          <table:table-cell table:style-name="ce47" table:formula="of:=IF([.A198]=[.B198];&quot;ja&quot;;&quot;nein&quot;)" office:value-type="string" office:string-value="ja" calcext:value-type="string">
            <text:p>ja</text:p>
          </table:table-cell>
          <table:table-cell table:style-name="ce2" table:number-columns-repeated="12"/>
          <table:table-cell table:number-columns-repeated="1009"/>
        </table:table-row>
        <table:table-row table:style-name="ro1">
          <table:table-cell table:number-columns-repeated="2" table:style-name="ce2" office:value-type="string" calcext:value-type="string">
            <text:p>go</text:p>
          </table:table-cell>
          <table:table-cell table:style-name="ce47" table:formula="of:=IF([.A199]=[.B199];&quot;ja&quot;;&quot;nein&quot;)" office:value-type="string" office:string-value="ja" calcext:value-type="string">
            <text:p>ja</text:p>
          </table:table-cell>
          <table:table-cell table:style-name="ce2" table:number-columns-repeated="12"/>
          <table:table-cell table:number-columns-repeated="1009"/>
        </table:table-row>
        <table:table-row table:style-name="ro1">
          <table:table-cell table:style-name="ce2" office:value-type="string" calcext:value-type="string">
            <text:p>go</text:p>
          </table:table-cell>
          <table:table-cell table:style-name="ce2" office:value-type="string" calcext:value-type="string">
            <text:p>up</text:p>
          </table:table-cell>
          <table:table-cell table:style-name="ce47" table:formula="of:=IF([.A200]=[.B200];&quot;ja&quot;;&quot;nein&quot;)" office:value-type="string" office:string-value="nein" calcext:value-type="string">
            <text:p>nein</text:p>
          </table:table-cell>
          <table:table-cell table:style-name="ce2" table:number-columns-repeated="12"/>
          <table:table-cell table:number-columns-repeated="1009"/>
        </table:table-row>
        <table:table-row table:style-name="ro1">
          <table:table-cell table:number-columns-repeated="2" table:style-name="ce2" office:value-type="string" calcext:value-type="string">
            <text:p>go</text:p>
          </table:table-cell>
          <table:table-cell table:style-name="ce47" table:formula="of:=IF([.A201]=[.B201];&quot;ja&quot;;&quot;nein&quot;)" office:value-type="string" office:string-value="ja" calcext:value-type="string">
            <text:p>ja</text:p>
          </table:table-cell>
          <table:table-cell table:style-name="ce2" table:number-columns-repeated="12"/>
          <table:table-cell table:number-columns-repeated="1009"/>
        </table:table-row>
        <table:table-row table:style-name="ro1">
          <table:table-cell table:number-columns-repeated="2" table:style-name="ce2" office:value-type="string" calcext:value-type="string">
            <text:p>go</text:p>
          </table:table-cell>
          <table:table-cell table:style-name="ce47" table:formula="of:=IF([.A202]=[.B202];&quot;ja&quot;;&quot;nein&quot;)" office:value-type="string" office:string-value="ja" calcext:value-type="string">
            <text:p>ja</text:p>
          </table:table-cell>
          <table:table-cell table:style-name="ce2" table:number-columns-repeated="12"/>
          <table:table-cell table:number-columns-repeated="1009"/>
        </table:table-row>
        <table:table-row table:style-name="ro1">
          <table:table-cell table:number-columns-repeated="2" table:style-name="ce2" office:value-type="string" calcext:value-type="string">
            <text:p>go</text:p>
          </table:table-cell>
          <table:table-cell table:style-name="ce47" table:formula="of:=IF([.A203]=[.B203];&quot;ja&quot;;&quot;nein&quot;)" office:value-type="string" office:string-value="ja" calcext:value-type="string">
            <text:p>ja</text:p>
          </table:table-cell>
          <table:table-cell table:style-name="ce2" table:number-columns-repeated="12"/>
          <table:table-cell table:number-columns-repeated="1009"/>
        </table:table-row>
        <table:table-row table:style-name="ro1">
          <table:table-cell table:number-columns-repeated="2" table:style-name="ce2" office:value-type="string" calcext:value-type="string">
            <text:p>go</text:p>
          </table:table-cell>
          <table:table-cell table:style-name="ce47" table:formula="of:=IF([.A204]=[.B204];&quot;ja&quot;;&quot;nein&quot;)" office:value-type="string" office:string-value="ja" calcext:value-type="string">
            <text:p>ja</text:p>
          </table:table-cell>
          <table:table-cell table:style-name="ce2" table:number-columns-repeated="12"/>
          <table:table-cell table:number-columns-repeated="1009"/>
        </table:table-row>
        <table:table-row table:style-name="ro1">
          <table:table-cell table:number-columns-repeated="2" table:style-name="ce2" office:value-type="string" calcext:value-type="string">
            <text:p>go</text:p>
          </table:table-cell>
          <table:table-cell table:style-name="ce47" table:formula="of:=IF([.A205]=[.B205];&quot;ja&quot;;&quot;nein&quot;)" office:value-type="string" office:string-value="ja" calcext:value-type="string">
            <text:p>ja</text:p>
          </table:table-cell>
          <table:table-cell table:style-name="ce2" table:number-columns-repeated="12"/>
          <table:table-cell table:number-columns-repeated="1009"/>
        </table:table-row>
        <table:table-row table:style-name="ro1">
          <table:table-cell table:number-columns-repeated="2" table:style-name="ce2" office:value-type="string" calcext:value-type="string">
            <text:p>go</text:p>
          </table:table-cell>
          <table:table-cell table:style-name="ce47" table:formula="of:=IF([.A206]=[.B206];&quot;ja&quot;;&quot;nein&quot;)" office:value-type="string" office:string-value="ja" calcext:value-type="string">
            <text:p>ja</text:p>
          </table:table-cell>
          <table:table-cell table:style-name="ce2" table:number-columns-repeated="12"/>
          <table:table-cell table:number-columns-repeated="1009"/>
        </table:table-row>
        <table:table-row table:style-name="ro1">
          <table:table-cell table:style-name="ce2" office:value-type="string" calcext:value-type="string">
            <text:p>go</text:p>
          </table:table-cell>
          <table:table-cell table:style-name="ce2" office:value-type="string" calcext:value-type="string">
            <text:p>up</text:p>
          </table:table-cell>
          <table:table-cell table:style-name="ce47" table:formula="of:=IF([.A207]=[.B207];&quot;ja&quot;;&quot;nein&quot;)" office:value-type="string" office:string-value="nein" calcext:value-type="string">
            <text:p>nein</text:p>
          </table:table-cell>
          <table:table-cell table:style-name="ce2" table:number-columns-repeated="12"/>
          <table:table-cell table:number-columns-repeated="1009"/>
        </table:table-row>
        <table:table-row table:style-name="ro1">
          <table:table-cell table:number-columns-repeated="2" table:style-name="ce2" office:value-type="string" calcext:value-type="string">
            <text:p>go</text:p>
          </table:table-cell>
          <table:table-cell table:style-name="ce47" table:formula="of:=IF([.A208]=[.B208];&quot;ja&quot;;&quot;nein&quot;)" office:value-type="string" office:string-value="ja" calcext:value-type="string">
            <text:p>ja</text:p>
          </table:table-cell>
          <table:table-cell table:style-name="ce2" table:number-columns-repeated="12"/>
          <table:table-cell table:number-columns-repeated="1009"/>
        </table:table-row>
        <table:table-row table:style-name="ro1">
          <table:table-cell table:number-columns-repeated="2" table:style-name="ce2" office:value-type="string" calcext:value-type="string">
            <text:p>go</text:p>
          </table:table-cell>
          <table:table-cell table:style-name="ce47" table:formula="of:=IF([.A209]=[.B209];&quot;ja&quot;;&quot;nein&quot;)" office:value-type="string" office:string-value="ja" calcext:value-type="string">
            <text:p>ja</text:p>
          </table:table-cell>
          <table:table-cell table:style-name="ce2" table:number-columns-repeated="12"/>
          <table:table-cell table:number-columns-repeated="1009"/>
        </table:table-row>
        <table:table-row table:style-name="ro1">
          <table:table-cell table:number-columns-repeated="2" table:style-name="ce2" office:value-type="string" calcext:value-type="string">
            <text:p>go</text:p>
          </table:table-cell>
          <table:table-cell table:style-name="ce47" table:formula="of:=IF([.A210]=[.B210];&quot;ja&quot;;&quot;nein&quot;)" office:value-type="string" office:string-value="ja" calcext:value-type="string">
            <text:p>ja</text:p>
          </table:table-cell>
          <table:table-cell table:style-name="ce2" table:number-columns-repeated="12"/>
          <table:table-cell table:number-columns-repeated="1009"/>
        </table:table-row>
        <table:table-row table:style-name="ro1">
          <table:table-cell table:number-columns-repeated="2" table:style-name="ce2" office:value-type="string" calcext:value-type="string">
            <text:p>go</text:p>
          </table:table-cell>
          <table:table-cell table:style-name="ce47" table:formula="of:=IF([.A211]=[.B211];&quot;ja&quot;;&quot;nein&quot;)" office:value-type="string" office:string-value="ja" calcext:value-type="string">
            <text:p>ja</text:p>
          </table:table-cell>
          <table:table-cell table:style-name="ce2" table:number-columns-repeated="12"/>
          <table:table-cell table:number-columns-repeated="1009"/>
        </table:table-row>
        <table:table-row table:style-name="ro1">
          <table:table-cell table:style-name="ce2" office:value-type="string" calcext:value-type="string">
            <text:p>stop</text:p>
          </table:table-cell>
          <table:table-cell table:style-name="ce2" office:value-type="string" calcext:value-type="string">
            <text:p>left</text:p>
          </table:table-cell>
          <table:table-cell table:style-name="ce47" table:formula="of:=IF([.A212]=[.B212];&quot;ja&quot;;&quot;nein&quot;)" office:value-type="string" office:string-value="nein" calcext:value-type="string">
            <text:p>nein</text:p>
          </table:table-cell>
          <table:table-cell table:style-name="ce2" table:number-columns-repeated="12"/>
          <table:table-cell table:number-columns-repeated="1009"/>
        </table:table-row>
        <table:table-row table:style-name="ro1">
          <table:table-cell table:number-columns-repeated="2" table:style-name="ce2" office:value-type="string" calcext:value-type="string">
            <text:p>stop</text:p>
          </table:table-cell>
          <table:table-cell table:style-name="ce47" table:formula="of:=IF([.A213]=[.B213];&quot;ja&quot;;&quot;nein&quot;)" office:value-type="string" office:string-value="ja" calcext:value-type="string">
            <text:p>ja</text:p>
          </table:table-cell>
          <table:table-cell table:style-name="ce2" table:number-columns-repeated="12"/>
          <table:table-cell table:number-columns-repeated="1009"/>
        </table:table-row>
        <table:table-row table:style-name="ro1">
          <table:table-cell table:style-name="ce2" office:value-type="string" calcext:value-type="string">
            <text:p>stop</text:p>
          </table:table-cell>
          <table:table-cell table:style-name="ce2" office:value-type="string" calcext:value-type="string">
            <text:p>up</text:p>
          </table:table-cell>
          <table:table-cell table:style-name="ce47" table:formula="of:=IF([.A214]=[.B214];&quot;ja&quot;;&quot;nein&quot;)" office:value-type="string" office:string-value="nein" calcext:value-type="string">
            <text:p>nein</text:p>
          </table:table-cell>
          <table:table-cell table:style-name="ce2" table:number-columns-repeated="12"/>
          <table:table-cell table:number-columns-repeated="1009"/>
        </table:table-row>
        <table:table-row table:style-name="ro1">
          <table:table-cell table:number-columns-repeated="2" table:style-name="ce2" office:value-type="string" calcext:value-type="string">
            <text:p>stop</text:p>
          </table:table-cell>
          <table:table-cell table:style-name="ce47" table:formula="of:=IF([.A215]=[.B215];&quot;ja&quot;;&quot;nein&quot;)" office:value-type="string" office:string-value="ja" calcext:value-type="string">
            <text:p>ja</text:p>
          </table:table-cell>
          <table:table-cell table:style-name="ce2" table:number-columns-repeated="12"/>
          <table:table-cell table:number-columns-repeated="1009"/>
        </table:table-row>
        <table:table-row table:style-name="ro1">
          <table:table-cell table:style-name="ce2" office:value-type="string" calcext:value-type="string">
            <text:p>stop</text:p>
          </table:table-cell>
          <table:table-cell table:style-name="ce2" office:value-type="string" calcext:value-type="string">
            <text:p>up</text:p>
          </table:table-cell>
          <table:table-cell table:style-name="ce47" table:formula="of:=IF([.A216]=[.B216];&quot;ja&quot;;&quot;nein&quot;)" office:value-type="string" office:string-value="nein" calcext:value-type="string">
            <text:p>nein</text:p>
          </table:table-cell>
          <table:table-cell table:style-name="ce2" table:number-columns-repeated="12"/>
          <table:table-cell table:number-columns-repeated="1009"/>
        </table:table-row>
        <table:table-row table:style-name="ro1">
          <table:table-cell table:style-name="ce2" office:value-type="string" calcext:value-type="string">
            <text:p>stop</text:p>
          </table:table-cell>
          <table:table-cell table:style-name="ce2" office:value-type="string" calcext:value-type="string">
            <text:p>up</text:p>
          </table:table-cell>
          <table:table-cell table:style-name="ce47" table:formula="of:=IF([.A217]=[.B217];&quot;ja&quot;;&quot;nein&quot;)" office:value-type="string" office:string-value="nein" calcext:value-type="string">
            <text:p>nein</text:p>
          </table:table-cell>
          <table:table-cell table:style-name="ce2" table:number-columns-repeated="12"/>
          <table:table-cell table:number-columns-repeated="1009"/>
        </table:table-row>
        <table:table-row table:style-name="ro1">
          <table:table-cell table:number-columns-repeated="2" table:style-name="ce2" office:value-type="string" calcext:value-type="string">
            <text:p>stop</text:p>
          </table:table-cell>
          <table:table-cell table:style-name="ce47" table:formula="of:=IF([.A218]=[.B218];&quot;ja&quot;;&quot;nein&quot;)" office:value-type="string" office:string-value="ja" calcext:value-type="string">
            <text:p>ja</text:p>
          </table:table-cell>
          <table:table-cell table:style-name="ce2" table:number-columns-repeated="12"/>
          <table:table-cell table:number-columns-repeated="1009"/>
        </table:table-row>
        <table:table-row table:style-name="ro1">
          <table:table-cell table:style-name="ce2" office:value-type="string" calcext:value-type="string">
            <text:p>stop</text:p>
          </table:table-cell>
          <table:table-cell table:style-name="ce2" office:value-type="string" calcext:value-type="string">
            <text:p>up</text:p>
          </table:table-cell>
          <table:table-cell table:style-name="ce47" table:formula="of:=IF([.A219]=[.B219];&quot;ja&quot;;&quot;nein&quot;)" office:value-type="string" office:string-value="nein" calcext:value-type="string">
            <text:p>nein</text:p>
          </table:table-cell>
          <table:table-cell table:style-name="ce2" table:number-columns-repeated="12"/>
          <table:table-cell table:number-columns-repeated="1009"/>
        </table:table-row>
        <table:table-row table:style-name="ro1">
          <table:table-cell table:number-columns-repeated="2" table:style-name="ce2" office:value-type="string" calcext:value-type="string">
            <text:p>stop</text:p>
          </table:table-cell>
          <table:table-cell table:style-name="ce47" table:formula="of:=IF([.A220]=[.B220];&quot;ja&quot;;&quot;nein&quot;)" office:value-type="string" office:string-value="ja" calcext:value-type="string">
            <text:p>ja</text:p>
          </table:table-cell>
          <table:table-cell table:style-name="ce2" table:number-columns-repeated="12"/>
          <table:table-cell table:number-columns-repeated="1009"/>
        </table:table-row>
        <table:table-row table:style-name="ro1">
          <table:table-cell table:number-columns-repeated="2" table:style-name="ce2" office:value-type="string" calcext:value-type="string">
            <text:p>stop</text:p>
          </table:table-cell>
          <table:table-cell table:style-name="ce47" table:formula="of:=IF([.A221]=[.B221];&quot;ja&quot;;&quot;nein&quot;)" office:value-type="string" office:string-value="ja" calcext:value-type="string">
            <text:p>ja</text:p>
          </table:table-cell>
          <table:table-cell table:style-name="ce2" table:number-columns-repeated="12"/>
          <table:table-cell table:number-columns-repeated="1009"/>
        </table:table-row>
        <table:table-row table:style-name="ro1">
          <table:table-cell table:number-columns-repeated="2" table:style-name="ce2" office:value-type="string" calcext:value-type="string">
            <text:p>stop</text:p>
          </table:table-cell>
          <table:table-cell table:style-name="ce47" table:formula="of:=IF([.A222]=[.B222];&quot;ja&quot;;&quot;nein&quot;)" office:value-type="string" office:string-value="ja" calcext:value-type="string">
            <text:p>ja</text:p>
          </table:table-cell>
          <table:table-cell table:style-name="ce2" table:number-columns-repeated="12"/>
          <table:table-cell table:number-columns-repeated="1009"/>
        </table:table-row>
        <table:table-row table:style-name="ro1">
          <table:table-cell table:number-columns-repeated="2" table:style-name="ce2" office:value-type="string" calcext:value-type="string">
            <text:p>stop</text:p>
          </table:table-cell>
          <table:table-cell table:style-name="ce47" table:formula="of:=IF([.A223]=[.B223];&quot;ja&quot;;&quot;nein&quot;)" office:value-type="string" office:string-value="ja" calcext:value-type="string">
            <text:p>ja</text:p>
          </table:table-cell>
          <table:table-cell table:style-name="ce2" table:number-columns-repeated="12"/>
          <table:table-cell table:number-columns-repeated="1009"/>
        </table:table-row>
        <table:table-row table:style-name="ro1">
          <table:table-cell table:number-columns-repeated="2" table:style-name="ce2" office:value-type="string" calcext:value-type="string">
            <text:p>stop</text:p>
          </table:table-cell>
          <table:table-cell table:style-name="ce47" table:formula="of:=IF([.A224]=[.B224];&quot;ja&quot;;&quot;nein&quot;)" office:value-type="string" office:string-value="ja" calcext:value-type="string">
            <text:p>ja</text:p>
          </table:table-cell>
          <table:table-cell table:style-name="ce2" table:number-columns-repeated="12"/>
          <table:table-cell table:number-columns-repeated="1009"/>
        </table:table-row>
        <table:table-row table:style-name="ro1">
          <table:table-cell table:number-columns-repeated="2" table:style-name="ce2" office:value-type="string" calcext:value-type="string">
            <text:p>stop</text:p>
          </table:table-cell>
          <table:table-cell table:style-name="ce47" table:formula="of:=IF([.A225]=[.B225];&quot;ja&quot;;&quot;nein&quot;)" office:value-type="string" office:string-value="ja" calcext:value-type="string">
            <text:p>ja</text:p>
          </table:table-cell>
          <table:table-cell table:style-name="ce2" table:number-columns-repeated="12"/>
          <table:table-cell table:number-columns-repeated="1009"/>
        </table:table-row>
        <table:table-row table:style-name="ro1">
          <table:table-cell table:number-columns-repeated="2" table:style-name="ce2" office:value-type="string" calcext:value-type="string">
            <text:p>stop</text:p>
          </table:table-cell>
          <table:table-cell table:style-name="ce47" table:formula="of:=IF([.A226]=[.B226];&quot;ja&quot;;&quot;nein&quot;)" office:value-type="string" office:string-value="ja" calcext:value-type="string">
            <text:p>ja</text:p>
          </table:table-cell>
          <table:table-cell table:style-name="ce2" table:number-columns-repeated="12"/>
          <table:table-cell table:number-columns-repeated="1009"/>
        </table:table-row>
        <table:table-row table:style-name="ro1">
          <table:table-cell table:number-columns-repeated="2" table:style-name="ce2" office:value-type="string" calcext:value-type="string">
            <text:p>stop</text:p>
          </table:table-cell>
          <table:table-cell table:style-name="ce47" table:formula="of:=IF([.A227]=[.B227];&quot;ja&quot;;&quot;nein&quot;)" office:value-type="string" office:string-value="ja" calcext:value-type="string">
            <text:p>ja</text:p>
          </table:table-cell>
          <table:table-cell table:style-name="ce2" table:number-columns-repeated="12"/>
          <table:table-cell table:number-columns-repeated="1009"/>
        </table:table-row>
        <table:table-row table:style-name="ro1">
          <table:table-cell table:number-columns-repeated="2" table:style-name="ce2" office:value-type="string" calcext:value-type="string">
            <text:p>stop</text:p>
          </table:table-cell>
          <table:table-cell table:style-name="ce47" table:formula="of:=IF([.A228]=[.B228];&quot;ja&quot;;&quot;nein&quot;)" office:value-type="string" office:string-value="ja" calcext:value-type="string">
            <text:p>ja</text:p>
          </table:table-cell>
          <table:table-cell table:style-name="ce2" table:number-columns-repeated="12"/>
          <table:table-cell table:number-columns-repeated="1009"/>
        </table:table-row>
        <table:table-row table:style-name="ro1">
          <table:table-cell table:number-columns-repeated="2" table:style-name="ce2" office:value-type="string" calcext:value-type="string">
            <text:p>stop</text:p>
          </table:table-cell>
          <table:table-cell table:style-name="ce47" table:formula="of:=IF([.A229]=[.B229];&quot;ja&quot;;&quot;nein&quot;)" office:value-type="string" office:string-value="ja" calcext:value-type="string">
            <text:p>ja</text:p>
          </table:table-cell>
          <table:table-cell table:style-name="ce2" table:number-columns-repeated="12"/>
          <table:table-cell table:number-columns-repeated="1009"/>
        </table:table-row>
        <table:table-row table:style-name="ro1">
          <table:table-cell table:number-columns-repeated="2" table:style-name="ce2" office:value-type="string" calcext:value-type="string">
            <text:p>stop</text:p>
          </table:table-cell>
          <table:table-cell table:style-name="ce47" table:formula="of:=IF([.A230]=[.B230];&quot;ja&quot;;&quot;nein&quot;)" office:value-type="string" office:string-value="ja" calcext:value-type="string">
            <text:p>ja</text:p>
          </table:table-cell>
          <table:table-cell table:style-name="ce2" table:number-columns-repeated="12"/>
          <table:table-cell table:number-columns-repeated="1009"/>
        </table:table-row>
        <table:table-row table:style-name="ro1">
          <table:table-cell table:style-name="ce2" office:value-type="string" calcext:value-type="string">
            <text:p>stop</text:p>
          </table:table-cell>
          <table:table-cell table:style-name="ce2" office:value-type="string" calcext:value-type="string">
            <text:p>go</text:p>
          </table:table-cell>
          <table:table-cell table:style-name="ce47" table:formula="of:=IF([.A231]=[.B231];&quot;ja&quot;;&quot;nein&quot;)" office:value-type="string" office:string-value="nein" calcext:value-type="string">
            <text:p>nein</text:p>
          </table:table-cell>
          <table:table-cell table:style-name="ce2" table:number-columns-repeated="12"/>
          <table:table-cell table:number-columns-repeated="1009"/>
        </table:table-row>
        <table:table-row table:style-name="ro1">
          <table:table-cell table:number-columns-repeated="2" table:style-name="ce2" office:value-type="string" calcext:value-type="string">
            <text:p>stop</text:p>
          </table:table-cell>
          <table:table-cell table:style-name="ce47" table:formula="of:=IF([.A232]=[.B232];&quot;ja&quot;;&quot;nein&quot;)" office:value-type="string" office:string-value="ja" calcext:value-type="string">
            <text:p>ja</text:p>
          </table:table-cell>
          <table:table-cell table:style-name="ce2" table:number-columns-repeated="12"/>
          <table:table-cell table:number-columns-repeated="1009"/>
        </table:table-row>
        <table:table-row table:style-name="ro1">
          <table:table-cell table:number-columns-repeated="2" table:style-name="ce2" office:value-type="string" calcext:value-type="string">
            <text:p>stop</text:p>
          </table:table-cell>
          <table:table-cell table:style-name="ce47" table:formula="of:=IF([.A233]=[.B233];&quot;ja&quot;;&quot;nein&quot;)" office:value-type="string" office:string-value="ja" calcext:value-type="string">
            <text:p>ja</text:p>
          </table:table-cell>
          <table:table-cell table:style-name="ce2" table:number-columns-repeated="12"/>
          <table:table-cell table:number-columns-repeated="1009"/>
        </table:table-row>
        <table:table-row table:style-name="ro1">
          <table:table-cell table:number-columns-repeated="2" table:style-name="ce2" office:value-type="string" calcext:value-type="string">
            <text:p>stop</text:p>
          </table:table-cell>
          <table:table-cell table:style-name="ce47" table:formula="of:=IF([.A234]=[.B234];&quot;ja&quot;;&quot;nein&quot;)" office:value-type="string" office:string-value="ja" calcext:value-type="string">
            <text:p>ja</text:p>
          </table:table-cell>
          <table:table-cell table:style-name="ce2" table:number-columns-repeated="12"/>
          <table:table-cell table:number-columns-repeated="1009"/>
        </table:table-row>
        <table:table-row table:style-name="ro1">
          <table:table-cell table:style-name="ce2" office:value-type="string" calcext:value-type="string">
            <text:p>stop</text:p>
          </table:table-cell>
          <table:table-cell table:style-name="ce2" office:value-type="string" calcext:value-type="string">
            <text:p>up</text:p>
          </table:table-cell>
          <table:table-cell table:style-name="ce47" table:formula="of:=IF([.A235]=[.B235];&quot;ja&quot;;&quot;nein&quot;)" office:value-type="string" office:string-value="nein" calcext:value-type="string">
            <text:p>nein</text:p>
          </table:table-cell>
          <table:table-cell table:style-name="ce2" table:number-columns-repeated="12"/>
          <table:table-cell table:number-columns-repeated="1009"/>
        </table:table-row>
        <table:table-row table:style-name="ro1">
          <table:table-cell table:style-name="ce2" office:value-type="string" calcext:value-type="string">
            <text:p>stop</text:p>
          </table:table-cell>
          <table:table-cell table:style-name="ce2" office:value-type="string" calcext:value-type="string">
            <text:p>left</text:p>
          </table:table-cell>
          <table:table-cell table:style-name="ce47" table:formula="of:=IF([.A236]=[.B236];&quot;ja&quot;;&quot;nein&quot;)" office:value-type="string" office:string-value="nein" calcext:value-type="string">
            <text:p>nein</text:p>
          </table:table-cell>
          <table:table-cell table:style-name="ce2" table:number-columns-repeated="12"/>
          <table:table-cell table:number-columns-repeated="1009"/>
        </table:table-row>
        <table:table-row table:style-name="ro1">
          <table:table-cell table:style-name="ce2" office:value-type="string" calcext:value-type="string">
            <text:p>stop</text:p>
          </table:table-cell>
          <table:table-cell table:style-name="ce2" office:value-type="string" calcext:value-type="string">
            <text:p>up</text:p>
          </table:table-cell>
          <table:table-cell table:style-name="ce47" table:formula="of:=IF([.A237]=[.B237];&quot;ja&quot;;&quot;nein&quot;)" office:value-type="string" office:string-value="nein" calcext:value-type="string">
            <text:p>nein</text:p>
          </table:table-cell>
          <table:table-cell table:style-name="ce2" table:number-columns-repeated="12"/>
          <table:table-cell table:number-columns-repeated="1009"/>
        </table:table-row>
        <table:table-row table:style-name="ro1">
          <table:table-cell table:number-columns-repeated="2" table:style-name="ce2" office:value-type="string" calcext:value-type="string">
            <text:p>stop</text:p>
          </table:table-cell>
          <table:table-cell table:style-name="ce47" table:formula="of:=IF([.A238]=[.B238];&quot;ja&quot;;&quot;nein&quot;)" office:value-type="string" office:string-value="ja" calcext:value-type="string">
            <text:p>ja</text:p>
          </table:table-cell>
          <table:table-cell table:style-name="ce2"/>
          <table:table-cell table:style-name="ce48"/>
          <table:table-cell table:style-name="ce2" table:number-columns-repeated="10"/>
          <table:table-cell table:number-columns-repeated="1009"/>
        </table:table-row>
        <table:table-row table:style-name="ro1">
          <table:table-cell table:number-columns-repeated="2" table:style-name="ce2" office:value-type="string" calcext:value-type="string">
            <text:p>stop</text:p>
          </table:table-cell>
          <table:table-cell table:style-name="ce47" table:formula="of:=IF([.A239]=[.B239];&quot;ja&quot;;&quot;nein&quot;)" office:value-type="string" office:string-value="ja" calcext:value-type="string">
            <text:p>ja</text:p>
          </table:table-cell>
          <table:table-cell table:style-name="ce2" table:number-columns-repeated="12"/>
          <table:table-cell table:number-columns-repeated="1009"/>
        </table:table-row>
        <table:table-row table:style-name="ro1">
          <table:table-cell table:number-columns-repeated="2" table:style-name="ce2" office:value-type="string" calcext:value-type="string">
            <text:p>stop</text:p>
          </table:table-cell>
          <table:table-cell table:style-name="ce47" table:formula="of:=IF([.A240]=[.B240];&quot;ja&quot;;&quot;nein&quot;)" office:value-type="string" office:string-value="ja" calcext:value-type="string">
            <text:p>ja</text:p>
          </table:table-cell>
          <table:table-cell table:style-name="ce2" table:number-columns-repeated="12"/>
          <table:table-cell table:number-columns-repeated="1009"/>
        </table:table-row>
        <table:table-row table:style-name="ro1">
          <table:table-cell table:style-name="ce2" office:value-type="string" calcext:value-type="string">
            <text:p>stop</text:p>
          </table:table-cell>
          <table:table-cell table:style-name="ce2" office:value-type="string" calcext:value-type="string">
            <text:p>up</text:p>
          </table:table-cell>
          <table:table-cell table:style-name="ce47" table:formula="of:=IF([.A241]=[.B241];&quot;ja&quot;;&quot;nein&quot;)" office:value-type="string" office:string-value="nein" calcext:value-type="string">
            <text:p>nein</text:p>
          </table:table-cell>
          <table:table-cell table:style-name="ce2" table:number-columns-repeated="12"/>
          <table:table-cell table:number-columns-repeated="1009"/>
        </table:table-row>
        <table:table-row table:style-name="ro1" table:number-rows-repeated="759">
          <table:table-cell table:number-columns-repeated="14"/>
          <table:table-cell table:style-name="ce2"/>
          <table:table-cell table:number-columns-repeated="1009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Versuch4 (normalisieren)'.G4:'Versuch4 (normalisieren)'.N11">
            <calcext:color-scale>
              <calcext:color-scale-entry calcext:value="=0" calcext:type="formula" calcext:color="#e67c73"/>
              <calcext:color-scale-entry calcext:value="=0.5" calcext:type="formula" calcext:color="#ffd666"/>
              <calcext:color-scale-entry calcext:value="=1" calcext:type="formula" calcext:color="#57bb8a"/>
            </calcext:color-scale>
          </calcext:conditional-format>
          <calcext:conditional-format calcext:target-range-address="'Versuch4 (normalisieren)'.C1:'Versuch4 (normalisieren)'.C241">
            <calcext:condition calcext:apply-style-name="ConditionalStyle_1" calcext:value="=&quot;ja&quot;" calcext:base-cell-address="'Versuch4 (normalisieren)'.C1"/>
          </calcext:conditional-format>
          <calcext:conditional-format calcext:target-range-address="'Versuch4 (normalisieren)'.C1:'Versuch4 (normalisieren)'.C241">
            <calcext:condition calcext:apply-style-name="ConditionalStyle_2" calcext:value="=&quot;nein&quot;" calcext:base-cell-address="'Versuch4 (normalisieren)'.C1"/>
          </calcext:conditional-format>
          <calcext:conditional-format calcext:target-range-address="'Versuch4 (normalisieren)'.E238:'Versuch4 (normalisieren)'.E238">
            <calcext:color-scale>
              <calcext:color-scale-entry calcext:value="0" calcext:type="minimum" calcext:color="#57bb8a"/>
              <calcext:color-scale-entry calcext:value="0" calcext:type="maximum" calcext:color="#ffffff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" style:display-name="ConditionalStyle_1" style:family="table-cell" style:parent-style-name="Default">
      <style:table-cell-properties fo:background-color="#b7e1cd"/>
    </style:style>
    <style:style style:name="ConditionalStyle_5f_2" style:display-name="ConditionalStyle_2" style:family="table-cell" style:parent-style-name="Default">
      <style:table-cell-properties fo:background-color="#e67c73"/>
      <style:text-properties fo:color="#0000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Versuch1_20__28_Fenstermethode_29_" style:display-name="PageStyle_Versuch1 (Fenstermethode)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Versuch2" style:display-name="PageStyle_Versuch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Versuch3" style:display-name="PageStyle_Versuch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Versuch4_20__28_normalisieren_29_" style:display-name="PageStyle_Versuch4 (normalisieren)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4" meta:cell-count="3268" meta:object-count="0"/>
    <meta:generator>LibreOfficeDev/6.0.5.2$Linux_X86_64 LibreOffice_project/</meta:generator>
  </office:meta>
</office:document-meta>
</file>